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98in"/>
    </style:style>
    <style:style style:name="co3" style:family="table-column">
      <style:table-column-properties fo:break-before="auto" style:column-width="1.05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5" table:default-cell-style-name="ce1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float" office:value="365">
            <text:p>365.000</text:p>
          </table:table-cell>
          <table:table-cell office:value-type="string">
            <text:p><text:s/>= N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1-1/[.F4]" office:value-type="float" office:value="0.997260273972603">
            <text:p>0.997</text:p>
          </table:table-cell>
          <table:table-cell office:value-type="string">
            <text:p><text:s/>= (1-1/N) = C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Sheet1.R41" table:end-x="0.8528in" table:end-y="0.1697in" draw:z-index="0" draw:style-name="gr1" draw:text-style-name="P1" svg:width="7.9831in" svg:height="5.8685in" svg:x="0.8709in" svg:y="0.1689in">
              <draw:object draw:notify-on-update-of-ranges="Sheet1.G9:Sheet1.G10 Sheet1.G11:Sheet1.G376 Sheet1.D11:Sheet1.D376 Sheet1.H9:Sheet1.H10 Sheet1.H11:Sheet1.H376 Sheet1.D11:Sheet1.D37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Expected</text:p>
          </table:table-cell>
          <table:table-cell office:value-type="string">
            <text:p>Approxima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</text:p>
          </table:table-cell>
          <table:table-cell office:value-type="string">
            <text:p>C^M</text:p>
          </table:table-cell>
          <table:table-cell office:value-type="string">
            <text:p>Em</text:p>
          </table:table-cell>
          <table:table-cell office:value-type="string">
            <text:p># Collisions</text:p>
          </table:table-cell>
          <table:table-cell office:value-type="string">
            <text:p>#Collision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.000</text:p>
          </table:table-cell>
          <table:table-cell table:formula="of:=[.$F$4]*(1-[.E11])" office:value-type="float" office:value="0">
            <text:p>0.000</text:p>
          </table:table-cell>
          <table:table-cell table:formula="of:=[.D11]-[.F11]" office:value-type="float" office:value="0">
            <text:p>0.000</text:p>
          </table:table-cell>
          <table:table-cell table:style-name="ce2" table:formula="of:=[.D11]-[.$F$4]*(1-EXP(-[.D11]/[.$F$4]))" office:value-type="float" office:value="0">
            <text:p>0.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E11]*[.$F$5]" office:value-type="float" office:value="0.997260273972603">
            <text:p>0.997</text:p>
          </table:table-cell>
          <table:table-cell table:formula="of:=[.$F$4]*(1-[.E12])" office:value-type="float" office:value="0.999999999999996">
            <text:p>1.000</text:p>
          </table:table-cell>
          <table:table-cell table:formula="of:=[.D12]-[.F12]" office:value-type="float" office:value="4.10782519111308E-015">
            <text:p>0.000</text:p>
          </table:table-cell>
          <table:table-cell table:style-name="ce2" table:formula="of:=[.D12]-[.$F$4]*(1-EXP(-[.D12]/[.$F$4]))" office:value-type="float" office:value="0.00136861285363854">
            <text:p>0.0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E12]*[.$F$5]" office:value-type="float" office:value="0.994528054043911">
            <text:p>0.995</text:p>
          </table:table-cell>
          <table:table-cell table:formula="of:=[.$F$4]*(1-[.E13])" office:value-type="float" office:value="1.99726027397261">
            <text:p>1.997</text:p>
          </table:table-cell>
          <table:table-cell table:formula="of:=[.D13]-[.F13]" office:value-type="float" office:value="0.00273972602738626">
            <text:p>0.003</text:p>
          </table:table-cell>
          <table:table-cell table:style-name="ce2" table:formula="of:=[.D13]-[.$F$4]*(1-EXP(-[.D13]/[.$F$4]))" office:value-type="float" office:value="0.00546945761795636">
            <text:p>0.0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E13]*[.$F$5]" office:value-type="float" office:value="0.99180331964927">
            <text:p>0.992</text:p>
          </table:table-cell>
          <table:table-cell table:formula="of:=[.$F$4]*(1-[.E14])" office:value-type="float" office:value="2.99178832801652">
            <text:p>2.992</text:p>
          </table:table-cell>
          <table:table-cell table:formula="of:=[.D14]-[.F14]" office:value-type="float" office:value="0.0082116719834846">
            <text:p>0.008</text:p>
          </table:table-cell>
          <table:table-cell table:style-name="ce2" table:formula="of:=[.D14]-[.$F$4]*(1-EXP(-[.D14]/[.$F$4]))" office:value-type="float" office:value="0.0122950589708872">
            <text:p>0.0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E14]*[.$F$5]" office:value-type="float" office:value="0.989086050280368">
            <text:p>0.989</text:p>
          </table:table-cell>
          <table:table-cell table:formula="of:=[.$F$4]*(1-[.E15])" office:value-type="float" office:value="3.9835916476658">
            <text:p>3.984</text:p>
          </table:table-cell>
          <table:table-cell table:formula="of:=[.D15]-[.F15]" office:value-type="float" office:value="0.0164083523341989">
            <text:p>0.016</text:p>
          </table:table-cell>
          <table:table-cell table:style-name="ce2" table:formula="of:=[.D15]-[.$F$4]*(1-EXP(-[.D15]/[.$F$4]))" office:value-type="float" office:value="0.0218379620427176">
            <text:p>0.0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E15]*[.$F$5]" office:value-type="float" office:value="0.986376225485079">
            <text:p>0.986</text:p>
          </table:table-cell>
          <table:table-cell table:formula="of:=[.$F$4]*(1-[.E16])" office:value-type="float" office:value="4.97267769794617">
            <text:p>4.973</text:p>
          </table:table-cell>
          <table:table-cell table:formula="of:=[.D16]-[.F16]" office:value-type="float" office:value="0.0273223020538254">
            <text:p>0.027</text:p>
          </table:table-cell>
          <table:table-cell table:style-name="ce2" table:formula="of:=[.D16]-[.$F$4]*(1-EXP(-[.D16]/[.$F$4]))" office:value-type="float" office:value="0.0340907323600845">
            <text:p>0.0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E16]*[.$F$5]" office:value-type="float" office:value="0.983673824867312">
            <text:p>0.984</text:p>
          </table:table-cell>
          <table:table-cell table:formula="of:=[.$F$4]*(1-[.E17])" office:value-type="float" office:value="5.95905392343123">
            <text:p>5.959</text:p>
          </table:table-cell>
          <table:table-cell table:formula="of:=[.D17]-[.F17]" office:value-type="float" office:value="0.040946076568769">
            <text:p>0.041</text:p>
          </table:table-cell>
          <table:table-cell table:style-name="ce2" table:formula="of:=[.D17]-[.$F$4]*(1-EXP(-[.D17]/[.$F$4]))" office:value-type="float" office:value="0.0490459557901346">
            <text:p>0.0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E17]*[.$F$5]" office:value-type="float" office:value="0.980978828086853">
            <text:p>0.981</text:p>
          </table:table-cell>
          <table:table-cell table:formula="of:=[.$F$4]*(1-[.E18])" office:value-type="float" office:value="6.94272774829854">
            <text:p>6.943</text:p>
          </table:table-cell>
          <table:table-cell table:formula="of:=[.D18]-[.F18]" office:value-type="float" office:value="0.0572722517014643">
            <text:p>0.057</text:p>
          </table:table-cell>
          <table:table-cell table:style-name="ce2" table:formula="of:=[.D18]-[.$F$4]*(1-EXP(-[.D18]/[.$F$4]))" office:value-type="float" office:value="0.0666962384848855">
            <text:p>0.0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E18]*[.$F$5]" office:value-type="float" office:value="0.978291214859218">
            <text:p>0.978</text:p>
          </table:table-cell>
          <table:table-cell table:formula="of:=[.$F$4]*(1-[.E19])" office:value-type="float" office:value="7.92370657638539">
            <text:p>7.924</text:p>
          </table:table-cell>
          <table:table-cell table:formula="of:=[.D19]-[.F19]" office:value-type="float" office:value="0.0762934236146089">
            <text:p>0.076</text:p>
          </table:table-cell>
          <table:table-cell table:style-name="ce2" table:formula="of:=[.D19]-[.$F$4]*(1-EXP(-[.D19]/[.$F$4]))" office:value-type="float" office:value="0.0870342068258694">
            <text:p>0.0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E19]*[.$F$5]" office:value-type="float" office:value="0.975610964955494">
            <text:p>0.976</text:p>
          </table:table-cell>
          <table:table-cell table:formula="of:=[.$F$4]*(1-[.E20])" office:value-type="float" office:value="8.90199779124459">
            <text:p>8.902</text:p>
          </table:table-cell>
          <table:table-cell table:formula="of:=[.D20]-[.F20]" office:value-type="float" office:value="0.0980022087554069">
            <text:p>0.098</text:p>
          </table:table-cell>
          <table:table-cell table:style-name="ce2" table:formula="of:=[.D20]-[.$F$4]*(1-EXP(-[.D20]/[.$F$4]))" office:value-type="float" office:value="0.110052507368458">
            <text:p>0.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E20]*[.$F$5]" office:value-type="float" office:value="0.972938058202192">
            <text:p>0.973</text:p>
          </table:table-cell>
          <table:table-cell table:formula="of:=[.$F$4]*(1-[.E21])" office:value-type="float" office:value="9.87760875620007">
            <text:p>9.878</text:p>
          </table:table-cell>
          <table:table-cell table:formula="of:=[.D21]-[.F21]" office:value-type="float" office:value="0.122391243799932">
            <text:p>0.122</text:p>
          </table:table-cell>
          <table:table-cell table:style-name="ce2" table:formula="of:=[.D21]-[.$F$4]*(1-EXP(-[.D21]/[.$F$4]))" office:value-type="float" office:value="0.135743806787115">
            <text:p>0.1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E21]*[.$F$5]" office:value-type="float" office:value="0.97027247448109">
            <text:p>0.970</text:p>
          </table:table-cell>
          <table:table-cell table:formula="of:=[.$F$4]*(1-[.E22])" office:value-type="float" office:value="10.8505468144023">
            <text:p>10.851</text:p>
          </table:table-cell>
          <table:table-cell table:formula="of:=[.D22]-[.F22]" office:value-type="float" office:value="0.149453185597727">
            <text:p>0.149</text:p>
          </table:table-cell>
          <table:table-cell table:style-name="ce2" table:formula="of:=[.D22]-[.$F$4]*(1-EXP(-[.D22]/[.$F$4]))" office:value-type="float" office:value="0.164100791819914">
            <text:p>0.1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E22]*[.$F$5]" office:value-type="float" office:value="0.967614193729087">
            <text:p>0.968</text:p>
          </table:table-cell>
          <table:table-cell table:formula="of:=[.$F$4]*(1-[.E23])" office:value-type="float" office:value="11.8208192888834">
            <text:p>11.821</text:p>
          </table:table-cell>
          <table:table-cell table:formula="of:=[.D23]-[.F23]" office:value-type="float" office:value="0.179180711116622">
            <text:p>0.179</text:p>
          </table:table-cell>
          <table:table-cell table:style-name="ce2" table:formula="of:=[.D23]-[.$F$4]*(1-EXP(-[.D23]/[.$F$4]))" office:value-type="float" office:value="0.195116169213964">
            <text:p>0.1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E23]*[.$F$5]" office:value-type="float" office:value="0.964963195938048">
            <text:p>0.965</text:p>
          </table:table-cell>
          <table:table-cell table:formula="of:=[.$F$4]*(1-[.E24])" office:value-type="float" office:value="12.7884334826125">
            <text:p>12.788</text:p>
          </table:table-cell>
          <table:table-cell table:formula="of:=[.D24]-[.F24]" office:value-type="float" office:value="0.211566517387528">
            <text:p>0.212</text:p>
          </table:table-cell>
          <table:table-cell table:style-name="ce2" table:formula="of:=[.D24]-[.$F$4]*(1-EXP(-[.D24]/[.$F$4]))" office:value-type="float" office:value="0.228782665670453">
            <text:p>0.2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E24]*[.$F$5]" office:value-type="float" office:value="0.962319461154656">
            <text:p>0.962</text:p>
          </table:table-cell>
          <table:table-cell table:formula="of:=[.$F$4]*(1-[.E25])" office:value-type="float" office:value="13.7533966785505">
            <text:p>13.753</text:p>
          </table:table-cell>
          <table:table-cell table:formula="of:=[.D25]-[.F25]" office:value-type="float" office:value="0.2466033214495">
            <text:p>0.247</text:p>
          </table:table-cell>
          <table:table-cell table:style-name="ce2" table:formula="of:=[.D25]-[.$F$4]*(1-EXP(-[.D25]/[.$F$4]))" office:value-type="float" office:value="0.265093027790185">
            <text:p>0.2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E25]*[.$F$5]" office:value-type="float" office:value="0.95968296948026">
            <text:p>0.960</text:p>
          </table:table-cell>
          <table:table-cell table:formula="of:=[.$F$4]*(1-[.E26])" office:value-type="float" office:value="14.7157161397051">
            <text:p>14.716</text:p>
          </table:table-cell>
          <table:table-cell table:formula="of:=[.D26]-[.F26]" office:value-type="float" office:value="0.284283860294858">
            <text:p>0.284</text:p>
          </table:table-cell>
          <table:table-cell table:style-name="ce2" table:formula="of:=[.D26]-[.$F$4]*(1-EXP(-[.D26]/[.$F$4]))" office:value-type="float" office:value="0.304040022019118">
            <text:p>0.3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E26]*[.$F$5]" office:value-type="float" office:value="0.957053701070725">
            <text:p>0.957</text:p>
          </table:table-cell>
          <table:table-cell table:formula="of:=[.$F$4]*(1-[.E27])" office:value-type="float" office:value="15.6753991091854">
            <text:p>15.675</text:p>
          </table:table-cell>
          <table:table-cell table:formula="of:=[.D27]-[.F27]" office:value-type="float" office:value="0.32460089081461">
            <text:p>0.325</text:p>
          </table:table-cell>
          <table:table-cell table:style-name="ce2" table:formula="of:=[.D27]-[.$F$4]*(1-EXP(-[.D27]/[.$F$4]))" office:value-type="float" office:value="0.345616434594024">
            <text:p>0.3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[.E27]*[.$F$5]" office:value-type="float" office:value="0.954431636136285">
            <text:p>0.954</text:p>
          </table:table-cell>
          <table:table-cell table:formula="of:=[.$F$4]*(1-[.E28])" office:value-type="float" office:value="16.6324528102561">
            <text:p>16.632</text:p>
          </table:table-cell>
          <table:table-cell table:formula="of:=[.D28]-[.F28]" office:value-type="float" office:value="0.367547189743906">
            <text:p>0.368</text:p>
          </table:table-cell>
          <table:table-cell table:style-name="ce2" table:formula="of:=[.D28]-[.$F$4]*(1-EXP(-[.D28]/[.$F$4]))" office:value-type="float" office:value="0.389815071488311">
            <text:p>0.3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E28]*[.$F$5]" office:value-type="float" office:value="0.951816754941391">
            <text:p>0.952</text:p>
          </table:table-cell>
          <table:table-cell table:formula="of:=[.$F$4]*(1-[.E29])" office:value-type="float" office:value="17.5868844463924">
            <text:p>17.587</text:p>
          </table:table-cell>
          <table:table-cell table:formula="of:=[.D29]-[.F29]" office:value-type="float" office:value="0.413115553607618">
            <text:p>0.413</text:p>
          </table:table-cell>
          <table:table-cell table:style-name="ce2" table:formula="of:=[.D29]-[.$F$4]*(1-EXP(-[.D29]/[.$F$4]))" office:value-type="float" office:value="0.436628758358161">
            <text:p>0.4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[.E29]*[.$F$5]" office:value-type="float" office:value="0.949209037804565">
            <text:p>0.949</text:p>
          </table:table-cell>
          <table:table-cell table:formula="of:=[.$F$4]*(1-[.E30])" office:value-type="float" office:value="18.5387012013338">
            <text:p>18.539</text:p>
          </table:table-cell>
          <table:table-cell table:formula="of:=[.D30]-[.F30]" office:value-type="float" office:value="0.461298798666228">
            <text:p>0.461</text:p>
          </table:table-cell>
          <table:table-cell table:style-name="ce2" table:formula="of:=[.D30]-[.$F$4]*(1-EXP(-[.D30]/[.$F$4]))" office:value-type="float" office:value="0.486050340488561">
            <text:p>0.4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E30]*[.$F$5]" office:value-type="float" office:value="0.946608465098251">
            <text:p>0.947</text:p>
          </table:table-cell>
          <table:table-cell table:formula="of:=[.$F$4]*(1-[.E31])" office:value-type="float" office:value="19.4879102391383">
            <text:p>19.488</text:p>
          </table:table-cell>
          <table:table-cell table:formula="of:=[.D31]-[.F31]" office:value-type="float" office:value="0.512089760861667">
            <text:p>0.512</text:p>
          </table:table-cell>
          <table:table-cell table:style-name="ce2" table:formula="of:=[.D31]-[.$F$4]*(1-EXP(-[.D31]/[.$F$4]))" office:value-type="float" office:value="0.538072682739518">
            <text:p>0.5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formula="of:=[.E31]*[.$F$5]" office:value-type="float" office:value="0.944015017248667">
            <text:p>0.944</text:p>
          </table:table-cell>
          <table:table-cell table:formula="of:=[.$F$4]*(1-[.E32])" office:value-type="float" office:value="20.4345187042366">
            <text:p>20.435</text:p>
          </table:table-cell>
          <table:table-cell table:formula="of:=[.D32]-[.F32]" office:value-type="float" office:value="0.565481295763409">
            <text:p>0.565</text:p>
          </table:table-cell>
          <table:table-cell table:style-name="ce2" table:formula="of:=[.D32]-[.$F$4]*(1-EXP(-[.D32]/[.$F$4]))" office:value-type="float" office:value="0.59268866949283">
            <text:p>0.5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formula="of:=[.E32]*[.$F$5]" office:value-type="float" office:value="0.941428674735657">
            <text:p>0.941</text:p>
          </table:table-cell>
          <table:table-cell table:formula="of:=[.$F$4]*(1-[.E33])" office:value-type="float" office:value="21.3785337214853">
            <text:p>21.379</text:p>
          </table:table-cell>
          <table:table-cell table:formula="of:=[.D33]-[.F33]" office:value-type="float" office:value="0.621466278514745">
            <text:p>0.621</text:p>
          </table:table-cell>
          <table:table-cell table:style-name="ce2" table:formula="of:=[.D33]-[.$F$4]*(1-EXP(-[.D33]/[.$F$4]))" office:value-type="float" office:value="0.649891204598294">
            <text:p>0.6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formula="of:=[.E33]*[.$F$5]" office:value-type="float" office:value="0.938849418092545">
            <text:p>0.939</text:p>
          </table:table-cell>
          <table:table-cell table:formula="of:=[.$F$4]*(1-[.E34])" office:value-type="float" office:value="22.3199623962209">
            <text:p>22.320</text:p>
          </table:table-cell>
          <table:table-cell table:formula="of:=[.D34]-[.F34]" office:value-type="float" office:value="0.680037603779073">
            <text:p>0.680</text:p>
          </table:table-cell>
          <table:table-cell table:style-name="ce2" table:formula="of:=[.D34]-[.$F$4]*(1-EXP(-[.D34]/[.$F$4]))" office:value-type="float" office:value="0.709673211320624">
            <text:p>0.7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formula="of:=[.E34]*[.$F$5]" office:value-type="float" office:value="0.936277227905991">
            <text:p>0.936</text:p>
          </table:table-cell>
          <table:table-cell table:formula="of:=[.$F$4]*(1-[.E35])" office:value-type="float" office:value="23.2588118143134">
            <text:p>23.259</text:p>
          </table:table-cell>
          <table:table-cell table:formula="of:=[.D35]-[.F35]" office:value-type="float" office:value="0.74118818568655">
            <text:p>0.741</text:p>
          </table:table-cell>
          <table:table-cell table:style-name="ce2" table:formula="of:=[.D35]-[.$F$4]*(1-EXP(-[.D35]/[.$F$4]))" office:value-type="float" office:value="0.772027632286417">
            <text:p>0.7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E35]*[.$F$5]" office:value-type="float" office:value="0.933712084815837">
            <text:p>0.934</text:p>
          </table:table-cell>
          <table:table-cell table:formula="of:=[.$F$4]*(1-[.E36])" office:value-type="float" office:value="24.1950890422194">
            <text:p>24.195</text:p>
          </table:table-cell>
          <table:table-cell table:formula="of:=[.D36]-[.F36]" office:value-type="float" office:value="0.80491095778055">
            <text:p>0.805</text:p>
          </table:table-cell>
          <table:table-cell table:style-name="ce2" table:formula="of:=[.D36]-[.$F$4]*(1-EXP(-[.D36]/[.$F$4]))" office:value-type="float" office:value="0.836947429430889">
            <text:p>0.8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formula="of:=[.E36]*[.$F$5]" office:value-type="float" office:value="0.931153969514972">
            <text:p>0.931</text:p>
          </table:table-cell>
          <table:table-cell table:formula="of:=[.$F$4]*(1-[.E37])" office:value-type="float" office:value="25.1288011270353">
            <text:p>25.129</text:p>
          </table:table-cell>
          <table:table-cell table:formula="of:=[.D37]-[.F37]" office:value-type="float" office:value="0.871198872964733">
            <text:p>0.871</text:p>
          </table:table-cell>
          <table:table-cell table:style-name="ce2" table:formula="of:=[.D37]-[.$F$4]*(1-EXP(-[.D37]/[.$F$4]))" office:value-type="float" office:value="0.904425583945461">
            <text:p>0.9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formula="of:=[.E37]*[.$F$5]" office:value-type="float" office:value="0.928602862749177">
            <text:p>0.929</text:p>
          </table:table-cell>
          <table:table-cell table:formula="of:=[.$F$4]*(1-[.E38])" office:value-type="float" office:value="26.0599550965502">
            <text:p>26.060</text:p>
          </table:table-cell>
          <table:table-cell table:formula="of:=[.D38]-[.F38]" office:value-type="float" office:value="0.940044903449778">
            <text:p>0.940</text:p>
          </table:table-cell>
          <table:table-cell table:style-name="ce2" table:formula="of:=[.D38]-[.$F$4]*(1-EXP(-[.D38]/[.$F$4]))" office:value-type="float" office:value="0.974455096224684">
            <text:p>0.9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formula="of:=[.E38]*[.$F$5]" office:value-type="float" office:value="0.926058745316988">
            <text:p>0.926</text:p>
          </table:table-cell>
          <table:table-cell table:formula="of:=[.$F$4]*(1-[.E39])" office:value-type="float" office:value="26.9885579592994">
            <text:p>26.989</text:p>
          </table:table-cell>
          <table:table-cell table:formula="of:=[.D39]-[.F39]" office:value-type="float" office:value="1.0114420407006">
            <text:p>1.011</text:p>
          </table:table-cell>
          <table:table-cell table:style-name="ce2" table:formula="of:=[.D39]-[.$F$4]*(1-EXP(-[.D39]/[.$F$4]))" office:value-type="float" office:value="1.04702898581395">
            <text:p>1.0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formula="of:=[.E39]*[.$F$5]" office:value-type="float" office:value="0.923521598069544">
            <text:p>0.924</text:p>
          </table:table-cell>
          <table:table-cell table:formula="of:=[.$F$4]*(1-[.E40])" office:value-type="float" office:value="27.9146167046164">
            <text:p>27.915</text:p>
          </table:table-cell>
          <table:table-cell table:formula="of:=[.D40]-[.F40]" office:value-type="float" office:value="1.08538329538361">
            <text:p>1.085</text:p>
          </table:table-cell>
          <table:table-cell table:style-name="ce2" table:formula="of:=[.D40]-[.$F$4]*(1-EXP(-[.D40]/[.$F$4]))" office:value-type="float" office:value="1.12214029135692">
            <text:p>1.1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E40]*[.$F$5]" office:value-type="float" office:value="0.920991401910449">
            <text:p>0.921</text:p>
          </table:table-cell>
          <table:table-cell table:formula="of:=[.$F$4]*(1-[.E41])" office:value-type="float" office:value="28.8381383026859">
            <text:p>28.838</text:p>
          </table:table-cell>
          <table:table-cell table:formula="of:=[.D41]-[.F41]" office:value-type="float" office:value="1.16186169731406">
            <text:p>1.162</text:p>
          </table:table-cell>
          <table:table-cell table:style-name="ce2" table:formula="of:=[.D41]-[.$F$4]*(1-EXP(-[.D41]/[.$F$4]))" office:value-type="float" office:value="1.1997820705435">
            <text:p>1.2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formula="of:=[.E41]*[.$F$5]" office:value-type="float" office:value="0.918468137795626">
            <text:p>0.918</text:p>
          </table:table-cell>
          <table:table-cell table:formula="of:=[.$F$4]*(1-[.E42])" office:value-type="float" office:value="29.7591297045964">
            <text:p>29.759</text:p>
          </table:table-cell>
          <table:table-cell table:formula="of:=[.D42]-[.F42]" office:value-type="float" office:value="1.2408702954036">
            <text:p>1.241</text:p>
          </table:table-cell>
          <table:table-cell table:style-name="ce2" table:formula="of:=[.D42]-[.$F$4]*(1-EXP(-[.D42]/[.$F$4]))" office:value-type="float" office:value="1.27994740005743">
            <text:p>1.2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formula="of:=[.E42]*[.$F$5]" office:value-type="float" office:value="0.915951786733173">
            <text:p>0.916</text:p>
          </table:table-cell>
          <table:table-cell table:formula="of:=[.$F$4]*(1-[.E43])" office:value-type="float" office:value="30.677597842392">
            <text:p>30.678</text:p>
          </table:table-cell>
          <table:table-cell table:formula="of:=[.D43]-[.F43]" office:value-type="float" office:value="1.32240215760799">
            <text:p>1.322</text:p>
          </table:table-cell>
          <table:table-cell table:style-name="ce2" table:formula="of:=[.D43]-[.$F$4]*(1-EXP(-[.D43]/[.$F$4]))" office:value-type="float" office:value="1.36262937552461">
            <text:p>1.3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table:formula="of:=[.E43]*[.$F$5]" office:value-type="float" office:value="0.913442329783219">
            <text:p>0.913</text:p>
          </table:table-cell>
          <table:table-cell table:formula="of:=[.$F$4]*(1-[.E44])" office:value-type="float" office:value="31.5935496291252">
            <text:p>31.594</text:p>
          </table:table-cell>
          <table:table-cell table:formula="of:=[.D44]-[.F44]" office:value-type="float" office:value="1.40645037087483">
            <text:p>1.406</text:p>
          </table:table-cell>
          <table:table-cell table:style-name="ce2" table:formula="of:=[.D44]-[.$F$4]*(1-EXP(-[.D44]/[.$F$4]))" office:value-type="float" office:value="1.44782111146109">
            <text:p>1.4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table:formula="of:=[.E44]*[.$F$5]" office:value-type="float" office:value="0.910939748057785">
            <text:p>0.911</text:p>
          </table:table-cell>
          <table:table-cell table:formula="of:=[.$F$4]*(1-[.E45])" office:value-type="float" office:value="32.5069919589084">
            <text:p>32.507</text:p>
          </table:table-cell>
          <table:table-cell table:formula="of:=[.D45]-[.F45]" office:value-type="float" office:value="1.49300804109161">
            <text:p>1.493</text:p>
          </table:table-cell>
          <table:table-cell table:style-name="ce2" table:formula="of:=[.D45]-[.$F$4]*(1-EXP(-[.D45]/[.$F$4]))" office:value-type="float" office:value="1.53551574122146">
            <text:p>1.5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E45]*[.$F$5]" office:value-type="float" office:value="0.908444022720641">
            <text:p>0.908</text:p>
          </table:table-cell>
          <table:table-cell table:formula="of:=[.$F$4]*(1-[.E46])" office:value-type="float" office:value="33.4179317069662">
            <text:p>33.418</text:p>
          </table:table-cell>
          <table:table-cell table:formula="of:=[.D46]-[.F46]" office:value-type="float" office:value="1.58206829303383">
            <text:p>1.582</text:p>
          </table:table-cell>
          <table:table-cell table:style-name="ce2" table:formula="of:=[.D46]-[.$F$4]*(1-EXP(-[.D46]/[.$F$4]))" office:value-type="float" office:value="1.62570641694725">
            <text:p>1.6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formula="of:=[.E46]*[.$F$5]" office:value-type="float" office:value="0.905955134987159">
            <text:p>0.906</text:p>
          </table:table-cell>
          <table:table-cell table:formula="of:=[.$F$4]*(1-[.E47])" office:value-type="float" office:value="34.3263757296868">
            <text:p>34.326</text:p>
          </table:table-cell>
          <table:table-cell table:formula="of:=[.D47]-[.F47]" office:value-type="float" office:value="1.67362427031318">
            <text:p>1.674</text:p>
          </table:table-cell>
          <table:table-cell table:style-name="ce2" table:formula="of:=[.D47]-[.$F$4]*(1-EXP(-[.D47]/[.$F$4]))" office:value-type="float" office:value="1.71838630951558">
            <text:p>1.7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7">
            <text:p>37</text:p>
          </table:table-cell>
          <table:table-cell table:formula="of:=[.E47]*[.$F$5]" office:value-type="float" office:value="0.903473066124181">
            <text:p>0.903</text:p>
          </table:table-cell>
          <table:table-cell table:formula="of:=[.$F$4]*(1-[.E48])" office:value-type="float" office:value="35.232330864674">
            <text:p>35.232</text:p>
          </table:table-cell>
          <table:table-cell table:formula="of:=[.D48]-[.F48]" office:value-type="float" office:value="1.76766913532602">
            <text:p>1.768</text:p>
          </table:table-cell>
          <table:table-cell table:style-name="ce2" table:formula="of:=[.D48]-[.$F$4]*(1-EXP(-[.D48]/[.$F$4]))" office:value-type="float" office:value="1.81354860848801">
            <text:p>1.814</text:p>
          </table:table-cell>
          <table:table-cell/>
          <table:table-cell>
            <draw:frame table:end-cell-address="Sheet1.Q68" table:end-x="0.313in" table:end-y="0.1476in" draw:z-index="1" draw:style-name="gr1" draw:text-style-name="P1" svg:width="6.2988in" svg:height="3.5429in" svg:x="0.2374in" svg:y="0.1606in">
              <draw:object draw:notify-on-update-of-ranges="Sheet1.G11:Sheet1.G376 Sheet1.F10:Sheet1.F10 Sheet1.F11:Sheet1.F376 Sheet1.D11:Sheet1.D376 Sheet1.G9:Sheet1.G10 Sheet1.G11:Sheet1.G376 Sheet1.D11:Sheet1.D376 Sheet1.H9:Sheet1.H10 Sheet1.H11:Sheet1.H376 Sheet1.D11:Sheet1.D37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table:formula="of:=[.E48]*[.$F$5]" office:value-type="float" office:value="0.900997797449868">
            <text:p>0.901</text:p>
          </table:table-cell>
          <table:table-cell table:formula="of:=[.$F$4]*(1-[.E49])" office:value-type="float" office:value="36.1358039307982">
            <text:p>36.136</text:p>
          </table:table-cell>
          <table:table-cell table:formula="of:=[.D49]-[.F49]" office:value-type="float" office:value="1.86419606920185">
            <text:p>1.864</text:p>
          </table:table-cell>
          <table:table-cell table:style-name="ce2" table:formula="of:=[.D49]-[.$F$4]*(1-EXP(-[.D49]/[.$F$4]))" office:value-type="float" office:value="1.91118652205906">
            <text:p>1.9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9">
            <text:p>39</text:p>
          </table:table-cell>
          <table:table-cell table:formula="of:=[.E49]*[.$F$5]" office:value-type="float" office:value="0.898529310333567">
            <text:p>0.899</text:p>
          </table:table-cell>
          <table:table-cell table:formula="of:=[.$F$4]*(1-[.E50])" office:value-type="float" office:value="37.036801728248">
            <text:p>37.037</text:p>
          </table:table-cell>
          <table:table-cell table:formula="of:=[.D50]-[.F50]" office:value-type="float" office:value="1.96319827175198">
            <text:p>1.963</text:p>
          </table:table-cell>
          <table:table-cell table:style-name="ce2" table:formula="of:=[.D50]-[.$F$4]*(1-EXP(-[.D50]/[.$F$4]))" office:value-type="float" office:value="2.01129327700568">
            <text:p>2.0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0">
            <text:p>40</text:p>
          </table:table-cell>
          <table:table-cell table:formula="of:=[.E50]*[.$F$5]" office:value-type="float" office:value="0.896067586195667">
            <text:p>0.896</text:p>
          </table:table-cell>
          <table:table-cell table:formula="of:=[.$F$4]*(1-[.E51])" office:value-type="float" office:value="37.9353310385816">
            <text:p>37.935</text:p>
          </table:table-cell>
          <table:table-cell table:formula="of:=[.D51]-[.F51]" office:value-type="float" office:value="2.06466896141844">
            <text:p>2.065</text:p>
          </table:table-cell>
          <table:table-cell table:style-name="ce2" table:formula="of:=[.D51]-[.$F$4]*(1-EXP(-[.D51]/[.$F$4]))" office:value-type="float" office:value="2.11386211863615">
            <text:p>2.1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1">
            <text:p>41</text:p>
          </table:table-cell>
          <table:table-cell table:formula="of:=[.E51]*[.$F$5]" office:value-type="float" office:value="0.89361260650746">
            <text:p>0.894</text:p>
          </table:table-cell>
          <table:table-cell table:formula="of:=[.$F$4]*(1-[.E52])" office:value-type="float" office:value="38.8313986247772">
            <text:p>38.831</text:p>
          </table:table-cell>
          <table:table-cell table:formula="of:=[.D52]-[.F52]" office:value-type="float" office:value="2.16860137522278">
            <text:p>2.169</text:p>
          </table:table-cell>
          <table:table-cell table:style-name="ce2" table:formula="of:=[.D52]-[.$F$4]*(1-EXP(-[.D52]/[.$F$4]))" office:value-type="float" office:value="2.21888631073934">
            <text:p>2.2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table:formula="of:=[.E52]*[.$F$5]" office:value-type="float" office:value="0.891164352791001">
            <text:p>0.891</text:p>
          </table:table-cell>
          <table:table-cell table:formula="of:=[.$F$4]*(1-[.E53])" office:value-type="float" office:value="39.7250112312847">
            <text:p>39.725</text:p>
          </table:table-cell>
          <table:table-cell table:formula="of:=[.D53]-[.F53]" office:value-type="float" office:value="2.27498876871534">
            <text:p>2.275</text:p>
          </table:table-cell>
          <table:table-cell table:style-name="ce2" table:formula="of:=[.D53]-[.$F$4]*(1-EXP(-[.D53]/[.$F$4]))" office:value-type="float" office:value="2.32635913553431">
            <text:p>2.3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3">
            <text:p>43</text:p>
          </table:table-cell>
          <table:table-cell table:formula="of:=[.E53]*[.$F$5]" office:value-type="float" office:value="0.888722806618971">
            <text:p>0.889</text:p>
          </table:table-cell>
          <table:table-cell table:formula="of:=[.$F$4]*(1-[.E54])" office:value-type="float" office:value="40.6161755840757">
            <text:p>40.616</text:p>
          </table:table-cell>
          <table:table-cell table:formula="of:=[.D54]-[.F54]" office:value-type="float" office:value="2.38382441592432">
            <text:p>2.384</text:p>
          </table:table-cell>
          <table:table-cell table:style-name="ce2" table:formula="of:=[.D54]-[.$F$4]*(1-EXP(-[.D54]/[.$F$4]))" office:value-type="float" office:value="2.43627389361981">
            <text:p>2.4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4">
            <text:p>44</text:p>
          </table:table-cell>
          <table:table-cell table:formula="of:=[.E54]*[.$F$5]" office:value-type="float" office:value="0.886287949614535">
            <text:p>0.886</text:p>
          </table:table-cell>
          <table:table-cell table:formula="of:=[.$F$4]*(1-[.E55])" office:value-type="float" office:value="41.5048983906947">
            <text:p>41.505</text:p>
          </table:table-cell>
          <table:table-cell table:formula="of:=[.D55]-[.F55]" office:value-type="float" office:value="2.49510160930534">
            <text:p>2.495</text:p>
          </table:table-cell>
          <table:table-cell table:style-name="ce2" table:formula="of:=[.D55]-[.$F$4]*(1-EXP(-[.D55]/[.$F$4]))" office:value-type="float" office:value="2.54862390392396">
            <text:p>2.5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5">
            <text:p>45</text:p>
          </table:table-cell>
          <table:table-cell table:formula="of:=[.E55]*[.$F$5]" office:value-type="float" office:value="0.883859763451208">
            <text:p>0.884</text:p>
          </table:table-cell>
          <table:table-cell table:formula="of:=[.$F$4]*(1-[.E56])" office:value-type="float" office:value="42.3911863403092">
            <text:p>42.391</text:p>
          </table:table-cell>
          <table:table-cell table:formula="of:=[.D56]-[.F56]" office:value-type="float" office:value="2.60881365969079">
            <text:p>2.609</text:p>
          </table:table-cell>
          <table:table-cell table:style-name="ce2" table:formula="of:=[.D56]-[.$F$4]*(1-EXP(-[.D56]/[.$F$4]))" office:value-type="float" office:value="2.66340250365418">
            <text:p>2.6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6">
            <text:p>46</text:p>
          </table:table-cell>
          <table:table-cell table:formula="of:=[.E56]*[.$F$5]" office:value-type="float" office:value="0.881438229852711">
            <text:p>0.881</text:p>
          </table:table-cell>
          <table:table-cell table:formula="of:=[.$F$4]*(1-[.E57])" office:value-type="float" office:value="43.2750461037604">
            <text:p>43.275</text:p>
          </table:table-cell>
          <table:table-cell table:formula="of:=[.D57]-[.F57]" office:value-type="float" office:value="2.7249538962396">
            <text:p>2.725</text:p>
          </table:table-cell>
          <table:table-cell table:style-name="ce2" table:formula="of:=[.D57]-[.$F$4]*(1-EXP(-[.D57]/[.$F$4]))" office:value-type="float" office:value="2.78060304824706">
            <text:p>2.7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7">
            <text:p>47</text:p>
          </table:table-cell>
          <table:table-cell table:formula="of:=[.E57]*[.$F$5]" office:value-type="float" office:value="0.879023330592841">
            <text:p>0.879</text:p>
          </table:table-cell>
          <table:table-cell table:formula="of:=[.$F$4]*(1-[.E58])" office:value-type="float" office:value="44.1564843336131">
            <text:p>44.156</text:p>
          </table:table-cell>
          <table:table-cell table:formula="of:=[.D58]-[.F58]" office:value-type="float" office:value="2.84351566638688">
            <text:p>2.844</text:p>
          </table:table-cell>
          <table:table-cell table:style-name="ce2" table:formula="of:=[.D58]-[.$F$4]*(1-EXP(-[.D58]/[.$F$4]))" office:value-type="float" office:value="2.90021891131869">
            <text:p>2.9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8">
            <text:p>48</text:p>
          </table:table-cell>
          <table:table-cell table:formula="of:=[.E58]*[.$F$5]" office:value-type="float" office:value="0.876615047495326">
            <text:p>0.877</text:p>
          </table:table-cell>
          <table:table-cell table:formula="of:=[.$F$4]*(1-[.E59])" office:value-type="float" office:value="45.035507664206">
            <text:p>45.036</text:p>
          </table:table-cell>
          <table:table-cell table:formula="of:=[.D59]-[.F59]" office:value-type="float" office:value="2.96449233579404">
            <text:p>2.964</text:p>
          </table:table-cell>
          <table:table-cell table:style-name="ce2" table:formula="of:=[.D59]-[.$F$4]*(1-EXP(-[.D59]/[.$F$4]))" office:value-type="float" office:value="3.02224348461463">
            <text:p>3.0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49">
            <text:p>49</text:p>
          </table:table-cell>
          <table:table-cell table:formula="of:=[.E59]*[.$F$5]" office:value-type="float" office:value="0.874213362433695">
            <text:p>0.874</text:p>
          </table:table-cell>
          <table:table-cell table:formula="of:=[.$F$4]*(1-[.E60])" office:value-type="float" office:value="45.9121227117013">
            <text:p>45.912</text:p>
          </table:table-cell>
          <table:table-cell table:formula="of:=[.D60]-[.F60]" office:value-type="float" office:value="3.0878772882987">
            <text:p>3.088</text:p>
          </table:table-cell>
          <table:table-cell table:style-name="ce2" table:formula="of:=[.D60]-[.$F$4]*(1-EXP(-[.D60]/[.$F$4]))" office:value-type="float" office:value="3.14667017796056">
            <text:p>3.1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0">
            <text:p>50</text:p>
          </table:table-cell>
          <table:table-cell table:formula="of:=[.E60]*[.$F$5]" office:value-type="float" office:value="0.871818257331137">
            <text:p>0.872</text:p>
          </table:table-cell>
          <table:table-cell table:formula="of:=[.$F$4]*(1-[.E61])" office:value-type="float" office:value="46.786336074135">
            <text:p>46.786</text:p>
          </table:table-cell>
          <table:table-cell table:formula="of:=[.D61]-[.F61]" office:value-type="float" office:value="3.21366392586502">
            <text:p>3.214</text:p>
          </table:table-cell>
          <table:table-cell table:style-name="ce2" table:formula="of:=[.D61]-[.$F$4]*(1-EXP(-[.D61]/[.$F$4]))" office:value-type="float" office:value="3.27349241921274">
            <text:p>3.2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1">
            <text:p>51</text:p>
          </table:table-cell>
          <table:table-cell table:formula="of:=[.E61]*[.$F$5]" office:value-type="float" office:value="0.869429714160367">
            <text:p>0.869</text:p>
          </table:table-cell>
          <table:table-cell table:formula="of:=[.$F$4]*(1-[.E62])" office:value-type="float" office:value="47.6581543314661">
            <text:p>47.658</text:p>
          </table:table-cell>
          <table:table-cell table:formula="of:=[.D62]-[.F62]" office:value-type="float" office:value="3.3418456685339">
            <text:p>3.342</text:p>
          </table:table-cell>
          <table:table-cell table:style-name="ce2" table:formula="of:=[.D62]-[.$F$4]*(1-EXP(-[.D62]/[.$F$4]))" office:value-type="float" office:value="3.40270365420859">
            <text:p>3.4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2">
            <text:p>52</text:p>
          </table:table-cell>
          <table:table-cell table:formula="of:=[.E62]*[.$F$5]" office:value-type="float" office:value="0.867047714943489">
            <text:p>0.867</text:p>
          </table:table-cell>
          <table:table-cell table:formula="of:=[.$F$4]*(1-[.E63])" office:value-type="float" office:value="48.5275840456265">
            <text:p>48.528</text:p>
          </table:table-cell>
          <table:table-cell table:formula="of:=[.D63]-[.F63]" office:value-type="float" office:value="3.47241595437352">
            <text:p>3.472</text:p>
          </table:table-cell>
          <table:table-cell table:style-name="ce2" table:formula="of:=[.D63]-[.$F$4]*(1-EXP(-[.D63]/[.$F$4]))" office:value-type="float" office:value="3.5342973467176">
            <text:p>3.5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3">
            <text:p>53</text:p>
          </table:table-cell>
          <table:table-cell table:formula="of:=[.E63]*[.$F$5]" office:value-type="float" office:value="0.864672241751863">
            <text:p>0.865</text:p>
          </table:table-cell>
          <table:table-cell table:formula="of:=[.$F$4]*(1-[.E64])" office:value-type="float" office:value="49.39463176057">
            <text:p>49.395</text:p>
          </table:table-cell>
          <table:table-cell table:formula="of:=[.D64]-[.F64]" office:value-type="float" office:value="3.60536823943002">
            <text:p>3.605</text:p>
          </table:table-cell>
          <table:table-cell table:style-name="ce2" table:formula="of:=[.D64]-[.$F$4]*(1-EXP(-[.D64]/[.$F$4]))" office:value-type="float" office:value="3.66826697839227">
            <text:p>3.6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4">
            <text:p>54</text:p>
          </table:table-cell>
          <table:table-cell table:formula="of:=[.E64]*[.$F$5]" office:value-type="float" office:value="0.862303276705968">
            <text:p>0.862</text:p>
          </table:table-cell>
          <table:table-cell table:formula="of:=[.$F$4]*(1-[.E65])" office:value-type="float" office:value="50.2593040023218">
            <text:p>50.259</text:p>
          </table:table-cell>
          <table:table-cell table:formula="of:=[.D65]-[.F65]" office:value-type="float" office:value="3.74069599767818">
            <text:p>3.741</text:p>
          </table:table-cell>
          <table:table-cell table:style-name="ce2" table:formula="of:=[.D65]-[.$F$4]*(1-EXP(-[.D65]/[.$F$4]))" office:value-type="float" office:value="3.80460604871907">
            <text:p>3.8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  <table:table-cell table:formula="of:=[.E65]*[.$F$5]" office:value-type="float" office:value="0.859940801975266">
            <text:p>0.860</text:p>
          </table:table-cell>
          <table:table-cell table:formula="of:=[.$F$4]*(1-[.E66])" office:value-type="float" office:value="51.1216072790278">
            <text:p>51.122</text:p>
          </table:table-cell>
          <table:table-cell table:formula="of:=[.D66]-[.F66]" office:value-type="float" office:value="3.87839272097222">
            <text:p>3.878</text:p>
          </table:table-cell>
          <table:table-cell table:style-name="ce2" table:formula="of:=[.D66]-[.$F$4]*(1-EXP(-[.D66]/[.$F$4]))" office:value-type="float" office:value="3.94330807496976">
            <text:p>3.9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table:formula="of:=[.E66]*[.$F$5]" office:value-type="float" office:value="0.857584799778074">
            <text:p>0.858</text:p>
          </table:table-cell>
          <table:table-cell table:formula="of:=[.$F$4]*(1-[.E67])" office:value-type="float" office:value="51.981548081003">
            <text:p>51.982</text:p>
          </table:table-cell>
          <table:table-cell table:formula="of:=[.D67]-[.F67]" office:value-type="float" office:value="4.01845191899697">
            <text:p>4.018</text:p>
          </table:table-cell>
          <table:table-cell table:style-name="ce2" table:formula="of:=[.D67]-[.$F$4]*(1-EXP(-[.D67]/[.$F$4]))" office:value-type="float" office:value="4.08436659215271">
            <text:p>4.0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7">
            <text:p>57</text:p>
          </table:table-cell>
          <table:table-cell table:formula="of:=[.E67]*[.$F$5]" office:value-type="float" office:value="0.855235252381422">
            <text:p>0.855</text:p>
          </table:table-cell>
          <table:table-cell table:formula="of:=[.$F$4]*(1-[.E68])" office:value-type="float" office:value="52.8391328807811">
            <text:p>52.839</text:p>
          </table:table-cell>
          <table:table-cell table:formula="of:=[.D68]-[.F68]" office:value-type="float" office:value="4.16086711921889">
            <text:p>4.161</text:p>
          </table:table-cell>
          <table:table-cell table:style-name="ce2" table:formula="of:=[.D68]-[.$F$4]*(1-EXP(-[.D68]/[.$F$4]))" office:value-type="float" office:value="4.2277751529643">
            <text:p>4.2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8">
            <text:p>58</text:p>
          </table:table-cell>
          <table:table-cell table:formula="of:=[.E68]*[.$F$5]" office:value-type="float" office:value="0.852892142100925">
            <text:p>0.853</text:p>
          </table:table-cell>
          <table:table-cell table:formula="of:=[.$F$4]*(1-[.E69])" office:value-type="float" office:value="53.6943681331625">
            <text:p>53.694</text:p>
          </table:table-cell>
          <table:table-cell table:formula="of:=[.D69]-[.F69]" office:value-type="float" office:value="4.30563186683747">
            <text:p>4.306</text:p>
          </table:table-cell>
          <table:table-cell table:style-name="ce2" table:formula="of:=[.D69]-[.$F$4]*(1-EXP(-[.D69]/[.$F$4]))" office:value-type="float" office:value="4.37352732774065">
            <text:p>4.3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table:formula="of:=[.E69]*[.$F$5]" office:value-type="float" office:value="0.850555451300648">
            <text:p>0.851</text:p>
          </table:table-cell>
          <table:table-cell table:formula="of:=[.$F$4]*(1-[.E70])" office:value-type="float" office:value="54.5472602752635">
            <text:p>54.547</text:p>
          </table:table-cell>
          <table:table-cell table:formula="of:=[.D70]-[.F70]" office:value-type="float" office:value="4.45273972473653">
            <text:p>4.453</text:p>
          </table:table-cell>
          <table:table-cell table:style-name="ce2" table:formula="of:=[.D70]-[.$F$4]*(1-EXP(-[.D70]/[.$F$4]))" office:value-type="float" office:value="4.52161670440927">
            <text:p>4.5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table:formula="of:=[.E70]*[.$F$5]" office:value-type="float" office:value="0.848225162392975">
            <text:p>0.848</text:p>
          </table:table-cell>
          <table:table-cell table:formula="of:=[.$F$4]*(1-[.E71])" office:value-type="float" office:value="55.3978157265641">
            <text:p>55.398</text:p>
          </table:table-cell>
          <table:table-cell table:formula="of:=[.D71]-[.F71]" office:value-type="float" office:value="4.6021842734359">
            <text:p>4.602</text:p>
          </table:table-cell>
          <table:table-cell table:style-name="ce2" table:formula="of:=[.D71]-[.$F$4]*(1-EXP(-[.D71]/[.$F$4]))" office:value-type="float" office:value="4.67203688844092">
            <text:p>4.6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table:formula="of:=[.E71]*[.$F$5]" office:value-type="float" office:value="0.845901257838474">
            <text:p>0.846</text:p>
          </table:table-cell>
          <table:table-cell table:formula="of:=[.$F$4]*(1-[.E72])" office:value-type="float" office:value="56.2460408889571">
            <text:p>56.246</text:p>
          </table:table-cell>
          <table:table-cell table:formula="of:=[.D72]-[.F72]" office:value-type="float" office:value="4.75395911104294">
            <text:p>4.754</text:p>
          </table:table-cell>
          <table:table-cell table:style-name="ce2" table:formula="of:=[.D72]-[.$F$4]*(1-EXP(-[.D72]/[.$F$4]))" office:value-type="float" office:value="4.82478150280164">
            <text:p>4.8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table:formula="of:=[.E72]*[.$F$5]" office:value-type="float" office:value="0.843583720145766">
            <text:p>0.844</text:p>
          </table:table-cell>
          <table:table-cell table:formula="of:=[.$F$4]*(1-[.E73])" office:value-type="float" office:value="57.0919421467955">
            <text:p>57.092</text:p>
          </table:table-cell>
          <table:table-cell table:formula="of:=[.D73]-[.F73]" office:value-type="float" office:value="4.90805785320447">
            <text:p>4.908</text:p>
          </table:table-cell>
          <table:table-cell table:style-name="ce2" table:formula="of:=[.D73]-[.$F$4]*(1-EXP(-[.D73]/[.$F$4]))" office:value-type="float" office:value="4.97984418790488">
            <text:p>4.9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table:formula="of:=[.E73]*[.$F$5]" office:value-type="float" office:value="0.841272531871394">
            <text:p>0.841</text:p>
          </table:table-cell>
          <table:table-cell table:formula="of:=[.$F$4]*(1-[.E74])" office:value-type="float" office:value="57.9355258669413">
            <text:p>57.936</text:p>
          </table:table-cell>
          <table:table-cell table:formula="of:=[.D74]-[.F74]" office:value-type="float" office:value="5.06447413305871">
            <text:p>5.064</text:p>
          </table:table-cell>
          <table:table-cell table:style-name="ce2" table:formula="of:=[.D74]-[.$F$4]*(1-EXP(-[.D74]/[.$F$4]))" office:value-type="float" office:value="5.1372186015638">
            <text:p>5.1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4">
            <text:p>64</text:p>
          </table:table-cell>
          <table:table-cell table:formula="of:=[.E74]*[.$F$5]" office:value-type="float" office:value="0.838967675619691">
            <text:p>0.839</text:p>
          </table:table-cell>
          <table:table-cell table:formula="of:=[.$F$4]*(1-[.E75])" office:value-type="float" office:value="58.7767983988127">
            <text:p>58.777</text:p>
          </table:table-cell>
          <table:table-cell table:formula="of:=[.D75]-[.F75]" office:value-type="float" office:value="5.22320160118733">
            <text:p>5.223</text:p>
          </table:table-cell>
          <table:table-cell table:style-name="ce2" table:formula="of:=[.D75]-[.$F$4]*(1-EXP(-[.D75]/[.$F$4]))" office:value-type="float" office:value="5.29689841894367">
            <text:p>5.2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table:formula="of:=[.E75]*[.$F$5]" office:value-type="float" office:value="0.836669134042651">
            <text:p>0.837</text:p>
          </table:table-cell>
          <table:table-cell table:formula="of:=[.$F$4]*(1-[.E76])" office:value-type="float" office:value="59.6157660744324">
            <text:p>59.616</text:p>
          </table:table-cell>
          <table:table-cell table:formula="of:=[.D76]-[.F76]" office:value-type="float" office:value="5.38423392556765">
            <text:p>5.384</text:p>
          </table:table-cell>
          <table:table-cell table:style-name="ce2" table:formula="of:=[.D76]-[.$F$4]*(1-EXP(-[.D76]/[.$F$4]))" office:value-type="float" office:value="5.45887733251425">
            <text:p>5.4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table:formula="of:=[.E76]*[.$F$5]" office:value-type="float" office:value="0.834376889839795">
            <text:p>0.834</text:p>
          </table:table-cell>
          <table:table-cell table:formula="of:=[.$F$4]*(1-[.E77])" office:value-type="float" office:value="60.452435208475">
            <text:p>60.452</text:p>
          </table:table-cell>
          <table:table-cell table:formula="of:=[.D77]-[.F77]" office:value-type="float" office:value="5.547564791525">
            <text:p>5.548</text:p>
          </table:table-cell>
          <table:table-cell table:style-name="ce2" table:formula="of:=[.D77]-[.$F$4]*(1-EXP(-[.D77]/[.$F$4]))" office:value-type="float" office:value="5.62314905200264">
            <text:p>5.6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7">
            <text:p>67</text:p>
          </table:table-cell>
          <table:table-cell table:formula="of:=[.E77]*[.$F$5]" office:value-type="float" office:value="0.832090925758042">
            <text:p>0.832</text:p>
          </table:table-cell>
          <table:table-cell table:formula="of:=[.$F$4]*(1-[.E78])" office:value-type="float" office:value="61.2868120983148">
            <text:p>61.287</text:p>
          </table:table-cell>
          <table:table-cell table:formula="of:=[.D78]-[.F78]" office:value-type="float" office:value="5.71318790168521">
            <text:p>5.713</text:p>
          </table:table-cell>
          <table:table-cell table:style-name="ce2" table:formula="of:=[.D78]-[.$F$4]*(1-EXP(-[.D78]/[.$F$4]))" office:value-type="float" office:value="5.78970730434594">
            <text:p>5.7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table:formula="of:=[.E78]*[.$F$5]" office:value-type="float" office:value="0.829811224591581">
            <text:p>0.830</text:p>
          </table:table-cell>
          <table:table-cell table:formula="of:=[.$F$4]*(1-[.E79])" office:value-type="float" office:value="62.1189030240728">
            <text:p>62.119</text:p>
          </table:table-cell>
          <table:table-cell table:formula="of:=[.D79]-[.F79]" office:value-type="float" office:value="5.88109697592717">
            <text:p>5.881</text:p>
          </table:table-cell>
          <table:table-cell table:style-name="ce2" table:formula="of:=[.D79]-[.$F$4]*(1-EXP(-[.D79]/[.$F$4]))" office:value-type="float" office:value="5.95854583364422">
            <text:p>5.9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9">
            <text:p>69</text:p>
          </table:table-cell>
          <table:table-cell table:formula="of:=[.E79]*[.$F$5]" office:value-type="float" office:value="0.827537769181741">
            <text:p>0.828</text:p>
          </table:table-cell>
          <table:table-cell table:formula="of:=[.$F$4]*(1-[.E80])" office:value-type="float" office:value="62.9487142486644">
            <text:p>62.949</text:p>
          </table:table-cell>
          <table:table-cell table:formula="of:=[.D80]-[.F80]" office:value-type="float" office:value="6.05128575133561">
            <text:p>6.051</text:p>
          </table:table-cell>
          <table:table-cell table:style-name="ce2" table:formula="of:=[.D80]-[.$F$4]*(1-EXP(-[.D80]/[.$F$4]))" office:value-type="float" office:value="6.12965840111352">
            <text:p>6.1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table:formula="of:=[.E80]*[.$F$5]" office:value-type="float" office:value="0.82527054241686">
            <text:p>0.825</text:p>
          </table:table-cell>
          <table:table-cell table:formula="of:=[.$F$4]*(1-[.E81])" office:value-type="float" office:value="63.7762520178461">
            <text:p>63.776</text:p>
          </table:table-cell>
          <table:table-cell table:formula="of:=[.D81]-[.F81]" office:value-type="float" office:value="6.22374798215387">
            <text:p>6.224</text:p>
          </table:table-cell>
          <table:table-cell table:style-name="ce2" table:formula="of:=[.D81]-[.$F$4]*(1-EXP(-[.D81]/[.$F$4]))" office:value-type="float" office:value="6.30303878503912">
            <text:p>6.3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table:formula="of:=[.E81]*[.$F$5]" office:value-type="float" office:value="0.823009527232156">
            <text:p>0.823</text:p>
          </table:table-cell>
          <table:table-cell table:formula="of:=[.$F$4]*(1-[.E82])" office:value-type="float" office:value="64.601522560263">
            <text:p>64.602</text:p>
          </table:table-cell>
          <table:table-cell table:formula="of:=[.D82]-[.F82]" office:value-type="float" office:value="6.39847743973704">
            <text:p>6.398</text:p>
          </table:table-cell>
          <table:table-cell table:style-name="ce2" table:formula="of:=[.D82]-[.$F$4]*(1-EXP(-[.D82]/[.$F$4]))" office:value-type="float" office:value="6.47868078072867">
            <text:p>6.4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table:formula="of:=[.E82]*[.$F$5]" office:value-type="float" office:value="0.820754706609602">
            <text:p>0.821</text:p>
          </table:table-cell>
          <table:table-cell table:formula="of:=[.$F$4]*(1-[.E83])" office:value-type="float" office:value="65.4245320874951">
            <text:p>65.425</text:p>
          </table:table-cell>
          <table:table-cell table:formula="of:=[.D83]-[.F83]" office:value-type="float" office:value="6.57546791250486">
            <text:p>6.575</text:p>
          </table:table-cell>
          <table:table-cell table:style-name="ce2" table:formula="of:=[.D83]-[.$F$4]*(1-EXP(-[.D83]/[.$F$4]))" office:value-type="float" office:value="6.65657820046575">
            <text:p>6.6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 table:formula="of:=[.E83]*[.$F$5]" office:value-type="float" office:value="0.818506063577795">
            <text:p>0.819</text:p>
          </table:table-cell>
          <table:table-cell table:formula="of:=[.$F$4]*(1-[.E84])" office:value-type="float" office:value="66.2452867941047">
            <text:p>66.245</text:p>
          </table:table-cell>
          <table:table-cell table:formula="of:=[.D84]-[.F84]" office:value-type="float" office:value="6.75471320589526">
            <text:p>6.755</text:p>
          </table:table-cell>
          <table:table-cell table:style-name="ce2" table:formula="of:=[.D84]-[.$F$4]*(1-EXP(-[.D84]/[.$F$4]))" office:value-type="float" office:value="6.83672487346337">
            <text:p>6.8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table:formula="of:=[.E84]*[.$F$5]" office:value-type="float" office:value="0.816263581211829">
            <text:p>0.816</text:p>
          </table:table-cell>
          <table:table-cell table:formula="of:=[.$F$4]*(1-[.E85])" office:value-type="float" office:value="67.0637928576826">
            <text:p>67.064</text:p>
          </table:table-cell>
          <table:table-cell table:formula="of:=[.D85]-[.F85]" office:value-type="float" office:value="6.93620714231744">
            <text:p>6.936</text:p>
          </table:table-cell>
          <table:table-cell table:style-name="ce2" table:formula="of:=[.D85]-[.$F$4]*(1-EXP(-[.D85]/[.$F$4]))" office:value-type="float" office:value="7.01911464581774">
            <text:p>7.0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table:formula="of:=[.E85]*[.$F$5]" office:value-type="float" office:value="0.814027242633166">
            <text:p>0.814</text:p>
          </table:table-cell>
          <table:table-cell table:formula="of:=[.$F$4]*(1-[.E86])" office:value-type="float" office:value="67.8800564388944">
            <text:p>67.880</text:p>
          </table:table-cell>
          <table:table-cell table:formula="of:=[.D86]-[.F86]" office:value-type="float" office:value="7.11994356110561">
            <text:p>7.120</text:p>
          </table:table-cell>
          <table:table-cell table:style-name="ce2" table:formula="of:=[.D86]-[.$F$4]*(1-EXP(-[.D86]/[.$F$4]))" office:value-type="float" office:value="7.20374138046188">
            <text:p>7.2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6">
            <text:p>76</text:p>
          </table:table-cell>
          <table:table-cell table:formula="of:=[.E86]*[.$F$5]" office:value-type="float" office:value="0.811797031009514">
            <text:p>0.812</text:p>
          </table:table-cell>
          <table:table-cell table:formula="of:=[.$F$4]*(1-[.E87])" office:value-type="float" office:value="68.6940836815276">
            <text:p>68.694</text:p>
          </table:table-cell>
          <table:table-cell table:formula="of:=[.D87]-[.F87]" office:value-type="float" office:value="7.30591631847243">
            <text:p>7.306</text:p>
          </table:table-cell>
          <table:table-cell table:style-name="ce2" table:formula="of:=[.D87]-[.$F$4]*(1-EXP(-[.D87]/[.$F$4]))" office:value-type="float" office:value="7.39059895711982">
            <text:p>7.3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7">
            <text:p>77</text:p>
          </table:table-cell>
          <table:table-cell table:formula="of:=[.E87]*[.$F$5]" office:value-type="float" office:value="0.809572929554693">
            <text:p>0.810</text:p>
          </table:table-cell>
          <table:table-cell table:formula="of:=[.$F$4]*(1-[.E88])" office:value-type="float" office:value="69.5058807125371">
            <text:p>69.506</text:p>
          </table:table-cell>
          <table:table-cell table:formula="of:=[.D88]-[.F88]" office:value-type="float" office:value="7.49411928746292">
            <text:p>7.494</text:p>
          </table:table-cell>
          <table:table-cell table:style-name="ce2" table:formula="of:=[.D88]-[.$F$4]*(1-EXP(-[.D88]/[.$F$4]))" office:value-type="float" office:value="7.5796812722604">
            <text:p>7.5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8">
            <text:p>78</text:p>
          </table:table-cell>
          <table:table-cell table:formula="of:=[.E88]*[.$F$5]" office:value-type="float" office:value="0.807354921528516">
            <text:p>0.807</text:p>
          </table:table-cell>
          <table:table-cell table:formula="of:=[.$F$4]*(1-[.E89])" office:value-type="float" office:value="70.3154536420918">
            <text:p>70.315</text:p>
          </table:table-cell>
          <table:table-cell table:formula="of:=[.D89]-[.F89]" office:value-type="float" office:value="7.68454635790825">
            <text:p>7.685</text:p>
          </table:table-cell>
          <table:table-cell table:style-name="ce2" table:formula="of:=[.D89]-[.$F$4]*(1-EXP(-[.D89]/[.$F$4]))" office:value-type="float" office:value="7.77098223905162">
            <text:p>7.7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9">
            <text:p>79</text:p>
          </table:table-cell>
          <table:table-cell table:formula="of:=[.E89]*[.$F$5]" office:value-type="float" office:value="0.805142990236657">
            <text:p>0.805</text:p>
          </table:table-cell>
          <table:table-cell table:formula="of:=[.$F$4]*(1-[.E90])" office:value-type="float" office:value="71.1228085636203">
            <text:p>71.123</text:p>
          </table:table-cell>
          <table:table-cell table:formula="of:=[.D90]-[.F90]" office:value-type="float" office:value="7.87719143637973">
            <text:p>7.877</text:p>
          </table:table-cell>
          <table:table-cell table:style-name="ce2" table:formula="of:=[.D90]-[.$F$4]*(1-EXP(-[.D90]/[.$F$4]))" office:value-type="float" office:value="7.96449578731495">
            <text:p>7.9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0">
            <text:p>80</text:p>
          </table:table-cell>
          <table:table-cell table:formula="of:=[.E90]*[.$F$5]" office:value-type="float" office:value="0.802937119030529">
            <text:p>0.803</text:p>
          </table:table-cell>
          <table:table-cell table:formula="of:=[.$F$4]*(1-[.E91])" office:value-type="float" office:value="71.9279515538569">
            <text:p>71.928</text:p>
          </table:table-cell>
          <table:table-cell table:formula="of:=[.D91]-[.F91]" office:value-type="float" office:value="8.07204844614309">
            <text:p>8.072</text:p>
          </table:table-cell>
          <table:table-cell table:style-name="ce2" table:formula="of:=[.D91]-[.$F$4]*(1-EXP(-[.D91]/[.$F$4]))" office:value-type="float" office:value="8.16021586347971">
            <text:p>8.1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1">
            <text:p>81</text:p>
          </table:table-cell>
          <table:table-cell table:formula="of:=[.E91]*[.$F$5]" office:value-type="float" office:value="0.800737291307158">
            <text:p>0.801</text:p>
          </table:table-cell>
          <table:table-cell table:formula="of:=[.$F$4]*(1-[.E92])" office:value-type="float" office:value="72.7308886728875">
            <text:p>72.731</text:p>
          </table:table-cell>
          <table:table-cell table:formula="of:=[.D92]-[.F92]" office:value-type="float" office:value="8.26911132711254">
            <text:p>8.269</text:p>
          </table:table-cell>
          <table:table-cell table:style-name="ce2" table:formula="of:=[.D92]-[.$F$4]*(1-EXP(-[.D92]/[.$F$4]))" office:value-type="float" office:value="8.35813643053758">
            <text:p>8.3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2">
            <text:p>82</text:p>
          </table:table-cell>
          <table:table-cell table:formula="of:=[.E92]*[.$F$5]" office:value-type="float" office:value="0.798543490509056">
            <text:p>0.799</text:p>
          </table:table-cell>
          <table:table-cell table:formula="of:=[.$F$4]*(1-[.E93])" office:value-type="float" office:value="73.5316259641946">
            <text:p>73.532</text:p>
          </table:table-cell>
          <table:table-cell table:formula="of:=[.D93]-[.F93]" office:value-type="float" office:value="8.46837403580537">
            <text:p>8.468</text:p>
          </table:table-cell>
          <table:table-cell table:style-name="ce2" table:formula="of:=[.D93]-[.$F$4]*(1-EXP(-[.D93]/[.$F$4]))" office:value-type="float" office:value="8.55825146799745">
            <text:p>8.5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3">
            <text:p>83</text:p>
          </table:table-cell>
          <table:table-cell table:formula="of:=[.E93]*[.$F$5]" office:value-type="float" office:value="0.796355700124099">
            <text:p>0.796</text:p>
          </table:table-cell>
          <table:table-cell table:formula="of:=[.$F$4]*(1-[.E94])" office:value-type="float" office:value="74.3301694547037">
            <text:p>74.330</text:p>
          </table:table-cell>
          <table:table-cell table:formula="of:=[.D94]-[.F94]" office:value-type="float" office:value="8.66983054529632">
            <text:p>8.670</text:p>
          </table:table-cell>
          <table:table-cell table:style-name="ce2" table:formula="of:=[.D94]-[.$F$4]*(1-EXP(-[.D94]/[.$F$4]))" office:value-type="float" office:value="8.76055497184005">
            <text:p>8.7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4">
            <text:p>84</text:p>
          </table:table-cell>
          <table:table-cell table:formula="of:=[.E94]*[.$F$5]" office:value-type="float" office:value="0.794173903685403">
            <text:p>0.794</text:p>
          </table:table-cell>
          <table:table-cell table:formula="of:=[.$F$4]*(1-[.E95])" office:value-type="float" office:value="75.1265251548278">
            <text:p>75.127</text:p>
          </table:table-cell>
          <table:table-cell table:formula="of:=[.D95]-[.F95]" office:value-type="float" office:value="8.87347484517221">
            <text:p>8.873</text:p>
          </table:table-cell>
          <table:table-cell table:style-name="ce2" table:formula="of:=[.D95]-[.$F$4]*(1-EXP(-[.D95]/[.$F$4]))" office:value-type="float" office:value="8.96504095447298">
            <text:p>8.9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table:formula="of:=[.E95]*[.$F$5]" office:value-type="float" office:value="0.791998084771197">
            <text:p>0.792</text:p>
          </table:table-cell>
          <table:table-cell table:formula="of:=[.$F$4]*(1-[.E96])" office:value-type="float" office:value="75.9206990585132">
            <text:p>75.921</text:p>
          </table:table-cell>
          <table:table-cell table:formula="of:=[.D96]-[.F96]" office:value-type="float" office:value="9.07930094148679">
            <text:p>9.079</text:p>
          </table:table-cell>
          <table:table-cell table:style-name="ce2" table:formula="of:=[.D96]-[.$F$4]*(1-EXP(-[.D96]/[.$F$4]))" office:value-type="float" office:value="9.17170344468582">
            <text:p>9.1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6">
            <text:p>86</text:p>
          </table:table-cell>
          <table:table-cell table:formula="of:=[.E96]*[.$F$5]" office:value-type="float" office:value="0.7898282270047">
            <text:p>0.790</text:p>
          </table:table-cell>
          <table:table-cell table:formula="of:=[.$F$4]*(1-[.E97])" office:value-type="float" office:value="76.7126971432844">
            <text:p>76.713</text:p>
          </table:table-cell>
          <table:table-cell table:formula="of:=[.D97]-[.F97]" office:value-type="float" office:value="9.28730285671558">
            <text:p>9.287</text:p>
          </table:table-cell>
          <table:table-cell table:style-name="ce2" table:formula="of:=[.D97]-[.$F$4]*(1-EXP(-[.D97]/[.$F$4]))" office:value-type="float" office:value="9.38053648760514">
            <text:p>9.3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7">
            <text:p>87</text:p>
          </table:table-cell>
          <table:table-cell table:formula="of:=[.E97]*[.$F$5]" office:value-type="float" office:value="0.787664314054002">
            <text:p>0.788</text:p>
          </table:table-cell>
          <table:table-cell table:formula="of:=[.$F$4]*(1-[.E98])" office:value-type="float" office:value="77.5025253702891">
            <text:p>77.503</text:p>
          </table:table-cell>
          <table:table-cell table:formula="of:=[.D98]-[.F98]" office:value-type="float" office:value="9.49747462971088">
            <text:p>9.497</text:p>
          </table:table-cell>
          <table:table-cell table:style-name="ce2" table:formula="of:=[.D98]-[.$F$4]*(1-EXP(-[.D98]/[.$F$4]))" office:value-type="float" office:value="9.59153414465003">
            <text:p>9.5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8">
            <text:p>88</text:p>
          </table:table-cell>
          <table:table-cell table:formula="of:=[.E98]*[.$F$5]" office:value-type="float" office:value="0.785506329631937">
            <text:p>0.786</text:p>
          </table:table-cell>
          <table:table-cell table:formula="of:=[.$F$4]*(1-[.E99])" office:value-type="float" office:value="78.2901896843431">
            <text:p>78.290</text:p>
          </table:table-cell>
          <table:table-cell table:formula="of:=[.D99]-[.F99]" office:value-type="float" office:value="9.70981031565688">
            <text:p>9.710</text:p>
          </table:table-cell>
          <table:table-cell table:style-name="ce2" table:formula="of:=[.D99]-[.$F$4]*(1-EXP(-[.D99]/[.$F$4]))" office:value-type="float" office:value="9.80469049348721">
            <text:p>9.8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9">
            <text:p>89</text:p>
          </table:table-cell>
          <table:table-cell table:formula="of:=[.E99]*[.$F$5]" office:value-type="float" office:value="0.783354257495959">
            <text:p>0.783</text:p>
          </table:table-cell>
          <table:table-cell table:formula="of:=[.$F$4]*(1-[.E100])" office:value-type="float" office:value="79.0756960139751">
            <text:p>79.076</text:p>
          </table:table-cell>
          <table:table-cell table:formula="of:=[.D100]-[.F100]" office:value-type="float" office:value="9.92430398602495">
            <text:p>9.924</text:p>
          </table:table-cell>
          <table:table-cell table:style-name="ce2" table:formula="of:=[.D100]-[.$F$4]*(1-EXP(-[.D100]/[.$F$4]))" office:value-type="float" office:value="10.0199996279869">
            <text:p>10.0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table:formula="of:=[.E100]*[.$F$5]" office:value-type="float" office:value="0.781208081448025">
            <text:p>0.781</text:p>
          </table:table-cell>
          <table:table-cell table:formula="of:=[.$F$4]*(1-[.E101])" office:value-type="float" office:value="79.859050271471">
            <text:p>79.859</text:p>
          </table:table-cell>
          <table:table-cell table:formula="of:=[.D101]-[.F101]" office:value-type="float" office:value="10.140949728529">
            <text:p>10.141</text:p>
          </table:table-cell>
          <table:table-cell table:style-name="ce2" table:formula="of:=[.D101]-[.$F$4]*(1-EXP(-[.D101]/[.$F$4]))" office:value-type="float" office:value="10.2374556581785">
            <text:p>10.2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1">
            <text:p>91</text:p>
          </table:table-cell>
          <table:table-cell table:formula="of:=[.E101]*[.$F$5]" office:value-type="float" office:value="0.779067785334468">
            <text:p>0.779</text:p>
          </table:table-cell>
          <table:table-cell table:formula="of:=[.$F$4]*(1-[.E102])" office:value-type="float" office:value="80.640258352919">
            <text:p>80.640</text:p>
          </table:table-cell>
          <table:table-cell table:formula="of:=[.D102]-[.F102]" office:value-type="float" office:value="10.359741647081">
            <text:p>10.360</text:p>
          </table:table-cell>
          <table:table-cell table:style-name="ce2" table:formula="of:=[.D102]-[.$F$4]*(1-EXP(-[.D102]/[.$F$4]))" office:value-type="float" office:value="10.4570527102058">
            <text:p>10.4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2">
            <text:p>92</text:p>
          </table:table-cell>
          <table:table-cell table:formula="of:=[.E102]*[.$F$5]" office:value-type="float" office:value="0.776933353045881">
            <text:p>0.777</text:p>
          </table:table-cell>
          <table:table-cell table:formula="of:=[.$F$4]*(1-[.E103])" office:value-type="float" office:value="81.4193261382535">
            <text:p>81.419</text:p>
          </table:table-cell>
          <table:table-cell table:formula="of:=[.D103]-[.F103]" office:value-type="float" office:value="10.5806738617465">
            <text:p>10.581</text:p>
          </table:table-cell>
          <table:table-cell table:style-name="ce2" table:formula="of:=[.D103]-[.$F$4]*(1-EXP(-[.D103]/[.$F$4]))" office:value-type="float" office:value="10.6787849262837">
            <text:p>10.6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3">
            <text:p>93</text:p>
          </table:table-cell>
          <table:table-cell table:formula="of:=[.E103]*[.$F$5]" office:value-type="float" office:value="0.774804768516988">
            <text:p>0.775</text:p>
          </table:table-cell>
          <table:table-cell table:formula="of:=[.$F$4]*(1-[.E104])" office:value-type="float" office:value="82.1962594912994">
            <text:p>82.196</text:p>
          </table:table-cell>
          <table:table-cell table:formula="of:=[.D104]-[.F104]" office:value-type="float" office:value="10.8037405087006">
            <text:p>10.804</text:p>
          </table:table-cell>
          <table:table-cell table:style-name="ce2" table:formula="of:=[.D104]-[.$F$4]*(1-EXP(-[.D104]/[.$F$4]))" office:value-type="float" office:value="10.9026464646538">
            <text:p>10.9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4">
            <text:p>94</text:p>
          </table:table-cell>
          <table:table-cell table:formula="of:=[.E104]*[.$F$5]" office:value-type="float" office:value="0.772682015726531">
            <text:p>0.773</text:p>
          </table:table-cell>
          <table:table-cell table:formula="of:=[.$F$4]*(1-[.E105])" office:value-type="float" office:value="82.9710642598164">
            <text:p>82.971</text:p>
          </table:table-cell>
          <table:table-cell table:formula="of:=[.D105]-[.F105]" office:value-type="float" office:value="11.0289357401836">
            <text:p>11.029</text:p>
          </table:table-cell>
          <table:table-cell table:style-name="ce2" table:formula="of:=[.D105]-[.$F$4]*(1-EXP(-[.D105]/[.$F$4]))" office:value-type="float" office:value="11.1286314995404">
            <text:p>11.1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5">
            <text:p>95</text:p>
          </table:table-cell>
          <table:table-cell table:formula="of:=[.E105]*[.$F$5]" office:value-type="float" office:value="0.770565078697143">
            <text:p>0.771</text:p>
          </table:table-cell>
          <table:table-cell table:formula="of:=[.$F$4]*(1-[.E106])" office:value-type="float" office:value="83.7437462755429">
            <text:p>83.744</text:p>
          </table:table-cell>
          <table:table-cell table:formula="of:=[.D106]-[.F106]" office:value-type="float" office:value="11.2562537244571">
            <text:p>11.256</text:p>
          </table:table-cell>
          <table:table-cell table:style-name="ce2" table:formula="of:=[.D106]-[.$F$4]*(1-EXP(-[.D106]/[.$F$4]))" office:value-type="float" office:value="11.3567342211073">
            <text:p>11.3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6">
            <text:p>96</text:p>
          </table:table-cell>
          <table:table-cell table:formula="of:=[.E106]*[.$F$5]" office:value-type="float" office:value="0.768453941495233">
            <text:p>0.768</text:p>
          </table:table-cell>
          <table:table-cell table:formula="of:=[.$F$4]*(1-[.E107])" office:value-type="float" office:value="84.51431135424">
            <text:p>84.514</text:p>
          </table:table-cell>
          <table:table-cell table:formula="of:=[.D107]-[.F107]" office:value-type="float" office:value="11.48568864576">
            <text:p>11.486</text:p>
          </table:table-cell>
          <table:table-cell table:style-name="ce2" table:formula="of:=[.D107]-[.$F$4]*(1-EXP(-[.D107]/[.$F$4]))" office:value-type="float" office:value="11.5869488354136">
            <text:p>11.5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7">
            <text:p>97</text:p>
          </table:table-cell>
          <table:table-cell table:formula="of:=[.E107]*[.$F$5]" office:value-type="float" office:value="0.766348588230862">
            <text:p>0.766</text:p>
          </table:table-cell>
          <table:table-cell table:formula="of:=[.$F$4]*(1-[.E108])" office:value-type="float" office:value="85.2827652957352">
            <text:p>85.283</text:p>
          </table:table-cell>
          <table:table-cell table:formula="of:=[.D108]-[.F108]" office:value-type="float" office:value="11.7172347042648">
            <text:p>11.717</text:p>
          </table:table-cell>
          <table:table-cell table:style-name="ce2" table:formula="of:=[.D108]-[.$F$4]*(1-EXP(-[.D108]/[.$F$4]))" office:value-type="float" office:value="11.8192695643707">
            <text:p>11.8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8">
            <text:p>98</text:p>
          </table:table-cell>
          <table:table-cell table:formula="of:=[.E108]*[.$F$5]" office:value-type="float" office:value="0.764249003057627">
            <text:p>0.764</text:p>
          </table:table-cell>
          <table:table-cell table:formula="of:=[.$F$4]*(1-[.E109])" office:value-type="float" office:value="86.0491138839661">
            <text:p>86.049</text:p>
          </table:table-cell>
          <table:table-cell table:formula="of:=[.D109]-[.F109]" office:value-type="float" office:value="11.9508861160339">
            <text:p>11.951</text:p>
          </table:table-cell>
          <table:table-cell table:style-name="ce2" table:formula="of:=[.D109]-[.$F$4]*(1-EXP(-[.D109]/[.$F$4]))" office:value-type="float" office:value="12.0536906456985">
            <text:p>12.0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9">
            <text:p>99</text:p>
          </table:table-cell>
          <table:table-cell table:formula="of:=[.E109]*[.$F$5]" office:value-type="float" office:value="0.762155170172538">
            <text:p>0.762</text:p>
          </table:table-cell>
          <table:table-cell table:formula="of:=[.$F$4]*(1-[.E110])" office:value-type="float" office:value="86.8133628870237">
            <text:p>86.813</text:p>
          </table:table-cell>
          <table:table-cell table:formula="of:=[.D110]-[.F110]" office:value-type="float" office:value="12.1866371129763">
            <text:p>12.187</text:p>
          </table:table-cell>
          <table:table-cell table:style-name="ce2" table:formula="of:=[.D110]-[.$F$4]*(1-EXP(-[.D110]/[.$F$4]))" office:value-type="float" office:value="12.2902063328825">
            <text:p>12.2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table:formula="of:=[.E110]*[.$F$5]" office:value-type="float" office:value="0.760067073815901">
            <text:p>0.760</text:p>
          </table:table-cell>
          <table:table-cell table:formula="of:=[.$F$4]*(1-[.E111])" office:value-type="float" office:value="87.5755180571963">
            <text:p>87.576</text:p>
          </table:table-cell>
          <table:table-cell table:formula="of:=[.D111]-[.F111]" office:value-type="float" office:value="12.4244819428037">
            <text:p>12.424</text:p>
          </table:table-cell>
          <table:table-cell table:style-name="ce2" table:formula="of:=[.D111]-[.$F$4]*(1-EXP(-[.D111]/[.$F$4]))" office:value-type="float" office:value="12.5288108951306">
            <text:p>12.5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1">
            <text:p>101</text:p>
          </table:table-cell>
          <table:table-cell table:formula="of:=[.E111]*[.$F$5]" office:value-type="float" office:value="0.7579846982712">
            <text:p>0.758</text:p>
          </table:table-cell>
          <table:table-cell table:formula="of:=[.$F$4]*(1-[.E112])" office:value-type="float" office:value="88.3355851310122">
            <text:p>88.336</text:p>
          </table:table-cell>
          <table:table-cell table:formula="of:=[.D112]-[.F112]" office:value-type="float" office:value="12.6644148689878">
            <text:p>12.664</text:p>
          </table:table-cell>
          <table:table-cell table:style-name="ce2" table:formula="of:=[.D112]-[.$F$4]*(1-EXP(-[.D112]/[.$F$4]))" office:value-type="float" office:value="12.7694986173298">
            <text:p>12.7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2">
            <text:p>102</text:p>
          </table:table-cell>
          <table:table-cell table:formula="of:=[.E112]*[.$F$5]" office:value-type="float" office:value="0.755908027864977">
            <text:p>0.756</text:p>
          </table:table-cell>
          <table:table-cell table:formula="of:=[.$F$4]*(1-[.E113])" office:value-type="float" office:value="89.0935698292834">
            <text:p>89.094</text:p>
          </table:table-cell>
          <table:table-cell table:formula="of:=[.D113]-[.F113]" office:value-type="float" office:value="12.9064301707166">
            <text:p>12.906</text:p>
          </table:table-cell>
          <table:table-cell table:style-name="ce2" table:formula="of:=[.D113]-[.$F$4]*(1-EXP(-[.D113]/[.$F$4]))" office:value-type="float" office:value="13.0122638000037">
            <text:p>13.0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3">
            <text:p>103</text:p>
          </table:table-cell>
          <table:table-cell table:formula="of:=[.E113]*[.$F$5]" office:value-type="float" office:value="0.753837046966717">
            <text:p>0.754</text:p>
          </table:table-cell>
          <table:table-cell table:formula="of:=[.$F$4]*(1-[.E114])" office:value-type="float" office:value="89.8494778571484">
            <text:p>89.849</text:p>
          </table:table-cell>
          <table:table-cell table:formula="of:=[.D114]-[.F114]" office:value-type="float" office:value="13.1505221428516">
            <text:p>13.151</text:p>
          </table:table-cell>
          <table:table-cell table:style-name="ce2" table:formula="of:=[.D114]-[.$F$4]*(1-EXP(-[.D114]/[.$F$4]))" office:value-type="float" office:value="13.2571007592694">
            <text:p>13.2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4">
            <text:p>104</text:p>
          </table:table-cell>
          <table:table-cell table:formula="of:=[.E114]*[.$F$5]" office:value-type="float" office:value="0.751771739988726">
            <text:p>0.752</text:p>
          </table:table-cell>
          <table:table-cell table:formula="of:=[.$F$4]*(1-[.E115])" office:value-type="float" office:value="90.6033149041151">
            <text:p>90.603</text:p>
          </table:table-cell>
          <table:table-cell table:formula="of:=[.D115]-[.F115]" office:value-type="float" office:value="13.3966850958849">
            <text:p>13.397</text:p>
          </table:table-cell>
          <table:table-cell table:style-name="ce2" table:formula="of:=[.D115]-[.$F$4]*(1-EXP(-[.D115]/[.$F$4]))" office:value-type="float" office:value="13.5040038267952">
            <text:p>13.5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5">
            <text:p>105</text:p>
          </table:table-cell>
          <table:table-cell table:formula="of:=[.E115]*[.$F$5]" office:value-type="float" office:value="0.749712091386017">
            <text:p>0.750</text:p>
          </table:table-cell>
          <table:table-cell table:formula="of:=[.$F$4]*(1-[.E116])" office:value-type="float" office:value="91.3550866441038">
            <text:p>91.355</text:p>
          </table:table-cell>
          <table:table-cell table:formula="of:=[.D116]-[.F116]" office:value-type="float" office:value="13.6449133558962">
            <text:p>13.645</text:p>
          </table:table-cell>
          <table:table-cell table:style-name="ce2" table:formula="of:=[.D116]-[.$F$4]*(1-EXP(-[.D116]/[.$F$4]))" office:value-type="float" office:value="13.7529673497574">
            <text:p>13.7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6">
            <text:p>106</text:p>
          </table:table-cell>
          <table:table-cell table:formula="of:=[.E116]*[.$F$5]" office:value-type="float" office:value="0.747658085656192">
            <text:p>0.748</text:p>
          </table:table-cell>
          <table:table-cell table:formula="of:=[.$F$4]*(1-[.E117])" office:value-type="float" office:value="92.1047987354898">
            <text:p>92.105</text:p>
          </table:table-cell>
          <table:table-cell table:formula="of:=[.D117]-[.F117]" office:value-type="float" office:value="13.8952012645102">
            <text:p>13.895</text:p>
          </table:table-cell>
          <table:table-cell table:style-name="ce2" table:formula="of:=[.D117]-[.$F$4]*(1-EXP(-[.D117]/[.$F$4]))" office:value-type="float" office:value="14.0039856907987">
            <text:p>14.0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7">
            <text:p>107</text:p>
          </table:table-cell>
          <table:table-cell table:formula="of:=[.E117]*[.$F$5]" office:value-type="float" office:value="0.745609707339326">
            <text:p>0.746</text:p>
          </table:table-cell>
          <table:table-cell table:formula="of:=[.$F$4]*(1-[.E118])" office:value-type="float" office:value="92.852456821146">
            <text:p>92.852</text:p>
          </table:table-cell>
          <table:table-cell table:formula="of:=[.D118]-[.F118]" office:value-type="float" office:value="14.147543178854">
            <text:p>14.148</text:p>
          </table:table-cell>
          <table:table-cell table:style-name="ce2" table:formula="of:=[.D118]-[.$F$4]*(1-EXP(-[.D118]/[.$F$4]))" office:value-type="float" office:value="14.2570532279853">
            <text:p>14.2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8">
            <text:p>108</text:p>
          </table:table-cell>
          <table:table-cell table:formula="of:=[.E118]*[.$F$5]" office:value-type="float" office:value="0.743566941017849">
            <text:p>0.744</text:p>
          </table:table-cell>
          <table:table-cell table:formula="of:=[.$F$4]*(1-[.E119])" office:value-type="float" office:value="93.5980665284853">
            <text:p>93.598</text:p>
          </table:table-cell>
          <table:table-cell table:formula="of:=[.D119]-[.F119]" office:value-type="float" office:value="14.4019334715147">
            <text:p>14.402</text:p>
          </table:table-cell>
          <table:table-cell table:style-name="ce2" table:formula="of:=[.D119]-[.$F$4]*(1-EXP(-[.D119]/[.$F$4]))" office:value-type="float" office:value="14.5121643547649">
            <text:p>14.5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9">
            <text:p>109</text:p>
          </table:table-cell>
          <table:table-cell table:formula="of:=[.E119]*[.$F$5]" office:value-type="float" office:value="0.74152977131643">
            <text:p>0.742</text:p>
          </table:table-cell>
          <table:table-cell table:formula="of:=[.$F$4]*(1-[.E120])" office:value-type="float" office:value="94.3416334695032">
            <text:p>94.342</text:p>
          </table:table-cell>
          <table:table-cell table:formula="of:=[.D120]-[.F120]" office:value-type="float" office:value="14.6583665304969">
            <text:p>14.658</text:p>
          </table:table-cell>
          <table:table-cell table:style-name="ce2" table:formula="of:=[.D120]-[.$F$4]*(1-EXP(-[.D120]/[.$F$4]))" office:value-type="float" office:value="14.7693134799246">
            <text:p>14.7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0">
            <text:p>110</text:p>
          </table:table-cell>
          <table:table-cell table:formula="of:=[.E120]*[.$F$5]" office:value-type="float" office:value="0.739498182901864">
            <text:p>0.739</text:p>
          </table:table-cell>
          <table:table-cell table:formula="of:=[.$F$4]*(1-[.E121])" office:value-type="float" office:value="95.0831632408196">
            <text:p>95.083</text:p>
          </table:table-cell>
          <table:table-cell table:formula="of:=[.D121]-[.F121]" office:value-type="float" office:value="14.9168367591804">
            <text:p>14.917</text:p>
          </table:table-cell>
          <table:table-cell table:style-name="ce2" table:formula="of:=[.D121]-[.$F$4]*(1-EXP(-[.D121]/[.$F$4]))" office:value-type="float" office:value="15.028495027549">
            <text:p>15.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1">
            <text:p>111</text:p>
          </table:table-cell>
          <table:table-cell table:formula="of:=[.E121]*[.$F$5]" office:value-type="float" office:value="0.737472160482955">
            <text:p>0.737</text:p>
          </table:table-cell>
          <table:table-cell table:formula="of:=[.$F$4]*(1-[.E122])" office:value-type="float" office:value="95.8226614237215">
            <text:p>95.823</text:p>
          </table:table-cell>
          <table:table-cell table:formula="of:=[.D122]-[.F122]" office:value-type="float" office:value="15.1773385762786">
            <text:p>15.177</text:p>
          </table:table-cell>
          <table:table-cell table:style-name="ce2" table:formula="of:=[.D122]-[.$F$4]*(1-EXP(-[.D122]/[.$F$4]))" office:value-type="float" office:value="15.289703436978">
            <text:p>15.2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2">
            <text:p>112</text:p>
          </table:table-cell>
          <table:table-cell table:formula="of:=[.E122]*[.$F$5]" office:value-type="float" office:value="0.735451688810399">
            <text:p>0.735</text:p>
          </table:table-cell>
          <table:table-cell table:formula="of:=[.$F$4]*(1-[.E123])" office:value-type="float" office:value="96.5601335842044">
            <text:p>96.560</text:p>
          </table:table-cell>
          <table:table-cell table:formula="of:=[.D123]-[.F123]" office:value-type="float" office:value="15.4398664157956">
            <text:p>15.440</text:p>
          </table:table-cell>
          <table:table-cell table:style-name="ce2" table:formula="of:=[.D123]-[.$F$4]*(1-EXP(-[.D123]/[.$F$4]))" office:value-type="float" office:value="15.5529331627657">
            <text:p>15.5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3">
            <text:p>113</text:p>
          </table:table-cell>
          <table:table-cell table:formula="of:=[.E123]*[.$F$5]" office:value-type="float" office:value="0.733436752676672">
            <text:p>0.733</text:p>
          </table:table-cell>
          <table:table-cell table:formula="of:=[.$F$4]*(1-[.E124])" office:value-type="float" office:value="97.2955852730148">
            <text:p>97.296</text:p>
          </table:table-cell>
          <table:table-cell table:formula="of:=[.D124]-[.F124]" office:value-type="float" office:value="15.7044147269852">
            <text:p>15.704</text:p>
          </table:table-cell>
          <table:table-cell table:style-name="ce2" table:formula="of:=[.D124]-[.$F$4]*(1-EXP(-[.D124]/[.$F$4]))" office:value-type="float" office:value="15.8181786746381">
            <text:p>15.8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4">
            <text:p>114</text:p>
          </table:table-cell>
          <table:table-cell table:formula="of:=[.E124]*[.$F$5]" office:value-type="float" office:value="0.731427336915914">
            <text:p>0.731</text:p>
          </table:table-cell>
          <table:table-cell table:formula="of:=[.$F$4]*(1-[.E125])" office:value-type="float" office:value="98.0290220256915">
            <text:p>98.029</text:p>
          </table:table-cell>
          <table:table-cell table:formula="of:=[.D125]-[.F125]" office:value-type="float" office:value="15.9709779743085">
            <text:p>15.971</text:p>
          </table:table-cell>
          <table:table-cell table:style-name="ce2" table:formula="of:=[.D125]-[.$F$4]*(1-EXP(-[.D125]/[.$F$4]))" office:value-type="float" office:value="16.0854344574522">
            <text:p>16.0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5">
            <text:p>115</text:p>
          </table:table-cell>
          <table:table-cell table:formula="of:=[.E125]*[.$F$5]" office:value-type="float" office:value="0.729423426403815">
            <text:p>0.729</text:p>
          </table:table-cell>
          <table:table-cell table:formula="of:=[.$F$4]*(1-[.E126])" office:value-type="float" office:value="98.7604493626074">
            <text:p>98.760</text:p>
          </table:table-cell>
          <table:table-cell table:formula="of:=[.D126]-[.F126]" office:value-type="float" office:value="16.2395506373926">
            <text:p>16.240</text:p>
          </table:table-cell>
          <table:table-cell table:style-name="ce2" table:formula="of:=[.D126]-[.$F$4]*(1-EXP(-[.D126]/[.$F$4]))" office:value-type="float" office:value="16.354695011154">
            <text:p>16.3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6">
            <text:p>116</text:p>
          </table:table-cell>
          <table:table-cell table:formula="of:=[.E126]*[.$F$5]" office:value-type="float" office:value="0.727425006057504">
            <text:p>0.727</text:p>
          </table:table-cell>
          <table:table-cell table:formula="of:=[.$F$4]*(1-[.E127])" office:value-type="float" office:value="99.4898727890112">
            <text:p>99.490</text:p>
          </table:table-cell>
          <table:table-cell table:formula="of:=[.D127]-[.F127]" office:value-type="float" office:value="16.5101272109888">
            <text:p>16.510</text:p>
          </table:table-cell>
          <table:table-cell table:style-name="ce2" table:formula="of:=[.D127]-[.$F$4]*(1-EXP(-[.D127]/[.$F$4]))" office:value-type="float" office:value="16.6259548507377">
            <text:p>16.6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7">
            <text:p>117</text:p>
          </table:table-cell>
          <table:table-cell table:formula="of:=[.E127]*[.$F$5]" office:value-type="float" office:value="0.725432060835428">
            <text:p>0.725</text:p>
          </table:table-cell>
          <table:table-cell table:formula="of:=[.$F$4]*(1-[.E128])" office:value-type="float" office:value="100.217297795069">
            <text:p>100.217</text:p>
          </table:table-cell>
          <table:table-cell table:formula="of:=[.D128]-[.F128]" office:value-type="float" office:value="16.7827022049313">
            <text:p>16.783</text:p>
          </table:table-cell>
          <table:table-cell table:style-name="ce2" table:formula="of:=[.D128]-[.$F$4]*(1-EXP(-[.D128]/[.$F$4]))" office:value-type="float" office:value="16.8992085062044">
            <text:p>16.8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8">
            <text:p>118</text:p>
          </table:table-cell>
          <table:table-cell table:formula="of:=[.E128]*[.$F$5]" office:value-type="float" office:value="0.723444575737249">
            <text:p>0.723</text:p>
          </table:table-cell>
          <table:table-cell table:formula="of:=[.$F$4]*(1-[.E129])" office:value-type="float" office:value="100.942729855904">
            <text:p>100.943</text:p>
          </table:table-cell>
          <table:table-cell table:formula="of:=[.D129]-[.F129]" office:value-type="float" office:value="17.0572701440959">
            <text:p>17.057</text:p>
          </table:table-cell>
          <table:table-cell table:style-name="ce2" table:formula="of:=[.D129]-[.$F$4]*(1-EXP(-[.D129]/[.$F$4]))" office:value-type="float" office:value="17.1744505225208">
            <text:p>17.1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9">
            <text:p>119</text:p>
          </table:table-cell>
          <table:table-cell table:formula="of:=[.E129]*[.$F$5]" office:value-type="float" office:value="0.721462535803722">
            <text:p>0.721</text:p>
          </table:table-cell>
          <table:table-cell table:formula="of:=[.$F$4]*(1-[.E130])" office:value-type="float" office:value="101.666174431641">
            <text:p>101.666</text:p>
          </table:table-cell>
          <table:table-cell table:formula="of:=[.D130]-[.F130]" office:value-type="float" office:value="17.3338255683586">
            <text:p>17.334</text:p>
          </table:table-cell>
          <table:table-cell table:style-name="ce2" table:formula="of:=[.D130]-[.$F$4]*(1-EXP(-[.D130]/[.$F$4]))" office:value-type="float" office:value="17.4516754595785">
            <text:p>17.4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0">
            <text:p>120</text:p>
          </table:table-cell>
          <table:table-cell table:formula="of:=[.E130]*[.$F$5]" office:value-type="float" office:value="0.719485926116589">
            <text:p>0.719</text:p>
          </table:table-cell>
          <table:table-cell table:formula="of:=[.$F$4]*(1-[.E131])" office:value-type="float" office:value="102.387636967445">
            <text:p>102.388</text:p>
          </table:table-cell>
          <table:table-cell table:formula="of:=[.D131]-[.F131]" office:value-type="float" office:value="17.6123630325549">
            <text:p>17.612</text:p>
          </table:table-cell>
          <table:table-cell table:style-name="ce2" table:formula="of:=[.D131]-[.$F$4]*(1-EXP(-[.D131]/[.$F$4]))" office:value-type="float" office:value="17.7308778921532">
            <text:p>17.7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1">
            <text:p>121</text:p>
          </table:table-cell>
          <table:table-cell table:formula="of:=[.E131]*[.$F$5]" office:value-type="float" office:value="0.717514731798461">
            <text:p>0.718</text:p>
          </table:table-cell>
          <table:table-cell table:formula="of:=[.$F$4]*(1-[.E132])" office:value-type="float" office:value="103.107122893562">
            <text:p>103.107</text:p>
          </table:table-cell>
          <table:table-cell table:formula="of:=[.D132]-[.F132]" office:value-type="float" office:value="17.8928771064383">
            <text:p>17.893</text:p>
          </table:table-cell>
          <table:table-cell table:style-name="ce2" table:formula="of:=[.D132]-[.$F$4]*(1-EXP(-[.D132]/[.$F$4]))" office:value-type="float" office:value="18.0120524098638">
            <text:p>18.0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2">
            <text:p>122</text:p>
          </table:table-cell>
          <table:table-cell table:formula="of:=[.E132]*[.$F$5]" office:value-type="float" office:value="0.715548938012712">
            <text:p>0.716</text:p>
          </table:table-cell>
          <table:table-cell table:formula="of:=[.$F$4]*(1-[.E133])" office:value-type="float" office:value="103.82463762536">
            <text:p>103.825</text:p>
          </table:table-cell>
          <table:table-cell table:formula="of:=[.D133]-[.F133]" office:value-type="float" office:value="18.1753623746398">
            <text:p>18.175</text:p>
          </table:table-cell>
          <table:table-cell table:style-name="ce2" table:formula="of:=[.D133]-[.$F$4]*(1-EXP(-[.D133]/[.$F$4]))" office:value-type="float" office:value="18.2951936171319">
            <text:p>18.2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">
            <text:p>123</text:p>
          </table:table-cell>
          <table:table-cell table:formula="of:=[.E133]*[.$F$5]" office:value-type="float" office:value="0.713588529963362">
            <text:p>0.714</text:p>
          </table:table-cell>
          <table:table-cell table:formula="of:=[.$F$4]*(1-[.E134])" office:value-type="float" office:value="104.540186563373">
            <text:p>104.540</text:p>
          </table:table-cell>
          <table:table-cell table:formula="of:=[.D134]-[.F134]" office:value-type="float" office:value="18.4598134366271">
            <text:p>18.460</text:p>
          </table:table-cell>
          <table:table-cell table:style-name="ce2" table:formula="of:=[.D134]-[.$F$4]*(1-EXP(-[.D134]/[.$F$4]))" office:value-type="float" office:value="18.5802961331414">
            <text:p>18.5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4">
            <text:p>124</text:p>
          </table:table-cell>
          <table:table-cell table:formula="of:=[.E134]*[.$F$5]" office:value-type="float" office:value="0.711633492894969">
            <text:p>0.712</text:p>
          </table:table-cell>
          <table:table-cell table:formula="of:=[.$F$4]*(1-[.E135])" office:value-type="float" office:value="105.253775093336">
            <text:p>105.254</text:p>
          </table:table-cell>
          <table:table-cell table:formula="of:=[.D135]-[.F135]" office:value-type="float" office:value="18.7462249066638">
            <text:p>18.746</text:p>
          </table:table-cell>
          <table:table-cell table:style-name="ce2" table:formula="of:=[.D135]-[.$F$4]*(1-EXP(-[.D135]/[.$F$4]))" office:value-type="float" office:value="18.8673545917977">
            <text:p>18.8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5">
            <text:p>125</text:p>
          </table:table-cell>
          <table:table-cell table:formula="of:=[.E135]*[.$F$5]" office:value-type="float" office:value="0.709683812092517">
            <text:p>0.710</text:p>
          </table:table-cell>
          <table:table-cell table:formula="of:=[.$F$4]*(1-[.E136])" office:value-type="float" office:value="105.965408586231">
            <text:p>105.965</text:p>
          </table:table-cell>
          <table:table-cell table:formula="of:=[.D136]-[.F136]" office:value-type="float" office:value="19.0345914137688">
            <text:p>19.035</text:p>
          </table:table-cell>
          <table:table-cell table:style-name="ce2" table:formula="of:=[.D136]-[.$F$4]*(1-EXP(-[.D136]/[.$F$4]))" office:value-type="float" office:value="19.156363641688">
            <text:p>19.1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6">
            <text:p>126</text:p>
          </table:table-cell>
          <table:table-cell table:formula="of:=[.E136]*[.$F$5]" office:value-type="float" office:value="0.707739472881305">
            <text:p>0.708</text:p>
          </table:table-cell>
          <table:table-cell table:formula="of:=[.$F$4]*(1-[.E137])" office:value-type="float" office:value="106.675092398324">
            <text:p>106.675</text:p>
          </table:table-cell>
          <table:table-cell table:formula="of:=[.D137]-[.F137]" office:value-type="float" office:value="19.3249076016763">
            <text:p>19.325</text:p>
          </table:table-cell>
          <table:table-cell table:style-name="ce2" table:formula="of:=[.D137]-[.$F$4]*(1-EXP(-[.D137]/[.$F$4]))" office:value-type="float" office:value="19.4473179460405">
            <text:p>19.4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7">
            <text:p>127</text:p>
          </table:table-cell>
          <table:table-cell table:formula="of:=[.E137]*[.$F$5]" office:value-type="float" office:value="0.705800460626836">
            <text:p>0.706</text:p>
          </table:table-cell>
          <table:table-cell table:formula="of:=[.$F$4]*(1-[.E138])" office:value-type="float" office:value="107.382831871205">
            <text:p>107.383</text:p>
          </table:table-cell>
          <table:table-cell table:formula="of:=[.D138]-[.F138]" office:value-type="float" office:value="19.617168128795">
            <text:p>19.617</text:p>
          </table:table-cell>
          <table:table-cell table:style-name="ce2" table:formula="of:=[.D138]-[.$F$4]*(1-EXP(-[.D138]/[.$F$4]))" office:value-type="float" office:value="19.7402121826852">
            <text:p>19.74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8">
            <text:p>128</text:p>
          </table:table-cell>
          <table:table-cell table:formula="of:=[.E138]*[.$F$5]" office:value-type="float" office:value="0.703866760734707">
            <text:p>0.704</text:p>
          </table:table-cell>
          <table:table-cell table:formula="of:=[.$F$4]*(1-[.E139])" office:value-type="float" office:value="108.088632331832">
            <text:p>108.089</text:p>
          </table:table-cell>
          <table:table-cell table:formula="of:=[.D139]-[.F139]" office:value-type="float" office:value="19.9113676681681">
            <text:p>19.911</text:p>
          </table:table-cell>
          <table:table-cell table:style-name="ce2" table:formula="of:=[.D139]-[.$F$4]*(1-EXP(-[.D139]/[.$F$4]))" office:value-type="float" office:value="20.0350410440129">
            <text:p>20.0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9">
            <text:p>129</text:p>
          </table:table-cell>
          <table:table-cell table:formula="of:=[.E139]*[.$F$5]" office:value-type="float" office:value="0.701938358650503">
            <text:p>0.702</text:p>
          </table:table-cell>
          <table:table-cell table:formula="of:=[.$F$4]*(1-[.E140])" office:value-type="float" office:value="108.792499092567">
            <text:p>108.792</text:p>
          </table:table-cell>
          <table:table-cell table:formula="of:=[.D140]-[.F140]" office:value-type="float" office:value="20.2075009074334">
            <text:p>20.208</text:p>
          </table:table-cell>
          <table:table-cell table:style-name="ce2" table:formula="of:=[.D140]-[.$F$4]*(1-EXP(-[.D140]/[.$F$4]))" office:value-type="float" office:value="20.3317992369361">
            <text:p>20.3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0">
            <text:p>130</text:p>
          </table:table-cell>
          <table:table-cell table:formula="of:=[.E140]*[.$F$5]" office:value-type="float" office:value="0.700015239859679">
            <text:p>0.700</text:p>
          </table:table-cell>
          <table:table-cell table:formula="of:=[.$F$4]*(1-[.E141])" office:value-type="float" office:value="109.494437451217">
            <text:p>109.494</text:p>
          </table:table-cell>
          <table:table-cell table:formula="of:=[.D141]-[.F141]" office:value-type="float" office:value="20.5055625487829">
            <text:p>20.506</text:p>
          </table:table-cell>
          <table:table-cell table:style-name="ce2" table:formula="of:=[.D141]-[.$F$4]*(1-EXP(-[.D141]/[.$F$4]))" office:value-type="float" office:value="20.6304814828493">
            <text:p>20.6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1">
            <text:p>131</text:p>
          </table:table-cell>
          <table:table-cell table:formula="of:=[.E141]*[.$F$5]" office:value-type="float" office:value="0.698097389887461">
            <text:p>0.698</text:p>
          </table:table-cell>
          <table:table-cell table:formula="of:=[.$F$4]*(1-[.E142])" office:value-type="float" office:value="110.194452691077">
            <text:p>110.194</text:p>
          </table:table-cell>
          <table:table-cell table:formula="of:=[.D142]-[.F142]" office:value-type="float" office:value="20.8055473089233">
            <text:p>20.806</text:p>
          </table:table-cell>
          <table:table-cell table:style-name="ce2" table:formula="of:=[.D142]-[.$F$4]*(1-EXP(-[.D142]/[.$F$4]))" office:value-type="float" office:value="20.9310825175887">
            <text:p>20.9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2">
            <text:p>132</text:p>
          </table:table-cell>
          <table:table-cell table:formula="of:=[.E142]*[.$F$5]" office:value-type="float" office:value="0.696184794298728">
            <text:p>0.696</text:p>
          </table:table-cell>
          <table:table-cell table:formula="of:=[.$F$4]*(1-[.E143])" office:value-type="float" office:value="110.892550080964">
            <text:p>110.893</text:p>
          </table:table-cell>
          <table:table-cell table:formula="of:=[.D143]-[.F143]" office:value-type="float" office:value="21.1074499190358">
            <text:p>21.107</text:p>
          </table:table-cell>
          <table:table-cell table:style-name="ce2" table:formula="of:=[.D143]-[.$F$4]*(1-EXP(-[.D143]/[.$F$4]))" office:value-type="float" office:value="21.2335970913934">
            <text:p>21.2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3">
            <text:p>133</text:p>
          </table:table-cell>
          <table:table-cell table:formula="of:=[.E143]*[.$F$5]" office:value-type="float" office:value="0.69427743869791">
            <text:p>0.694</text:p>
          </table:table-cell>
          <table:table-cell table:formula="of:=[.$F$4]*(1-[.E144])" office:value-type="float" office:value="111.588734875263">
            <text:p>111.589</text:p>
          </table:table-cell>
          <table:table-cell table:formula="of:=[.D144]-[.F144]" office:value-type="float" office:value="21.411265124737">
            <text:p>21.411</text:p>
          </table:table-cell>
          <table:table-cell table:style-name="ce2" table:formula="of:=[.D144]-[.$F$4]*(1-EXP(-[.D144]/[.$F$4]))" office:value-type="float" office:value="21.5380199688658">
            <text:p>21.5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4">
            <text:p>134</text:p>
          </table:table-cell>
          <table:table-cell table:formula="of:=[.E144]*[.$F$5]" office:value-type="float" office:value="0.692375308728874">
            <text:p>0.692</text:p>
          </table:table-cell>
          <table:table-cell table:formula="of:=[.$F$4]*(1-[.E145])" office:value-type="float" office:value="112.283012313961">
            <text:p>112.283</text:p>
          </table:table-cell>
          <table:table-cell table:formula="of:=[.D145]-[.F145]" office:value-type="float" office:value="21.7169876860391">
            <text:p>21.717</text:p>
          </table:table-cell>
          <table:table-cell table:style-name="ce2" table:formula="of:=[.D145]-[.$F$4]*(1-EXP(-[.D145]/[.$F$4]))" office:value-type="float" office:value="21.844345928932">
            <text:p>21.8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5">
            <text:p>135</text:p>
          </table:table-cell>
          <table:table-cell table:formula="of:=[.E145]*[.$F$5]" office:value-type="float" office:value="0.690478390074823">
            <text:p>0.690</text:p>
          </table:table-cell>
          <table:table-cell table:formula="of:=[.$F$4]*(1-[.E146])" office:value-type="float" office:value="112.97538762269">
            <text:p>112.975</text:p>
          </table:table-cell>
          <table:table-cell table:formula="of:=[.D146]-[.F146]" office:value-type="float" office:value="22.0246123773102">
            <text:p>22.025</text:p>
          </table:table-cell>
          <table:table-cell table:style-name="ce2" table:formula="of:=[.D146]-[.$F$4]*(1-EXP(-[.D146]/[.$F$4]))" office:value-type="float" office:value="22.1525697648029">
            <text:p>22.1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6">
            <text:p>136</text:p>
          </table:table-cell>
          <table:table-cell table:formula="of:=[.E146]*[.$F$5]" office:value-type="float" office:value="0.688586668458179">
            <text:p>0.689</text:p>
          </table:table-cell>
          <table:table-cell table:formula="of:=[.$F$4]*(1-[.E147])" office:value-type="float" office:value="113.665866012765">
            <text:p>113.666</text:p>
          </table:table-cell>
          <table:table-cell table:formula="of:=[.D147]-[.F147]" office:value-type="float" office:value="22.3341339872354">
            <text:p>22.334</text:p>
          </table:table-cell>
          <table:table-cell table:style-name="ce2" table:formula="of:=[.D147]-[.$F$4]*(1-EXP(-[.D147]/[.$F$4]))" office:value-type="float" office:value="22.4626862839351">
            <text:p>22.4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7">
            <text:p>137</text:p>
          </table:table-cell>
          <table:table-cell table:formula="of:=[.E147]*[.$F$5]" office:value-type="float" office:value="0.686700129640486">
            <text:p>0.687</text:p>
          </table:table-cell>
          <table:table-cell table:formula="of:=[.$F$4]*(1-[.E148])" office:value-type="float" office:value="114.354452681223">
            <text:p>114.354</text:p>
          </table:table-cell>
          <table:table-cell table:formula="of:=[.D148]-[.F148]" office:value-type="float" office:value="22.6455473187773">
            <text:p>22.646</text:p>
          </table:table-cell>
          <table:table-cell table:style-name="ce2" table:formula="of:=[.D148]-[.$F$4]*(1-EXP(-[.D148]/[.$F$4]))" office:value-type="float" office:value="22.7746903079918">
            <text:p>22.7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8">
            <text:p>138</text:p>
          </table:table-cell>
          <table:table-cell table:formula="of:=[.E148]*[.$F$5]" office:value-type="float" office:value="0.684818759422293">
            <text:p>0.685</text:p>
          </table:table-cell>
          <table:table-cell table:formula="of:=[.$F$4]*(1-[.E149])" office:value-type="float" office:value="115.041152810863">
            <text:p>115.041</text:p>
          </table:table-cell>
          <table:table-cell table:formula="of:=[.D149]-[.F149]" office:value-type="float" office:value="22.9588471891368">
            <text:p>22.959</text:p>
          </table:table-cell>
          <table:table-cell table:style-name="ce2" table:formula="of:=[.D149]-[.$F$4]*(1-EXP(-[.D149]/[.$F$4]))" office:value-type="float" office:value="23.0885766728043">
            <text:p>23.0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9">
            <text:p>139</text:p>
          </table:table-cell>
          <table:table-cell table:formula="of:=[.E149]*[.$F$5]" office:value-type="float" office:value="0.682942543643053">
            <text:p>0.683</text:p>
          </table:table-cell>
          <table:table-cell table:formula="of:=[.$F$4]*(1-[.E150])" office:value-type="float" office:value="115.725971570286">
            <text:p>115.726</text:p>
          </table:table-cell>
          <table:table-cell table:formula="of:=[.D150]-[.F150]" office:value-type="float" office:value="23.2740284297145">
            <text:p>23.274</text:p>
          </table:table-cell>
          <table:table-cell table:style-name="ce2" table:formula="of:=[.D150]-[.$F$4]*(1-EXP(-[.D150]/[.$F$4]))" office:value-type="float" office:value="23.4043402283324">
            <text:p>23.4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0">
            <text:p>140</text:p>
          </table:table-cell>
          <table:table-cell table:formula="of:=[.E150]*[.$F$5]" office:value-type="float" office:value="0.681071468181018">
            <text:p>0.681</text:p>
          </table:table-cell>
          <table:table-cell table:formula="of:=[.$F$4]*(1-[.E151])" office:value-type="float" office:value="116.408914113929">
            <text:p>116.409</text:p>
          </table:table-cell>
          <table:table-cell table:formula="of:=[.D151]-[.F151]" office:value-type="float" office:value="23.5910858860714">
            <text:p>23.591</text:p>
          </table:table-cell>
          <table:table-cell table:style-name="ce2" table:formula="of:=[.D151]-[.$F$4]*(1-EXP(-[.D151]/[.$F$4]))" office:value-type="float" office:value="23.7219758386268">
            <text:p>23.7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1">
            <text:p>141</text:p>
          </table:table-cell>
          <table:table-cell table:formula="of:=[.E151]*[.$F$5]" office:value-type="float" office:value="0.679205518953124">
            <text:p>0.679</text:p>
          </table:table-cell>
          <table:table-cell table:formula="of:=[.$F$4]*(1-[.E152])" office:value-type="float" office:value="117.08998558211">
            <text:p>117.090</text:p>
          </table:table-cell>
          <table:table-cell table:formula="of:=[.D152]-[.F152]" office:value-type="float" office:value="23.9100144178904">
            <text:p>23.910</text:p>
          </table:table-cell>
          <table:table-cell table:style-name="ce2" table:formula="of:=[.D152]-[.$F$4]*(1-EXP(-[.D152]/[.$F$4]))" office:value-type="float" office:value="24.0414783817898">
            <text:p>24.0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2">
            <text:p>142</text:p>
          </table:table-cell>
          <table:table-cell table:formula="of:=[.E152]*[.$F$5]" office:value-type="float" office:value="0.677344681914897">
            <text:p>0.677</text:p>
          </table:table-cell>
          <table:table-cell table:formula="of:=[.$F$4]*(1-[.E153])" office:value-type="float" office:value="117.769191101063">
            <text:p>117.769</text:p>
          </table:table-cell>
          <table:table-cell table:formula="of:=[.D153]-[.F153]" office:value-type="float" office:value="24.2308088989373">
            <text:p>24.231</text:p>
          </table:table-cell>
          <table:table-cell table:style-name="ce2" table:formula="of:=[.D153]-[.$F$4]*(1-EXP(-[.D153]/[.$F$4]))" office:value-type="float" office:value="24.3628427499371">
            <text:p>24.3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3">
            <text:p>143</text:p>
          </table:table-cell>
          <table:table-cell table:formula="of:=[.E153]*[.$F$5]" office:value-type="float" office:value="0.675488943060335">
            <text:p>0.675</text:p>
          </table:table-cell>
          <table:table-cell table:formula="of:=[.$F$4]*(1-[.E154])" office:value-type="float" office:value="118.446535782978">
            <text:p>118.447</text:p>
          </table:table-cell>
          <table:table-cell table:formula="of:=[.D154]-[.F154]" office:value-type="float" office:value="24.5534642170224">
            <text:p>24.553</text:p>
          </table:table-cell>
          <table:table-cell table:style-name="ce2" table:formula="of:=[.D154]-[.$F$4]*(1-EXP(-[.D154]/[.$F$4]))" office:value-type="float" office:value="24.6860638491594">
            <text:p>24.6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4">
            <text:p>144</text:p>
          </table:table-cell>
          <table:table-cell table:formula="of:=[.E154]*[.$F$5]" office:value-type="float" office:value="0.673638288421814">
            <text:p>0.674</text:p>
          </table:table-cell>
          <table:table-cell table:formula="of:=[.$F$4]*(1-[.E155])" office:value-type="float" office:value="119.122024726038">
            <text:p>119.122</text:p>
          </table:table-cell>
          <table:table-cell table:formula="of:=[.D155]-[.F155]" office:value-type="float" office:value="24.8779752739621">
            <text:p>24.878</text:p>
          </table:table-cell>
          <table:table-cell table:style-name="ce2" table:formula="of:=[.D155]-[.$F$4]*(1-EXP(-[.D155]/[.$F$4]))" office:value-type="float" office:value="25.0111365994845">
            <text:p>25.0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5">
            <text:p>145</text:p>
          </table:table-cell>
          <table:table-cell table:formula="of:=[.E155]*[.$F$5]" office:value-type="float" office:value="0.671792704069973">
            <text:p>0.672</text:p>
          </table:table-cell>
          <table:table-cell table:formula="of:=[.$F$4]*(1-[.E156])" office:value-type="float" office:value="119.79566301446">
            <text:p>119.796</text:p>
          </table:table-cell>
          <table:table-cell table:formula="of:=[.D156]-[.F156]" office:value-type="float" office:value="25.2043369855403">
            <text:p>25.204</text:p>
          </table:table-cell>
          <table:table-cell table:style-name="ce2" table:formula="of:=[.D156]-[.$F$4]*(1-EXP(-[.D156]/[.$F$4]))" office:value-type="float" office:value="25.3380559348385">
            <text:p>25.3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6">
            <text:p>146</text:p>
          </table:table-cell>
          <table:table-cell table:formula="of:=[.E156]*[.$F$5]" office:value-type="float" office:value="0.669952176113617">
            <text:p>0.670</text:p>
          </table:table-cell>
          <table:table-cell table:formula="of:=[.$F$4]*(1-[.E157])" office:value-type="float" office:value="120.46745571853">
            <text:p>120.467</text:p>
          </table:table-cell>
          <table:table-cell table:formula="of:=[.D157]-[.F157]" office:value-type="float" office:value="25.5325442814703">
            <text:p>25.533</text:p>
          </table:table-cell>
          <table:table-cell table:style-name="ce2" table:formula="of:=[.D157]-[.$F$4]*(1-EXP(-[.D157]/[.$F$4]))" office:value-type="float" office:value="25.6668168030084">
            <text:p>25.6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7">
            <text:p>147</text:p>
          </table:table-cell>
          <table:table-cell table:formula="of:=[.E157]*[.$F$5]" office:value-type="float" office:value="0.668116690699607">
            <text:p>0.668</text:p>
          </table:table-cell>
          <table:table-cell table:formula="of:=[.$F$4]*(1-[.E158])" office:value-type="float" office:value="121.137407894643">
            <text:p>121.137</text:p>
          </table:table-cell>
          <table:table-cell table:formula="of:=[.D158]-[.F158]" office:value-type="float" office:value="25.8625921053567">
            <text:p>25.863</text:p>
          </table:table-cell>
          <table:table-cell table:style-name="ce2" table:formula="of:=[.D158]-[.$F$4]*(1-EXP(-[.D158]/[.$F$4]))" office:value-type="float" office:value="25.9974141656038">
            <text:p>25.9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8">
            <text:p>148</text:p>
          </table:table-cell>
          <table:table-cell table:formula="of:=[.E158]*[.$F$5]" office:value-type="float" office:value="0.666286234012759">
            <text:p>0.666</text:p>
          </table:table-cell>
          <table:table-cell table:formula="of:=[.$F$4]*(1-[.E159])" office:value-type="float" office:value="121.805524585343">
            <text:p>121.806</text:p>
          </table:table-cell>
          <table:table-cell table:formula="of:=[.D159]-[.F159]" office:value-type="float" office:value="26.1944754146571">
            <text:p>26.194</text:p>
          </table:table-cell>
          <table:table-cell table:style-name="ce2" table:formula="of:=[.D159]-[.$F$4]*(1-EXP(-[.D159]/[.$F$4]))" office:value-type="float" office:value="26.3298429980193">
            <text:p>26.3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49">
            <text:p>149</text:p>
          </table:table-cell>
          <table:table-cell table:formula="of:=[.E159]*[.$F$5]" office:value-type="float" office:value="0.664460792275738">
            <text:p>0.664</text:p>
          </table:table-cell>
          <table:table-cell table:formula="of:=[.$F$4]*(1-[.E160])" office:value-type="float" office:value="122.471810819356">
            <text:p>122.472</text:p>
          </table:table-cell>
          <table:table-cell table:formula="of:=[.D160]-[.F160]" office:value-type="float" office:value="26.5281891806443">
            <text:p>26.528</text:p>
          </table:table-cell>
          <table:table-cell table:style-name="ce2" table:formula="of:=[.D160]-[.$F$4]*(1-EXP(-[.D160]/[.$F$4]))" office:value-type="float" office:value="26.6640982893968">
            <text:p>26.6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0">
            <text:p>150</text:p>
          </table:table-cell>
          <table:table-cell table:formula="of:=[.E160]*[.$F$5]" office:value-type="float" office:value="0.662640351748955">
            <text:p>0.663</text:p>
          </table:table-cell>
          <table:table-cell table:formula="of:=[.$F$4]*(1-[.E161])" office:value-type="float" office:value="123.136271611631">
            <text:p>123.136</text:p>
          </table:table-cell>
          <table:table-cell table:formula="of:=[.D161]-[.F161]" office:value-type="float" office:value="26.8637283883686">
            <text:p>26.864</text:p>
          </table:table-cell>
          <table:table-cell table:style-name="ce2" table:formula="of:=[.D161]-[.$F$4]*(1-EXP(-[.D161]/[.$F$4]))" office:value-type="float" office:value="27.0001750425876">
            <text:p>27.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1">
            <text:p>151</text:p>
          </table:table-cell>
          <table:table-cell table:formula="of:=[.E161]*[.$F$5]" office:value-type="float" office:value="0.660824898730465">
            <text:p>0.661</text:p>
          </table:table-cell>
          <table:table-cell table:formula="of:=[.$F$4]*(1-[.E162])" office:value-type="float" office:value="123.79891196338">
            <text:p>123.799</text:p>
          </table:table-cell>
          <table:table-cell table:formula="of:=[.D162]-[.F162]" office:value-type="float" office:value="27.2010880366197">
            <text:p>27.201</text:p>
          </table:table-cell>
          <table:table-cell table:style-name="ce2" table:formula="of:=[.D162]-[.$F$4]*(1-EXP(-[.D162]/[.$F$4]))" office:value-type="float" office:value="27.3380682741151">
            <text:p>27.3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2">
            <text:p>152</text:p>
          </table:table-cell>
          <table:table-cell table:formula="of:=[.E162]*[.$F$5]" office:value-type="float" office:value="0.659014419555861">
            <text:p>0.659</text:p>
          </table:table-cell>
          <table:table-cell table:formula="of:=[.$F$4]*(1-[.E163])" office:value-type="float" office:value="124.459736862111">
            <text:p>124.460</text:p>
          </table:table-cell>
          <table:table-cell table:formula="of:=[.D163]-[.F163]" office:value-type="float" office:value="27.5402631378892">
            <text:p>27.540</text:p>
          </table:table-cell>
          <table:table-cell table:style-name="ce2" table:formula="of:=[.D163]-[.$F$4]*(1-EXP(-[.D163]/[.$F$4]))" office:value-type="float" office:value="27.6777730141376">
            <text:p>27.6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3">
            <text:p>153</text:p>
          </table:table-cell>
          <table:table-cell table:formula="of:=[.E163]*[.$F$5]" office:value-type="float" office:value="0.657208900598173">
            <text:p>0.657</text:p>
          </table:table-cell>
          <table:table-cell table:formula="of:=[.$F$4]*(1-[.E164])" office:value-type="float" office:value="125.118751281667">
            <text:p>125.119</text:p>
          </table:table-cell>
          <table:table-cell table:formula="of:=[.D164]-[.F164]" office:value-type="float" office:value="27.8812487183333">
            <text:p>27.881</text:p>
          </table:table-cell>
          <table:table-cell table:style-name="ce2" table:formula="of:=[.D164]-[.$F$4]*(1-EXP(-[.D164]/[.$F$4]))" office:value-type="float" office:value="28.0192843064105">
            <text:p>28.0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4">
            <text:p>154</text:p>
          </table:table-cell>
          <table:table-cell table:formula="of:=[.E164]*[.$F$5]" office:value-type="float" office:value="0.655408328267767">
            <text:p>0.655</text:p>
          </table:table-cell>
          <table:table-cell table:formula="of:=[.$F$4]*(1-[.E165])" office:value-type="float" office:value="125.775960182265">
            <text:p>125.776</text:p>
          </table:table-cell>
          <table:table-cell table:formula="of:=[.D165]-[.F165]" office:value-type="float" office:value="28.2240398177351">
            <text:p>28.224</text:p>
          </table:table-cell>
          <table:table-cell table:style-name="ce2" table:formula="of:=[.D165]-[.$F$4]*(1-EXP(-[.D165]/[.$F$4]))" office:value-type="float" office:value="28.3625972082494">
            <text:p>28.3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5">
            <text:p>155</text:p>
          </table:table-cell>
          <table:table-cell table:formula="of:=[.E165]*[.$F$5]" office:value-type="float" office:value="0.653612689012239">
            <text:p>0.654</text:p>
          </table:table-cell>
          <table:table-cell table:formula="of:=[.$F$4]*(1-[.E166])" office:value-type="float" office:value="126.431368510533">
            <text:p>126.431</text:p>
          </table:table-cell>
          <table:table-cell table:formula="of:=[.D166]-[.F166]" office:value-type="float" office:value="28.5686314894674">
            <text:p>28.569</text:p>
          </table:table-cell>
          <table:table-cell table:style-name="ce2" table:formula="of:=[.D166]-[.$F$4]*(1-EXP(-[.D166]/[.$F$4]))" office:value-type="float" office:value="28.7077067904932">
            <text:p>28.7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6">
            <text:p>156</text:p>
          </table:table-cell>
          <table:table-cell table:formula="of:=[.E166]*[.$F$5]" office:value-type="float" office:value="0.651821969316315">
            <text:p>0.652</text:p>
          </table:table-cell>
          <table:table-cell table:formula="of:=[.$F$4]*(1-[.E167])" office:value-type="float" office:value="127.084981199545">
            <text:p>127.085</text:p>
          </table:table-cell>
          <table:table-cell table:formula="of:=[.D167]-[.F167]" office:value-type="float" office:value="28.9150188004551">
            <text:p>28.915</text:p>
          </table:table-cell>
          <table:table-cell table:style-name="ce2" table:formula="of:=[.D167]-[.$F$4]*(1-EXP(-[.D167]/[.$F$4]))" office:value-type="float" office:value="29.0546081374666">
            <text:p>29.0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7">
            <text:p>157</text:p>
          </table:table-cell>
          <table:table-cell table:formula="of:=[.E167]*[.$F$5]" office:value-type="float" office:value="0.65003615570175">
            <text:p>0.650</text:p>
          </table:table-cell>
          <table:table-cell table:formula="of:=[.$F$4]*(1-[.E168])" office:value-type="float" office:value="127.736803168861">
            <text:p>127.737</text:p>
          </table:table-cell>
          <table:table-cell table:formula="of:=[.D168]-[.F168]" office:value-type="float" office:value="29.2631968311388">
            <text:p>29.263</text:p>
          </table:table-cell>
          <table:table-cell table:style-name="ce2" table:formula="of:=[.D168]-[.$F$4]*(1-EXP(-[.D168]/[.$F$4]))" office:value-type="float" office:value="29.4032963469435">
            <text:p>29.4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8">
            <text:p>158</text:p>
          </table:table-cell>
          <table:table-cell table:formula="of:=[.E168]*[.$F$5]" office:value-type="float" office:value="0.648255234727225">
            <text:p>0.648</text:p>
          </table:table-cell>
          <table:table-cell table:formula="of:=[.$F$4]*(1-[.E169])" office:value-type="float" office:value="128.386839324563">
            <text:p>128.387</text:p>
          </table:table-cell>
          <table:table-cell table:formula="of:=[.D169]-[.F169]" office:value-type="float" office:value="29.6131606754371">
            <text:p>29.613</text:p>
          </table:table-cell>
          <table:table-cell table:style-name="ce2" table:formula="of:=[.D169]-[.$F$4]*(1-EXP(-[.D169]/[.$F$4]))" office:value-type="float" office:value="29.7537665301105">
            <text:p>29.7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9">
            <text:p>159</text:p>
          </table:table-cell>
          <table:table-cell table:formula="of:=[.E169]*[.$F$5]" office:value-type="float" office:value="0.646479192988246">
            <text:p>0.646</text:p>
          </table:table-cell>
          <table:table-cell table:formula="of:=[.$F$4]*(1-[.E170])" office:value-type="float" office:value="129.03509455929">
            <text:p>129.035</text:p>
          </table:table-cell>
          <table:table-cell table:formula="of:=[.D170]-[.F170]" office:value-type="float" office:value="29.9649054407099">
            <text:p>29.965</text:p>
          </table:table-cell>
          <table:table-cell table:style-name="ce2" table:formula="of:=[.D170]-[.$F$4]*(1-EXP(-[.D170]/[.$F$4]))" office:value-type="float" office:value="30.1060138115294">
            <text:p>30.1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0">
            <text:p>160</text:p>
          </table:table-cell>
          <table:table-cell table:formula="of:=[.E170]*[.$F$5]" office:value-type="float" office:value="0.644708017117045">
            <text:p>0.645</text:p>
          </table:table-cell>
          <table:table-cell table:formula="of:=[.$F$4]*(1-[.E171])" office:value-type="float" office:value="129.681573752278">
            <text:p>129.682</text:p>
          </table:table-cell>
          <table:table-cell table:formula="of:=[.D171]-[.F171]" office:value-type="float" office:value="30.3184262477216">
            <text:p>30.318</text:p>
          </table:table-cell>
          <table:table-cell table:style-name="ce2" table:formula="of:=[.D171]-[.$F$4]*(1-EXP(-[.D171]/[.$F$4]))" office:value-type="float" office:value="30.4600333291015">
            <text:p>30.4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1">
            <text:p>161</text:p>
          </table:table-cell>
          <table:table-cell table:formula="of:=[.E171]*[.$F$5]" office:value-type="float" office:value="0.642941693782478">
            <text:p>0.643</text:p>
          </table:table-cell>
          <table:table-cell table:formula="of:=[.$F$4]*(1-[.E172])" office:value-type="float" office:value="130.326281769395">
            <text:p>130.326</text:p>
          </table:table-cell>
          <table:table-cell table:formula="of:=[.D172]-[.F172]" office:value-type="float" office:value="30.6737182306045">
            <text:p>30.674</text:p>
          </table:table-cell>
          <table:table-cell table:style-name="ce2" table:formula="of:=[.D172]-[.$F$4]*(1-EXP(-[.D172]/[.$F$4]))" office:value-type="float" office:value="30.8158202340303">
            <text:p>30.8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2">
            <text:p>162</text:p>
          </table:table-cell>
          <table:table-cell table:formula="of:=[.E172]*[.$F$5]" office:value-type="float" office:value="0.641180209689924">
            <text:p>0.641</text:p>
          </table:table-cell>
          <table:table-cell table:formula="of:=[.$F$4]*(1-[.E173])" office:value-type="float" office:value="130.969223463178">
            <text:p>130.969</text:p>
          </table:table-cell>
          <table:table-cell table:formula="of:=[.D173]-[.F173]" office:value-type="float" office:value="31.0307765368221">
            <text:p>31.031</text:p>
          </table:table-cell>
          <table:table-cell table:style-name="ce2" table:formula="of:=[.D173]-[.$F$4]*(1-EXP(-[.D173]/[.$F$4]))" office:value-type="float" office:value="31.1733696907858">
            <text:p>31.1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3">
            <text:p>163</text:p>
          </table:table-cell>
          <table:table-cell table:formula="of:=[.E173]*[.$F$5]" office:value-type="float" office:value="0.639423551581184">
            <text:p>0.639</text:p>
          </table:table-cell>
          <table:table-cell table:formula="of:=[.$F$4]*(1-[.E174])" office:value-type="float" office:value="131.610403672868">
            <text:p>131.610</text:p>
          </table:table-cell>
          <table:table-cell table:formula="of:=[.D174]-[.F174]" office:value-type="float" office:value="31.3895963271322">
            <text:p>31.390</text:p>
          </table:table-cell>
          <table:table-cell table:style-name="ce2" table:formula="of:=[.D174]-[.$F$4]*(1-EXP(-[.D174]/[.$F$4]))" office:value-type="float" office:value="31.5326768770679">
            <text:p>31.5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4">
            <text:p>164</text:p>
          </table:table-cell>
          <table:table-cell table:formula="of:=[.E174]*[.$F$5]" office:value-type="float" office:value="0.637671706234386">
            <text:p>0.638</text:p>
          </table:table-cell>
          <table:table-cell table:formula="of:=[.$F$4]*(1-[.E175])" office:value-type="float" office:value="132.249827224449">
            <text:p>132.250</text:p>
          </table:table-cell>
          <table:table-cell table:formula="of:=[.D175]-[.F175]" office:value-type="float" office:value="31.750172775551">
            <text:p>31.750</text:p>
          </table:table-cell>
          <table:table-cell table:style-name="ce2" table:formula="of:=[.D175]-[.$F$4]*(1-EXP(-[.D175]/[.$F$4]))" office:value-type="float" office:value="31.89373698377">
            <text:p>31.8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5">
            <text:p>165</text:p>
          </table:table-cell>
          <table:table-cell table:formula="of:=[.E175]*[.$F$5]" office:value-type="float" office:value="0.635924660463881">
            <text:p>0.636</text:p>
          </table:table-cell>
          <table:table-cell table:formula="of:=[.$F$4]*(1-[.E176])" office:value-type="float" office:value="132.887498930683">
            <text:p>132.887</text:p>
          </table:table-cell>
          <table:table-cell table:formula="of:=[.D176]-[.F176]" office:value-type="float" office:value="32.1125010693166">
            <text:p>32.113</text:p>
          </table:table-cell>
          <table:table-cell table:style-name="ce2" table:formula="of:=[.D176]-[.$F$4]*(1-EXP(-[.D176]/[.$F$4]))" office:value-type="float" office:value="32.2565452149431">
            <text:p>32.2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6">
            <text:p>166</text:p>
          </table:table-cell>
          <table:table-cell table:formula="of:=[.E176]*[.$F$5]" office:value-type="float" office:value="0.634182401120145">
            <text:p>0.634</text:p>
          </table:table-cell>
          <table:table-cell table:formula="of:=[.$F$4]*(1-[.E177])" office:value-type="float" office:value="133.523423591147">
            <text:p>133.523</text:p>
          </table:table-cell>
          <table:table-cell table:formula="of:=[.D177]-[.F177]" office:value-type="float" office:value="32.4765764088528">
            <text:p>32.477</text:p>
          </table:table-cell>
          <table:table-cell table:style-name="ce2" table:formula="of:=[.D177]-[.$F$4]*(1-EXP(-[.D177]/[.$F$4]))" office:value-type="float" office:value="32.62109678776">
            <text:p>32.6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7">
            <text:p>167</text:p>
          </table:table-cell>
          <table:table-cell table:formula="of:=[.E177]*[.$F$5]" office:value-type="float" office:value="0.632444915089678">
            <text:p>0.632</text:p>
          </table:table-cell>
          <table:table-cell table:formula="of:=[.$F$4]*(1-[.E178])" office:value-type="float" office:value="134.157605992267">
            <text:p>134.158</text:p>
          </table:table-cell>
          <table:table-cell table:formula="of:=[.D178]-[.F178]" office:value-type="float" office:value="32.8423940077326">
            <text:p>32.842</text:p>
          </table:table-cell>
          <table:table-cell table:style-name="ce2" table:formula="of:=[.D178]-[.$F$4]*(1-EXP(-[.D178]/[.$F$4]))" office:value-type="float" office:value="32.9873869324792">
            <text:p>32.9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8">
            <text:p>168</text:p>
          </table:table-cell>
          <table:table-cell table:formula="of:=[.E178]*[.$F$5]" office:value-type="float" office:value="0.630712189294912">
            <text:p>0.631</text:p>
          </table:table-cell>
          <table:table-cell table:formula="of:=[.$F$4]*(1-[.E179])" office:value-type="float" office:value="134.790050907357">
            <text:p>134.790</text:p>
          </table:table-cell>
          <table:table-cell table:formula="of:=[.D179]-[.F179]" office:value-type="float" office:value="33.2099490926429">
            <text:p>33.210</text:p>
          </table:table-cell>
          <table:table-cell table:style-name="ce2" table:formula="of:=[.D179]-[.$F$4]*(1-EXP(-[.D179]/[.$F$4]))" office:value-type="float" office:value="33.3554108924087">
            <text:p>33.3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69">
            <text:p>169</text:p>
          </table:table-cell>
          <table:table-cell table:formula="of:=[.E179]*[.$F$5]" office:value-type="float" office:value="0.628984210694104">
            <text:p>0.629</text:p>
          </table:table-cell>
          <table:table-cell table:formula="of:=[.$F$4]*(1-[.E180])" office:value-type="float" office:value="135.420763096652">
            <text:p>135.421</text:p>
          </table:table-cell>
          <table:table-cell table:formula="of:=[.D180]-[.F180]" office:value-type="float" office:value="33.579236903348">
            <text:p>33.579</text:p>
          </table:table-cell>
          <table:table-cell table:style-name="ce2" table:formula="of:=[.D180]-[.$F$4]*(1-EXP(-[.D180]/[.$F$4]))" office:value-type="float" office:value="33.7251639238713">
            <text:p>33.7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0">
            <text:p>170</text:p>
          </table:table-cell>
          <table:table-cell table:formula="of:=[.E180]*[.$F$5]" office:value-type="float" office:value="0.627260966281244">
            <text:p>0.627</text:p>
          </table:table-cell>
          <table:table-cell table:formula="of:=[.$F$4]*(1-[.E181])" office:value-type="float" office:value="136.049747307346">
            <text:p>136.050</text:p>
          </table:table-cell>
          <table:table-cell table:formula="of:=[.D181]-[.F181]" office:value-type="float" office:value="33.9502526926539">
            <text:p>33.950</text:p>
          </table:table-cell>
          <table:table-cell table:style-name="ce2" table:formula="of:=[.D181]-[.$F$4]*(1-EXP(-[.D181]/[.$F$4]))" office:value-type="float" office:value="34.096641296168">
            <text:p>34.0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1">
            <text:p>171</text:p>
          </table:table-cell>
          <table:table-cell table:formula="of:=[.E181]*[.$F$5]" office:value-type="float" office:value="0.625542443085952">
            <text:p>0.626</text:p>
          </table:table-cell>
          <table:table-cell table:formula="of:=[.$F$4]*(1-[.E182])" office:value-type="float" office:value="136.677008273627">
            <text:p>136.677</text:p>
          </table:table-cell>
          <table:table-cell table:formula="of:=[.D182]-[.F182]" office:value-type="float" office:value="34.3229917263727">
            <text:p>34.323</text:p>
          </table:table-cell>
          <table:table-cell table:style-name="ce2" table:formula="of:=[.D182]-[.$F$4]*(1-EXP(-[.D182]/[.$F$4]))" office:value-type="float" office:value="34.4698382915429">
            <text:p>34.4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2">
            <text:p>172</text:p>
          </table:table-cell>
          <table:table-cell table:formula="of:=[.E182]*[.$F$5]" office:value-type="float" office:value="0.623828628173388">
            <text:p>0.624</text:p>
          </table:table-cell>
          <table:table-cell table:formula="of:=[.$F$4]*(1-[.E183])" office:value-type="float" office:value="137.302550716713">
            <text:p>137.303</text:p>
          </table:table-cell>
          <table:table-cell table:formula="of:=[.D183]-[.F183]" office:value-type="float" office:value="34.6974492832867">
            <text:p>34.697</text:p>
          </table:table-cell>
          <table:table-cell table:style-name="ce2" table:formula="of:=[.D183]-[.$F$4]*(1-EXP(-[.D183]/[.$F$4]))" office:value-type="float" office:value="34.8447502051479">
            <text:p>34.8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3">
            <text:p>173</text:p>
          </table:table-cell>
          <table:table-cell table:formula="of:=[.E183]*[.$F$5]" office:value-type="float" office:value="0.622119508644146">
            <text:p>0.622</text:p>
          </table:table-cell>
          <table:table-cell table:formula="of:=[.$F$4]*(1-[.E184])" office:value-type="float" office:value="137.926379344887">
            <text:p>137.926</text:p>
          </table:table-cell>
          <table:table-cell table:formula="of:=[.D184]-[.F184]" office:value-type="float" office:value="35.0736206551133">
            <text:p>35.074</text:p>
          </table:table-cell>
          <table:table-cell table:style-name="ce2" table:formula="of:=[.D184]-[.$F$4]*(1-EXP(-[.D184]/[.$F$4]))" office:value-type="float" office:value="35.2213723450071">
            <text:p>35.2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4">
            <text:p>174</text:p>
          </table:table-cell>
          <table:table-cell table:formula="of:=[.E184]*[.$F$5]" office:value-type="float" office:value="0.620415071634162">
            <text:p>0.620</text:p>
          </table:table-cell>
          <table:table-cell table:formula="of:=[.$F$4]*(1-[.E185])" office:value-type="float" office:value="138.548498853531">
            <text:p>138.548</text:p>
          </table:table-cell>
          <table:table-cell table:formula="of:=[.D185]-[.F185]" office:value-type="float" office:value="35.4515011464692">
            <text:p>35.452</text:p>
          </table:table-cell>
          <table:table-cell table:style-name="ce2" table:formula="of:=[.D185]-[.$F$4]*(1-EXP(-[.D185]/[.$F$4]))" office:value-type="float" office:value="35.5997000319819">
            <text:p>35.6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5">
            <text:p>175</text:p>
          </table:table-cell>
          <table:table-cell table:formula="of:=[.E185]*[.$F$5]" office:value-type="float" office:value="0.618715304314617">
            <text:p>0.619</text:p>
          </table:table-cell>
          <table:table-cell table:formula="of:=[.$F$4]*(1-[.E186])" office:value-type="float" office:value="139.168913925165">
            <text:p>139.169</text:p>
          </table:table-cell>
          <table:table-cell table:formula="of:=[.D186]-[.F186]" office:value-type="float" office:value="35.831086074835">
            <text:p>35.831</text:p>
          </table:table-cell>
          <table:table-cell table:style-name="ce2" table:formula="of:=[.D186]-[.$F$4]*(1-EXP(-[.D186]/[.$F$4]))" office:value-type="float" office:value="35.9797285997357">
            <text:p>35.9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6">
            <text:p>176</text:p>
          </table:table-cell>
          <table:table-cell table:formula="of:=[.E186]*[.$F$5]" office:value-type="float" office:value="0.617020193891837">
            <text:p>0.617</text:p>
          </table:table-cell>
          <table:table-cell table:formula="of:=[.$F$4]*(1-[.E187])" office:value-type="float" office:value="139.78762922948">
            <text:p>139.788</text:p>
          </table:table-cell>
          <table:table-cell table:formula="of:=[.D187]-[.F187]" office:value-type="float" office:value="36.2123707705204">
            <text:p>36.212</text:p>
          </table:table-cell>
          <table:table-cell table:style-name="ce2" table:formula="of:=[.D187]-[.$F$4]*(1-EXP(-[.D187]/[.$F$4]))" office:value-type="float" office:value="36.3614533946986">
            <text:p>36.3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7">
            <text:p>177</text:p>
          </table:table-cell>
          <table:table-cell table:formula="of:=[.E187]*[.$F$5]" office:value-type="float" office:value="0.615329727607201">
            <text:p>0.615</text:p>
          </table:table-cell>
          <table:table-cell table:formula="of:=[.$F$4]*(1-[.E188])" office:value-type="float" office:value="140.404649423371">
            <text:p>140.405</text:p>
          </table:table-cell>
          <table:table-cell table:formula="of:=[.D188]-[.F188]" office:value-type="float" office:value="36.5953505766286">
            <text:p>36.595</text:p>
          </table:table-cell>
          <table:table-cell table:style-name="ce2" table:formula="of:=[.D188]-[.$F$4]*(1-EXP(-[.D188]/[.$F$4]))" office:value-type="float" office:value="36.7448697760332">
            <text:p>36.7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8">
            <text:p>178</text:p>
          </table:table-cell>
          <table:table-cell table:formula="of:=[.E188]*[.$F$5]" office:value-type="float" office:value="0.613643892737045">
            <text:p>0.614</text:p>
          </table:table-cell>
          <table:table-cell table:formula="of:=[.$F$4]*(1-[.E189])" office:value-type="float" office:value="141.019979150979">
            <text:p>141.020</text:p>
          </table:table-cell>
          <table:table-cell table:formula="of:=[.D189]-[.F189]" office:value-type="float" office:value="36.9800208490213">
            <text:p>36.980</text:p>
          </table:table-cell>
          <table:table-cell table:style-name="ce2" table:formula="of:=[.D189]-[.$F$4]*(1-EXP(-[.D189]/[.$F$4]))" office:value-type="float" office:value="37.1299731155991">
            <text:p>37.1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79">
            <text:p>179</text:p>
          </table:table-cell>
          <table:table-cell table:formula="of:=[.E189]*[.$F$5]" office:value-type="float" office:value="0.61196267659256">
            <text:p>0.612</text:p>
          </table:table-cell>
          <table:table-cell table:formula="of:=[.$F$4]*(1-[.E190])" office:value-type="float" office:value="141.633623043716">
            <text:p>141.634</text:p>
          </table:table-cell>
          <table:table-cell table:formula="of:=[.D190]-[.F190]" office:value-type="float" office:value="37.3663769562843">
            <text:p>37.366</text:p>
          </table:table-cell>
          <table:table-cell table:style-name="ce2" table:formula="of:=[.D190]-[.$F$4]*(1-EXP(-[.D190]/[.$F$4]))" office:value-type="float" office:value="37.5167587979182">
            <text:p>37.5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0">
            <text:p>180</text:p>
          </table:table-cell>
          <table:table-cell table:formula="of:=[.E190]*[.$F$5]" office:value-type="float" office:value="0.610286066519703">
            <text:p>0.610</text:p>
          </table:table-cell>
          <table:table-cell table:formula="of:=[.$F$4]*(1-[.E191])" office:value-type="float" office:value="142.245585720308">
            <text:p>142.246</text:p>
          </table:table-cell>
          <table:table-cell table:formula="of:=[.D191]-[.F191]" office:value-type="float" office:value="37.7544142796917">
            <text:p>37.754</text:p>
          </table:table-cell>
          <table:table-cell table:style-name="ce2" table:formula="of:=[.D191]-[.$F$4]*(1-EXP(-[.D191]/[.$F$4]))" office:value-type="float" office:value="37.9052222201406">
            <text:p>37.9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1">
            <text:p>181</text:p>
          </table:table-cell>
          <table:table-cell table:formula="of:=[.E191]*[.$F$5]" office:value-type="float" office:value="0.608614049899102">
            <text:p>0.609</text:p>
          </table:table-cell>
          <table:table-cell table:formula="of:=[.$F$4]*(1-[.E192])" office:value-type="float" office:value="142.855871786828">
            <text:p>142.856</text:p>
          </table:table-cell>
          <table:table-cell table:formula="of:=[.D192]-[.F192]" office:value-type="float" office:value="38.1441282131721">
            <text:p>38.144</text:p>
          </table:table-cell>
          <table:table-cell table:style-name="ce2" table:formula="of:=[.D192]-[.$F$4]*(1-EXP(-[.D192]/[.$F$4]))" office:value-type="float" office:value="38.2953587920095">
            <text:p>38.2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2">
            <text:p>182</text:p>
          </table:table-cell>
          <table:table-cell table:formula="of:=[.E192]*[.$F$5]" office:value-type="float" office:value="0.606946614145953">
            <text:p>0.607</text:p>
          </table:table-cell>
          <table:table-cell table:formula="of:=[.$F$4]*(1-[.E193])" office:value-type="float" office:value="143.464485836727">
            <text:p>143.464</text:p>
          </table:table-cell>
          <table:table-cell table:formula="of:=[.D193]-[.F193]" office:value-type="float" office:value="38.5355141632729">
            <text:p>38.536</text:p>
          </table:table-cell>
          <table:table-cell table:style-name="ce2" table:formula="of:=[.D193]-[.$F$4]*(1-EXP(-[.D193]/[.$F$4]))" office:value-type="float" office:value="38.6871639358268">
            <text:p>38.6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3">
            <text:p>183</text:p>
          </table:table-cell>
          <table:table-cell table:formula="of:=[.E193]*[.$F$5]" office:value-type="float" office:value="0.605283746709937">
            <text:p>0.605</text:p>
          </table:table-cell>
          <table:table-cell table:formula="of:=[.$F$4]*(1-[.E194])" office:value-type="float" office:value="144.071432450873">
            <text:p>144.071</text:p>
          </table:table-cell>
          <table:table-cell table:formula="of:=[.D194]-[.F194]" office:value-type="float" office:value="38.928567549127">
            <text:p>38.929</text:p>
          </table:table-cell>
          <table:table-cell table:style-name="ce2" table:formula="of:=[.D194]-[.$F$4]*(1-EXP(-[.D194]/[.$F$4]))" office:value-type="float" office:value="39.0806330864192">
            <text:p>39.0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4">
            <text:p>184</text:p>
          </table:table-cell>
          <table:table-cell table:formula="of:=[.E194]*[.$F$5]" office:value-type="float" office:value="0.603625435075115">
            <text:p>0.604</text:p>
          </table:table-cell>
          <table:table-cell table:formula="of:=[.$F$4]*(1-[.E195])" office:value-type="float" office:value="144.676716197583">
            <text:p>144.677</text:p>
          </table:table-cell>
          <table:table-cell table:formula="of:=[.D195]-[.F195]" office:value-type="float" office:value="39.3232838024171">
            <text:p>39.323</text:p>
          </table:table-cell>
          <table:table-cell table:style-name="ce2" table:formula="of:=[.D195]-[.$F$4]*(1-EXP(-[.D195]/[.$F$4]))" office:value-type="float" office:value="39.4757616911034">
            <text:p>39.4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5">
            <text:p>185</text:p>
          </table:table-cell>
          <table:table-cell table:formula="of:=[.E195]*[.$F$5]" office:value-type="float" office:value="0.601971666759841">
            <text:p>0.602</text:p>
          </table:table-cell>
          <table:table-cell table:formula="of:=[.$F$4]*(1-[.E196])" office:value-type="float" office:value="145.280341632658">
            <text:p>145.280</text:p>
          </table:table-cell>
          <table:table-cell table:formula="of:=[.D196]-[.F196]" office:value-type="float" office:value="39.7196583673419">
            <text:p>39.720</text:p>
          </table:table-cell>
          <table:table-cell table:style-name="ce2" table:formula="of:=[.D196]-[.$F$4]*(1-EXP(-[.D196]/[.$F$4]))" office:value-type="float" office:value="39.872545209652">
            <text:p>39.8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6">
            <text:p>186</text:p>
          </table:table-cell>
          <table:table-cell table:formula="of:=[.E196]*[.$F$5]" office:value-type="float" office:value="0.600322429316663">
            <text:p>0.600</text:p>
          </table:table-cell>
          <table:table-cell table:formula="of:=[.$F$4]*(1-[.E197])" office:value-type="float" office:value="145.882313299418">
            <text:p>145.882</text:p>
          </table:table-cell>
          <table:table-cell table:formula="of:=[.D197]-[.F197]" office:value-type="float" office:value="40.1176867005821">
            <text:p>40.118</text:p>
          </table:table-cell>
          <table:table-cell table:style-name="ce2" table:formula="of:=[.D197]-[.$F$4]*(1-EXP(-[.D197]/[.$F$4]))" office:value-type="float" office:value="40.2709791142599">
            <text:p>40.2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7">
            <text:p>187</text:p>
          </table:table-cell>
          <table:table-cell table:formula="of:=[.E197]*[.$F$5]" office:value-type="float" office:value="0.598677710332234">
            <text:p>0.599</text:p>
          </table:table-cell>
          <table:table-cell table:formula="of:=[.$F$4]*(1-[.E198])" office:value-type="float" office:value="146.482635728735">
            <text:p>146.483</text:p>
          </table:table-cell>
          <table:table-cell table:formula="of:=[.D198]-[.F198]" office:value-type="float" office:value="40.5173642712654">
            <text:p>40.517</text:p>
          </table:table-cell>
          <table:table-cell table:style-name="ce2" table:formula="of:=[.D198]-[.$F$4]*(1-EXP(-[.D198]/[.$F$4]))" office:value-type="float" office:value="40.6710588895098">
            <text:p>40.6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8">
            <text:p>188</text:p>
          </table:table-cell>
          <table:table-cell table:formula="of:=[.E198]*[.$F$5]" office:value-type="float" office:value="0.597037497427214">
            <text:p>0.597</text:p>
          </table:table-cell>
          <table:table-cell table:formula="of:=[.$F$4]*(1-[.E199])" office:value-type="float" office:value="147.081313439067">
            <text:p>147.081</text:p>
          </table:table-cell>
          <table:table-cell table:formula="of:=[.D199]-[.F199]" office:value-type="float" office:value="40.9186865609332">
            <text:p>40.919</text:p>
          </table:table-cell>
          <table:table-cell table:style-name="ce2" table:formula="of:=[.D199]-[.$F$4]*(1-EXP(-[.D199]/[.$F$4]))" office:value-type="float" office:value="41.0727800323383">
            <text:p>41.0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9">
            <text:p>189</text:p>
          </table:table-cell>
          <table:table-cell table:formula="of:=[.E199]*[.$F$5]" office:value-type="float" office:value="0.595401778256181">
            <text:p>0.595</text:p>
          </table:table-cell>
          <table:table-cell table:formula="of:=[.$F$4]*(1-[.E200])" office:value-type="float" office:value="147.678350936494">
            <text:p>147.678</text:p>
          </table:table-cell>
          <table:table-cell table:formula="of:=[.D200]-[.F200]" office:value-type="float" office:value="41.321649063506">
            <text:p>41.322</text:p>
          </table:table-cell>
          <table:table-cell table:style-name="ce2" table:formula="of:=[.D200]-[.$F$4]*(1-EXP(-[.D200]/[.$F$4]))" office:value-type="float" office:value="41.4761380520025">
            <text:p>41.4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0">
            <text:p>190</text:p>
          </table:table-cell>
          <table:table-cell table:formula="of:=[.E200]*[.$F$5]" office:value-type="float" office:value="0.593770540507534">
            <text:p>0.594</text:p>
          </table:table-cell>
          <table:table-cell table:formula="of:=[.$F$4]*(1-[.E201])" office:value-type="float" office:value="148.27375271475">
            <text:p>148.274</text:p>
          </table:table-cell>
          <table:table-cell table:formula="of:=[.D201]-[.F201]" office:value-type="float" office:value="41.7262472852498">
            <text:p>41.726</text:p>
          </table:table-cell>
          <table:table-cell table:style-name="ce2" table:formula="of:=[.D201]-[.$F$4]*(1-EXP(-[.D201]/[.$F$4]))" office:value-type="float" office:value="41.8811284700461">
            <text:p>41.8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1">
            <text:p>191</text:p>
          </table:table-cell>
          <table:table-cell table:formula="of:=[.E201]*[.$F$5]" office:value-type="float" office:value="0.592143771903404">
            <text:p>0.592</text:p>
          </table:table-cell>
          <table:table-cell table:formula="of:=[.$F$4]*(1-[.E202])" office:value-type="float" office:value="148.867523255258">
            <text:p>148.868</text:p>
          </table:table-cell>
          <table:table-cell table:formula="of:=[.D202]-[.F202]" office:value-type="float" office:value="42.1324767447423">
            <text:p>42.132</text:p>
          </table:table-cell>
          <table:table-cell table:style-name="ce2" table:formula="of:=[.D202]-[.$F$4]*(1-EXP(-[.D202]/[.$F$4]))" office:value-type="float" office:value="42.2877468202655">
            <text:p>42.2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2">
            <text:p>192</text:p>
          </table:table-cell>
          <table:table-cell table:formula="of:=[.E202]*[.$F$5]" office:value-type="float" office:value="0.590521460199559">
            <text:p>0.591</text:p>
          </table:table-cell>
          <table:table-cell table:formula="of:=[.$F$4]*(1-[.E203])" office:value-type="float" office:value="149.459667027161">
            <text:p>149.460</text:p>
          </table:table-cell>
          <table:table-cell table:formula="of:=[.D203]-[.F203]" office:value-type="float" office:value="42.5403329728389">
            <text:p>42.540</text:p>
          </table:table-cell>
          <table:table-cell table:style-name="ce2" table:formula="of:=[.D203]-[.$F$4]*(1-EXP(-[.D203]/[.$F$4]))" office:value-type="float" office:value="42.6959886486767">
            <text:p>42.6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3">
            <text:p>193</text:p>
          </table:table-cell>
          <table:table-cell table:formula="of:=[.E203]*[.$F$5]" office:value-type="float" office:value="0.588903593185313">
            <text:p>0.589</text:p>
          </table:table-cell>
          <table:table-cell table:formula="of:=[.$F$4]*(1-[.E204])" office:value-type="float" office:value="150.050188487361">
            <text:p>150.050</text:p>
          </table:table-cell>
          <table:table-cell table:formula="of:=[.D204]-[.F204]" office:value-type="float" office:value="42.9498115126393">
            <text:p>42.950</text:p>
          </table:table-cell>
          <table:table-cell table:style-name="ce2" table:formula="of:=[.D204]-[.$F$4]*(1-EXP(-[.D204]/[.$F$4]))" office:value-type="float" office:value="43.1058495134819">
            <text:p>43.1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4">
            <text:p>194</text:p>
          </table:table-cell>
          <table:table-cell table:formula="of:=[.E204]*[.$F$5]" office:value-type="float" office:value="0.587290158683436">
            <text:p>0.587</text:p>
          </table:table-cell>
          <table:table-cell table:formula="of:=[.$F$4]*(1-[.E205])" office:value-type="float" office:value="150.639092080546">
            <text:p>150.639</text:p>
          </table:table-cell>
          <table:table-cell table:formula="of:=[.D205]-[.F205]" office:value-type="float" office:value="43.360907919454">
            <text:p>43.361</text:p>
          </table:table-cell>
          <table:table-cell table:style-name="ce2" table:formula="of:=[.D205]-[.$F$4]*(1-EXP(-[.D205]/[.$F$4]))" office:value-type="float" office:value="43.5173249850354">
            <text:p>43.5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5">
            <text:p>195</text:p>
          </table:table-cell>
          <table:table-cell table:formula="of:=[.E205]*[.$F$5]" office:value-type="float" office:value="0.585681144550056">
            <text:p>0.586</text:p>
          </table:table-cell>
          <table:table-cell table:formula="of:=[.$F$4]*(1-[.E206])" office:value-type="float" office:value="151.226382239229">
            <text:p>151.226</text:p>
          </table:table-cell>
          <table:table-cell table:formula="of:=[.D206]-[.F206]" office:value-type="float" office:value="43.7736177607706">
            <text:p>43.774</text:p>
          </table:table-cell>
          <table:table-cell table:style-name="ce2" table:formula="of:=[.D206]-[.$F$4]*(1-EXP(-[.D206]/[.$F$4]))" office:value-type="float" office:value="43.9304106458115">
            <text:p>43.93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6">
            <text:p>196</text:p>
          </table:table-cell>
          <table:table-cell table:formula="of:=[.E206]*[.$F$5]" office:value-type="float" office:value="0.584076538674577">
            <text:p>0.584</text:p>
          </table:table-cell>
          <table:table-cell table:formula="of:=[.$F$4]*(1-[.E207])" office:value-type="float" office:value="151.812063383779">
            <text:p>151.812</text:p>
          </table:table-cell>
          <table:table-cell table:formula="of:=[.D207]-[.F207]" office:value-type="float" office:value="44.1879366162205">
            <text:p>44.188</text:p>
          </table:table-cell>
          <table:table-cell table:style-name="ce2" table:formula="of:=[.D207]-[.$F$4]*(1-EXP(-[.D207]/[.$F$4]))" office:value-type="float" office:value="44.3451020903704">
            <text:p>44.3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7">
            <text:p>197</text:p>
          </table:table-cell>
          <table:table-cell table:formula="of:=[.E207]*[.$F$5]" office:value-type="float" office:value="0.582476328979578">
            <text:p>0.582</text:p>
          </table:table-cell>
          <table:table-cell table:formula="of:=[.$F$4]*(1-[.E208])" office:value-type="float" office:value="152.396139922454">
            <text:p>152.396</text:p>
          </table:table-cell>
          <table:table-cell table:formula="of:=[.D208]-[.F208]" office:value-type="float" office:value="44.6038600775459">
            <text:p>44.604</text:p>
          </table:table-cell>
          <table:table-cell table:style-name="ce2" table:formula="of:=[.D208]-[.$F$4]*(1-EXP(-[.D208]/[.$F$4]))" office:value-type="float" office:value="44.7613949253255">
            <text:p>44.7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8">
            <text:p>198</text:p>
          </table:table-cell>
          <table:table-cell table:formula="of:=[.E208]*[.$F$5]" office:value-type="float" office:value="0.58088050342073">
            <text:p>0.581</text:p>
          </table:table-cell>
          <table:table-cell table:formula="of:=[.$F$4]*(1-[.E209])" office:value-type="float" office:value="152.978616251434">
            <text:p>152.979</text:p>
          </table:table-cell>
          <table:table-cell table:formula="of:=[.D209]-[.F209]" office:value-type="float" office:value="45.0213837485663">
            <text:p>45.021</text:p>
          </table:table-cell>
          <table:table-cell table:style-name="ce2" table:formula="of:=[.D209]-[.$F$4]*(1-EXP(-[.D209]/[.$F$4]))" office:value-type="float" office:value="45.1792847693105">
            <text:p>45.1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99">
            <text:p>199</text:p>
          </table:table-cell>
          <table:table-cell table:formula="of:=[.E209]*[.$F$5]" office:value-type="float" office:value="0.5792890499867">
            <text:p>0.579</text:p>
          </table:table-cell>
          <table:table-cell table:formula="of:=[.$F$4]*(1-[.E210])" office:value-type="float" office:value="153.559496754854">
            <text:p>153.559</text:p>
          </table:table-cell>
          <table:table-cell table:formula="of:=[.D210]-[.F210]" office:value-type="float" office:value="45.4405032451456">
            <text:p>45.441</text:p>
          </table:table-cell>
          <table:table-cell table:style-name="ce2" table:formula="of:=[.D210]-[.$F$4]*(1-EXP(-[.D210]/[.$F$4]))" office:value-type="float" office:value="45.5987672529464">
            <text:p>45.5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0">
            <text:p>200</text:p>
          </table:table-cell>
          <table:table-cell table:formula="of:=[.E210]*[.$F$5]" office:value-type="float" office:value="0.577701956699065">
            <text:p>0.578</text:p>
          </table:table-cell>
          <table:table-cell table:formula="of:=[.$F$4]*(1-[.E211])" office:value-type="float" office:value="154.138785804841">
            <text:p>154.139</text:p>
          </table:table-cell>
          <table:table-cell table:formula="of:=[.D211]-[.F211]" office:value-type="float" office:value="45.8612141951589">
            <text:p>45.861</text:p>
          </table:table-cell>
          <table:table-cell table:style-name="ce2" table:formula="of:=[.D211]-[.$F$4]*(1-EXP(-[.D211]/[.$F$4]))" office:value-type="float" office:value="46.0198380188087">
            <text:p>46.0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1">
            <text:p>201</text:p>
          </table:table-cell>
          <table:table-cell table:formula="of:=[.E211]*[.$F$5]" office:value-type="float" office:value="0.576119211612219">
            <text:p>0.576</text:p>
          </table:table-cell>
          <table:table-cell table:formula="of:=[.$F$4]*(1-[.E212])" office:value-type="float" office:value="154.71648776154">
            <text:p>154.716</text:p>
          </table:table-cell>
          <table:table-cell table:formula="of:=[.D212]-[.F212]" office:value-type="float" office:value="46.2835122384598">
            <text:p>46.284</text:p>
          </table:table-cell>
          <table:table-cell table:style-name="ce2" table:formula="of:=[.D212]-[.$F$4]*(1-EXP(-[.D212]/[.$F$4]))" office:value-type="float" office:value="46.4424927213946">
            <text:p>46.4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2">
            <text:p>202</text:p>
          </table:table-cell>
          <table:table-cell table:formula="of:=[.E212]*[.$F$5]" office:value-type="float" office:value="0.574540802813281">
            <text:p>0.575</text:p>
          </table:table-cell>
          <table:table-cell table:formula="of:=[.$F$4]*(1-[.E213])" office:value-type="float" office:value="155.292606973152">
            <text:p>155.293</text:p>
          </table:table-cell>
          <table:table-cell table:formula="of:=[.D213]-[.F213]" office:value-type="float" office:value="46.7073930268476">
            <text:p>46.707</text:p>
          </table:table-cell>
          <table:table-cell table:style-name="ce2" table:formula="of:=[.D213]-[.$F$4]*(1-EXP(-[.D213]/[.$F$4]))" office:value-type="float" office:value="46.8667270270908">
            <text:p>46.8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3">
            <text:p>203</text:p>
          </table:table-cell>
          <table:table-cell table:formula="of:=[.E213]*[.$F$5]" office:value-type="float" office:value="0.572966718422012">
            <text:p>0.573</text:p>
          </table:table-cell>
          <table:table-cell table:formula="of:=[.$F$4]*(1-[.E214])" office:value-type="float" office:value="155.867147775966">
            <text:p>155.867</text:p>
          </table:table-cell>
          <table:table-cell table:formula="of:=[.D214]-[.F214]" office:value-type="float" office:value="47.1328522240343">
            <text:p>47.133</text:p>
          </table:table-cell>
          <table:table-cell table:style-name="ce2" table:formula="of:=[.D214]-[.$F$4]*(1-EXP(-[.D214]/[.$F$4]))" office:value-type="float" office:value="47.2925366141403">
            <text:p>47.2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4">
            <text:p>204</text:p>
          </table:table-cell>
          <table:table-cell table:formula="of:=[.E214]*[.$F$5]" office:value-type="float" office:value="0.571396946590719">
            <text:p>0.571</text:p>
          </table:table-cell>
          <table:table-cell table:formula="of:=[.$F$4]*(1-[.E215])" office:value-type="float" office:value="156.440114494388">
            <text:p>156.440</text:p>
          </table:table-cell>
          <table:table-cell table:formula="of:=[.D215]-[.F215]" office:value-type="float" office:value="47.5598855056123">
            <text:p>47.560</text:p>
          </table:table-cell>
          <table:table-cell table:style-name="ce2" table:formula="of:=[.D215]-[.$F$4]*(1-EXP(-[.D215]/[.$F$4]))" office:value-type="float" office:value="47.7199171726105">
            <text:p>47.72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5">
            <text:p>205</text:p>
          </table:table-cell>
          <table:table-cell table:formula="of:=[.E215]*[.$F$5]" office:value-type="float" office:value="0.569831475504169">
            <text:p>0.570</text:p>
          </table:table-cell>
          <table:table-cell table:formula="of:=[.$F$4]*(1-[.E216])" office:value-type="float" office:value="157.011511440978">
            <text:p>157.012</text:p>
          </table:table-cell>
          <table:table-cell table:formula="of:=[.D216]-[.F216]" office:value-type="float" office:value="47.9884885590216">
            <text:p>47.988</text:p>
          </table:table-cell>
          <table:table-cell table:style-name="ce2" table:formula="of:=[.D216]-[.$F$4]*(1-EXP(-[.D216]/[.$F$4]))" office:value-type="float" office:value="48.1488644043608">
            <text:p>48.1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6">
            <text:p>206</text:p>
          </table:table-cell>
          <table:table-cell table:formula="of:=[.E216]*[.$F$5]" office:value-type="float" office:value="0.5682702933795">
            <text:p>0.568</text:p>
          </table:table-cell>
          <table:table-cell table:formula="of:=[.$F$4]*(1-[.E217])" office:value-type="float" office:value="157.581342916483">
            <text:p>157.581</text:p>
          </table:table-cell>
          <table:table-cell table:formula="of:=[.D217]-[.F217]" office:value-type="float" office:value="48.4186570835175">
            <text:p>48.419</text:p>
          </table:table-cell>
          <table:table-cell table:style-name="ce2" table:formula="of:=[.D217]-[.$F$4]*(1-EXP(-[.D217]/[.$F$4]))" office:value-type="float" office:value="48.5793740230099">
            <text:p>48.5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7">
            <text:p>207</text:p>
          </table:table-cell>
          <table:table-cell table:formula="of:=[.E217]*[.$F$5]" office:value-type="float" office:value="0.566713388466131">
            <text:p>0.567</text:p>
          </table:table-cell>
          <table:table-cell table:formula="of:=[.$F$4]*(1-[.E218])" office:value-type="float" office:value="158.149613209862">
            <text:p>158.150</text:p>
          </table:table-cell>
          <table:table-cell table:formula="of:=[.D218]-[.F218]" office:value-type="float" office:value="48.8503867901379">
            <text:p>48.850</text:p>
          </table:table-cell>
          <table:table-cell table:style-name="ce2" table:formula="of:=[.D218]-[.$F$4]*(1-EXP(-[.D218]/[.$F$4]))" office:value-type="float" office:value="49.0114417539043">
            <text:p>49.0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8">
            <text:p>208</text:p>
          </table:table-cell>
          <table:table-cell table:formula="of:=[.E218]*[.$F$5]" office:value-type="float" office:value="0.565160749045676">
            <text:p>0.565</text:p>
          </table:table-cell>
          <table:table-cell table:formula="of:=[.$F$4]*(1-[.E219])" office:value-type="float" office:value="158.716326598328">
            <text:p>158.716</text:p>
          </table:table-cell>
          <table:table-cell table:formula="of:=[.D219]-[.F219]" office:value-type="float" office:value="49.2836734016719">
            <text:p>49.284</text:p>
          </table:table-cell>
          <table:table-cell table:style-name="ce2" table:formula="of:=[.D219]-[.$F$4]*(1-EXP(-[.D219]/[.$F$4]))" office:value-type="float" office:value="49.4450633340854">
            <text:p>49.4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09">
            <text:p>209</text:p>
          </table:table-cell>
          <table:table-cell table:formula="of:=[.E219]*[.$F$5]" office:value-type="float" office:value="0.563612363431852">
            <text:p>0.564</text:p>
          </table:table-cell>
          <table:table-cell table:formula="of:=[.$F$4]*(1-[.E220])" office:value-type="float" office:value="159.281487347374">
            <text:p>159.281</text:p>
          </table:table-cell>
          <table:table-cell table:formula="of:=[.D220]-[.F220]" office:value-type="float" office:value="49.7185126526262">
            <text:p>49.719</text:p>
          </table:table-cell>
          <table:table-cell table:style-name="ce2" table:formula="of:=[.D220]-[.$F$4]*(1-EXP(-[.D220]/[.$F$4]))" office:value-type="float" office:value="49.8802345122585">
            <text:p>49.8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0">
            <text:p>210</text:p>
          </table:table-cell>
          <table:table-cell table:formula="of:=[.E220]*[.$F$5]" office:value-type="float" office:value="0.562068219970395">
            <text:p>0.562</text:p>
          </table:table-cell>
          <table:table-cell table:formula="of:=[.$F$4]*(1-[.E221])" office:value-type="float" office:value="159.845099710806">
            <text:p>159.845</text:p>
          </table:table-cell>
          <table:table-cell table:formula="of:=[.D221]-[.F221]" office:value-type="float" office:value="50.1549002891943">
            <text:p>50.155</text:p>
          </table:table-cell>
          <table:table-cell table:style-name="ce2" table:formula="of:=[.D221]-[.$F$4]*(1-EXP(-[.D221]/[.$F$4]))" office:value-type="float" office:value="50.3169510487598">
            <text:p>50.3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1">
            <text:p>211</text:p>
          </table:table-cell>
          <table:table-cell table:formula="of:=[.E221]*[.$F$5]" office:value-type="float" office:value="0.56052830703897">
            <text:p>0.561</text:p>
          </table:table-cell>
          <table:table-cell table:formula="of:=[.$F$4]*(1-[.E222])" office:value-type="float" office:value="160.407167930776">
            <text:p>160.407</text:p>
          </table:table-cell>
          <table:table-cell table:formula="of:=[.D222]-[.F222]" office:value-type="float" office:value="50.5928320692239">
            <text:p>50.593</text:p>
          </table:table-cell>
          <table:table-cell table:style-name="ce2" table:formula="of:=[.D222]-[.$F$4]*(1-EXP(-[.D222]/[.$F$4]))" office:value-type="float" office:value="50.7552087155256">
            <text:p>50.7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2">
            <text:p>212</text:p>
          </table:table-cell>
          <table:table-cell table:formula="of:=[.E222]*[.$F$5]" office:value-type="float" office:value="0.558992613047082">
            <text:p>0.559</text:p>
          </table:table-cell>
          <table:table-cell table:formula="of:=[.$F$4]*(1-[.E223])" office:value-type="float" office:value="160.967696237815">
            <text:p>160.968</text:p>
          </table:table-cell>
          <table:table-cell table:formula="of:=[.D223]-[.F223]" office:value-type="float" office:value="51.0323037621849">
            <text:p>51.032</text:p>
          </table:table-cell>
          <table:table-cell table:style-name="ce2" table:formula="of:=[.D223]-[.$F$4]*(1-EXP(-[.D223]/[.$F$4]))" office:value-type="float" office:value="51.1950032960598">
            <text:p>51.1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3">
            <text:p>213</text:p>
          </table:table-cell>
          <table:table-cell table:formula="of:=[.E223]*[.$F$5]" office:value-type="float" office:value="0.557461126435994">
            <text:p>0.557</text:p>
          </table:table-cell>
          <table:table-cell table:formula="of:=[.$F$4]*(1-[.E224])" office:value-type="float" office:value="161.526688850862">
            <text:p>161.527</text:p>
          </table:table-cell>
          <table:table-cell table:formula="of:=[.D224]-[.F224]" office:value-type="float" office:value="51.4733111491379">
            <text:p>51.473</text:p>
          </table:table-cell>
          <table:table-cell table:style-name="ce2" table:formula="of:=[.D224]-[.$F$4]*(1-EXP(-[.D224]/[.$F$4]))" office:value-type="float" office:value="51.6363305854025">
            <text:p>51.6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4">
            <text:p>214</text:p>
          </table:table-cell>
          <table:table-cell table:formula="of:=[.E224]*[.$F$5]" office:value-type="float" office:value="0.555933835678635">
            <text:p>0.556</text:p>
          </table:table-cell>
          <table:table-cell table:formula="of:=[.$F$4]*(1-[.E225])" office:value-type="float" office:value="162.084149977298">
            <text:p>162.084</text:p>
          </table:table-cell>
          <table:table-cell table:formula="of:=[.D225]-[.F225]" office:value-type="float" office:value="51.9158500227019">
            <text:p>51.916</text:p>
          </table:table-cell>
          <table:table-cell table:style-name="ce2" table:formula="of:=[.D225]-[.$F$4]*(1-EXP(-[.D225]/[.$F$4]))" office:value-type="float" office:value="52.0791863900987">
            <text:p>52.0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5">
            <text:p>215</text:p>
          </table:table-cell>
          <table:table-cell table:formula="of:=[.E225]*[.$F$5]" office:value-type="float" office:value="0.554410729279516">
            <text:p>0.554</text:p>
          </table:table-cell>
          <table:table-cell table:formula="of:=[.$F$4]*(1-[.E226])" office:value-type="float" office:value="162.640083812977">
            <text:p>162.640</text:p>
          </table:table-cell>
          <table:table-cell table:formula="of:=[.D226]-[.F226]" office:value-type="float" office:value="52.3599161870232">
            <text:p>52.360</text:p>
          </table:table-cell>
          <table:table-cell table:style-name="ce2" table:formula="of:=[.D226]-[.$F$4]*(1-EXP(-[.D226]/[.$F$4]))" office:value-type="float" office:value="52.5235665281664">
            <text:p>52.5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6">
            <text:p>216</text:p>
          </table:table-cell>
          <table:table-cell table:formula="of:=[.E226]*[.$F$5]" office:value-type="float" office:value="0.55289179577464">
            <text:p>0.553</text:p>
          </table:table-cell>
          <table:table-cell table:formula="of:=[.$F$4]*(1-[.E227])" office:value-type="float" office:value="163.194494542256">
            <text:p>163.194</text:p>
          </table:table-cell>
          <table:table-cell table:formula="of:=[.D227]-[.F227]" office:value-type="float" office:value="52.8055054577437">
            <text:p>52.806</text:p>
          </table:table-cell>
          <table:table-cell table:style-name="ce2" table:formula="of:=[.D227]-[.$F$4]*(1-EXP(-[.D227]/[.$F$4]))" office:value-type="float" office:value="52.9694668290654">
            <text:p>52.9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7">
            <text:p>217</text:p>
          </table:table-cell>
          <table:table-cell table:formula="of:=[.E227]*[.$F$5]" office:value-type="float" office:value="0.551377023731422">
            <text:p>0.551</text:p>
          </table:table-cell>
          <table:table-cell table:formula="of:=[.$F$4]*(1-[.E228])" office:value-type="float" office:value="163.747386338031">
            <text:p>163.747</text:p>
          </table:table-cell>
          <table:table-cell table:formula="of:=[.D228]-[.F228]" office:value-type="float" office:value="53.252613661969">
            <text:p>53.253</text:p>
          </table:table-cell>
          <table:table-cell table:style-name="ce2" table:formula="of:=[.D228]-[.$F$4]*(1-EXP(-[.D228]/[.$F$4]))" office:value-type="float" office:value="53.4168831336662">
            <text:p>53.4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8">
            <text:p>218</text:p>
          </table:table-cell>
          <table:table-cell table:formula="of:=[.E228]*[.$F$5]" office:value-type="float" office:value="0.549866401748596">
            <text:p>0.550</text:p>
          </table:table-cell>
          <table:table-cell table:formula="of:=[.$F$4]*(1-[.E229])" office:value-type="float" office:value="164.298763361762">
            <text:p>164.299</text:p>
          </table:table-cell>
          <table:table-cell table:formula="of:=[.D229]-[.F229]" office:value-type="float" office:value="53.7012366382376">
            <text:p>53.701</text:p>
          </table:table-cell>
          <table:table-cell table:style-name="ce2" table:formula="of:=[.D229]-[.$F$4]*(1-EXP(-[.D229]/[.$F$4]))" office:value-type="float" office:value="53.8658112942183">
            <text:p>53.8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19">
            <text:p>219</text:p>
          </table:table-cell>
          <table:table-cell table:formula="of:=[.E229]*[.$F$5]" office:value-type="float" office:value="0.548359918456134">
            <text:p>0.548</text:p>
          </table:table-cell>
          <table:table-cell table:formula="of:=[.$F$4]*(1-[.E230])" office:value-type="float" office:value="164.848629763511">
            <text:p>164.849</text:p>
          </table:table-cell>
          <table:table-cell table:formula="of:=[.D230]-[.F230]" office:value-type="float" office:value="54.151370236489">
            <text:p>54.151</text:p>
          </table:table-cell>
          <table:table-cell table:style-name="ce2" table:formula="of:=[.D230]-[.$F$4]*(1-EXP(-[.D230]/[.$F$4]))" office:value-type="float" office:value="54.3162471743197">
            <text:p>54.3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0">
            <text:p>220</text:p>
          </table:table-cell>
          <table:table-cell table:formula="of:=[.E230]*[.$F$5]" office:value-type="float" office:value="0.546857562515159">
            <text:p>0.547</text:p>
          </table:table-cell>
          <table:table-cell table:formula="of:=[.$F$4]*(1-[.E231])" office:value-type="float" office:value="165.396989681967">
            <text:p>165.397</text:p>
          </table:table-cell>
          <table:table-cell table:formula="of:=[.D231]-[.F231]" office:value-type="float" office:value="54.6030103180329">
            <text:p>54.603</text:p>
          </table:table-cell>
          <table:table-cell table:style-name="ce2" table:formula="of:=[.D231]-[.$F$4]*(1-EXP(-[.D231]/[.$F$4]))" office:value-type="float" office:value="54.768186648885">
            <text:p>54.7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1">
            <text:p>221</text:p>
          </table:table-cell>
          <table:table-cell table:formula="of:=[.E231]*[.$F$5]" office:value-type="float" office:value="0.545359322617857">
            <text:p>0.545</text:p>
          </table:table-cell>
          <table:table-cell table:formula="of:=[.$F$4]*(1-[.E232])" office:value-type="float" office:value="165.943847244482">
            <text:p>165.944</text:p>
          </table:table-cell>
          <table:table-cell table:formula="of:=[.D232]-[.F232]" office:value-type="float" office:value="55.0561527555177">
            <text:p>55.056</text:p>
          </table:table-cell>
          <table:table-cell table:style-name="ce2" table:formula="of:=[.D232]-[.$F$4]*(1-EXP(-[.D232]/[.$F$4]))" office:value-type="float" office:value="55.2216256041154">
            <text:p>55.2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2">
            <text:p>222</text:p>
          </table:table-cell>
          <table:table-cell table:formula="of:=[.E232]*[.$F$5]" office:value-type="float" office:value="0.543865187487397">
            <text:p>0.544</text:p>
          </table:table-cell>
          <table:table-cell table:formula="of:=[.$F$4]*(1-[.E233])" office:value-type="float" office:value="166.4892065671">
            <text:p>166.489</text:p>
          </table:table-cell>
          <table:table-cell table:formula="of:=[.D233]-[.F233]" office:value-type="float" office:value="55.5107934328998">
            <text:p>55.511</text:p>
          </table:table-cell>
          <table:table-cell table:style-name="ce2" table:formula="of:=[.D233]-[.$F$4]*(1-EXP(-[.D233]/[.$F$4]))" office:value-type="float" office:value="55.6765599374672">
            <text:p>55.6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3">
            <text:p>223</text:p>
          </table:table-cell>
          <table:table-cell table:formula="of:=[.E233]*[.$F$5]" office:value-type="float" office:value="0.542375145877842">
            <text:p>0.542</text:p>
          </table:table-cell>
          <table:table-cell table:formula="of:=[.$F$4]*(1-[.E234])" office:value-type="float" office:value="167.033071754588">
            <text:p>167.033</text:p>
          </table:table-cell>
          <table:table-cell table:formula="of:=[.D234]-[.F234]" office:value-type="float" office:value="55.9669282454125">
            <text:p>55.967</text:p>
          </table:table-cell>
          <table:table-cell table:style-name="ce2" table:formula="of:=[.D234]-[.$F$4]*(1-EXP(-[.D234]/[.$F$4]))" office:value-type="float" office:value="56.1329855576211">
            <text:p>56.1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4">
            <text:p>224</text:p>
          </table:table-cell>
          <table:table-cell table:formula="of:=[.E234]*[.$F$5]" office:value-type="float" office:value="0.540889186574067">
            <text:p>0.541</text:p>
          </table:table-cell>
          <table:table-cell table:formula="of:=[.$F$4]*(1-[.E235])" office:value-type="float" office:value="167.575446900465">
            <text:p>167.575</text:p>
          </table:table-cell>
          <table:table-cell table:formula="of:=[.D235]-[.F235]" office:value-type="float" office:value="56.4245530995346">
            <text:p>56.425</text:p>
          </table:table-cell>
          <table:table-cell table:style-name="ce2" table:formula="of:=[.D235]-[.$F$4]*(1-EXP(-[.D235]/[.$F$4]))" office:value-type="float" office:value="56.5908983844517">
            <text:p>56.5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5">
            <text:p>225</text:p>
          </table:table-cell>
          <table:table-cell table:formula="of:=[.E235]*[.$F$5]" office:value-type="float" office:value="0.539407298391673">
            <text:p>0.539</text:p>
          </table:table-cell>
          <table:table-cell table:formula="of:=[.$F$4]*(1-[.E236])" office:value-type="float" office:value="168.116336087039">
            <text:p>168.116</text:p>
          </table:table-cell>
          <table:table-cell table:formula="of:=[.D236]-[.F236]" office:value-type="float" office:value="56.8836639129606">
            <text:p>56.884</text:p>
          </table:table-cell>
          <table:table-cell table:style-name="ce2" table:formula="of:=[.D236]-[.$F$4]*(1-EXP(-[.D236]/[.$F$4]))" office:value-type="float" office:value="57.0502943489965">
            <text:p>57.0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6">
            <text:p>226</text:p>
          </table:table-cell>
          <table:table-cell table:formula="of:=[.E236]*[.$F$5]" office:value-type="float" office:value="0.537929470176901">
            <text:p>0.538</text:p>
          </table:table-cell>
          <table:table-cell table:formula="of:=[.$F$4]*(1-[.E237])" office:value-type="float" office:value="168.655743385431">
            <text:p>168.656</text:p>
          </table:table-cell>
          <table:table-cell table:formula="of:=[.D237]-[.F237]" office:value-type="float" office:value="57.3442566145689">
            <text:p>57.344</text:p>
          </table:table-cell>
          <table:table-cell table:style-name="ce2" table:formula="of:=[.D237]-[.$F$4]*(1-EXP(-[.D237]/[.$F$4]))" office:value-type="float" office:value="57.5111693934257">
            <text:p>57.5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7">
            <text:p>227</text:p>
          </table:table-cell>
          <table:table-cell table:formula="of:=[.E237]*[.$F$5]" office:value-type="float" office:value="0.536455690806553">
            <text:p>0.536</text:p>
          </table:table-cell>
          <table:table-cell table:formula="of:=[.$F$4]*(1-[.E238])" office:value-type="float" office:value="169.193672855608">
            <text:p>169.194</text:p>
          </table:table-cell>
          <table:table-cell table:formula="of:=[.D238]-[.F238]" office:value-type="float" office:value="57.806327144392">
            <text:p>57.806</text:p>
          </table:table-cell>
          <table:table-cell table:style-name="ce2" table:formula="of:=[.D238]-[.$F$4]*(1-EXP(-[.D238]/[.$F$4]))" office:value-type="float" office:value="57.9735194710117">
            <text:p>57.9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8">
            <text:p>228</text:p>
          </table:table-cell>
          <table:table-cell table:formula="of:=[.E238]*[.$F$5]" office:value-type="float" office:value="0.534985949187905">
            <text:p>0.535</text:p>
          </table:table-cell>
          <table:table-cell table:formula="of:=[.$F$4]*(1-[.E239])" office:value-type="float" office:value="169.730128546415">
            <text:p>169.730</text:p>
          </table:table-cell>
          <table:table-cell table:formula="of:=[.D239]-[.F239]" office:value-type="float" office:value="58.2698714535854">
            <text:p>58.270</text:p>
          </table:table-cell>
          <table:table-cell table:style-name="ce2" table:formula="of:=[.D239]-[.$F$4]*(1-EXP(-[.D239]/[.$F$4]))" office:value-type="float" office:value="58.4373405460986">
            <text:p>58.4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29">
            <text:p>229</text:p>
          </table:table-cell>
          <table:table-cell table:formula="of:=[.E239]*[.$F$5]" office:value-type="float" office:value="0.533520234258623">
            <text:p>0.534</text:p>
          </table:table-cell>
          <table:table-cell table:formula="of:=[.$F$4]*(1-[.E240])" office:value-type="float" office:value="170.265114495602">
            <text:p>170.265</text:p>
          </table:table-cell>
          <table:table-cell table:formula="of:=[.D240]-[.F240]" office:value-type="float" office:value="58.7348855043975">
            <text:p>58.735</text:p>
          </table:table-cell>
          <table:table-cell table:style-name="ce2" table:formula="of:=[.D240]-[.$F$4]*(1-EXP(-[.D240]/[.$F$4]))" office:value-type="float" office:value="58.9026285940719">
            <text:p>58.9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0">
            <text:p>230</text:p>
          </table:table-cell>
          <table:table-cell table:formula="of:=[.E240]*[.$F$5]" office:value-type="float" office:value="0.532058534986682">
            <text:p>0.532</text:p>
          </table:table-cell>
          <table:table-cell table:formula="of:=[.$F$4]*(1-[.E241])" office:value-type="float" office:value="170.798634729861">
            <text:p>170.799</text:p>
          </table:table-cell>
          <table:table-cell table:formula="of:=[.D241]-[.F241]" office:value-type="float" office:value="59.2013652701389">
            <text:p>59.201</text:p>
          </table:table-cell>
          <table:table-cell table:style-name="ce2" table:formula="of:=[.D241]-[.$F$4]*(1-EXP(-[.D241]/[.$F$4]))" office:value-type="float" office:value="59.3693796013284">
            <text:p>59.3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1">
            <text:p>231</text:p>
          </table:table-cell>
          <table:table-cell table:formula="of:=[.E241]*[.$F$5]" office:value-type="float" office:value="0.53060084037028">
            <text:p>0.531</text:p>
          </table:table-cell>
          <table:table-cell table:formula="of:=[.$F$4]*(1-[.E242])" office:value-type="float" office:value="171.330693264848">
            <text:p>171.331</text:p>
          </table:table-cell>
          <table:table-cell table:formula="of:=[.D242]-[.F242]" office:value-type="float" office:value="59.6693067351522">
            <text:p>59.669</text:p>
          </table:table-cell>
          <table:table-cell table:style-name="ce2" table:formula="of:=[.D242]-[.$F$4]*(1-EXP(-[.D242]/[.$F$4]))" office:value-type="float" office:value="59.8375895652461">
            <text:p>59.8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2">
            <text:p>232</text:p>
          </table:table-cell>
          <table:table-cell table:formula="of:=[.E242]*[.$F$5]" office:value-type="float" office:value="0.529147139437759">
            <text:p>0.529</text:p>
          </table:table-cell>
          <table:table-cell table:formula="of:=[.$F$4]*(1-[.E243])" office:value-type="float" office:value="171.861294105218">
            <text:p>171.861</text:p>
          </table:table-cell>
          <table:table-cell table:formula="of:=[.D243]-[.F243]" office:value-type="float" office:value="60.138705894782">
            <text:p>60.139</text:p>
          </table:table-cell>
          <table:table-cell table:style-name="ce2" table:formula="of:=[.D243]-[.$F$4]*(1-EXP(-[.D243]/[.$F$4]))" office:value-type="float" office:value="60.3072544941539">
            <text:p>60.3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3">
            <text:p>233</text:p>
          </table:table-cell>
          <table:table-cell table:formula="of:=[.E243]*[.$F$5]" office:value-type="float" office:value="0.527697421247518">
            <text:p>0.528</text:p>
          </table:table-cell>
          <table:table-cell table:formula="of:=[.$F$4]*(1-[.E244])" office:value-type="float" office:value="172.390441244656">
            <text:p>172.390</text:p>
          </table:table-cell>
          <table:table-cell table:formula="of:=[.D244]-[.F244]" office:value-type="float" office:value="60.6095587553442">
            <text:p>60.610</text:p>
          </table:table-cell>
          <table:table-cell table:style-name="ce2" table:formula="of:=[.D244]-[.$F$4]*(1-EXP(-[.D244]/[.$F$4]))" office:value-type="float" office:value="60.7783704073019">
            <text:p>60.7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4">
            <text:p>234</text:p>
          </table:table-cell>
          <table:table-cell table:formula="of:=[.E244]*[.$F$5]" office:value-type="float" office:value="0.526251674887936">
            <text:p>0.526</text:p>
          </table:table-cell>
          <table:table-cell table:formula="of:=[.$F$4]*(1-[.E245])" office:value-type="float" office:value="172.918138665903">
            <text:p>172.918</text:p>
          </table:table-cell>
          <table:table-cell table:formula="of:=[.D245]-[.F245]" office:value-type="float" office:value="61.0818613340967">
            <text:p>61.082</text:p>
          </table:table-cell>
          <table:table-cell table:style-name="ce2" table:formula="of:=[.D245]-[.$F$4]*(1-EXP(-[.D245]/[.$F$4]))" office:value-type="float" office:value="61.2509333348316">
            <text:p>61.2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5">
            <text:p>235</text:p>
          </table:table-cell>
          <table:table-cell table:formula="of:=[.E245]*[.$F$5]" office:value-type="float" office:value="0.524809889477284">
            <text:p>0.525</text:p>
          </table:table-cell>
          <table:table-cell table:formula="of:=[.$F$4]*(1-[.E246])" office:value-type="float" office:value="173.444390340791">
            <text:p>173.444</text:p>
          </table:table-cell>
          <table:table-cell table:formula="of:=[.D246]-[.F246]" office:value-type="float" office:value="61.5556096592088">
            <text:p>61.556</text:p>
          </table:table-cell>
          <table:table-cell table:style-name="ce2" table:formula="of:=[.D246]-[.$F$4]*(1-EXP(-[.D246]/[.$F$4]))" office:value-type="float" office:value="61.7249393177457">
            <text:p>61.7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6">
            <text:p>236</text:p>
          </table:table-cell>
          <table:table-cell table:formula="of:=[.E246]*[.$F$5]" office:value-type="float" office:value="0.523372054163648">
            <text:p>0.523</text:p>
          </table:table-cell>
          <table:table-cell table:formula="of:=[.$F$4]*(1-[.E247])" office:value-type="float" office:value="173.969200230269">
            <text:p>173.969</text:p>
          </table:table-cell>
          <table:table-cell table:formula="of:=[.D247]-[.F247]" office:value-type="float" office:value="62.0307997697315">
            <text:p>62.031</text:p>
          </table:table-cell>
          <table:table-cell table:style-name="ce2" table:formula="of:=[.D247]-[.$F$4]*(1-EXP(-[.D247]/[.$F$4]))" office:value-type="float" office:value="62.2003844078788">
            <text:p>62.2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7">
            <text:p>237</text:p>
          </table:table-cell>
          <table:table-cell table:formula="of:=[.E247]*[.$F$5]" office:value-type="float" office:value="0.521938158124843">
            <text:p>0.522</text:p>
          </table:table-cell>
          <table:table-cell table:formula="of:=[.$F$4]*(1-[.E248])" office:value-type="float" office:value="174.492572284432">
            <text:p>174.493</text:p>
          </table:table-cell>
          <table:table-cell table:formula="of:=[.D248]-[.F248]" office:value-type="float" office:value="62.5074277155678">
            <text:p>62.507</text:p>
          </table:table-cell>
          <table:table-cell table:style-name="ce2" table:formula="of:=[.D248]-[.$F$4]*(1-EXP(-[.D248]/[.$F$4]))" office:value-type="float" office:value="62.6772646678674">
            <text:p>62.6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8">
            <text:p>238</text:p>
          </table:table-cell>
          <table:table-cell table:formula="of:=[.E248]*[.$F$5]" office:value-type="float" office:value="0.520508190568337">
            <text:p>0.521</text:p>
          </table:table-cell>
          <table:table-cell table:formula="of:=[.$F$4]*(1-[.E249])" office:value-type="float" office:value="175.014510442557">
            <text:p>175.015</text:p>
          </table:table-cell>
          <table:table-cell table:formula="of:=[.D249]-[.F249]" office:value-type="float" office:value="62.985489557443">
            <text:p>62.985</text:p>
          </table:table-cell>
          <table:table-cell table:style-name="ce2" table:formula="of:=[.D249]-[.$F$4]*(1-EXP(-[.D249]/[.$F$4]))" office:value-type="float" office:value="63.1555761711207">
            <text:p>63.1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39">
            <text:p>239</text:p>
          </table:table-cell>
          <table:table-cell table:formula="of:=[.E249]*[.$F$5]" office:value-type="float" office:value="0.519082140731163">
            <text:p>0.519</text:p>
          </table:table-cell>
          <table:table-cell table:formula="of:=[.$F$4]*(1-[.E250])" office:value-type="float" office:value="175.535018633125">
            <text:p>175.535</text:p>
          </table:table-cell>
          <table:table-cell table:formula="of:=[.D250]-[.F250]" office:value-type="float" office:value="63.4649813668746">
            <text:p>63.465</text:p>
          </table:table-cell>
          <table:table-cell table:style-name="ce2" table:formula="of:=[.D250]-[.$F$4]*(1-EXP(-[.D250]/[.$F$4]))" office:value-type="float" office:value="63.6353150017909">
            <text:p>63.6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0">
            <text:p>240</text:p>
          </table:table-cell>
          <table:table-cell table:formula="of:=[.E250]*[.$F$5]" office:value-type="float" office:value="0.517659997879845">
            <text:p>0.518</text:p>
          </table:table-cell>
          <table:table-cell table:formula="of:=[.$F$4]*(1-[.E251])" office:value-type="float" office:value="176.054100773857">
            <text:p>176.054</text:p>
          </table:table-cell>
          <table:table-cell table:formula="of:=[.D251]-[.F251]" office:value-type="float" office:value="63.9458992261435">
            <text:p>63.946</text:p>
          </table:table-cell>
          <table:table-cell table:style-name="ce2" table:formula="of:=[.D251]-[.$F$4]*(1-EXP(-[.D251]/[.$F$4]))" office:value-type="float" office:value="64.1164772547438">
            <text:p>64.1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1">
            <text:p>241</text:p>
          </table:table-cell>
          <table:table-cell table:formula="of:=[.E251]*[.$F$5]" office:value-type="float" office:value="0.516241751310311">
            <text:p>0.516</text:p>
          </table:table-cell>
          <table:table-cell table:formula="of:=[.$F$4]*(1-[.E252])" office:value-type="float" office:value="176.571760771736">
            <text:p>176.572</text:p>
          </table:table-cell>
          <table:table-cell table:formula="of:=[.D252]-[.F252]" office:value-type="float" office:value="64.4282392282636">
            <text:p>64.428</text:p>
          </table:table-cell>
          <table:table-cell table:style-name="ce2" table:formula="of:=[.D252]-[.$F$4]*(1-EXP(-[.D252]/[.$F$4]))" office:value-type="float" office:value="64.5990590355298">
            <text:p>64.5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2">
            <text:p>242</text:p>
          </table:table-cell>
          <table:table-cell table:formula="of:=[.E252]*[.$F$5]" office:value-type="float" office:value="0.514827390347817">
            <text:p>0.515</text:p>
          </table:table-cell>
          <table:table-cell table:formula="of:=[.$F$4]*(1-[.E253])" office:value-type="float" office:value="177.088002523047">
            <text:p>177.088</text:p>
          </table:table-cell>
          <table:table-cell table:formula="of:=[.D253]-[.F253]" office:value-type="float" office:value="64.9119974769533">
            <text:p>64.912</text:p>
          </table:table-cell>
          <table:table-cell table:style-name="ce2" table:formula="of:=[.D253]-[.$F$4]*(1-EXP(-[.D253]/[.$F$4]))" office:value-type="float" office:value="65.083056460354">
            <text:p>65.0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3">
            <text:p>243</text:p>
          </table:table-cell>
          <table:table-cell table:formula="of:=[.E253]*[.$F$5]" office:value-type="float" office:value="0.513416904346864">
            <text:p>0.513</text:p>
          </table:table-cell>
          <table:table-cell table:formula="of:=[.$F$4]*(1-[.E254])" office:value-type="float" office:value="177.602829913395">
            <text:p>177.603</text:p>
          </table:table-cell>
          <table:table-cell table:formula="of:=[.D254]-[.F254]" office:value-type="float" office:value="65.3971700866055">
            <text:p>65.397</text:p>
          </table:table-cell>
          <table:table-cell table:style-name="ce2" table:formula="of:=[.D254]-[.$F$4]*(1-EXP(-[.D254]/[.$F$4]))" office:value-type="float" office:value="65.5684656560479">
            <text:p>65.5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4">
            <text:p>244</text:p>
          </table:table-cell>
          <table:table-cell table:formula="of:=[.E254]*[.$F$5]" office:value-type="float" office:value="0.51201028269112">
            <text:p>0.512</text:p>
          </table:table-cell>
          <table:table-cell table:formula="of:=[.$F$4]*(1-[.E255])" office:value-type="float" office:value="178.116246817741">
            <text:p>178.116</text:p>
          </table:table-cell>
          <table:table-cell table:formula="of:=[.D255]-[.F255]" office:value-type="float" office:value="65.8837531822587">
            <text:p>65.884</text:p>
          </table:table-cell>
          <table:table-cell table:style-name="ce2" table:formula="of:=[.D255]-[.$F$4]*(1-EXP(-[.D255]/[.$F$4]))" office:value-type="float" office:value="66.0552827600396">
            <text:p>66.0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5">
            <text:p>245</text:p>
          </table:table-cell>
          <table:table-cell table:formula="of:=[.E255]*[.$F$5]" office:value-type="float" office:value="0.510607514793336">
            <text:p>0.511</text:p>
          </table:table-cell>
          <table:table-cell table:formula="of:=[.$F$4]*(1-[.E256])" office:value-type="float" office:value="178.628257100432">
            <text:p>178.628</text:p>
          </table:table-cell>
          <table:table-cell table:formula="of:=[.D256]-[.F256]" office:value-type="float" office:value="66.3717428995675">
            <text:p>66.372</text:p>
          </table:table-cell>
          <table:table-cell table:style-name="ce2" table:formula="of:=[.D256]-[.$F$4]*(1-EXP(-[.D256]/[.$F$4]))" office:value-type="float" office:value="66.5435039203254">
            <text:p>66.5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6">
            <text:p>246</text:p>
          </table:table-cell>
          <table:table-cell table:formula="of:=[.E256]*[.$F$5]" office:value-type="float" office:value="0.509208590095272">
            <text:p>0.509</text:p>
          </table:table-cell>
          <table:table-cell table:formula="of:=[.$F$4]*(1-[.E257])" office:value-type="float" office:value="179.138864615226">
            <text:p>179.139</text:p>
          </table:table-cell>
          <table:table-cell table:formula="of:=[.D257]-[.F257]" office:value-type="float" office:value="66.8611353847742">
            <text:p>66.861</text:p>
          </table:table-cell>
          <table:table-cell table:style-name="ce2" table:formula="of:=[.D257]-[.$F$4]*(1-EXP(-[.D257]/[.$F$4]))" office:value-type="float" office:value="67.0331252954402">
            <text:p>67.0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7">
            <text:p>247</text:p>
          </table:table-cell>
          <table:table-cell table:formula="of:=[.E257]*[.$F$5]" office:value-type="float" office:value="0.507813498067613">
            <text:p>0.508</text:p>
          </table:table-cell>
          <table:table-cell table:formula="of:=[.$F$4]*(1-[.E258])" office:value-type="float" office:value="179.648073205321">
            <text:p>179.648</text:p>
          </table:table-cell>
          <table:table-cell table:formula="of:=[.D258]-[.F258]" office:value-type="float" office:value="67.3519267946789">
            <text:p>67.352</text:p>
          </table:table-cell>
          <table:table-cell table:style-name="ce2" table:formula="of:=[.D258]-[.$F$4]*(1-EXP(-[.D258]/[.$F$4]))" office:value-type="float" office:value="67.5241430544293">
            <text:p>67.5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8">
            <text:p>248</text:p>
          </table:table-cell>
          <table:table-cell table:formula="of:=[.E258]*[.$F$5]" office:value-type="float" office:value="0.506422228209894">
            <text:p>0.506</text:p>
          </table:table-cell>
          <table:table-cell table:formula="of:=[.$F$4]*(1-[.E259])" office:value-type="float" office:value="180.155886703389">
            <text:p>180.156</text:p>
          </table:table-cell>
          <table:table-cell table:formula="of:=[.D259]-[.F259]" office:value-type="float" office:value="67.8441132966113">
            <text:p>67.844</text:p>
          </table:table-cell>
          <table:table-cell table:style-name="ce2" table:formula="of:=[.D259]-[.$F$4]*(1-EXP(-[.D259]/[.$F$4]))" office:value-type="float" office:value="68.0165533768195">
            <text:p>68.0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49">
            <text:p>249</text:p>
          </table:table-cell>
          <table:table-cell table:formula="of:=[.E259]*[.$F$5]" office:value-type="float" office:value="0.505034770050415">
            <text:p>0.505</text:p>
          </table:table-cell>
          <table:table-cell table:formula="of:=[.$F$4]*(1-[.E260])" office:value-type="float" office:value="180.662308931599">
            <text:p>180.662</text:p>
          </table:table-cell>
          <table:table-cell table:formula="of:=[.D260]-[.F260]" office:value-type="float" office:value="68.3376910684014">
            <text:p>68.338</text:p>
          </table:table-cell>
          <table:table-cell table:style-name="ce2" table:formula="of:=[.D260]-[.$F$4]*(1-EXP(-[.D260]/[.$F$4]))" office:value-type="float" office:value="68.5103524525901">
            <text:p>68.5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0">
            <text:p>250</text:p>
          </table:table-cell>
          <table:table-cell table:formula="of:=[.E260]*[.$F$5]" office:value-type="float" office:value="0.503651113146167">
            <text:p>0.504</text:p>
          </table:table-cell>
          <table:table-cell table:formula="of:=[.$F$4]*(1-[.E261])" office:value-type="float" office:value="181.167343701649">
            <text:p>181.167</text:p>
          </table:table-cell>
          <table:table-cell table:formula="of:=[.D261]-[.F261]" office:value-type="float" office:value="68.832656298351">
            <text:p>68.833</text:p>
          </table:table-cell>
          <table:table-cell table:style-name="ce2" table:formula="of:=[.D261]-[.$F$4]*(1-EXP(-[.D261]/[.$F$4]))" office:value-type="float" office:value="69.0055364821447">
            <text:p>69.0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1">
            <text:p>251</text:p>
          </table:table-cell>
          <table:table-cell table:formula="of:=[.E261]*[.$F$5]" office:value-type="float" office:value="0.502271247082753">
            <text:p>0.502</text:p>
          </table:table-cell>
          <table:table-cell table:formula="of:=[.$F$4]*(1-[.E262])" office:value-type="float" office:value="181.670994814795">
            <text:p>181.671</text:p>
          </table:table-cell>
          <table:table-cell table:formula="of:=[.D262]-[.F262]" office:value-type="float" office:value="69.3290051852048">
            <text:p>69.329</text:p>
          </table:table-cell>
          <table:table-cell table:style-name="ce2" table:formula="of:=[.D262]-[.$F$4]*(1-EXP(-[.D262]/[.$F$4]))" office:value-type="float" office:value="69.5021016762823">
            <text:p>69.5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2">
            <text:p>252</text:p>
          </table:table-cell>
          <table:table-cell table:formula="of:=[.E262]*[.$F$5]" office:value-type="float" office:value="0.500895161474307">
            <text:p>0.501</text:p>
          </table:table-cell>
          <table:table-cell table:formula="of:=[.$F$4]*(1-[.E263])" office:value-type="float" office:value="182.173266061878">
            <text:p>182.173</text:p>
          </table:table-cell>
          <table:table-cell table:formula="of:=[.D263]-[.F263]" office:value-type="float" office:value="69.8267339381221">
            <text:p>69.827</text:p>
          </table:table-cell>
          <table:table-cell table:style-name="ce2" table:formula="of:=[.D263]-[.$F$4]*(1-EXP(-[.D263]/[.$F$4]))" office:value-type="float" office:value="70.0000442561692">
            <text:p>70.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3">
            <text:p>253</text:p>
          </table:table-cell>
          <table:table-cell table:formula="of:=[.E263]*[.$F$5]" office:value-type="float" office:value="0.499522845963419">
            <text:p>0.500</text:p>
          </table:table-cell>
          <table:table-cell table:formula="of:=[.$F$4]*(1-[.E264])" office:value-type="float" office:value="182.674161223352">
            <text:p>182.674</text:p>
          </table:table-cell>
          <table:table-cell table:formula="of:=[.D264]-[.F264]" office:value-type="float" office:value="70.3258387766477">
            <text:p>70.326</text:p>
          </table:table-cell>
          <table:table-cell table:style-name="ce2" table:formula="of:=[.D264]-[.$F$4]*(1-EXP(-[.D264]/[.$F$4]))" office:value-type="float" office:value="70.4993604533106">
            <text:p>70.4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4">
            <text:p>254</text:p>
          </table:table-cell>
          <table:table-cell table:formula="of:=[.E264]*[.$F$5]" office:value-type="float" office:value="0.498154290221053">
            <text:p>0.498</text:p>
          </table:table-cell>
          <table:table-cell table:formula="of:=[.$F$4]*(1-[.E265])" office:value-type="float" office:value="183.173684069316">
            <text:p>183.174</text:p>
          </table:table-cell>
          <table:table-cell table:formula="of:=[.D265]-[.F265]" office:value-type="float" office:value="70.8263159306843">
            <text:p>70.826</text:p>
          </table:table-cell>
          <table:table-cell table:style-name="ce2" table:formula="of:=[.D265]-[.$F$4]*(1-EXP(-[.D265]/[.$F$4]))" office:value-type="float" office:value="71.0000465095221">
            <text:p>71.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5">
            <text:p>255</text:p>
          </table:table-cell>
          <table:table-cell table:formula="of:=[.E265]*[.$F$5]" office:value-type="float" office:value="0.496789483946475">
            <text:p>0.497</text:p>
          </table:table-cell>
          <table:table-cell table:formula="of:=[.$F$4]*(1-[.E266])" office:value-type="float" office:value="183.671838359537">
            <text:p>183.672</text:p>
          </table:table-cell>
          <table:table-cell table:formula="of:=[.D266]-[.F266]" office:value-type="float" office:value="71.3281616404633">
            <text:p>71.328</text:p>
          </table:table-cell>
          <table:table-cell table:style-name="ce2" table:formula="of:=[.D266]-[.$F$4]*(1-EXP(-[.D266]/[.$F$4]))" office:value-type="float" office:value="71.5020986769015">
            <text:p>71.5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6">
            <text:p>256</text:p>
          </table:table-cell>
          <table:table-cell table:formula="of:=[.E266]*[.$F$5]" office:value-type="float" office:value="0.495428416867169">
            <text:p>0.495</text:p>
          </table:table-cell>
          <table:table-cell table:formula="of:=[.$F$4]*(1-[.E267])" office:value-type="float" office:value="184.168627843483">
            <text:p>184.169</text:p>
          </table:table-cell>
          <table:table-cell table:formula="of:=[.D267]-[.F267]" office:value-type="float" office:value="71.8313721565168">
            <text:p>71.831</text:p>
          </table:table-cell>
          <table:table-cell table:style-name="ce2" table:formula="of:=[.D267]-[.$F$4]*(1-EXP(-[.D267]/[.$F$4]))" office:value-type="float" office:value="72.005513217801">
            <text:p>72.0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7">
            <text:p>257</text:p>
          </table:table-cell>
          <table:table-cell table:formula="of:=[.E267]*[.$F$5]" office:value-type="float" office:value="0.494071078738766">
            <text:p>0.494</text:p>
          </table:table-cell>
          <table:table-cell table:formula="of:=[.$F$4]*(1-[.E268])" office:value-type="float" office:value="184.66405626035">
            <text:p>184.664</text:p>
          </table:table-cell>
          <table:table-cell table:formula="of:=[.D268]-[.F268]" office:value-type="float" office:value="72.3359437396496">
            <text:p>72.336</text:p>
          </table:table-cell>
          <table:table-cell table:style-name="ce2" table:formula="of:=[.D268]-[.$F$4]*(1-EXP(-[.D268]/[.$F$4]))" office:value-type="float" office:value="72.5102864047987">
            <text:p>72.5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8">
            <text:p>258</text:p>
          </table:table-cell>
          <table:table-cell table:formula="of:=[.E268]*[.$F$5]" office:value-type="float" office:value="0.492717459344961">
            <text:p>0.493</text:p>
          </table:table-cell>
          <table:table-cell table:formula="of:=[.$F$4]*(1-[.E269])" office:value-type="float" office:value="185.158127339089">
            <text:p>185.158</text:p>
          </table:table-cell>
          <table:table-cell table:formula="of:=[.D269]-[.F269]" office:value-type="float" office:value="72.8418726609109">
            <text:p>72.842</text:p>
          </table:table-cell>
          <table:table-cell table:style-name="ce2" table:formula="of:=[.D269]-[.$F$4]*(1-EXP(-[.D269]/[.$F$4]))" office:value-type="float" office:value="73.016414520671">
            <text:p>73.0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59">
            <text:p>259</text:p>
          </table:table-cell>
          <table:table-cell table:formula="of:=[.E269]*[.$F$5]" office:value-type="float" office:value="0.491367548497441">
            <text:p>0.491</text:p>
          </table:table-cell>
          <table:table-cell table:formula="of:=[.$F$4]*(1-[.E270])" office:value-type="float" office:value="185.650844798434">
            <text:p>185.651</text:p>
          </table:table-cell>
          <table:table-cell table:formula="of:=[.D270]-[.F270]" office:value-type="float" office:value="73.3491552015659">
            <text:p>73.349</text:p>
          </table:table-cell>
          <table:table-cell table:style-name="ce2" table:formula="of:=[.D270]-[.$F$4]*(1-EXP(-[.D270]/[.$F$4]))" office:value-type="float" office:value="73.5238938583645">
            <text:p>73.5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0">
            <text:p>260</text:p>
          </table:table-cell>
          <table:table-cell table:formula="of:=[.E270]*[.$F$5]" office:value-type="float" office:value="0.490021336035804">
            <text:p>0.490</text:p>
          </table:table-cell>
          <table:table-cell table:formula="of:=[.$F$4]*(1-[.E271])" office:value-type="float" office:value="186.142212346932">
            <text:p>186.142</text:p>
          </table:table-cell>
          <table:table-cell table:formula="of:=[.D271]-[.F271]" office:value-type="float" office:value="73.8577876530685">
            <text:p>73.858</text:p>
          </table:table-cell>
          <table:table-cell table:style-name="ce2" table:formula="of:=[.D271]-[.$F$4]*(1-EXP(-[.D271]/[.$F$4]))" office:value-type="float" office:value="74.032720720968">
            <text:p>74.0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1">
            <text:p>261</text:p>
          </table:table-cell>
          <table:table-cell table:formula="of:=[.E271]*[.$F$5]" office:value-type="float" office:value="0.488678811827487">
            <text:p>0.489</text:p>
          </table:table-cell>
          <table:table-cell table:formula="of:=[.$F$4]*(1-[.E272])" office:value-type="float" office:value="186.632233682967">
            <text:p>186.632</text:p>
          </table:table-cell>
          <table:table-cell table:formula="of:=[.D272]-[.F272]" office:value-type="float" office:value="74.3677663170327">
            <text:p>74.368</text:p>
          </table:table-cell>
          <table:table-cell table:style-name="ce2" table:formula="of:=[.D272]-[.$F$4]*(1-EXP(-[.D272]/[.$F$4]))" office:value-type="float" office:value="74.5428914216855">
            <text:p>74.5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2">
            <text:p>262</text:p>
          </table:table-cell>
          <table:table-cell table:formula="of:=[.E272]*[.$F$5]" office:value-type="float" office:value="0.487339965767685">
            <text:p>0.487</text:p>
          </table:table-cell>
          <table:table-cell table:formula="of:=[.$F$4]*(1-[.E273])" office:value-type="float" office:value="187.120912494795">
            <text:p>187.121</text:p>
          </table:table-cell>
          <table:table-cell table:formula="of:=[.D273]-[.F273]" office:value-type="float" office:value="74.8790875052052">
            <text:p>74.879</text:p>
          </table:table-cell>
          <table:table-cell table:style-name="ce2" table:formula="of:=[.D273]-[.$F$4]*(1-EXP(-[.D273]/[.$F$4]))" office:value-type="float" office:value="75.0544022838071">
            <text:p>75.0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3">
            <text:p>263</text:p>
          </table:table-cell>
          <table:table-cell table:formula="of:=[.E273]*[.$F$5]" office:value-type="float" office:value="0.486004787779281">
            <text:p>0.486</text:p>
          </table:table-cell>
          <table:table-cell table:formula="of:=[.$F$4]*(1-[.E274])" office:value-type="float" office:value="187.608252460563">
            <text:p>187.608</text:p>
          </table:table-cell>
          <table:table-cell table:formula="of:=[.D274]-[.F274]" office:value-type="float" office:value="75.3917475394375">
            <text:p>75.392</text:p>
          </table:table-cell>
          <table:table-cell table:style-name="ce2" table:formula="of:=[.D274]-[.$F$4]*(1-EXP(-[.D274]/[.$F$4]))" office:value-type="float" office:value="75.5672496406833">
            <text:p>75.5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4">
            <text:p>264</text:p>
          </table:table-cell>
          <table:table-cell table:formula="of:=[.E274]*[.$F$5]" office:value-type="float" office:value="0.484673267812762">
            <text:p>0.485</text:p>
          </table:table-cell>
          <table:table-cell table:formula="of:=[.$F$4]*(1-[.E275])" office:value-type="float" office:value="188.094257248342">
            <text:p>188.094</text:p>
          </table:table-cell>
          <table:table-cell table:formula="of:=[.D275]-[.F275]" office:value-type="float" office:value="75.9057427516582">
            <text:p>75.906</text:p>
          </table:table-cell>
          <table:table-cell table:style-name="ce2" table:formula="of:=[.D275]-[.$F$4]*(1-EXP(-[.D275]/[.$F$4]))" office:value-type="float" office:value="76.0814298356958">
            <text:p>76.0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5">
            <text:p>265</text:p>
          </table:table-cell>
          <table:table-cell table:formula="of:=[.E275]*[.$F$5]" office:value-type="float" office:value="0.483345395846152">
            <text:p>0.483</text:p>
          </table:table-cell>
          <table:table-cell table:formula="of:=[.$F$4]*(1-[.E276])" office:value-type="float" office:value="188.578930516155">
            <text:p>188.579</text:p>
          </table:table-cell>
          <table:table-cell table:formula="of:=[.D276]-[.F276]" office:value-type="float" office:value="76.4210694838454">
            <text:p>76.421</text:p>
          </table:table-cell>
          <table:table-cell table:style-name="ce2" table:formula="of:=[.D276]-[.$F$4]*(1-EXP(-[.D276]/[.$F$4]))" office:value-type="float" office:value="76.596939222231">
            <text:p>76.5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6">
            <text:p>266</text:p>
          </table:table-cell>
          <table:table-cell table:formula="of:=[.E276]*[.$F$5]" office:value-type="float" office:value="0.48202116188493">
            <text:p>0.482</text:p>
          </table:table-cell>
          <table:table-cell table:formula="of:=[.$F$4]*(1-[.E277])" office:value-type="float" office:value="189.062275912001">
            <text:p>189.062</text:p>
          </table:table-cell>
          <table:table-cell table:formula="of:=[.D277]-[.F277]" office:value-type="float" office:value="76.9377240879993">
            <text:p>76.938</text:p>
          </table:table-cell>
          <table:table-cell table:style-name="ce2" table:formula="of:=[.D277]-[.$F$4]*(1-EXP(-[.D277]/[.$F$4]))" office:value-type="float" office:value="77.113774163652">
            <text:p>77.1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7">
            <text:p>267</text:p>
          </table:table-cell>
          <table:table-cell table:formula="of:=[.E277]*[.$F$5]" office:value-type="float" office:value="0.480700555961957">
            <text:p>0.481</text:p>
          </table:table-cell>
          <table:table-cell table:formula="of:=[.$F$4]*(1-[.E278])" office:value-type="float" office:value="189.544297073886">
            <text:p>189.544</text:p>
          </table:table-cell>
          <table:table-cell table:formula="of:=[.D278]-[.F278]" office:value-type="float" office:value="77.4557029261144">
            <text:p>77.456</text:p>
          </table:table-cell>
          <table:table-cell table:style-name="ce2" table:formula="of:=[.D278]-[.$F$4]*(1-EXP(-[.D278]/[.$F$4]))" office:value-type="float" office:value="77.6319310332723">
            <text:p>77.6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8">
            <text:p>268</text:p>
          </table:table-cell>
          <table:table-cell table:formula="of:=[.E278]*[.$F$5]" office:value-type="float" office:value="0.479383568137404">
            <text:p>0.479</text:p>
          </table:table-cell>
          <table:table-cell table:formula="of:=[.$F$4]*(1-[.E279])" office:value-type="float" office:value="190.024997629848">
            <text:p>190.025</text:p>
          </table:table-cell>
          <table:table-cell table:formula="of:=[.D279]-[.F279]" office:value-type="float" office:value="77.9750023701524">
            <text:p>77.975</text:p>
          </table:table-cell>
          <table:table-cell table:style-name="ce2" table:formula="of:=[.D279]-[.$F$4]*(1-EXP(-[.D279]/[.$F$4]))" office:value-type="float" office:value="78.1514062143272">
            <text:p>78.1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9">
            <text:p>269</text:p>
          </table:table-cell>
          <table:table-cell table:formula="of:=[.E279]*[.$F$5]" office:value-type="float" office:value="0.478070188498671">
            <text:p>0.478</text:p>
          </table:table-cell>
          <table:table-cell table:formula="of:=[.$F$4]*(1-[.E280])" office:value-type="float" office:value="190.504381197985">
            <text:p>190.504</text:p>
          </table:table-cell>
          <table:table-cell table:formula="of:=[.D280]-[.F280]" office:value-type="float" office:value="78.495618802015">
            <text:p>78.496</text:p>
          </table:table-cell>
          <table:table-cell table:style-name="ce2" table:formula="of:=[.D280]-[.$F$4]*(1-EXP(-[.D280]/[.$F$4]))" office:value-type="float" office:value="78.6721960999478">
            <text:p>78.6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0">
            <text:p>270</text:p>
          </table:table-cell>
          <table:table-cell table:formula="of:=[.E280]*[.$F$5]" office:value-type="float" office:value="0.476760407160319">
            <text:p>0.477</text:p>
          </table:table-cell>
          <table:table-cell table:formula="of:=[.$F$4]*(1-[.E281])" office:value-type="float" office:value="190.982451386484">
            <text:p>190.982</text:p>
          </table:table-cell>
          <table:table-cell table:formula="of:=[.D281]-[.F281]" office:value-type="float" office:value="79.0175486135163">
            <text:p>79.018</text:p>
          </table:table-cell>
          <table:table-cell table:style-name="ce2" table:formula="of:=[.D281]-[.$F$4]*(1-EXP(-[.D281]/[.$F$4]))" office:value-type="float" office:value="79.1942970931337">
            <text:p>79.1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1">
            <text:p>271</text:p>
          </table:table-cell>
          <table:table-cell table:formula="of:=[.E281]*[.$F$5]" office:value-type="float" office:value="0.475454214263989">
            <text:p>0.475</text:p>
          </table:table-cell>
          <table:table-cell table:formula="of:=[.$F$4]*(1-[.E282])" office:value-type="float" office:value="191.459211793644">
            <text:p>191.459</text:p>
          </table:table-cell>
          <table:table-cell table:formula="of:=[.D282]-[.F282]" office:value-type="float" office:value="79.540788206356">
            <text:p>79.541</text:p>
          </table:table-cell>
          <table:table-cell table:style-name="ce2" table:formula="of:=[.D282]-[.$F$4]*(1-EXP(-[.D282]/[.$F$4]))" office:value-type="float" office:value="79.7177056067251">
            <text:p>79.7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2">
            <text:p>272</text:p>
          </table:table-cell>
          <table:table-cell table:formula="of:=[.E282]*[.$F$5]" office:value-type="float" office:value="0.474151599978334">
            <text:p>0.474</text:p>
          </table:table-cell>
          <table:table-cell table:formula="of:=[.$F$4]*(1-[.E283])" office:value-type="float" office:value="191.934666007908">
            <text:p>191.935</text:p>
          </table:table-cell>
          <table:table-cell table:formula="of:=[.D283]-[.F283]" office:value-type="float" office:value="80.065333992092">
            <text:p>80.065</text:p>
          </table:table-cell>
          <table:table-cell table:style-name="ce2" table:formula="of:=[.D283]-[.$F$4]*(1-EXP(-[.D283]/[.$F$4]))" office:value-type="float" office:value="80.2424180633774">
            <text:p>80.2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3">
            <text:p>273</text:p>
          </table:table-cell>
          <table:table-cell table:formula="of:=[.E283]*[.$F$5]" office:value-type="float" office:value="0.472852554498942">
            <text:p>0.473</text:p>
          </table:table-cell>
          <table:table-cell table:formula="of:=[.$F$4]*(1-[.E284])" office:value-type="float" office:value="192.408817607886">
            <text:p>192.409</text:p>
          </table:table-cell>
          <table:table-cell table:formula="of:=[.D284]-[.F284]" office:value-type="float" office:value="80.5911823921137">
            <text:p>80.591</text:p>
          </table:table-cell>
          <table:table-cell table:style-name="ce2" table:formula="of:=[.D284]-[.$F$4]*(1-EXP(-[.D284]/[.$F$4]))" office:value-type="float" office:value="80.768430895533">
            <text:p>80.7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4">
            <text:p>274</text:p>
          </table:table-cell>
          <table:table-cell table:formula="of:=[.E284]*[.$F$5]" office:value-type="float" office:value="0.47155706804826">
            <text:p>0.472</text:p>
          </table:table-cell>
          <table:table-cell table:formula="of:=[.$F$4]*(1-[.E285])" office:value-type="float" office:value="192.881670162385">
            <text:p>192.882</text:p>
          </table:table-cell>
          <table:table-cell table:formula="of:=[.D285]-[.F285]" office:value-type="float" office:value="81.1183298376147">
            <text:p>81.118</text:p>
          </table:table-cell>
          <table:table-cell table:style-name="ce2" table:formula="of:=[.D285]-[.$F$4]*(1-EXP(-[.D285]/[.$F$4]))" office:value-type="float" office:value="81.2957405453951">
            <text:p>81.2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5">
            <text:p>275</text:p>
          </table:table-cell>
          <table:table-cell table:formula="of:=[.E285]*[.$F$5]" office:value-type="float" office:value="0.470265130875525">
            <text:p>0.470</text:p>
          </table:table-cell>
          <table:table-cell table:formula="of:=[.$F$4]*(1-[.E286])" office:value-type="float" office:value="193.353227230434">
            <text:p>193.353</text:p>
          </table:table-cell>
          <table:table-cell table:formula="of:=[.D286]-[.F286]" office:value-type="float" office:value="81.6467727695665">
            <text:p>81.647</text:p>
          </table:table-cell>
          <table:table-cell table:style-name="ce2" table:formula="of:=[.D286]-[.$F$4]*(1-EXP(-[.D286]/[.$F$4]))" office:value-type="float" office:value="81.8243434649013">
            <text:p>81.8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6">
            <text:p>276</text:p>
          </table:table-cell>
          <table:table-cell table:formula="of:=[.E286]*[.$F$5]" office:value-type="float" office:value="0.468976733256688">
            <text:p>0.469</text:p>
          </table:table-cell>
          <table:table-cell table:formula="of:=[.$F$4]*(1-[.E287])" office:value-type="float" office:value="193.823492361309">
            <text:p>193.823</text:p>
          </table:table-cell>
          <table:table-cell table:formula="of:=[.D287]-[.F287]" office:value-type="float" office:value="82.176507638691">
            <text:p>82.177</text:p>
          </table:table-cell>
          <table:table-cell table:style-name="ce2" table:formula="of:=[.D287]-[.$F$4]*(1-EXP(-[.D287]/[.$F$4]))" office:value-type="float" office:value="82.3542361156962">
            <text:p>82.3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7">
            <text:p>277</text:p>
          </table:table-cell>
          <table:table-cell table:formula="of:=[.E287]*[.$F$5]" office:value-type="float" office:value="0.467691865494341">
            <text:p>0.468</text:p>
          </table:table-cell>
          <table:table-cell table:formula="of:=[.$F$4]*(1-[.E288])" office:value-type="float" office:value="194.292469094566">
            <text:p>194.292</text:p>
          </table:table-cell>
          <table:table-cell table:formula="of:=[.D288]-[.F288]" office:value-type="float" office:value="82.7075309054343">
            <text:p>82.708</text:p>
          </table:table-cell>
          <table:table-cell table:style-name="ce2" table:formula="of:=[.D288]-[.$F$4]*(1-EXP(-[.D288]/[.$F$4]))" office:value-type="float" office:value="82.8854149691054">
            <text:p>82.8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8">
            <text:p>278</text:p>
          </table:table-cell>
          <table:table-cell table:formula="of:=[.E288]*[.$F$5]" office:value-type="float" office:value="0.466410517917644">
            <text:p>0.466</text:p>
          </table:table-cell>
          <table:table-cell table:formula="of:=[.$F$4]*(1-[.E289])" office:value-type="float" office:value="194.76016096006">
            <text:p>194.760</text:p>
          </table:table-cell>
          <table:table-cell table:formula="of:=[.D289]-[.F289]" office:value-type="float" office:value="83.2398390399399">
            <text:p>83.240</text:p>
          </table:table-cell>
          <table:table-cell table:style-name="ce2" table:formula="of:=[.D289]-[.$F$4]*(1-EXP(-[.D289]/[.$F$4]))" office:value-type="float" office:value="83.4178765061091">
            <text:p>83.4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79">
            <text:p>279</text:p>
          </table:table-cell>
          <table:table-cell table:formula="of:=[.E289]*[.$F$5]" office:value-type="float" office:value="0.465132680882253">
            <text:p>0.465</text:p>
          </table:table-cell>
          <table:table-cell table:formula="of:=[.$F$4]*(1-[.E290])" office:value-type="float" office:value="195.226571477978">
            <text:p>195.227</text:p>
          </table:table-cell>
          <table:table-cell table:formula="of:=[.D290]-[.F290]" office:value-type="float" office:value="83.7734285220223">
            <text:p>83.773</text:p>
          </table:table-cell>
          <table:table-cell table:style-name="ce2" table:formula="of:=[.D290]-[.$F$4]*(1-EXP(-[.D290]/[.$F$4]))" office:value-type="float" office:value="83.951617217315">
            <text:p>83.9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0">
            <text:p>280</text:p>
          </table:table-cell>
          <table:table-cell table:formula="of:=[.E290]*[.$F$5]" office:value-type="float" office:value="0.463858344770247">
            <text:p>0.464</text:p>
          </table:table-cell>
          <table:table-cell table:formula="of:=[.$F$4]*(1-[.E291])" office:value-type="float" office:value="195.69170415886">
            <text:p>195.692</text:p>
          </table:table-cell>
          <table:table-cell table:formula="of:=[.D291]-[.F291]" office:value-type="float" office:value="84.30829584114">
            <text:p>84.308</text:p>
          </table:table-cell>
          <table:table-cell table:style-name="ce2" table:formula="of:=[.D291]-[.$F$4]*(1-EXP(-[.D291]/[.$F$4]))" office:value-type="float" office:value="84.4866336029328">
            <text:p>84.4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1">
            <text:p>281</text:p>
          </table:table-cell>
          <table:table-cell table:formula="of:=[.E291]*[.$F$5]" office:value-type="float" office:value="0.462587499990054">
            <text:p>0.463</text:p>
          </table:table-cell>
          <table:table-cell table:formula="of:=[.$F$4]*(1-[.E292])" office:value-type="float" office:value="196.15556250363">
            <text:p>196.156</text:p>
          </table:table-cell>
          <table:table-cell table:formula="of:=[.D292]-[.F292]" office:value-type="float" office:value="84.8444374963698">
            <text:p>84.844</text:p>
          </table:table-cell>
          <table:table-cell table:style-name="ce2" table:formula="of:=[.D292]-[.$F$4]*(1-EXP(-[.D292]/[.$F$4]))" office:value-type="float" office:value="85.0229221727474">
            <text:p>85.0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2">
            <text:p>282</text:p>
          </table:table-cell>
          <table:table-cell table:formula="of:=[.E292]*[.$F$5]" office:value-type="float" office:value="0.461320136976383">
            <text:p>0.461</text:p>
          </table:table-cell>
          <table:table-cell table:formula="of:=[.$F$4]*(1-[.E293])" office:value-type="float" office:value="196.61815000362">
            <text:p>196.618</text:p>
          </table:table-cell>
          <table:table-cell table:formula="of:=[.D293]-[.F293]" office:value-type="float" office:value="85.3818499963797">
            <text:p>85.382</text:p>
          </table:table-cell>
          <table:table-cell table:style-name="ce2" table:formula="of:=[.D293]-[.$F$4]*(1-EXP(-[.D293]/[.$F$4]))" office:value-type="float" office:value="85.5604794460929">
            <text:p>85.5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3">
            <text:p>283</text:p>
          </table:table-cell>
          <table:table-cell table:formula="of:=[.E293]*[.$F$5]" office:value-type="float" office:value="0.460056246190146">
            <text:p>0.460</text:p>
          </table:table-cell>
          <table:table-cell table:formula="of:=[.$F$4]*(1-[.E294])" office:value-type="float" office:value="197.079470140597">
            <text:p>197.079</text:p>
          </table:table-cell>
          <table:table-cell table:formula="of:=[.D294]-[.F294]" office:value-type="float" office:value="85.9205298594034">
            <text:p>85.921</text:p>
          </table:table-cell>
          <table:table-cell table:style-name="ce2" table:formula="of:=[.D294]-[.$F$4]*(1-EXP(-[.D294]/[.$F$4]))" office:value-type="float" office:value="86.0993019518263">
            <text:p>86.0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4">
            <text:p>284</text:p>
          </table:table-cell>
          <table:table-cell table:formula="of:=[.E294]*[.$F$5]" office:value-type="float" office:value="0.458795818118392">
            <text:p>0.459</text:p>
          </table:table-cell>
          <table:table-cell table:formula="of:=[.$F$4]*(1-[.E295])" office:value-type="float" office:value="197.539526386787">
            <text:p>197.540</text:p>
          </table:table-cell>
          <table:table-cell table:formula="of:=[.D295]-[.F295]" office:value-type="float" office:value="86.4604736132132">
            <text:p>86.460</text:p>
          </table:table-cell>
          <table:table-cell table:style-name="ce2" table:formula="of:=[.D295]-[.$F$4]*(1-EXP(-[.D295]/[.$F$4]))" office:value-type="float" office:value="86.6393862283017">
            <text:p>86.6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5">
            <text:p>285</text:p>
          </table:table-cell>
          <table:table-cell table:formula="of:=[.E295]*[.$F$5]" office:value-type="float" office:value="0.457538843274232">
            <text:p>0.458</text:p>
          </table:table-cell>
          <table:table-cell table:formula="of:=[.$F$4]*(1-[.E296])" office:value-type="float" office:value="197.998322204905">
            <text:p>197.998</text:p>
          </table:table-cell>
          <table:table-cell table:formula="of:=[.D296]-[.F296]" office:value-type="float" office:value="87.0016777950949">
            <text:p>87.002</text:p>
          </table:table-cell>
          <table:table-cell table:style-name="ce2" table:formula="of:=[.D296]-[.$F$4]*(1-EXP(-[.D296]/[.$F$4]))" office:value-type="float" office:value="87.180728823344">
            <text:p>87.1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6">
            <text:p>286</text:p>
          </table:table-cell>
          <table:table-cell table:formula="of:=[.E296]*[.$F$5]" office:value-type="float" office:value="0.456285312196769">
            <text:p>0.456</text:p>
          </table:table-cell>
          <table:table-cell table:formula="of:=[.$F$4]*(1-[.E297])" office:value-type="float" office:value="198.455861048179">
            <text:p>198.456</text:p>
          </table:table-cell>
          <table:table-cell table:formula="of:=[.D297]-[.F297]" office:value-type="float" office:value="87.5441389518206">
            <text:p>87.544</text:p>
          </table:table-cell>
          <table:table-cell table:style-name="ce2" table:formula="of:=[.D297]-[.$F$4]*(1-EXP(-[.D297]/[.$F$4]))" office:value-type="float" office:value="87.7233262942235">
            <text:p>87.7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7">
            <text:p>287</text:p>
          </table:table-cell>
          <table:table-cell table:formula="of:=[.E297]*[.$F$5]" office:value-type="float" office:value="0.455035215451024">
            <text:p>0.455</text:p>
          </table:table-cell>
          <table:table-cell table:formula="of:=[.$F$4]*(1-[.E298])" office:value-type="float" office:value="198.912146360376">
            <text:p>198.912</text:p>
          </table:table-cell>
          <table:table-cell table:formula="of:=[.D298]-[.F298]" office:value-type="float" office:value="88.0878536396238">
            <text:p>88.088</text:p>
          </table:table-cell>
          <table:table-cell table:style-name="ce2" table:formula="of:=[.D298]-[.$F$4]*(1-EXP(-[.D298]/[.$F$4]))" office:value-type="float" office:value="88.2671752076294">
            <text:p>88.2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8">
            <text:p>288</text:p>
          </table:table-cell>
          <table:table-cell table:formula="of:=[.E298]*[.$F$5]" office:value-type="float" office:value="0.453788543627871">
            <text:p>0.454</text:p>
          </table:table-cell>
          <table:table-cell table:formula="of:=[.$F$4]*(1-[.E299])" office:value-type="float" office:value="199.367181575827">
            <text:p>199.367</text:p>
          </table:table-cell>
          <table:table-cell table:formula="of:=[.D299]-[.F299]" office:value-type="float" office:value="88.6328184241729">
            <text:p>88.633</text:p>
          </table:table-cell>
          <table:table-cell table:style-name="ce2" table:formula="of:=[.D299]-[.$F$4]*(1-EXP(-[.D299]/[.$F$4]))" office:value-type="float" office:value="88.8122721396444">
            <text:p>88.8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9">
            <text:p>289</text:p>
          </table:table-cell>
          <table:table-cell table:formula="of:=[.E299]*[.$F$5]" office:value-type="float" office:value="0.452545287343959">
            <text:p>0.453</text:p>
          </table:table-cell>
          <table:table-cell table:formula="of:=[.$F$4]*(1-[.E300])" office:value-type="float" office:value="199.820970119455">
            <text:p>199.821</text:p>
          </table:table-cell>
          <table:table-cell table:formula="of:=[.D300]-[.F300]" office:value-type="float" office:value="89.179029880545">
            <text:p>89.179</text:p>
          </table:table-cell>
          <table:table-cell table:style-name="ce2" table:formula="of:=[.D300]-[.$F$4]*(1-EXP(-[.D300]/[.$F$4]))" office:value-type="float" office:value="89.3586136757192">
            <text:p>89.3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0">
            <text:p>290</text:p>
          </table:table-cell>
          <table:table-cell table:formula="of:=[.E300]*[.$F$5]" office:value-type="float" office:value="0.451305437241647">
            <text:p>0.451</text:p>
          </table:table-cell>
          <table:table-cell table:formula="of:=[.$F$4]*(1-[.E301])" office:value-type="float" office:value="200.273515406799">
            <text:p>200.274</text:p>
          </table:table-cell>
          <table:table-cell table:formula="of:=[.D301]-[.F301]" office:value-type="float" office:value="89.726484593201">
            <text:p>89.726</text:p>
          </table:table-cell>
          <table:table-cell table:style-name="ce2" table:formula="of:=[.D301]-[.$F$4]*(1-EXP(-[.D301]/[.$F$4]))" office:value-type="float" office:value="89.9061964106464">
            <text:p>89.9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1">
            <text:p>291</text:p>
          </table:table-cell>
          <table:table-cell table:formula="of:=[.E301]*[.$F$5]" office:value-type="float" office:value="0.45006898398893">
            <text:p>0.450</text:p>
          </table:table-cell>
          <table:table-cell table:formula="of:=[.$F$4]*(1-[.E302])" office:value-type="float" office:value="200.724820844041">
            <text:p>200.725</text:p>
          </table:table-cell>
          <table:table-cell table:formula="of:=[.D302]-[.F302]" office:value-type="float" office:value="90.2751791559594">
            <text:p>90.275</text:p>
          </table:table-cell>
          <table:table-cell table:style-name="ce2" table:formula="of:=[.D302]-[.$F$4]*(1-EXP(-[.D302]/[.$F$4]))" office:value-type="float" office:value="90.4550169485352">
            <text:p>90.4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2">
            <text:p>292</text:p>
          </table:table-cell>
          <table:table-cell table:formula="of:=[.E302]*[.$F$5]" office:value-type="float" office:value="0.448835918279371">
            <text:p>0.449</text:p>
          </table:table-cell>
          <table:table-cell table:formula="of:=[.$F$4]*(1-[.E303])" office:value-type="float" office:value="201.17488982803">
            <text:p>201.175</text:p>
          </table:table-cell>
          <table:table-cell table:formula="of:=[.D303]-[.F303]" office:value-type="float" office:value="90.8251101719704">
            <text:p>90.825</text:p>
          </table:table-cell>
          <table:table-cell table:style-name="ce2" table:formula="of:=[.D303]-[.$F$4]*(1-EXP(-[.D303]/[.$F$4]))" office:value-type="float" office:value="91.0050719027859">
            <text:p>91.0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3">
            <text:p>293</text:p>
          </table:table-cell>
          <table:table-cell table:formula="of:=[.E303]*[.$F$5]" office:value-type="float" office:value="0.44760623083203">
            <text:p>0.448</text:p>
          </table:table-cell>
          <table:table-cell table:formula="of:=[.$F$4]*(1-[.E304])" office:value-type="float" office:value="201.623725746309">
            <text:p>201.624</text:p>
          </table:table-cell>
          <table:table-cell table:formula="of:=[.D304]-[.F304]" office:value-type="float" office:value="91.3762742536911">
            <text:p>91.376</text:p>
          </table:table-cell>
          <table:table-cell table:style-name="ce2" table:formula="of:=[.D304]-[.$F$4]*(1-EXP(-[.D304]/[.$F$4]))" office:value-type="float" office:value="91.5563578960645">
            <text:p>91.5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4">
            <text:p>294</text:p>
          </table:table-cell>
          <table:table-cell table:formula="of:=[.E304]*[.$F$5]" office:value-type="float" office:value="0.446379912391395">
            <text:p>0.446</text:p>
          </table:table-cell>
          <table:table-cell table:formula="of:=[.$F$4]*(1-[.E305])" office:value-type="float" office:value="202.071331977141">
            <text:p>202.071</text:p>
          </table:table-cell>
          <table:table-cell table:formula="of:=[.D305]-[.F305]" office:value-type="float" office:value="91.928668022859">
            <text:p>91.929</text:p>
          </table:table-cell>
          <table:table-cell table:style-name="ce2" table:formula="of:=[.D305]-[.$F$4]*(1-EXP(-[.D305]/[.$F$4]))" office:value-type="float" office:value="92.1088715602772">
            <text:p>92.1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5">
            <text:p>295</text:p>
          </table:table-cell>
          <table:table-cell table:formula="of:=[.E305]*[.$F$5]" office:value-type="float" office:value="0.445156953727309">
            <text:p>0.445</text:p>
          </table:table-cell>
          <table:table-cell table:formula="of:=[.$F$4]*(1-[.E306])" office:value-type="float" office:value="202.517711889532">
            <text:p>202.518</text:p>
          </table:table-cell>
          <table:table-cell table:formula="of:=[.D306]-[.F306]" office:value-type="float" office:value="92.4822881104676">
            <text:p>92.482</text:p>
          </table:table-cell>
          <table:table-cell table:style-name="ce2" table:formula="of:=[.D306]-[.$F$4]*(1-EXP(-[.D306]/[.$F$4]))" office:value-type="float" office:value="92.6626095365454">
            <text:p>92.6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6">
            <text:p>296</text:p>
          </table:table-cell>
          <table:table-cell table:formula="of:=[.E306]*[.$F$5]" office:value-type="float" office:value="0.443937345634905">
            <text:p>0.444</text:p>
          </table:table-cell>
          <table:table-cell table:formula="of:=[.$F$4]*(1-[.E307])" office:value-type="float" office:value="202.96286884326">
            <text:p>202.963</text:p>
          </table:table-cell>
          <table:table-cell table:formula="of:=[.D307]-[.F307]" office:value-type="float" office:value="93.0371311567403">
            <text:p>93.037</text:p>
          </table:table-cell>
          <table:table-cell table:style-name="ce2" table:formula="of:=[.D307]-[.$F$4]*(1-EXP(-[.D307]/[.$F$4]))" office:value-type="float" office:value="93.2175684751801">
            <text:p>93.2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7">
            <text:p>297</text:p>
          </table:table-cell>
          <table:table-cell table:formula="of:=[.E307]*[.$F$5]" office:value-type="float" office:value="0.442721078934535">
            <text:p>0.443</text:p>
          </table:table-cell>
          <table:table-cell table:formula="of:=[.$F$4]*(1-[.E308])" office:value-type="float" office:value="203.406806188895">
            <text:p>203.407</text:p>
          </table:table-cell>
          <table:table-cell table:formula="of:=[.D308]-[.F308]" office:value-type="float" office:value="93.5931938111054">
            <text:p>93.593</text:p>
          </table:table-cell>
          <table:table-cell table:style-name="ce2" table:formula="of:=[.D308]-[.$F$4]*(1-EXP(-[.D308]/[.$F$4]))" office:value-type="float" office:value="93.7737450356572">
            <text:p>93.7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8">
            <text:p>298</text:p>
          </table:table-cell>
          <table:table-cell table:formula="of:=[.E308]*[.$F$5]" office:value-type="float" office:value="0.441508144471701">
            <text:p>0.442</text:p>
          </table:table-cell>
          <table:table-cell table:formula="of:=[.$F$4]*(1-[.E309])" office:value-type="float" office:value="203.849527267829">
            <text:p>203.850</text:p>
          </table:table-cell>
          <table:table-cell table:formula="of:=[.D309]-[.F309]" office:value-type="float" office:value="94.1504727321709">
            <text:p>94.150</text:p>
          </table:table-cell>
          <table:table-cell table:style-name="ce2" table:formula="of:=[.D309]-[.$F$4]*(1-EXP(-[.D309]/[.$F$4]))" office:value-type="float" office:value="94.3311358865919">
            <text:p>94.3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99">
            <text:p>299</text:p>
          </table:table-cell>
          <table:table-cell table:formula="of:=[.E309]*[.$F$5]" office:value-type="float" office:value="0.440298533116984">
            <text:p>0.440</text:p>
          </table:table-cell>
          <table:table-cell table:formula="of:=[.$F$4]*(1-[.E310])" office:value-type="float" office:value="204.291035412301">
            <text:p>204.291</text:p>
          </table:table-cell>
          <table:table-cell table:formula="of:=[.D310]-[.F310]" office:value-type="float" office:value="94.7089645876992">
            <text:p>94.709</text:p>
          </table:table-cell>
          <table:table-cell table:style-name="ce2" table:formula="of:=[.D310]-[.$F$4]*(1-EXP(-[.D310]/[.$F$4]))" office:value-type="float" office:value="94.8897377057143">
            <text:p>94.8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0">
            <text:p>300</text:p>
          </table:table-cell>
          <table:table-cell table:formula="of:=[.E310]*[.$F$5]" office:value-type="float" office:value="0.439092235765979">
            <text:p>0.439</text:p>
          </table:table-cell>
          <table:table-cell table:formula="of:=[.$F$4]*(1-[.E311])" office:value-type="float" office:value="204.731333945418">
            <text:p>204.731</text:p>
          </table:table-cell>
          <table:table-cell table:formula="of:=[.D311]-[.F311]" office:value-type="float" office:value="95.2686660545822">
            <text:p>95.269</text:p>
          </table:table-cell>
          <table:table-cell table:style-name="ce2" table:formula="of:=[.D311]-[.$F$4]*(1-EXP(-[.D311]/[.$F$4]))" office:value-type="float" office:value="95.449547179844">
            <text:p>95.4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1">
            <text:p>301</text:p>
          </table:table-cell>
          <table:table-cell table:formula="of:=[.E311]*[.$F$5]" office:value-type="float" office:value="0.437889243339223">
            <text:p>0.438</text:p>
          </table:table-cell>
          <table:table-cell table:formula="of:=[.$F$4]*(1-[.E312])" office:value-type="float" office:value="205.170426181184">
            <text:p>205.170</text:p>
          </table:table-cell>
          <table:table-cell table:formula="of:=[.D312]-[.F312]" office:value-type="float" office:value="95.8295738188162">
            <text:p>95.830</text:p>
          </table:table-cell>
          <table:table-cell table:style-name="ce2" table:formula="of:=[.D312]-[.$F$4]*(1-EXP(-[.D312]/[.$F$4]))" office:value-type="float" office:value="96.0105610048653">
            <text:p>96.0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2">
            <text:p>302</text:p>
          </table:table-cell>
          <table:table-cell table:formula="of:=[.E312]*[.$F$5]" office:value-type="float" office:value="0.436689546782129">
            <text:p>0.437</text:p>
          </table:table-cell>
          <table:table-cell table:formula="of:=[.$F$4]*(1-[.E313])" office:value-type="float" office:value="205.608315424523">
            <text:p>205.608</text:p>
          </table:table-cell>
          <table:table-cell table:formula="of:=[.D313]-[.F313]" office:value-type="float" office:value="96.391684575477">
            <text:p>96.392</text:p>
          </table:table-cell>
          <table:table-cell table:style-name="ce2" table:formula="of:=[.D313]-[.$F$4]*(1-EXP(-[.D313]/[.$F$4]))" office:value-type="float" office:value="96.5727758857027">
            <text:p>96.5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3">
            <text:p>303</text:p>
          </table:table-cell>
          <table:table-cell table:formula="of:=[.E313]*[.$F$5]" office:value-type="float" office:value="0.435493137064918">
            <text:p>0.435</text:p>
          </table:table-cell>
          <table:table-cell table:formula="of:=[.$F$4]*(1-[.E314])" office:value-type="float" office:value="206.045004971305">
            <text:p>206.045</text:p>
          </table:table-cell>
          <table:table-cell table:formula="of:=[.D314]-[.F314]" office:value-type="float" office:value="96.9549950286949">
            <text:p>96.955</text:p>
          </table:table-cell>
          <table:table-cell table:style-name="ce2" table:formula="of:=[.D314]-[.$F$4]*(1-EXP(-[.D314]/[.$F$4]))" office:value-type="float" office:value="97.1361885362957">
            <text:p>97.1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4">
            <text:p>304</text:p>
          </table:table-cell>
          <table:table-cell table:formula="of:=[.E314]*[.$F$5]" office:value-type="float" office:value="0.434300005182548">
            <text:p>0.434</text:p>
          </table:table-cell>
          <table:table-cell table:formula="of:=[.$F$4]*(1-[.E315])" office:value-type="float" office:value="206.48049810837">
            <text:p>206.480</text:p>
          </table:table-cell>
          <table:table-cell table:formula="of:=[.D315]-[.F315]" office:value-type="float" office:value="97.51950189163">
            <text:p>97.520</text:p>
          </table:table-cell>
          <table:table-cell table:style-name="ce2" table:formula="of:=[.D315]-[.$F$4]*(1-EXP(-[.D315]/[.$F$4]))" office:value-type="float" office:value="97.7007956795746">
            <text:p>97.7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5">
            <text:p>305</text:p>
          </table:table-cell>
          <table:table-cell table:formula="of:=[.E315]*[.$F$5]" office:value-type="float" office:value="0.433110142154651">
            <text:p>0.433</text:p>
          </table:table-cell>
          <table:table-cell table:formula="of:=[.$F$4]*(1-[.E316])" office:value-type="float" office:value="206.914798113553">
            <text:p>206.915</text:p>
          </table:table-cell>
          <table:table-cell table:formula="of:=[.D316]-[.F316]" office:value-type="float" office:value="98.0852018864475">
            <text:p>98.085</text:p>
          </table:table-cell>
          <table:table-cell table:style-name="ce2" table:formula="of:=[.D316]-[.$F$4]*(1-EXP(-[.D316]/[.$F$4]))" office:value-type="float" office:value="98.2665940474356">
            <text:p>98.2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6">
            <text:p>306</text:p>
          </table:table-cell>
          <table:table-cell table:formula="of:=[.E316]*[.$F$5]" office:value-type="float" office:value="0.43192353902546">
            <text:p>0.432</text:p>
          </table:table-cell>
          <table:table-cell table:formula="of:=[.$F$4]*(1-[.E317])" office:value-type="float" office:value="207.347908255707">
            <text:p>207.348</text:p>
          </table:table-cell>
          <table:table-cell table:formula="of:=[.D317]-[.F317]" office:value-type="float" office:value="98.6520917442928">
            <text:p>98.652</text:p>
          </table:table-cell>
          <table:table-cell table:style-name="ce2" table:formula="of:=[.D317]-[.$F$4]*(1-EXP(-[.D317]/[.$F$4]))" office:value-type="float" office:value="98.8335803807164">
            <text:p>98.8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7">
            <text:p>307</text:p>
          </table:table-cell>
          <table:table-cell table:formula="of:=[.E317]*[.$F$5]" office:value-type="float" office:value="0.430740186863746">
            <text:p>0.431</text:p>
          </table:table-cell>
          <table:table-cell table:formula="of:=[.$F$4]*(1-[.E318])" office:value-type="float" office:value="207.779831794733">
            <text:p>207.780</text:p>
          </table:table-cell>
          <table:table-cell table:formula="of:=[.D318]-[.F318]" office:value-type="float" office:value="99.2201682052674">
            <text:p>99.220</text:p>
          </table:table-cell>
          <table:table-cell table:style-name="ce2" table:formula="of:=[.D318]-[.$F$4]*(1-EXP(-[.D318]/[.$F$4]))" office:value-type="float" office:value="99.4017514291716">
            <text:p>99.4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8">
            <text:p>308</text:p>
          </table:table-cell>
          <table:table-cell table:formula="of:=[.E318]*[.$F$5]" office:value-type="float" office:value="0.42956007676275">
            <text:p>0.430</text:p>
          </table:table-cell>
          <table:table-cell table:formula="of:=[.$F$4]*(1-[.E319])" office:value-type="float" office:value="208.210571981596">
            <text:p>208.211</text:p>
          </table:table-cell>
          <table:table-cell table:formula="of:=[.D319]-[.F319]" office:value-type="float" office:value="99.7894280184036">
            <text:p>99.789</text:p>
          </table:table-cell>
          <table:table-cell table:style-name="ce2" table:formula="of:=[.D319]-[.$F$4]*(1-EXP(-[.D319]/[.$F$4]))" office:value-type="float" office:value="99.9711039514483">
            <text:p>99.9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09">
            <text:p>309</text:p>
          </table:table-cell>
          <table:table-cell table:formula="of:=[.E319]*[.$F$5]" office:value-type="float" office:value="0.428383199840112">
            <text:p>0.428</text:p>
          </table:table-cell>
          <table:table-cell table:formula="of:=[.$F$4]*(1-[.E320])" office:value-type="float" office:value="208.640132058359">
            <text:p>208.640</text:p>
          </table:table-cell>
          <table:table-cell table:formula="of:=[.D320]-[.F320]" office:value-type="float" office:value="100.359867941641">
            <text:p>100.360</text:p>
          </table:table-cell>
          <table:table-cell table:style-name="ce2" table:formula="of:=[.D320]-[.$F$4]*(1-EXP(-[.D320]/[.$F$4]))" office:value-type="float" office:value="100.541634715062">
            <text:p>100.5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10">
            <text:p>310</text:p>
          </table:table-cell>
          <table:table-cell table:formula="of:=[.E320]*[.$F$5]" office:value-type="float" office:value="0.42720954723781">
            <text:p>0.427</text:p>
          </table:table-cell>
          <table:table-cell table:formula="of:=[.$F$4]*(1-[.E321])" office:value-type="float" office:value="209.068515258199">
            <text:p>209.069</text:p>
          </table:table-cell>
          <table:table-cell table:formula="of:=[.D321]-[.F321]" office:value-type="float" office:value="100.931484741801">
            <text:p>100.931</text:p>
          </table:table-cell>
          <table:table-cell table:style-name="ce2" table:formula="of:=[.D321]-[.$F$4]*(1-EXP(-[.D321]/[.$F$4]))" office:value-type="float" office:value="101.113340496373">
            <text:p>101.1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11">
            <text:p>311</text:p>
          </table:table-cell>
          <table:table-cell table:formula="of:=[.E321]*[.$F$5]" office:value-type="float" office:value="0.42603911012209">
            <text:p>0.426</text:p>
          </table:table-cell>
          <table:table-cell table:formula="of:=[.$F$4]*(1-[.E322])" office:value-type="float" office:value="209.495724805437">
            <text:p>209.496</text:p>
          </table:table-cell>
          <table:table-cell table:formula="of:=[.D322]-[.F322]" office:value-type="float" office:value="101.504275194563">
            <text:p>101.504</text:p>
          </table:table-cell>
          <table:table-cell table:style-name="ce2" table:formula="of:=[.D322]-[.$F$4]*(1-EXP(-[.D322]/[.$F$4]))" office:value-type="float" office:value="101.686218080559">
            <text:p>101.6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12">
            <text:p>312</text:p>
          </table:table-cell>
          <table:table-cell table:formula="of:=[.E322]*[.$F$5]" office:value-type="float" office:value="0.4248718796834">
            <text:p>0.425</text:p>
          </table:table-cell>
          <table:table-cell table:formula="of:=[.$F$4]*(1-[.E323])" office:value-type="float" office:value="209.921763915559">
            <text:p>209.922</text:p>
          </table:table-cell>
          <table:table-cell table:formula="of:=[.D323]-[.F323]" office:value-type="float" office:value="102.078236084441">
            <text:p>102.078</text:p>
          </table:table-cell>
          <table:table-cell table:style-name="ce2" table:formula="of:=[.D323]-[.$F$4]*(1-EXP(-[.D323]/[.$F$4]))" office:value-type="float" office:value="102.260264261597">
            <text:p>102.2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13">
            <text:p>313</text:p>
          </table:table-cell>
          <table:table-cell table:formula="of:=[.E323]*[.$F$5]" office:value-type="float" office:value="0.423707847136322">
            <text:p>0.424</text:p>
          </table:table-cell>
          <table:table-cell table:formula="of:=[.$F$4]*(1-[.E324])" office:value-type="float" office:value="210.346635795243">
            <text:p>210.347</text:p>
          </table:table-cell>
          <table:table-cell table:formula="of:=[.D324]-[.F324]" office:value-type="float" office:value="102.653364204757">
            <text:p>102.653</text:p>
          </table:table-cell>
          <table:table-cell table:style-name="ce2" table:formula="of:=[.D324]-[.$F$4]*(1-EXP(-[.D324]/[.$F$4]))" office:value-type="float" office:value="102.835475842231">
            <text:p>102.8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14">
            <text:p>314</text:p>
          </table:table-cell>
          <table:table-cell table:formula="of:=[.E324]*[.$F$5]" office:value-type="float" office:value="0.42254700371951">
            <text:p>0.423</text:p>
          </table:table-cell>
          <table:table-cell table:formula="of:=[.$F$4]*(1-[.E325])" office:value-type="float" office:value="210.770343642379">
            <text:p>210.770</text:p>
          </table:table-cell>
          <table:table-cell table:formula="of:=[.D325]-[.F325]" office:value-type="float" office:value="103.229656357621">
            <text:p>103.230</text:p>
          </table:table-cell>
          <table:table-cell table:style-name="ce2" table:formula="of:=[.D325]-[.$F$4]*(1-EXP(-[.D325]/[.$F$4]))" office:value-type="float" office:value="103.411849633958">
            <text:p>103.4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15">
            <text:p>315</text:p>
          </table:table-cell>
          <table:table-cell table:formula="of:=[.E325]*[.$F$5]" office:value-type="float" office:value="0.421389340695621">
            <text:p>0.421</text:p>
          </table:table-cell>
          <table:table-cell table:formula="of:=[.$F$4]*(1-[.E326])" office:value-type="float" office:value="211.192890646098">
            <text:p>211.193</text:p>
          </table:table-cell>
          <table:table-cell table:formula="of:=[.D326]-[.F326]" office:value-type="float" office:value="103.807109353902">
            <text:p>103.807</text:p>
          </table:table-cell>
          <table:table-cell table:style-name="ce2" table:formula="of:=[.D326]-[.$F$4]*(1-EXP(-[.D326]/[.$F$4]))" office:value-type="float" office:value="103.989382456994">
            <text:p>103.9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16">
            <text:p>316</text:p>
          </table:table-cell>
          <table:table-cell table:formula="of:=[.E326]*[.$F$5]" office:value-type="float" office:value="0.420234849351249">
            <text:p>0.420</text:p>
          </table:table-cell>
          <table:table-cell table:formula="of:=[.$F$4]*(1-[.E327])" office:value-type="float" office:value="211.614279986794">
            <text:p>211.614</text:p>
          </table:table-cell>
          <table:table-cell table:formula="of:=[.D327]-[.F327]" office:value-type="float" office:value="104.385720013206">
            <text:p>104.386</text:p>
          </table:table-cell>
          <table:table-cell table:style-name="ce2" table:formula="of:=[.D327]-[.$F$4]*(1-EXP(-[.D327]/[.$F$4]))" office:value-type="float" office:value="104.568071140258">
            <text:p>104.5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17">
            <text:p>317</text:p>
          </table:table-cell>
          <table:table-cell table:formula="of:=[.E327]*[.$F$5]" office:value-type="float" office:value="0.419083520996862">
            <text:p>0.419</text:p>
          </table:table-cell>
          <table:table-cell table:formula="of:=[.$F$4]*(1-[.E328])" office:value-type="float" office:value="212.034514836145">
            <text:p>212.035</text:p>
          </table:table-cell>
          <table:table-cell table:formula="of:=[.D328]-[.F328]" office:value-type="float" office:value="104.965485163855">
            <text:p>104.965</text:p>
          </table:table-cell>
          <table:table-cell table:style-name="ce2" table:formula="of:=[.D328]-[.$F$4]*(1-EXP(-[.D328]/[.$F$4]))" office:value-type="float" office:value="105.147912521342">
            <text:p>105.1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18">
            <text:p>318</text:p>
          </table:table-cell>
          <table:table-cell table:formula="of:=[.E328]*[.$F$5]" office:value-type="float" office:value="0.417935346966734">
            <text:p>0.418</text:p>
          </table:table-cell>
          <table:table-cell table:formula="of:=[.$F$4]*(1-[.E329])" office:value-type="float" office:value="212.453598357142">
            <text:p>212.454</text:p>
          </table:table-cell>
          <table:table-cell table:formula="of:=[.D329]-[.F329]" office:value-type="float" office:value="105.546401642858">
            <text:p>105.546</text:p>
          </table:table-cell>
          <table:table-cell table:style-name="ce2" table:formula="of:=[.D329]-[.$F$4]*(1-EXP(-[.D329]/[.$F$4]))" office:value-type="float" office:value="105.728903446493">
            <text:p>105.7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19">
            <text:p>319</text:p>
          </table:table-cell>
          <table:table-cell table:formula="of:=[.E329]*[.$F$5]" office:value-type="float" office:value="0.41679031861888">
            <text:p>0.417</text:p>
          </table:table-cell>
          <table:table-cell table:formula="of:=[.$F$4]*(1-[.E330])" office:value-type="float" office:value="212.871533704109">
            <text:p>212.872</text:p>
          </table:table-cell>
          <table:table-cell table:formula="of:=[.D330]-[.F330]" office:value-type="float" office:value="106.128466295891">
            <text:p>106.128</text:p>
          </table:table-cell>
          <table:table-cell table:style-name="ce2" table:formula="of:=[.D330]-[.$F$4]*(1-EXP(-[.D330]/[.$F$4]))" office:value-type="float" office:value="106.311040770586">
            <text:p>106.3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0">
            <text:p>320</text:p>
          </table:table-cell>
          <table:table-cell table:formula="of:=[.E330]*[.$F$5]" office:value-type="float" office:value="0.415648427334993">
            <text:p>0.416</text:p>
          </table:table-cell>
          <table:table-cell table:formula="of:=[.$F$4]*(1-[.E331])" office:value-type="float" office:value="213.288324022728">
            <text:p>213.288</text:p>
          </table:table-cell>
          <table:table-cell table:formula="of:=[.D331]-[.F331]" office:value-type="float" office:value="106.711675977272">
            <text:p>106.712</text:p>
          </table:table-cell>
          <table:table-cell table:style-name="ce2" table:formula="of:=[.D331]-[.$F$4]*(1-EXP(-[.D331]/[.$F$4]))" office:value-type="float" office:value="106.8943213571">
            <text:p>106.8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1">
            <text:p>321</text:p>
          </table:table-cell>
          <table:table-cell table:formula="of:=[.E331]*[.$F$5]" office:value-type="float" office:value="0.414509664520376">
            <text:p>0.415</text:p>
          </table:table-cell>
          <table:table-cell table:formula="of:=[.$F$4]*(1-[.E332])" office:value-type="float" office:value="213.703972450063">
            <text:p>213.704</text:p>
          </table:table-cell>
          <table:table-cell table:formula="of:=[.D332]-[.F332]" office:value-type="float" office:value="107.296027549937">
            <text:p>107.296</text:p>
          </table:table-cell>
          <table:table-cell table:style-name="ce2" table:formula="of:=[.D332]-[.$F$4]*(1-EXP(-[.D332]/[.$F$4]))" office:value-type="float" office:value="107.478742078096">
            <text:p>107.4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2">
            <text:p>322</text:p>
          </table:table-cell>
          <table:table-cell table:formula="of:=[.E332]*[.$F$5]" office:value-type="float" office:value="0.413374021603882">
            <text:p>0.413</text:p>
          </table:table-cell>
          <table:table-cell table:formula="of:=[.$F$4]*(1-[.E333])" office:value-type="float" office:value="214.118482114583">
            <text:p>214.118</text:p>
          </table:table-cell>
          <table:table-cell table:formula="of:=[.D333]-[.F333]" office:value-type="float" office:value="107.881517885417">
            <text:p>107.882</text:p>
          </table:table-cell>
          <table:table-cell table:style-name="ce2" table:formula="of:=[.D333]-[.$F$4]*(1-EXP(-[.D333]/[.$F$4]))" office:value-type="float" office:value="108.064299814193">
            <text:p>108.0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3">
            <text:p>323</text:p>
          </table:table-cell>
          <table:table-cell table:formula="of:=[.E333]*[.$F$5]" office:value-type="float" office:value="0.412241490037844">
            <text:p>0.412</text:p>
          </table:table-cell>
          <table:table-cell table:formula="of:=[.$F$4]*(1-[.E334])" office:value-type="float" office:value="214.531856136187">
            <text:p>214.532</text:p>
          </table:table-cell>
          <table:table-cell table:formula="of:=[.D334]-[.F334]" office:value-type="float" office:value="108.468143863813">
            <text:p>108.468</text:p>
          </table:table-cell>
          <table:table-cell table:style-name="ce2" table:formula="of:=[.D334]-[.$F$4]*(1-EXP(-[.D334]/[.$F$4]))" office:value-type="float" office:value="108.650991454544">
            <text:p>108.6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4">
            <text:p>324</text:p>
          </table:table-cell>
          <table:table-cell table:formula="of:=[.E334]*[.$F$5]" office:value-type="float" office:value="0.411112061298014">
            <text:p>0.411</text:p>
          </table:table-cell>
          <table:table-cell table:formula="of:=[.$F$4]*(1-[.E335])" office:value-type="float" office:value="214.944097626225">
            <text:p>214.944</text:p>
          </table:table-cell>
          <table:table-cell table:formula="of:=[.D335]-[.F335]" office:value-type="float" office:value="109.055902373775">
            <text:p>109.056</text:p>
          </table:table-cell>
          <table:table-cell table:style-name="ce2" table:formula="of:=[.D335]-[.$F$4]*(1-EXP(-[.D335]/[.$F$4]))" office:value-type="float" office:value="109.238813896815">
            <text:p>109.2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5">
            <text:p>325</text:p>
          </table:table-cell>
          <table:table-cell table:formula="of:=[.E335]*[.$F$5]" office:value-type="float" office:value="0.409985726883499">
            <text:p>0.410</text:p>
          </table:table-cell>
          <table:table-cell table:formula="of:=[.$F$4]*(1-[.E336])" office:value-type="float" office:value="215.355209687523">
            <text:p>215.355</text:p>
          </table:table-cell>
          <table:table-cell table:formula="of:=[.D336]-[.F336]" office:value-type="float" office:value="109.644790312477">
            <text:p>109.645</text:p>
          </table:table-cell>
          <table:table-cell table:style-name="ce2" table:formula="of:=[.D336]-[.$F$4]*(1-EXP(-[.D336]/[.$F$4]))" office:value-type="float" office:value="109.827764047157">
            <text:p>109.8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6">
            <text:p>326</text:p>
          </table:table-cell>
          <table:table-cell table:formula="of:=[.E336]*[.$F$5]" office:value-type="float" office:value="0.408862478316695">
            <text:p>0.409</text:p>
          </table:table-cell>
          <table:table-cell table:formula="of:=[.$F$4]*(1-[.E337])" office:value-type="float" office:value="215.765195414406">
            <text:p>215.765</text:p>
          </table:table-cell>
          <table:table-cell table:formula="of:=[.D337]-[.F337]" office:value-type="float" office:value="110.234804585594">
            <text:p>110.235</text:p>
          </table:table-cell>
          <table:table-cell table:style-name="ce2" table:formula="of:=[.D337]-[.$F$4]*(1-EXP(-[.D337]/[.$F$4]))" office:value-type="float" office:value="110.417838820189">
            <text:p>110.4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7">
            <text:p>327</text:p>
          </table:table-cell>
          <table:table-cell table:formula="of:=[.E337]*[.$F$5]" office:value-type="float" office:value="0.407742307143225">
            <text:p>0.408</text:p>
          </table:table-cell>
          <table:table-cell table:formula="of:=[.$F$4]*(1-[.E338])" office:value-type="float" office:value="216.174057892723">
            <text:p>216.174</text:p>
          </table:table-cell>
          <table:table-cell table:formula="of:=[.D338]-[.F338]" office:value-type="float" office:value="110.825942107277">
            <text:p>110.826</text:p>
          </table:table-cell>
          <table:table-cell table:style-name="ce2" table:formula="of:=[.D338]-[.$F$4]*(1-EXP(-[.D338]/[.$F$4]))" office:value-type="float" office:value="111.009035138969">
            <text:p>111.0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8">
            <text:p>328</text:p>
          </table:table-cell>
          <table:table-cell table:formula="of:=[.E338]*[.$F$5]" office:value-type="float" office:value="0.406625204931873">
            <text:p>0.407</text:p>
          </table:table-cell>
          <table:table-cell table:formula="of:=[.$F$4]*(1-[.E339])" office:value-type="float" office:value="216.581800199866">
            <text:p>216.582</text:p>
          </table:table-cell>
          <table:table-cell table:formula="of:=[.D339]-[.F339]" office:value-type="float" office:value="111.418199800134">
            <text:p>111.418</text:p>
          </table:table-cell>
          <table:table-cell table:style-name="ce2" table:formula="of:=[.D339]-[.$F$4]*(1-EXP(-[.D339]/[.$F$4]))" office:value-type="float" office:value="111.601349934974">
            <text:p>111.6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29">
            <text:p>329</text:p>
          </table:table-cell>
          <table:table-cell table:formula="of:=[.E339]*[.$F$5]" office:value-type="float" office:value="0.405511163274526">
            <text:p>0.406</text:p>
          </table:table-cell>
          <table:table-cell table:formula="of:=[.$F$4]*(1-[.E340])" office:value-type="float" office:value="216.988425404798">
            <text:p>216.988</text:p>
          </table:table-cell>
          <table:table-cell table:formula="of:=[.D340]-[.F340]" office:value-type="float" office:value="112.011574595202">
            <text:p>112.012</text:p>
          </table:table-cell>
          <table:table-cell table:style-name="ce2" table:formula="of:=[.D340]-[.$F$4]*(1-EXP(-[.D340]/[.$F$4]))" office:value-type="float" office:value="112.194780148077">
            <text:p>112.1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0">
            <text:p>330</text:p>
          </table:table-cell>
          <table:table-cell table:formula="of:=[.E340]*[.$F$5]" office:value-type="float" office:value="0.404400173786102">
            <text:p>0.404</text:p>
          </table:table-cell>
          <table:table-cell table:formula="of:=[.$F$4]*(1-[.E341])" office:value-type="float" office:value="217.393936568073">
            <text:p>217.394</text:p>
          </table:table-cell>
          <table:table-cell table:formula="of:=[.D341]-[.F341]" office:value-type="float" office:value="112.606063431927">
            <text:p>112.606</text:p>
          </table:table-cell>
          <table:table-cell table:style-name="ce2" table:formula="of:=[.D341]-[.$F$4]*(1-EXP(-[.D341]/[.$F$4]))" office:value-type="float" office:value="112.789322726523">
            <text:p>112.7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1">
            <text:p>331</text:p>
          </table:table-cell>
          <table:table-cell table:formula="of:=[.E341]*[.$F$5]" office:value-type="float" office:value="0.403292228104497">
            <text:p>0.403</text:p>
          </table:table-cell>
          <table:table-cell table:formula="of:=[.$F$4]*(1-[.E342])" office:value-type="float" office:value="217.798336741859">
            <text:p>217.798</text:p>
          </table:table-cell>
          <table:table-cell table:formula="of:=[.D342]-[.F342]" office:value-type="float" office:value="113.201663258141">
            <text:p>113.202</text:p>
          </table:table-cell>
          <table:table-cell table:style-name="ce2" table:formula="of:=[.D342]-[.$F$4]*(1-EXP(-[.D342]/[.$F$4]))" office:value-type="float" office:value="113.384974626907">
            <text:p>113.3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2">
            <text:p>332</text:p>
          </table:table-cell>
          <table:table-cell table:formula="of:=[.E342]*[.$F$5]" office:value-type="float" office:value="0.402187317890512">
            <text:p>0.402</text:p>
          </table:table-cell>
          <table:table-cell table:formula="of:=[.$F$4]*(1-[.E343])" office:value-type="float" office:value="218.201628969963">
            <text:p>218.202</text:p>
          </table:table-cell>
          <table:table-cell table:formula="of:=[.D343]-[.F343]" office:value-type="float" office:value="113.798371030037">
            <text:p>113.798</text:p>
          </table:table-cell>
          <table:table-cell table:style-name="ce2" table:formula="of:=[.D343]-[.$F$4]*(1-EXP(-[.D343]/[.$F$4]))" office:value-type="float" office:value="113.98173281415">
            <text:p>113.9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3">
            <text:p>333</text:p>
          </table:table-cell>
          <table:table-cell table:formula="of:=[.E343]*[.$F$5]" office:value-type="float" office:value="0.401085434827798">
            <text:p>0.401</text:p>
          </table:table-cell>
          <table:table-cell table:formula="of:=[.$F$4]*(1-[.E344])" office:value-type="float" office:value="218.603816287854">
            <text:p>218.604</text:p>
          </table:table-cell>
          <table:table-cell table:formula="of:=[.D344]-[.F344]" office:value-type="float" office:value="114.396183712146">
            <text:p>114.396</text:p>
          </table:table-cell>
          <table:table-cell table:style-name="ce2" table:formula="of:=[.D344]-[.$F$4]*(1-EXP(-[.D344]/[.$F$4]))" office:value-type="float" office:value="114.579594261478">
            <text:p>114.5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4">
            <text:p>334</text:p>
          </table:table-cell>
          <table:table-cell table:formula="of:=[.E344]*[.$F$5]" office:value-type="float" office:value="0.39998657062279">
            <text:p>0.400</text:p>
          </table:table-cell>
          <table:table-cell table:formula="of:=[.$F$4]*(1-[.E345])" office:value-type="float" office:value="219.004901722682">
            <text:p>219.005</text:p>
          </table:table-cell>
          <table:table-cell table:formula="of:=[.D345]-[.F345]" office:value-type="float" office:value="114.995098277318">
            <text:p>114.995</text:p>
          </table:table-cell>
          <table:table-cell table:style-name="ce2" table:formula="of:=[.D345]-[.$F$4]*(1-EXP(-[.D345]/[.$F$4]))" office:value-type="float" office:value="115.178555950397">
            <text:p>115.1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5">
            <text:p>335</text:p>
          </table:table-cell>
          <table:table-cell table:formula="of:=[.E345]*[.$F$5]" office:value-type="float" office:value="0.398890717004646">
            <text:p>0.399</text:p>
          </table:table-cell>
          <table:table-cell table:formula="of:=[.$F$4]*(1-[.E346])" office:value-type="float" office:value="219.404888293304">
            <text:p>219.405</text:p>
          </table:table-cell>
          <table:table-cell table:formula="of:=[.D346]-[.F346]" office:value-type="float" office:value="115.595111706696">
            <text:p>115.595</text:p>
          </table:table-cell>
          <table:table-cell table:style-name="ce2" table:formula="of:=[.D346]-[.$F$4]*(1-EXP(-[.D346]/[.$F$4]))" office:value-type="float" office:value="115.778614870671">
            <text:p>115.7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6">
            <text:p>336</text:p>
          </table:table-cell>
          <table:table-cell table:formula="of:=[.E346]*[.$F$5]" office:value-type="float" office:value="0.397797865725181">
            <text:p>0.398</text:p>
          </table:table-cell>
          <table:table-cell table:formula="of:=[.$F$4]*(1-[.E347])" office:value-type="float" office:value="219.803779010309">
            <text:p>219.804</text:p>
          </table:table-cell>
          <table:table-cell table:formula="of:=[.D347]-[.F347]" office:value-type="float" office:value="116.196220989691">
            <text:p>116.196</text:p>
          </table:table-cell>
          <table:table-cell table:style-name="ce2" table:formula="of:=[.D347]-[.$F$4]*(1-EXP(-[.D347]/[.$F$4]))" office:value-type="float" office:value="116.379768020303">
            <text:p>116.38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7">
            <text:p>337</text:p>
          </table:table-cell>
          <table:table-cell table:formula="of:=[.E347]*[.$F$5]" office:value-type="float" office:value="0.39670800855881">
            <text:p>0.397</text:p>
          </table:table-cell>
          <table:table-cell table:formula="of:=[.$F$4]*(1-[.E348])" office:value-type="float" office:value="220.201576876034">
            <text:p>220.202</text:p>
          </table:table-cell>
          <table:table-cell table:formula="of:=[.D348]-[.F348]" office:value-type="float" office:value="116.798423123966">
            <text:p>116.798</text:p>
          </table:table-cell>
          <table:table-cell table:style-name="ce2" table:formula="of:=[.D348]-[.$F$4]*(1-EXP(-[.D348]/[.$F$4]))" office:value-type="float" office:value="116.982012405505">
            <text:p>116.9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8">
            <text:p>338</text:p>
          </table:table-cell>
          <table:table-cell table:formula="of:=[.E348]*[.$F$5]" office:value-type="float" office:value="0.395621137302485">
            <text:p>0.396</text:p>
          </table:table-cell>
          <table:table-cell table:formula="of:=[.$F$4]*(1-[.E349])" office:value-type="float" office:value="220.598284884593">
            <text:p>220.598</text:p>
          </table:table-cell>
          <table:table-cell table:formula="of:=[.D349]-[.F349]" office:value-type="float" office:value="117.401715115407">
            <text:p>117.402</text:p>
          </table:table-cell>
          <table:table-cell table:style-name="ce2" table:formula="of:=[.D349]-[.$F$4]*(1-EXP(-[.D349]/[.$F$4]))" office:value-type="float" office:value="117.585345040684">
            <text:p>117.5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39">
            <text:p>339</text:p>
          </table:table-cell>
          <table:table-cell table:formula="of:=[.E349]*[.$F$5]" office:value-type="float" office:value="0.394537243775629">
            <text:p>0.395</text:p>
          </table:table-cell>
          <table:table-cell table:formula="of:=[.$F$4]*(1-[.E350])" office:value-type="float" office:value="220.993906021895">
            <text:p>220.994</text:p>
          </table:table-cell>
          <table:table-cell table:formula="of:=[.D350]-[.F350]" office:value-type="float" office:value="118.006093978105">
            <text:p>118.006</text:p>
          </table:table-cell>
          <table:table-cell table:style-name="ce2" table:formula="of:=[.D350]-[.$F$4]*(1-EXP(-[.D350]/[.$F$4]))" office:value-type="float" office:value="118.189762948412">
            <text:p>118.1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0">
            <text:p>340</text:p>
          </table:table-cell>
          <table:table-cell table:formula="of:=[.E350]*[.$F$5]" office:value-type="float" office:value="0.393456319820079">
            <text:p>0.393</text:p>
          </table:table-cell>
          <table:table-cell table:formula="of:=[.$F$4]*(1-[.E351])" office:value-type="float" office:value="221.388443265671">
            <text:p>221.388</text:p>
          </table:table-cell>
          <table:table-cell table:formula="of:=[.D351]-[.F351]" office:value-type="float" office:value="118.611556734329">
            <text:p>118.612</text:p>
          </table:table-cell>
          <table:table-cell table:style-name="ce2" table:formula="of:=[.D351]-[.$F$4]*(1-EXP(-[.D351]/[.$F$4]))" office:value-type="float" office:value="118.795263159411">
            <text:p>118.7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1">
            <text:p>341</text:p>
          </table:table-cell>
          <table:table-cell table:formula="of:=[.E351]*[.$F$5]" office:value-type="float" office:value="0.392378357300024">
            <text:p>0.392</text:p>
          </table:table-cell>
          <table:table-cell table:formula="of:=[.$F$4]*(1-[.E352])" office:value-type="float" office:value="221.781899585491">
            <text:p>221.782</text:p>
          </table:table-cell>
          <table:table-cell table:formula="of:=[.D352]-[.F352]" office:value-type="float" office:value="119.218100414509">
            <text:p>119.218</text:p>
          </table:table-cell>
          <table:table-cell table:style-name="ce2" table:formula="of:=[.D352]-[.$F$4]*(1-EXP(-[.D352]/[.$F$4]))" office:value-type="float" office:value="119.401842712524">
            <text:p>119.4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2">
            <text:p>342</text:p>
          </table:table-cell>
          <table:table-cell table:formula="of:=[.E352]*[.$F$5]" office:value-type="float" office:value="0.391303348101942">
            <text:p>0.391</text:p>
          </table:table-cell>
          <table:table-cell table:formula="of:=[.$F$4]*(1-[.E353])" office:value-type="float" office:value="222.174277942791">
            <text:p>222.174</text:p>
          </table:table-cell>
          <table:table-cell table:formula="of:=[.D353]-[.F353]" office:value-type="float" office:value="119.825722057209">
            <text:p>119.826</text:p>
          </table:table-cell>
          <table:table-cell table:style-name="ce2" table:formula="of:=[.D353]-[.$F$4]*(1-EXP(-[.D353]/[.$F$4]))" office:value-type="float" office:value="120.009498654695">
            <text:p>120.0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3">
            <text:p>343</text:p>
          </table:table-cell>
          <table:table-cell table:formula="of:=[.E353]*[.$F$5]" office:value-type="float" office:value="0.390231284134539">
            <text:p>0.390</text:p>
          </table:table-cell>
          <table:table-cell table:formula="of:=[.$F$4]*(1-[.E354])" office:value-type="float" office:value="222.565581290893">
            <text:p>222.566</text:p>
          </table:table-cell>
          <table:table-cell table:formula="of:=[.D354]-[.F354]" office:value-type="float" office:value="120.434418709107">
            <text:p>120.434</text:p>
          </table:table-cell>
          <table:table-cell table:style-name="ce2" table:formula="of:=[.D354]-[.$F$4]*(1-EXP(-[.D354]/[.$F$4]))" office:value-type="float" office:value="120.618228040951">
            <text:p>120.6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4">
            <text:p>344</text:p>
          </table:table-cell>
          <table:table-cell table:formula="of:=[.E354]*[.$F$5]" office:value-type="float" office:value="0.389162157328691">
            <text:p>0.389</text:p>
          </table:table-cell>
          <table:table-cell table:formula="of:=[.$F$4]*(1-[.E355])" office:value-type="float" office:value="222.955812575028">
            <text:p>222.956</text:p>
          </table:table-cell>
          <table:table-cell table:formula="of:=[.D355]-[.F355]" office:value-type="float" office:value="121.044187424972">
            <text:p>121.044</text:p>
          </table:table-cell>
          <table:table-cell table:style-name="ce2" table:formula="of:=[.D355]-[.$F$4]*(1-EXP(-[.D355]/[.$F$4]))" office:value-type="float" office:value="121.228027934373">
            <text:p>121.2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5">
            <text:p>345</text:p>
          </table:table-cell>
          <table:table-cell table:formula="of:=[.E355]*[.$F$5]" office:value-type="float" office:value="0.38809595963738">
            <text:p>0.388</text:p>
          </table:table-cell>
          <table:table-cell table:formula="of:=[.$F$4]*(1-[.E356])" office:value-type="float" office:value="223.344974732356">
            <text:p>223.345</text:p>
          </table:table-cell>
          <table:table-cell table:formula="of:=[.D356]-[.F356]" office:value-type="float" office:value="121.655025267644">
            <text:p>121.655</text:p>
          </table:table-cell>
          <table:table-cell table:style-name="ce2" table:formula="of:=[.D356]-[.$F$4]*(1-EXP(-[.D356]/[.$F$4]))" office:value-type="float" office:value="121.83889540608">
            <text:p>121.8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6">
            <text:p>346</text:p>
          </table:table-cell>
          <table:table-cell table:formula="of:=[.E356]*[.$F$5]" office:value-type="float" office:value="0.387032683035634">
            <text:p>0.387</text:p>
          </table:table-cell>
          <table:table-cell table:formula="of:=[.$F$4]*(1-[.E357])" office:value-type="float" office:value="223.733070691994">
            <text:p>223.733</text:p>
          </table:table-cell>
          <table:table-cell table:formula="of:=[.D357]-[.F357]" office:value-type="float" office:value="122.266929308006">
            <text:p>122.267</text:p>
          </table:table-cell>
          <table:table-cell table:style-name="ce2" table:formula="of:=[.D357]-[.$F$4]*(1-EXP(-[.D357]/[.$F$4]))" office:value-type="float" office:value="122.450827535201">
            <text:p>122.4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7">
            <text:p>347</text:p>
          </table:table-cell>
          <table:table-cell table:formula="of:=[.E357]*[.$F$5]" office:value-type="float" office:value="0.385972319520467">
            <text:p>0.386</text:p>
          </table:table-cell>
          <table:table-cell table:formula="of:=[.$F$4]*(1-[.E358])" office:value-type="float" office:value="224.120103375029">
            <text:p>224.120</text:p>
          </table:table-cell>
          <table:table-cell table:formula="of:=[.D358]-[.F358]" office:value-type="float" office:value="122.879896624971">
            <text:p>122.880</text:p>
          </table:table-cell>
          <table:table-cell table:style-name="ce2" table:formula="of:=[.D358]-[.$F$4]*(1-EXP(-[.D358]/[.$F$4]))" office:value-type="float" office:value="123.06382140886">
            <text:p>123.0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8">
            <text:p>348</text:p>
          </table:table-cell>
          <table:table-cell table:formula="of:=[.E358]*[.$F$5]" office:value-type="float" office:value="0.384914861110822">
            <text:p>0.385</text:p>
          </table:table-cell>
          <table:table-cell table:formula="of:=[.$F$4]*(1-[.E359])" office:value-type="float" office:value="224.50607569455">
            <text:p>224.506</text:p>
          </table:table-cell>
          <table:table-cell table:formula="of:=[.D359]-[.F359]" office:value-type="float" office:value="123.49392430545">
            <text:p>123.494</text:p>
          </table:table-cell>
          <table:table-cell table:style-name="ce2" table:formula="of:=[.D359]-[.$F$4]*(1-EXP(-[.D359]/[.$F$4]))" office:value-type="float" office:value="123.677874122148">
            <text:p>123.6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49">
            <text:p>349</text:p>
          </table:table-cell>
          <table:table-cell table:formula="of:=[.E359]*[.$F$5]" office:value-type="float" office:value="0.383860299847505">
            <text:p>0.384</text:p>
          </table:table-cell>
          <table:table-cell table:formula="of:=[.$F$4]*(1-[.E360])" office:value-type="float" office:value="224.890990555661">
            <text:p>224.891</text:p>
          </table:table-cell>
          <table:table-cell table:formula="of:=[.D360]-[.F360]" office:value-type="float" office:value="124.109009444339">
            <text:p>124.109</text:p>
          </table:table-cell>
          <table:table-cell table:style-name="ce2" table:formula="of:=[.D360]-[.$F$4]*(1-EXP(-[.D360]/[.$F$4]))" office:value-type="float" office:value="124.292982778106">
            <text:p>124.2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0">
            <text:p>350</text:p>
          </table:table-cell>
          <table:table-cell table:formula="of:=[.E360]*[.$F$5]" office:value-type="float" office:value="0.382808627793128">
            <text:p>0.383</text:p>
          </table:table-cell>
          <table:table-cell table:formula="of:=[.$F$4]*(1-[.E361])" office:value-type="float" office:value="225.274850855508">
            <text:p>225.275</text:p>
          </table:table-cell>
          <table:table-cell table:formula="of:=[.D361]-[.F361]" office:value-type="float" office:value="124.725149144492">
            <text:p>124.725</text:p>
          </table:table-cell>
          <table:table-cell table:style-name="ce2" table:formula="of:=[.D361]-[.$F$4]*(1-EXP(-[.D361]/[.$F$4]))" office:value-type="float" office:value="124.909144487699">
            <text:p>124.9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1">
            <text:p>351</text:p>
          </table:table-cell>
          <table:table-cell table:formula="of:=[.E361]*[.$F$5]" office:value-type="float" office:value="0.381759837032051">
            <text:p>0.382</text:p>
          </table:table-cell>
          <table:table-cell table:formula="of:=[.$F$4]*(1-[.E362])" office:value-type="float" office:value="225.657659483301">
            <text:p>225.658</text:p>
          </table:table-cell>
          <table:table-cell table:formula="of:=[.D362]-[.F362]" office:value-type="float" office:value="125.342340516699">
            <text:p>125.342</text:p>
          </table:table-cell>
          <table:table-cell table:style-name="ce2" table:formula="of:=[.D362]-[.$F$4]*(1-EXP(-[.D362]/[.$F$4]))" office:value-type="float" office:value="125.526356369797">
            <text:p>125.5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2">
            <text:p>352</text:p>
          </table:table-cell>
          <table:table-cell table:formula="of:=[.E362]*[.$F$5]" office:value-type="float" office:value="0.38071391967032">
            <text:p>0.381</text:p>
          </table:table-cell>
          <table:table-cell table:formula="of:=[.$F$4]*(1-[.E363])" office:value-type="float" office:value="226.039419320333">
            <text:p>226.039</text:p>
          </table:table-cell>
          <table:table-cell table:formula="of:=[.D363]-[.F363]" office:value-type="float" office:value="125.960580679667">
            <text:p>125.961</text:p>
          </table:table-cell>
          <table:table-cell table:style-name="ce2" table:formula="of:=[.D363]-[.$F$4]*(1-EXP(-[.D363]/[.$F$4]))" office:value-type="float" office:value="126.144615551153">
            <text:p>126.1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3">
            <text:p>353</text:p>
          </table:table-cell>
          <table:table-cell table:formula="of:=[.E363]*[.$F$5]" office:value-type="float" office:value="0.379670867835606">
            <text:p>0.380</text:p>
          </table:table-cell>
          <table:table-cell table:formula="of:=[.$F$4]*(1-[.E364])" office:value-type="float" office:value="226.420133240004">
            <text:p>226.420</text:p>
          </table:table-cell>
          <table:table-cell table:formula="of:=[.D364]-[.F364]" office:value-type="float" office:value="126.579866759996">
            <text:p>126.580</text:p>
          </table:table-cell>
          <table:table-cell table:style-name="ce2" table:formula="of:=[.D364]-[.$F$4]*(1-EXP(-[.D364]/[.$F$4]))" office:value-type="float" office:value="126.763919166381">
            <text:p>126.7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4">
            <text:p>354</text:p>
          </table:table-cell>
          <table:table-cell table:formula="of:=[.E364]*[.$F$5]" office:value-type="float" office:value="0.378630673677153">
            <text:p>0.379</text:p>
          </table:table-cell>
          <table:table-cell table:formula="of:=[.$F$4]*(1-[.E365])" office:value-type="float" office:value="226.799804107839">
            <text:p>226.800</text:p>
          </table:table-cell>
          <table:table-cell table:formula="of:=[.D365]-[.F365]" office:value-type="float" office:value="127.200195892161">
            <text:p>127.200</text:p>
          </table:table-cell>
          <table:table-cell table:style-name="ce2" table:formula="of:=[.D365]-[.$F$4]*(1-EXP(-[.D365]/[.$F$4]))" office:value-type="float" office:value="127.384264357935">
            <text:p>127.3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5">
            <text:p>355</text:p>
          </table:table-cell>
          <table:table-cell table:formula="of:=[.E365]*[.$F$5]" office:value-type="float" office:value="0.377593329365708">
            <text:p>0.378</text:p>
          </table:table-cell>
          <table:table-cell table:formula="of:=[.$F$4]*(1-[.E366])" office:value-type="float" office:value="227.178434781516">
            <text:p>227.178</text:p>
          </table:table-cell>
          <table:table-cell table:formula="of:=[.D366]-[.F366]" office:value-type="float" office:value="127.821565218484">
            <text:p>127.822</text:p>
          </table:table-cell>
          <table:table-cell table:style-name="ce2" table:formula="of:=[.D366]-[.$F$4]*(1-EXP(-[.D366]/[.$F$4]))" office:value-type="float" office:value="128.005648276085">
            <text:p>128.0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6">
            <text:p>356</text:p>
          </table:table-cell>
          <table:table-cell table:formula="of:=[.E366]*[.$F$5]" office:value-type="float" office:value="0.376558827093474">
            <text:p>0.377</text:p>
          </table:table-cell>
          <table:table-cell table:formula="of:=[.$F$4]*(1-[.E367])" office:value-type="float" office:value="227.556028110882">
            <text:p>227.556</text:p>
          </table:table-cell>
          <table:table-cell table:formula="of:=[.D367]-[.F367]" office:value-type="float" office:value="128.443971889118">
            <text:p>128.444</text:p>
          </table:table-cell>
          <table:table-cell table:style-name="ce2" table:formula="of:=[.D367]-[.$F$4]*(1-EXP(-[.D367]/[.$F$4]))" office:value-type="float" office:value="128.628068078902">
            <text:p>128.6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7">
            <text:p>357</text:p>
          </table:table-cell>
          <table:table-cell table:formula="of:=[.E367]*[.$F$5]" office:value-type="float" office:value="0.375527159074039">
            <text:p>0.376</text:p>
          </table:table-cell>
          <table:table-cell table:formula="of:=[.$F$4]*(1-[.E368])" office:value-type="float" office:value="227.932586937976">
            <text:p>227.933</text:p>
          </table:table-cell>
          <table:table-cell table:formula="of:=[.D368]-[.F368]" office:value-type="float" office:value="129.067413062024">
            <text:p>129.067</text:p>
          </table:table-cell>
          <table:table-cell table:style-name="ce2" table:formula="of:=[.D368]-[.$F$4]*(1-EXP(-[.D368]/[.$F$4]))" office:value-type="float" office:value="129.251520932228">
            <text:p>129.2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8">
            <text:p>358</text:p>
          </table:table-cell>
          <table:table-cell table:formula="of:=[.E368]*[.$F$5]" office:value-type="float" office:value="0.37449831754233">
            <text:p>0.374</text:p>
          </table:table-cell>
          <table:table-cell table:formula="of:=[.$F$4]*(1-[.E369])" office:value-type="float" office:value="228.30811409705">
            <text:p>228.308</text:p>
          </table:table-cell>
          <table:table-cell table:formula="of:=[.D369]-[.F369]" office:value-type="float" office:value="129.69188590295">
            <text:p>129.692</text:p>
          </table:table-cell>
          <table:table-cell table:style-name="ce2" table:formula="of:=[.D369]-[.$F$4]*(1-EXP(-[.D369]/[.$F$4]))" office:value-type="float" office:value="129.876004009662">
            <text:p>129.8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59">
            <text:p>359</text:p>
          </table:table-cell>
          <table:table-cell table:formula="of:=[.E369]*[.$F$5]" office:value-type="float" office:value="0.373472294754543">
            <text:p>0.373</text:p>
          </table:table-cell>
          <table:table-cell table:formula="of:=[.$F$4]*(1-[.E370])" office:value-type="float" office:value="228.682612414592">
            <text:p>228.683</text:p>
          </table:table-cell>
          <table:table-cell table:formula="of:=[.D370]-[.F370]" office:value-type="float" office:value="130.317387585408">
            <text:p>130.317</text:p>
          </table:table-cell>
          <table:table-cell table:style-name="ce2" table:formula="of:=[.D370]-[.$F$4]*(1-EXP(-[.D370]/[.$F$4]))" office:value-type="float" office:value="130.501514492536">
            <text:p>130.5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60">
            <text:p>360</text:p>
          </table:table-cell>
          <table:table-cell table:formula="of:=[.E370]*[.$F$5]" office:value-type="float" office:value="0.372449082988092">
            <text:p>0.372</text:p>
          </table:table-cell>
          <table:table-cell table:formula="of:=[.$F$4]*(1-[.E371])" office:value-type="float" office:value="229.056084709346">
            <text:p>229.056</text:p>
          </table:table-cell>
          <table:table-cell table:formula="of:=[.D371]-[.F371]" office:value-type="float" office:value="130.943915290654">
            <text:p>130.944</text:p>
          </table:table-cell>
          <table:table-cell table:style-name="ce2" table:formula="of:=[.D371]-[.$F$4]*(1-EXP(-[.D371]/[.$F$4]))" office:value-type="float" office:value="131.128049569891">
            <text:p>131.1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61">
            <text:p>361</text:p>
          </table:table-cell>
          <table:table-cell table:formula="of:=[.E371]*[.$F$5]" office:value-type="float" office:value="0.371428674541549">
            <text:p>0.371</text:p>
          </table:table-cell>
          <table:table-cell table:formula="of:=[.$F$4]*(1-[.E372])" office:value-type="float" office:value="229.428533792335">
            <text:p>229.429</text:p>
          </table:table-cell>
          <table:table-cell table:formula="of:=[.D372]-[.F372]" office:value-type="float" office:value="131.571466207665">
            <text:p>131.571</text:p>
          </table:table-cell>
          <table:table-cell table:style-name="ce2" table:formula="of:=[.D372]-[.$F$4]*(1-EXP(-[.D372]/[.$F$4]))" office:value-type="float" office:value="131.755606438462">
            <text:p>131.7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62">
            <text:p>362</text:p>
          </table:table-cell>
          <table:table-cell table:formula="of:=[.E372]*[.$F$5]" office:value-type="float" office:value="0.370411061734586">
            <text:p>0.370</text:p>
          </table:table-cell>
          <table:table-cell table:formula="of:=[.$F$4]*(1-[.E373])" office:value-type="float" office:value="229.799962466876">
            <text:p>229.800</text:p>
          </table:table-cell>
          <table:table-cell table:formula="of:=[.D373]-[.F373]" office:value-type="float" office:value="132.200037533124">
            <text:p>132.200</text:p>
          </table:table-cell>
          <table:table-cell table:style-name="ce2" table:formula="of:=[.D373]-[.$F$4]*(1-EXP(-[.D373]/[.$F$4]))" office:value-type="float" office:value="132.384182302653">
            <text:p>132.3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63">
            <text:p>363</text:p>
          </table:table-cell>
          <table:table-cell table:formula="of:=[.E373]*[.$F$5]" office:value-type="float" office:value="0.369396236907916">
            <text:p>0.369</text:p>
          </table:table-cell>
          <table:table-cell table:formula="of:=[.$F$4]*(1-[.E374])" office:value-type="float" office:value="230.170373528611">
            <text:p>230.170</text:p>
          </table:table-cell>
          <table:table-cell table:formula="of:=[.D374]-[.F374]" office:value-type="float" office:value="132.829626471389">
            <text:p>132.830</text:p>
          </table:table-cell>
          <table:table-cell table:style-name="ce2" table:formula="of:=[.D374]-[.$F$4]*(1-EXP(-[.D374]/[.$F$4]))" office:value-type="float" office:value="133.013774374514">
            <text:p>133.0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64">
            <text:p>364</text:p>
          </table:table-cell>
          <table:table-cell table:formula="of:=[.E374]*[.$F$5]" office:value-type="float" office:value="0.368384192423237">
            <text:p>0.368</text:p>
          </table:table-cell>
          <table:table-cell table:formula="of:=[.$F$4]*(1-[.E375])" office:value-type="float" office:value="230.539769765519">
            <text:p>230.540</text:p>
          </table:table-cell>
          <table:table-cell table:formula="of:=[.D375]-[.F375]" office:value-type="float" office:value="133.460230234481">
            <text:p>133.460</text:p>
          </table:table-cell>
          <table:table-cell table:style-name="ce2" table:formula="of:=[.D375]-[.$F$4]*(1-EXP(-[.D375]/[.$F$4]))" office:value-type="float" office:value="133.644379873726">
            <text:p>133.6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365">
            <text:p>365</text:p>
          </table:table-cell>
          <table:table-cell table:formula="of:=[.E375]*[.$F$5]" office:value-type="float" office:value="0.367374920663173">
            <text:p>0.367</text:p>
          </table:table-cell>
          <table:table-cell table:formula="of:=[.$F$4]*(1-[.E376])" office:value-type="float" office:value="230.908153957942">
            <text:p>230.908</text:p>
          </table:table-cell>
          <table:table-cell table:formula="of:=[.D376]-[.F376]" office:value-type="float" office:value="134.091846042058">
            <text:p>134.092</text:p>
          </table:table-cell>
          <table:table-cell table:style-name="ce2" table:formula="of:=[.D376]-[.$F$4]*(1-EXP(-[.D376]/[.$F$4]))" office:value-type="float" office:value="134.275996027576">
            <text:p>134.276</text:p>
          </table:table-cell>
          <table:table-cell table:number-columns-repeated="4"/>
        </table:table-row>
        <table:table-row table:style-name="ro1" table:number-rows-repeated="104819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4">05/04/2022</text:date>, <text:time>20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5-04T18:25:32.57</meta:creation-date>
    <dc:date>2022-05-04T20:11:07.50</dc:date>
    <dc:creator>Mark Lehr</dc:creator>
    <meta:editing-duration>PT15M4S</meta:editing-duration>
    <meta:editing-cycles>2</meta:editing-cycles>
    <meta:generator>OpenOffice/4.1.6$Win32 OpenOffice.org_project/416m1$Build-9790</meta:generator>
    <meta:document-statistic meta:table-count="3" meta:cell-count="18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6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78cm" svg:height="14.907cm" xlink:href=".." xlink:type="simple" chart:class="chart:scatter" chart:style-name="ch1">
        <chart:title svg:x="7.119cm" svg:y="0.434cm" chart:style-name="ch2">
          <text:p>Expected Number of Collisions</text:p>
        </chart:title>
        <chart:subtitle svg:x="6.484cm" svg:y="1.511cm" chart:style-name="ch3">
          <text:p>Exact vs. Approximate (Birthday Problem)</text:p>
        </chart:subtitle>
        <chart:legend chart:legend-position="end" svg:x="15.23cm" svg:y="6.879cm" style:legend-expansion="high" chart:style-name="ch4"/>
        <chart:plot-area chart:style-name="ch5" table:cell-range-address="Sheet1.D11:Sheet1.D376 Sheet1.G9:Sheet1.H376" chart:data-source-has-labels="row" svg:x="1.443cm" svg:y="2.79cm" svg:width="12.977cm" svg:height="10.811cm">
          <chartooo:coordinate-region svg:x="2.911cm" svg:y="3.002cm" svg:width="11.229cm" svg:height="9.926cm"/>
          <chart:axis chart:dimension="x" chart:name="primary-x" chart:style-name="ch6">
            <chart:title svg:x="5.479cm" svg:y="13.9cm" chart:style-name="ch7">
              <text:p>M hashes or Number of Students</text:p>
            </chart:title>
            <chart:grid chart:style-name="ch8" chart:class="major"/>
          </chart:axis>
          <chart:axis chart:dimension="y" chart:name="primary-y" chart:style-name="ch9">
            <chart:title svg:x="0.451cm" svg:y="11.665cm" chart:style-name="ch10">
              <text:p>Expected Number of Collsions (Same Birthday)</text:p>
            </chart:title>
            <chart:grid chart:style-name="ch8" chart:class="major"/>
          </chart:axis>
          <chart:series chart:style-name="ch11" chart:values-cell-range-address="Sheet1.G11:Sheet1.G376" chart:label-cell-address="Sheet1.G9:Sheet1.G10" chart:class="chart:scatter">
            <chart:domain table:cell-range-address="Sheet1.D11:Sheet1.D376"/>
            <chart:data-point chart:repeated="366"/>
          </chart:series>
          <chart:series chart:style-name="ch12" chart:values-cell-range-address="Sheet1.H11:Sheet1.H376" chart:label-cell-address="Sheet1.H9:Sheet1.H10" chart:class="chart:scatter">
            <chart:data-point chart:repeated="3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xpected # Collisions</text:p>
                <text:list>
                  <text:list-item>
                    <text:p>Expected</text:p>
                  </text:list-item>
                  <text:list-item>
                    <text:p># Collisions</text:p>
                  </text:list-item>
                </text:list>
                <draw:g>
                  <svg:desc>Sheet1.G9:Sheet1.G10</svg:desc>
                </draw:g>
              </table:table-cell>
              <table:table-cell office:value-type="string">
                <text:p>Approximate #Collisions</text:p>
                <text:list>
                  <text:list-item>
                    <text:p>Approximate</text:p>
                  </text:list-item>
                  <text:list-item>
                    <text:p>#Collisions</text:p>
                  </text:list-item>
                </text:list>
                <draw:g>
                  <svg:desc>Sheet1.H9:Sheet1.H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11:Sheet1.D376</svg:desc>
                </draw:g>
              </table:table-cell>
              <table:table-cell office:value-type="float" office:value="0">
                <text:p>0</text:p>
                <draw:g>
                  <svg:desc>Sheet1.G11:Sheet1.G376</svg:desc>
                </draw:g>
              </table:table-cell>
              <table:table-cell office:value-type="float" office:value="0">
                <text:p>0</text:p>
                <draw:g>
                  <svg:desc>Sheet1.H11:Sheet1.H3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10782519111308E-015">
                <text:p>4.10782519111308E-015</text:p>
              </table:table-cell>
              <table:table-cell office:value-type="float" office:value="0.00136861285363854">
                <text:p>0.0013686128536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273972602738626">
                <text:p>0.00273972602738626</text:p>
              </table:table-cell>
              <table:table-cell office:value-type="float" office:value="0.00546945761795636">
                <text:p>0.00546945761795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82116719834846">
                <text:p>0.0082116719834846</text:p>
              </table:table-cell>
              <table:table-cell office:value-type="float" office:value="0.0122950589708872">
                <text:p>0.0122950589708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164083523341989">
                <text:p>0.0164083523341989</text:p>
              </table:table-cell>
              <table:table-cell office:value-type="float" office:value="0.0218379620427176">
                <text:p>0.0218379620427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273223020538254">
                <text:p>0.0273223020538254</text:p>
              </table:table-cell>
              <table:table-cell office:value-type="float" office:value="0.0340907323600845">
                <text:p>0.03409073236008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40946076568769">
                <text:p>0.040946076568769</text:p>
              </table:table-cell>
              <table:table-cell office:value-type="float" office:value="0.0490459557901346">
                <text:p>0.04904595579013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572722517014643">
                <text:p>0.0572722517014643</text:p>
              </table:table-cell>
              <table:table-cell office:value-type="float" office:value="0.0666962384848855">
                <text:p>0.06669623848488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762934236146089">
                <text:p>0.0762934236146089</text:p>
              </table:table-cell>
              <table:table-cell office:value-type="float" office:value="0.0870342068258694">
                <text:p>0.0870342068258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980022087554069">
                <text:p>0.0980022087554069</text:p>
              </table:table-cell>
              <table:table-cell office:value-type="float" office:value="0.110052507368458">
                <text:p>0.1100525073684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22391243799932">
                <text:p>0.122391243799932</text:p>
              </table:table-cell>
              <table:table-cell office:value-type="float" office:value="0.135743806787115">
                <text:p>0.1357438067871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49453185597727">
                <text:p>0.149453185597727</text:p>
              </table:table-cell>
              <table:table-cell office:value-type="float" office:value="0.164100791819914">
                <text:p>0.1641007918199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79180711116622">
                <text:p>0.179180711116622</text:p>
              </table:table-cell>
              <table:table-cell office:value-type="float" office:value="0.195116169213964">
                <text:p>0.1951161692139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11566517387528">
                <text:p>0.211566517387528</text:p>
              </table:table-cell>
              <table:table-cell office:value-type="float" office:value="0.228782665670453">
                <text:p>0.228782665670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466033214495">
                <text:p>0.2466033214495</text:p>
              </table:table-cell>
              <table:table-cell office:value-type="float" office:value="0.265093027790185">
                <text:p>0.265093027790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84283860294858">
                <text:p>0.284283860294858</text:p>
              </table:table-cell>
              <table:table-cell office:value-type="float" office:value="0.304040022019118">
                <text:p>0.304040022019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2460089081461">
                <text:p>0.32460089081461</text:p>
              </table:table-cell>
              <table:table-cell office:value-type="float" office:value="0.345616434594024">
                <text:p>0.345616434594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67547189743906">
                <text:p>0.367547189743906</text:p>
              </table:table-cell>
              <table:table-cell office:value-type="float" office:value="0.389815071488311">
                <text:p>0.3898150714883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413115553607618">
                <text:p>0.413115553607618</text:p>
              </table:table-cell>
              <table:table-cell office:value-type="float" office:value="0.436628758358161">
                <text:p>0.4366287583581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61298798666228">
                <text:p>0.461298798666228</text:p>
              </table:table-cell>
              <table:table-cell office:value-type="float" office:value="0.486050340488561">
                <text:p>0.486050340488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12089760861667">
                <text:p>0.512089760861667</text:p>
              </table:table-cell>
              <table:table-cell office:value-type="float" office:value="0.538072682739518">
                <text:p>0.538072682739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65481295763409">
                <text:p>0.565481295763409</text:p>
              </table:table-cell>
              <table:table-cell office:value-type="float" office:value="0.59268866949283">
                <text:p>0.592688669492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621466278514745">
                <text:p>0.621466278514745</text:p>
              </table:table-cell>
              <table:table-cell office:value-type="float" office:value="0.649891204598294">
                <text:p>0.6498912045982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680037603779073">
                <text:p>0.680037603779073</text:p>
              </table:table-cell>
              <table:table-cell office:value-type="float" office:value="0.709673211320624">
                <text:p>0.709673211320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74118818568655">
                <text:p>0.74118818568655</text:p>
              </table:table-cell>
              <table:table-cell office:value-type="float" office:value="0.772027632286417">
                <text:p>0.7720276322864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80491095778055">
                <text:p>0.80491095778055</text:p>
              </table:table-cell>
              <table:table-cell office:value-type="float" office:value="0.836947429430889">
                <text:p>0.8369474294308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871198872964733">
                <text:p>0.871198872964733</text:p>
              </table:table-cell>
              <table:table-cell office:value-type="float" office:value="0.904425583945461">
                <text:p>0.904425583945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40044903449778">
                <text:p>0.940044903449778</text:p>
              </table:table-cell>
              <table:table-cell office:value-type="float" office:value="0.974455096224684">
                <text:p>0.9744550962246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.0114420407006">
                <text:p>1.0114420407006</text:p>
              </table:table-cell>
              <table:table-cell office:value-type="float" office:value="1.04702898581395">
                <text:p>1.04702898581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.08538329538361">
                <text:p>1.08538329538361</text:p>
              </table:table-cell>
              <table:table-cell office:value-type="float" office:value="1.12214029135692">
                <text:p>1.12214029135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.16186169731406">
                <text:p>1.16186169731406</text:p>
              </table:table-cell>
              <table:table-cell office:value-type="float" office:value="1.1997820705435">
                <text:p>1.19978207054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.2408702954036">
                <text:p>1.2408702954036</text:p>
              </table:table-cell>
              <table:table-cell office:value-type="float" office:value="1.27994740005743">
                <text:p>1.279947400057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.32240215760799">
                <text:p>1.32240215760799</text:p>
              </table:table-cell>
              <table:table-cell office:value-type="float" office:value="1.36262937552461">
                <text:p>1.362629375524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.40645037087483">
                <text:p>1.40645037087483</text:p>
              </table:table-cell>
              <table:table-cell office:value-type="float" office:value="1.44782111146109">
                <text:p>1.44782111146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.49300804109161">
                <text:p>1.49300804109161</text:p>
              </table:table-cell>
              <table:table-cell office:value-type="float" office:value="1.53551574122146">
                <text:p>1.535515741221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.58206829303383">
                <text:p>1.58206829303383</text:p>
              </table:table-cell>
              <table:table-cell office:value-type="float" office:value="1.62570641694725">
                <text:p>1.625706416947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.67362427031318">
                <text:p>1.67362427031318</text:p>
              </table:table-cell>
              <table:table-cell office:value-type="float" office:value="1.71838630951558">
                <text:p>1.718386309515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.76766913532602">
                <text:p>1.76766913532602</text:p>
              </table:table-cell>
              <table:table-cell office:value-type="float" office:value="1.81354860848801">
                <text:p>1.813548608488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.86419606920185">
                <text:p>1.86419606920185</text:p>
              </table:table-cell>
              <table:table-cell office:value-type="float" office:value="1.91118652205906">
                <text:p>1.911186522059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.96319827175198">
                <text:p>1.96319827175198</text:p>
              </table:table-cell>
              <table:table-cell office:value-type="float" office:value="2.01129327700568">
                <text:p>2.011293277005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06466896141844">
                <text:p>2.06466896141844</text:p>
              </table:table-cell>
              <table:table-cell office:value-type="float" office:value="2.11386211863615">
                <text:p>2.113862118636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16860137522278">
                <text:p>2.16860137522278</text:p>
              </table:table-cell>
              <table:table-cell office:value-type="float" office:value="2.21888631073934">
                <text:p>2.218886310739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.27498876871534">
                <text:p>2.27498876871534</text:p>
              </table:table-cell>
              <table:table-cell office:value-type="float" office:value="2.32635913553431">
                <text:p>2.326359135534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.38382441592432">
                <text:p>2.38382441592432</text:p>
              </table:table-cell>
              <table:table-cell office:value-type="float" office:value="2.43627389361981">
                <text:p>2.43627389361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.49510160930534">
                <text:p>2.49510160930534</text:p>
              </table:table-cell>
              <table:table-cell office:value-type="float" office:value="2.54862390392396">
                <text:p>2.548623903923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60881365969079">
                <text:p>2.60881365969079</text:p>
              </table:table-cell>
              <table:table-cell office:value-type="float" office:value="2.66340250365418">
                <text:p>2.663402503654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7249538962396">
                <text:p>2.7249538962396</text:p>
              </table:table-cell>
              <table:table-cell office:value-type="float" office:value="2.78060304824706">
                <text:p>2.78060304824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.84351566638688">
                <text:p>2.84351566638688</text:p>
              </table:table-cell>
              <table:table-cell office:value-type="float" office:value="2.90021891131869">
                <text:p>2.900218911318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96449233579404">
                <text:p>2.96449233579404</text:p>
              </table:table-cell>
              <table:table-cell office:value-type="float" office:value="3.02224348461463">
                <text:p>3.022243484614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0878772882987">
                <text:p>3.0878772882987</text:p>
              </table:table-cell>
              <table:table-cell office:value-type="float" office:value="3.14667017796056">
                <text:p>3.14667017796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.21366392586502">
                <text:p>3.21366392586502</text:p>
              </table:table-cell>
              <table:table-cell office:value-type="float" office:value="3.27349241921274">
                <text:p>3.273492419212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.3418456685339">
                <text:p>3.3418456685339</text:p>
              </table:table-cell>
              <table:table-cell office:value-type="float" office:value="3.40270365420859">
                <text:p>3.402703654208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.47241595437352">
                <text:p>3.47241595437352</text:p>
              </table:table-cell>
              <table:table-cell office:value-type="float" office:value="3.5342973467176">
                <text:p>3.5342973467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.60536823943002">
                <text:p>3.60536823943002</text:p>
              </table:table-cell>
              <table:table-cell office:value-type="float" office:value="3.66826697839227">
                <text:p>3.668266978392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.74069599767818">
                <text:p>3.74069599767818</text:p>
              </table:table-cell>
              <table:table-cell office:value-type="float" office:value="3.80460604871907">
                <text:p>3.804606048719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.87839272097222">
                <text:p>3.87839272097222</text:p>
              </table:table-cell>
              <table:table-cell office:value-type="float" office:value="3.94330807496976">
                <text:p>3.943308074969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.01845191899697">
                <text:p>4.01845191899697</text:p>
              </table:table-cell>
              <table:table-cell office:value-type="float" office:value="4.08436659215271">
                <text:p>4.084366592152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.16086711921889">
                <text:p>4.16086711921889</text:p>
              </table:table-cell>
              <table:table-cell office:value-type="float" office:value="4.2277751529643">
                <text:p>4.22777515296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.30563186683747">
                <text:p>4.30563186683747</text:p>
              </table:table-cell>
              <table:table-cell office:value-type="float" office:value="4.37352732774065">
                <text:p>4.373527327740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.45273972473653">
                <text:p>4.45273972473653</text:p>
              </table:table-cell>
              <table:table-cell office:value-type="float" office:value="4.52161670440927">
                <text:p>4.521616704409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.6021842734359">
                <text:p>4.6021842734359</text:p>
              </table:table-cell>
              <table:table-cell office:value-type="float" office:value="4.67203688844092">
                <text:p>4.672036888440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.75395911104294">
                <text:p>4.75395911104294</text:p>
              </table:table-cell>
              <table:table-cell office:value-type="float" office:value="4.82478150280164">
                <text:p>4.824781502801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.90805785320447">
                <text:p>4.90805785320447</text:p>
              </table:table-cell>
              <table:table-cell office:value-type="float" office:value="4.97984418790488">
                <text:p>4.979844187904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.06447413305871">
                <text:p>5.06447413305871</text:p>
              </table:table-cell>
              <table:table-cell office:value-type="float" office:value="5.1372186015638">
                <text:p>5.13721860156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22320160118733">
                <text:p>5.22320160118733</text:p>
              </table:table-cell>
              <table:table-cell office:value-type="float" office:value="5.29689841894367">
                <text:p>5.296898418943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.38423392556765">
                <text:p>5.38423392556765</text:p>
              </table:table-cell>
              <table:table-cell office:value-type="float" office:value="5.45887733251425">
                <text:p>5.458877332514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.547564791525">
                <text:p>5.547564791525</text:p>
              </table:table-cell>
              <table:table-cell office:value-type="float" office:value="5.62314905200264">
                <text:p>5.623149052002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.71318790168521">
                <text:p>5.71318790168521</text:p>
              </table:table-cell>
              <table:table-cell office:value-type="float" office:value="5.78970730434594">
                <text:p>5.789707304345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.88109697592717">
                <text:p>5.88109697592717</text:p>
              </table:table-cell>
              <table:table-cell office:value-type="float" office:value="5.95854583364422">
                <text:p>5.958545833644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6.05128575133561">
                <text:p>6.05128575133561</text:p>
              </table:table-cell>
              <table:table-cell office:value-type="float" office:value="6.12965840111352">
                <text:p>6.129658401113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.22374798215387">
                <text:p>6.22374798215387</text:p>
              </table:table-cell>
              <table:table-cell office:value-type="float" office:value="6.30303878503912">
                <text:p>6.303038785039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6.39847743973704">
                <text:p>6.39847743973704</text:p>
              </table:table-cell>
              <table:table-cell office:value-type="float" office:value="6.47868078072867">
                <text:p>6.478680780728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6.57546791250486">
                <text:p>6.57546791250486</text:p>
              </table:table-cell>
              <table:table-cell office:value-type="float" office:value="6.65657820046575">
                <text:p>6.656578200465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6.75471320589526">
                <text:p>6.75471320589526</text:p>
              </table:table-cell>
              <table:table-cell office:value-type="float" office:value="6.83672487346337">
                <text:p>6.836724873463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6.93620714231744">
                <text:p>6.93620714231744</text:p>
              </table:table-cell>
              <table:table-cell office:value-type="float" office:value="7.01911464581774">
                <text:p>7.019114645817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7.11994356110561">
                <text:p>7.11994356110561</text:p>
              </table:table-cell>
              <table:table-cell office:value-type="float" office:value="7.20374138046188">
                <text:p>7.203741380461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7.30591631847243">
                <text:p>7.30591631847243</text:p>
              </table:table-cell>
              <table:table-cell office:value-type="float" office:value="7.39059895711982">
                <text:p>7.390598957119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7.49411928746292">
                <text:p>7.49411928746292</text:p>
              </table:table-cell>
              <table:table-cell office:value-type="float" office:value="7.5796812722604">
                <text:p>7.57968127226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7.68454635790825">
                <text:p>7.68454635790825</text:p>
              </table:table-cell>
              <table:table-cell office:value-type="float" office:value="7.77098223905162">
                <text:p>7.770982239051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7.87719143637973">
                <text:p>7.87719143637973</text:p>
              </table:table-cell>
              <table:table-cell office:value-type="float" office:value="7.96449578731495">
                <text:p>7.964495787314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.07204844614309">
                <text:p>8.07204844614309</text:p>
              </table:table-cell>
              <table:table-cell office:value-type="float" office:value="8.16021586347971">
                <text:p>8.16021586347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.26911132711254">
                <text:p>8.26911132711254</text:p>
              </table:table-cell>
              <table:table-cell office:value-type="float" office:value="8.35813643053758">
                <text:p>8.358136430537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.46837403580537">
                <text:p>8.46837403580537</text:p>
              </table:table-cell>
              <table:table-cell office:value-type="float" office:value="8.55825146799745">
                <text:p>8.558251467997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.66983054529632">
                <text:p>8.66983054529632</text:p>
              </table:table-cell>
              <table:table-cell office:value-type="float" office:value="8.76055497184005">
                <text:p>8.76055497184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.87347484517221">
                <text:p>8.87347484517221</text:p>
              </table:table-cell>
              <table:table-cell office:value-type="float" office:value="8.96504095447298">
                <text:p>8.965040954472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.07930094148679">
                <text:p>9.07930094148679</text:p>
              </table:table-cell>
              <table:table-cell office:value-type="float" office:value="9.17170344468582">
                <text:p>9.171703444685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.28730285671558">
                <text:p>9.28730285671558</text:p>
              </table:table-cell>
              <table:table-cell office:value-type="float" office:value="9.38053648760514">
                <text:p>9.380536487605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9.49747462971088">
                <text:p>9.49747462971088</text:p>
              </table:table-cell>
              <table:table-cell office:value-type="float" office:value="9.59153414465003">
                <text:p>9.591534144650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9.70981031565688">
                <text:p>9.70981031565688</text:p>
              </table:table-cell>
              <table:table-cell office:value-type="float" office:value="9.80469049348721">
                <text:p>9.804690493487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.92430398602495">
                <text:p>9.92430398602495</text:p>
              </table:table-cell>
              <table:table-cell office:value-type="float" office:value="10.0199996279869">
                <text:p>10.01999962798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.140949728529">
                <text:p>10.140949728529</text:p>
              </table:table-cell>
              <table:table-cell office:value-type="float" office:value="10.2374556581785">
                <text:p>10.23745565817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.359741647081">
                <text:p>10.359741647081</text:p>
              </table:table-cell>
              <table:table-cell office:value-type="float" office:value="10.4570527102058">
                <text:p>10.45705271020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.5806738617465">
                <text:p>10.5806738617465</text:p>
              </table:table-cell>
              <table:table-cell office:value-type="float" office:value="10.6787849262837">
                <text:p>10.67878492628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.8037405087006">
                <text:p>10.8037405087006</text:p>
              </table:table-cell>
              <table:table-cell office:value-type="float" office:value="10.9026464646538">
                <text:p>10.90264646465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1.0289357401836">
                <text:p>11.0289357401836</text:p>
              </table:table-cell>
              <table:table-cell office:value-type="float" office:value="11.1286314995404">
                <text:p>11.12863149954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.2562537244571">
                <text:p>11.2562537244571</text:p>
              </table:table-cell>
              <table:table-cell office:value-type="float" office:value="11.3567342211073">
                <text:p>11.35673422110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1.48568864576">
                <text:p>11.48568864576</text:p>
              </table:table-cell>
              <table:table-cell office:value-type="float" office:value="11.5869488354136">
                <text:p>11.58694883541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1.7172347042648">
                <text:p>11.7172347042648</text:p>
              </table:table-cell>
              <table:table-cell office:value-type="float" office:value="11.8192695643707">
                <text:p>11.81926956437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1.9508861160339">
                <text:p>11.9508861160339</text:p>
              </table:table-cell>
              <table:table-cell office:value-type="float" office:value="12.0536906456985">
                <text:p>12.05369064569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.1866371129763">
                <text:p>12.1866371129763</text:p>
              </table:table-cell>
              <table:table-cell office:value-type="float" office:value="12.2902063328825">
                <text:p>12.29020633288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.4244819428037">
                <text:p>12.4244819428037</text:p>
              </table:table-cell>
              <table:table-cell office:value-type="float" office:value="12.5288108951306">
                <text:p>12.52881089513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.6644148689878">
                <text:p>12.6644148689878</text:p>
              </table:table-cell>
              <table:table-cell office:value-type="float" office:value="12.7694986173298">
                <text:p>12.76949861732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2.9064301707166">
                <text:p>12.9064301707166</text:p>
              </table:table-cell>
              <table:table-cell office:value-type="float" office:value="13.0122638000037">
                <text:p>13.01226380000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3.1505221428516">
                <text:p>13.1505221428516</text:p>
              </table:table-cell>
              <table:table-cell office:value-type="float" office:value="13.2571007592694">
                <text:p>13.25710075926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3.3966850958849">
                <text:p>13.3966850958849</text:p>
              </table:table-cell>
              <table:table-cell office:value-type="float" office:value="13.5040038267952">
                <text:p>13.50400382679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3.6449133558962">
                <text:p>13.6449133558962</text:p>
              </table:table-cell>
              <table:table-cell office:value-type="float" office:value="13.7529673497574">
                <text:p>13.75296734975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3.8952012645102">
                <text:p>13.8952012645102</text:p>
              </table:table-cell>
              <table:table-cell office:value-type="float" office:value="14.0039856907987">
                <text:p>14.00398569079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4.147543178854">
                <text:p>14.147543178854</text:p>
              </table:table-cell>
              <table:table-cell office:value-type="float" office:value="14.2570532279853">
                <text:p>14.25705322798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4.4019334715147">
                <text:p>14.4019334715147</text:p>
              </table:table-cell>
              <table:table-cell office:value-type="float" office:value="14.5121643547649">
                <text:p>14.51216435476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4.6583665304969">
                <text:p>14.6583665304969</text:p>
              </table:table-cell>
              <table:table-cell office:value-type="float" office:value="14.7693134799246">
                <text:p>14.76931347992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4.9168367591804">
                <text:p>14.9168367591804</text:p>
              </table:table-cell>
              <table:table-cell office:value-type="float" office:value="15.028495027549">
                <text:p>15.0284950275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5.1773385762786">
                <text:p>15.1773385762786</text:p>
              </table:table-cell>
              <table:table-cell office:value-type="float" office:value="15.289703436978">
                <text:p>15.2897034369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5.4398664157956">
                <text:p>15.4398664157956</text:p>
              </table:table-cell>
              <table:table-cell office:value-type="float" office:value="15.5529331627657">
                <text:p>15.55293316276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5.7044147269852">
                <text:p>15.7044147269852</text:p>
              </table:table-cell>
              <table:table-cell office:value-type="float" office:value="15.8181786746381">
                <text:p>15.81817867463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5.9709779743085">
                <text:p>15.9709779743085</text:p>
              </table:table-cell>
              <table:table-cell office:value-type="float" office:value="16.0854344574522">
                <text:p>16.08543445745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6.2395506373926">
                <text:p>16.2395506373926</text:p>
              </table:table-cell>
              <table:table-cell office:value-type="float" office:value="16.354695011154">
                <text:p>16.354695011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.5101272109888">
                <text:p>16.5101272109888</text:p>
              </table:table-cell>
              <table:table-cell office:value-type="float" office:value="16.6259548507377">
                <text:p>16.62595485073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6.7827022049313">
                <text:p>16.7827022049313</text:p>
              </table:table-cell>
              <table:table-cell office:value-type="float" office:value="16.8992085062044">
                <text:p>16.89920850620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7.0572701440959">
                <text:p>17.0572701440959</text:p>
              </table:table-cell>
              <table:table-cell office:value-type="float" office:value="17.1744505225208">
                <text:p>17.17445052252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7.3338255683586">
                <text:p>17.3338255683586</text:p>
              </table:table-cell>
              <table:table-cell office:value-type="float" office:value="17.4516754595785">
                <text:p>17.451675459578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7.6123630325549">
                <text:p>17.6123630325549</text:p>
              </table:table-cell>
              <table:table-cell office:value-type="float" office:value="17.7308778921532">
                <text:p>17.73087789215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7.8928771064383">
                <text:p>17.8928771064383</text:p>
              </table:table-cell>
              <table:table-cell office:value-type="float" office:value="18.0120524098638">
                <text:p>18.01205240986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8.1753623746398">
                <text:p>18.1753623746398</text:p>
              </table:table-cell>
              <table:table-cell office:value-type="float" office:value="18.2951936171319">
                <text:p>18.29519361713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8.4598134366271">
                <text:p>18.4598134366271</text:p>
              </table:table-cell>
              <table:table-cell office:value-type="float" office:value="18.5802961331414">
                <text:p>18.580296133141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8.7462249066638">
                <text:p>18.7462249066638</text:p>
              </table:table-cell>
              <table:table-cell office:value-type="float" office:value="18.8673545917977">
                <text:p>18.86735459179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9.0345914137688">
                <text:p>19.0345914137688</text:p>
              </table:table-cell>
              <table:table-cell office:value-type="float" office:value="19.156363641688">
                <text:p>19.1563636416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9.3249076016763">
                <text:p>19.3249076016763</text:p>
              </table:table-cell>
              <table:table-cell office:value-type="float" office:value="19.4473179460405">
                <text:p>19.447317946040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9.617168128795">
                <text:p>19.617168128795</text:p>
              </table:table-cell>
              <table:table-cell office:value-type="float" office:value="19.7402121826852">
                <text:p>19.74021218268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9.9113676681681">
                <text:p>19.9113676681681</text:p>
              </table:table-cell>
              <table:table-cell office:value-type="float" office:value="20.0350410440129">
                <text:p>20.035041044012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0.2075009074334">
                <text:p>20.2075009074334</text:p>
              </table:table-cell>
              <table:table-cell office:value-type="float" office:value="20.3317992369361">
                <text:p>20.33179923693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20.5055625487829">
                <text:p>20.5055625487829</text:p>
              </table:table-cell>
              <table:table-cell office:value-type="float" office:value="20.6304814828493">
                <text:p>20.63048148284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0.8055473089233">
                <text:p>20.8055473089233</text:p>
              </table:table-cell>
              <table:table-cell office:value-type="float" office:value="20.9310825175887">
                <text:p>20.93108251758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21.1074499190358">
                <text:p>21.1074499190358</text:p>
              </table:table-cell>
              <table:table-cell office:value-type="float" office:value="21.2335970913934">
                <text:p>21.23359709139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21.411265124737">
                <text:p>21.411265124737</text:p>
              </table:table-cell>
              <table:table-cell office:value-type="float" office:value="21.5380199688658">
                <text:p>21.53801996886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1.7169876860391">
                <text:p>21.7169876860391</text:p>
              </table:table-cell>
              <table:table-cell office:value-type="float" office:value="21.844345928932">
                <text:p>21.8443459289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22.0246123773102">
                <text:p>22.0246123773102</text:p>
              </table:table-cell>
              <table:table-cell office:value-type="float" office:value="22.1525697648029">
                <text:p>22.15256976480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22.3341339872354">
                <text:p>22.3341339872354</text:p>
              </table:table-cell>
              <table:table-cell office:value-type="float" office:value="22.4626862839351">
                <text:p>22.46268628393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22.6455473187773">
                <text:p>22.6455473187773</text:p>
              </table:table-cell>
              <table:table-cell office:value-type="float" office:value="22.7746903079918">
                <text:p>22.77469030799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22.9588471891368">
                <text:p>22.9588471891368</text:p>
              </table:table-cell>
              <table:table-cell office:value-type="float" office:value="23.0885766728043">
                <text:p>23.08857667280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23.2740284297145">
                <text:p>23.2740284297145</text:p>
              </table:table-cell>
              <table:table-cell office:value-type="float" office:value="23.4043402283324">
                <text:p>23.40434022833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3.5910858860714">
                <text:p>23.5910858860714</text:p>
              </table:table-cell>
              <table:table-cell office:value-type="float" office:value="23.7219758386268">
                <text:p>23.72197583862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3.9100144178904">
                <text:p>23.9100144178904</text:p>
              </table:table-cell>
              <table:table-cell office:value-type="float" office:value="24.0414783817898">
                <text:p>24.04147838178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4.2308088989373">
                <text:p>24.2308088989373</text:p>
              </table:table-cell>
              <table:table-cell office:value-type="float" office:value="24.3628427499371">
                <text:p>24.36284274993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4.5534642170224">
                <text:p>24.5534642170224</text:p>
              </table:table-cell>
              <table:table-cell office:value-type="float" office:value="24.6860638491594">
                <text:p>24.68606384915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4.8779752739621">
                <text:p>24.8779752739621</text:p>
              </table:table-cell>
              <table:table-cell office:value-type="float" office:value="25.0111365994845">
                <text:p>25.01113659948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5.2043369855403">
                <text:p>25.2043369855403</text:p>
              </table:table-cell>
              <table:table-cell office:value-type="float" office:value="25.3380559348385">
                <text:p>25.33805593483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5.5325442814703">
                <text:p>25.5325442814703</text:p>
              </table:table-cell>
              <table:table-cell office:value-type="float" office:value="25.6668168030084">
                <text:p>25.66681680300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5.8625921053567">
                <text:p>25.8625921053567</text:p>
              </table:table-cell>
              <table:table-cell office:value-type="float" office:value="25.9974141656038">
                <text:p>25.99741416560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6.1944754146571">
                <text:p>26.1944754146571</text:p>
              </table:table-cell>
              <table:table-cell office:value-type="float" office:value="26.3298429980193">
                <text:p>26.32984299801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6.5281891806443">
                <text:p>26.5281891806443</text:p>
              </table:table-cell>
              <table:table-cell office:value-type="float" office:value="26.6640982893968">
                <text:p>26.66409828939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6.8637283883686">
                <text:p>26.8637283883686</text:p>
              </table:table-cell>
              <table:table-cell office:value-type="float" office:value="27.0001750425876">
                <text:p>27.00017504258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7.2010880366197">
                <text:p>27.2010880366197</text:p>
              </table:table-cell>
              <table:table-cell office:value-type="float" office:value="27.3380682741151">
                <text:p>27.33806827411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7.5402631378892">
                <text:p>27.5402631378892</text:p>
              </table:table-cell>
              <table:table-cell office:value-type="float" office:value="27.6777730141376">
                <text:p>27.67777301413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7.8812487183333">
                <text:p>27.8812487183333</text:p>
              </table:table-cell>
              <table:table-cell office:value-type="float" office:value="28.0192843064105">
                <text:p>28.0192843064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8.2240398177351">
                <text:p>28.2240398177351</text:p>
              </table:table-cell>
              <table:table-cell office:value-type="float" office:value="28.3625972082494">
                <text:p>28.36259720824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8.5686314894674">
                <text:p>28.5686314894674</text:p>
              </table:table-cell>
              <table:table-cell office:value-type="float" office:value="28.7077067904932">
                <text:p>28.70770679049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8.9150188004551">
                <text:p>28.9150188004551</text:p>
              </table:table-cell>
              <table:table-cell office:value-type="float" office:value="29.0546081374666">
                <text:p>29.05460813746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9.2631968311388">
                <text:p>29.2631968311388</text:p>
              </table:table-cell>
              <table:table-cell office:value-type="float" office:value="29.4032963469435">
                <text:p>29.40329634694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9.6131606754371">
                <text:p>29.6131606754371</text:p>
              </table:table-cell>
              <table:table-cell office:value-type="float" office:value="29.7537665301105">
                <text:p>29.7537665301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9.9649054407099">
                <text:p>29.9649054407099</text:p>
              </table:table-cell>
              <table:table-cell office:value-type="float" office:value="30.1060138115294">
                <text:p>30.10601381152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30.3184262477216">
                <text:p>30.3184262477216</text:p>
              </table:table-cell>
              <table:table-cell office:value-type="float" office:value="30.4600333291015">
                <text:p>30.46003332910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30.6737182306045">
                <text:p>30.6737182306045</text:p>
              </table:table-cell>
              <table:table-cell office:value-type="float" office:value="30.8158202340303">
                <text:p>30.81582023403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31.0307765368221">
                <text:p>31.0307765368221</text:p>
              </table:table-cell>
              <table:table-cell office:value-type="float" office:value="31.1733696907858">
                <text:p>31.17336969078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31.3895963271322">
                <text:p>31.3895963271322</text:p>
              </table:table-cell>
              <table:table-cell office:value-type="float" office:value="31.5326768770679">
                <text:p>31.53267687706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31.750172775551">
                <text:p>31.750172775551</text:p>
              </table:table-cell>
              <table:table-cell office:value-type="float" office:value="31.89373698377">
                <text:p>31.893736983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32.1125010693166">
                <text:p>32.1125010693166</text:p>
              </table:table-cell>
              <table:table-cell office:value-type="float" office:value="32.2565452149431">
                <text:p>32.25654521494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32.4765764088528">
                <text:p>32.4765764088528</text:p>
              </table:table-cell>
              <table:table-cell office:value-type="float" office:value="32.62109678776">
                <text:p>32.6210967877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32.8423940077326">
                <text:p>32.8423940077326</text:p>
              </table:table-cell>
              <table:table-cell office:value-type="float" office:value="32.9873869324792">
                <text:p>32.98738693247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33.2099490926429">
                <text:p>33.2099490926429</text:p>
              </table:table-cell>
              <table:table-cell office:value-type="float" office:value="33.3554108924087">
                <text:p>33.3554108924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33.579236903348">
                <text:p>33.579236903348</text:p>
              </table:table-cell>
              <table:table-cell office:value-type="float" office:value="33.7251639238713">
                <text:p>33.72516392387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33.9502526926539">
                <text:p>33.9502526926539</text:p>
              </table:table-cell>
              <table:table-cell office:value-type="float" office:value="34.096641296168">
                <text:p>34.0966412961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34.3229917263727">
                <text:p>34.3229917263727</text:p>
              </table:table-cell>
              <table:table-cell office:value-type="float" office:value="34.4698382915429">
                <text:p>34.46983829154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34.6974492832867">
                <text:p>34.6974492832867</text:p>
              </table:table-cell>
              <table:table-cell office:value-type="float" office:value="34.8447502051479">
                <text:p>34.84475020514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35.0736206551133">
                <text:p>35.0736206551133</text:p>
              </table:table-cell>
              <table:table-cell office:value-type="float" office:value="35.2213723450071">
                <text:p>35.22137234500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35.4515011464692">
                <text:p>35.4515011464692</text:p>
              </table:table-cell>
              <table:table-cell office:value-type="float" office:value="35.5997000319819">
                <text:p>35.59970003198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35.831086074835">
                <text:p>35.831086074835</text:p>
              </table:table-cell>
              <table:table-cell office:value-type="float" office:value="35.9797285997357">
                <text:p>35.979728599735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36.2123707705204">
                <text:p>36.2123707705204</text:p>
              </table:table-cell>
              <table:table-cell office:value-type="float" office:value="36.3614533946986">
                <text:p>36.36145339469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36.5953505766286">
                <text:p>36.5953505766286</text:p>
              </table:table-cell>
              <table:table-cell office:value-type="float" office:value="36.7448697760332">
                <text:p>36.74486977603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36.9800208490213">
                <text:p>36.9800208490213</text:p>
              </table:table-cell>
              <table:table-cell office:value-type="float" office:value="37.1299731155991">
                <text:p>37.12997311559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37.3663769562843">
                <text:p>37.3663769562843</text:p>
              </table:table-cell>
              <table:table-cell office:value-type="float" office:value="37.5167587979182">
                <text:p>37.51675879791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37.7544142796917">
                <text:p>37.7544142796917</text:p>
              </table:table-cell>
              <table:table-cell office:value-type="float" office:value="37.9052222201406">
                <text:p>37.90522222014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38.1441282131721">
                <text:p>38.1441282131721</text:p>
              </table:table-cell>
              <table:table-cell office:value-type="float" office:value="38.2953587920095">
                <text:p>38.29535879200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38.5355141632729">
                <text:p>38.5355141632729</text:p>
              </table:table-cell>
              <table:table-cell office:value-type="float" office:value="38.6871639358268">
                <text:p>38.68716393582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38.928567549127">
                <text:p>38.928567549127</text:p>
              </table:table-cell>
              <table:table-cell office:value-type="float" office:value="39.0806330864192">
                <text:p>39.080633086419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39.3232838024171">
                <text:p>39.3232838024171</text:p>
              </table:table-cell>
              <table:table-cell office:value-type="float" office:value="39.4757616911034">
                <text:p>39.475761691103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39.7196583673419">
                <text:p>39.7196583673419</text:p>
              </table:table-cell>
              <table:table-cell office:value-type="float" office:value="39.872545209652">
                <text:p>39.87254520965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0.1176867005821">
                <text:p>40.1176867005821</text:p>
              </table:table-cell>
              <table:table-cell office:value-type="float" office:value="40.2709791142599">
                <text:p>40.270979114259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0.5173642712654">
                <text:p>40.5173642712654</text:p>
              </table:table-cell>
              <table:table-cell office:value-type="float" office:value="40.6710588895098">
                <text:p>40.671058889509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0.9186865609332">
                <text:p>40.9186865609332</text:p>
              </table:table-cell>
              <table:table-cell office:value-type="float" office:value="41.0727800323383">
                <text:p>41.07278003233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1.321649063506">
                <text:p>41.321649063506</text:p>
              </table:table-cell>
              <table:table-cell office:value-type="float" office:value="41.4761380520025">
                <text:p>41.47613805200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41.7262472852498">
                <text:p>41.7262472852498</text:p>
              </table:table-cell>
              <table:table-cell office:value-type="float" office:value="41.8811284700461">
                <text:p>41.88112847004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42.1324767447423">
                <text:p>42.1324767447423</text:p>
              </table:table-cell>
              <table:table-cell office:value-type="float" office:value="42.2877468202655">
                <text:p>42.28774682026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42.5403329728389">
                <text:p>42.5403329728389</text:p>
              </table:table-cell>
              <table:table-cell office:value-type="float" office:value="42.6959886486767">
                <text:p>42.69598864867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42.9498115126393">
                <text:p>42.9498115126393</text:p>
              </table:table-cell>
              <table:table-cell office:value-type="float" office:value="43.1058495134819">
                <text:p>43.10584951348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43.360907919454">
                <text:p>43.360907919454</text:p>
              </table:table-cell>
              <table:table-cell office:value-type="float" office:value="43.5173249850354">
                <text:p>43.51732498503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43.7736177607706">
                <text:p>43.7736177607706</text:p>
              </table:table-cell>
              <table:table-cell office:value-type="float" office:value="43.9304106458115">
                <text:p>43.93041064581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44.1879366162205">
                <text:p>44.1879366162205</text:p>
              </table:table-cell>
              <table:table-cell office:value-type="float" office:value="44.3451020903704">
                <text:p>44.34510209037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44.6038600775459">
                <text:p>44.6038600775459</text:p>
              </table:table-cell>
              <table:table-cell office:value-type="float" office:value="44.7613949253255">
                <text:p>44.76139492532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45.0213837485663">
                <text:p>45.0213837485663</text:p>
              </table:table-cell>
              <table:table-cell office:value-type="float" office:value="45.1792847693105">
                <text:p>45.179284769310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45.4405032451456">
                <text:p>45.4405032451456</text:p>
              </table:table-cell>
              <table:table-cell office:value-type="float" office:value="45.5987672529464">
                <text:p>45.598767252946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45.8612141951589">
                <text:p>45.8612141951589</text:p>
              </table:table-cell>
              <table:table-cell office:value-type="float" office:value="46.0198380188087">
                <text:p>46.01983801880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46.2835122384598">
                <text:p>46.2835122384598</text:p>
              </table:table-cell>
              <table:table-cell office:value-type="float" office:value="46.4424927213946">
                <text:p>46.44249272139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46.7073930268476">
                <text:p>46.7073930268476</text:p>
              </table:table-cell>
              <table:table-cell office:value-type="float" office:value="46.8667270270908">
                <text:p>46.866727027090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47.1328522240343">
                <text:p>47.1328522240343</text:p>
              </table:table-cell>
              <table:table-cell office:value-type="float" office:value="47.2925366141403">
                <text:p>47.29253661414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47.5598855056123">
                <text:p>47.5598855056123</text:p>
              </table:table-cell>
              <table:table-cell office:value-type="float" office:value="47.7199171726105">
                <text:p>47.71991717261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47.9884885590216">
                <text:p>47.9884885590216</text:p>
              </table:table-cell>
              <table:table-cell office:value-type="float" office:value="48.1488644043608">
                <text:p>48.14886440436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48.4186570835175">
                <text:p>48.4186570835175</text:p>
              </table:table-cell>
              <table:table-cell office:value-type="float" office:value="48.5793740230099">
                <text:p>48.57937402300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48.8503867901379">
                <text:p>48.8503867901379</text:p>
              </table:table-cell>
              <table:table-cell office:value-type="float" office:value="49.0114417539043">
                <text:p>49.011441753904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49.2836734016719">
                <text:p>49.2836734016719</text:p>
              </table:table-cell>
              <table:table-cell office:value-type="float" office:value="49.4450633340854">
                <text:p>49.44506333408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49.7185126526262">
                <text:p>49.7185126526262</text:p>
              </table:table-cell>
              <table:table-cell office:value-type="float" office:value="49.8802345122585">
                <text:p>49.88023451225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50.1549002891943">
                <text:p>50.1549002891943</text:p>
              </table:table-cell>
              <table:table-cell office:value-type="float" office:value="50.3169510487598">
                <text:p>50.31695104875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50.5928320692239">
                <text:p>50.5928320692239</text:p>
              </table:table-cell>
              <table:table-cell office:value-type="float" office:value="50.7552087155256">
                <text:p>50.75520871552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51.0323037621849">
                <text:p>51.0323037621849</text:p>
              </table:table-cell>
              <table:table-cell office:value-type="float" office:value="51.1950032960598">
                <text:p>51.195003296059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51.4733111491379">
                <text:p>51.4733111491379</text:p>
              </table:table-cell>
              <table:table-cell office:value-type="float" office:value="51.6363305854025">
                <text:p>51.63633058540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51.9158500227019">
                <text:p>51.9158500227019</text:p>
              </table:table-cell>
              <table:table-cell office:value-type="float" office:value="52.0791863900987">
                <text:p>52.07918639009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2.3599161870232">
                <text:p>52.3599161870232</text:p>
              </table:table-cell>
              <table:table-cell office:value-type="float" office:value="52.5235665281664">
                <text:p>52.52356652816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52.8055054577437">
                <text:p>52.8055054577437</text:p>
              </table:table-cell>
              <table:table-cell office:value-type="float" office:value="52.9694668290654">
                <text:p>52.969466829065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3.252613661969">
                <text:p>53.252613661969</text:p>
              </table:table-cell>
              <table:table-cell office:value-type="float" office:value="53.4168831336662">
                <text:p>53.41688313366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53.7012366382376">
                <text:p>53.7012366382376</text:p>
              </table:table-cell>
              <table:table-cell office:value-type="float" office:value="53.8658112942183">
                <text:p>53.865811294218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54.151370236489">
                <text:p>54.151370236489</text:p>
              </table:table-cell>
              <table:table-cell office:value-type="float" office:value="54.3162471743197">
                <text:p>54.316247174319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54.6030103180329">
                <text:p>54.6030103180329</text:p>
              </table:table-cell>
              <table:table-cell office:value-type="float" office:value="54.768186648885">
                <text:p>54.7681866488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55.0561527555177">
                <text:p>55.0561527555177</text:p>
              </table:table-cell>
              <table:table-cell office:value-type="float" office:value="55.2216256041154">
                <text:p>55.22162560411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55.5107934328998">
                <text:p>55.5107934328998</text:p>
              </table:table-cell>
              <table:table-cell office:value-type="float" office:value="55.6765599374672">
                <text:p>55.676559937467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55.9669282454125">
                <text:p>55.9669282454125</text:p>
              </table:table-cell>
              <table:table-cell office:value-type="float" office:value="56.1329855576211">
                <text:p>56.13298555762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56.4245530995346">
                <text:p>56.4245530995346</text:p>
              </table:table-cell>
              <table:table-cell office:value-type="float" office:value="56.5908983844517">
                <text:p>56.590898384451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56.8836639129606">
                <text:p>56.8836639129606</text:p>
              </table:table-cell>
              <table:table-cell office:value-type="float" office:value="57.0502943489965">
                <text:p>57.05029434899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57.3442566145689">
                <text:p>57.3442566145689</text:p>
              </table:table-cell>
              <table:table-cell office:value-type="float" office:value="57.5111693934257">
                <text:p>57.51116939342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57.806327144392">
                <text:p>57.806327144392</text:p>
              </table:table-cell>
              <table:table-cell office:value-type="float" office:value="57.9735194710117">
                <text:p>57.97351947101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58.2698714535854">
                <text:p>58.2698714535854</text:p>
              </table:table-cell>
              <table:table-cell office:value-type="float" office:value="58.4373405460986">
                <text:p>58.4373405460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58.7348855043975">
                <text:p>58.7348855043975</text:p>
              </table:table-cell>
              <table:table-cell office:value-type="float" office:value="58.9026285940719">
                <text:p>58.90262859407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59.2013652701389">
                <text:p>59.2013652701389</text:p>
              </table:table-cell>
              <table:table-cell office:value-type="float" office:value="59.3693796013284">
                <text:p>59.36937960132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59.6693067351522">
                <text:p>59.6693067351522</text:p>
              </table:table-cell>
              <table:table-cell office:value-type="float" office:value="59.8375895652461">
                <text:p>59.837589565246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60.138705894782">
                <text:p>60.138705894782</text:p>
              </table:table-cell>
              <table:table-cell office:value-type="float" office:value="60.3072544941539">
                <text:p>60.3072544941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60.6095587553442">
                <text:p>60.6095587553442</text:p>
              </table:table-cell>
              <table:table-cell office:value-type="float" office:value="60.7783704073019">
                <text:p>60.778370407301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61.0818613340967">
                <text:p>61.0818613340967</text:p>
              </table:table-cell>
              <table:table-cell office:value-type="float" office:value="61.2509333348316">
                <text:p>61.250933334831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61.5556096592088">
                <text:p>61.5556096592088</text:p>
              </table:table-cell>
              <table:table-cell office:value-type="float" office:value="61.7249393177457">
                <text:p>61.724939317745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62.0307997697315">
                <text:p>62.0307997697315</text:p>
              </table:table-cell>
              <table:table-cell office:value-type="float" office:value="62.2003844078788">
                <text:p>62.20038440787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62.5074277155678">
                <text:p>62.5074277155678</text:p>
              </table:table-cell>
              <table:table-cell office:value-type="float" office:value="62.6772646678674">
                <text:p>62.67726466786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62.985489557443">
                <text:p>62.985489557443</text:p>
              </table:table-cell>
              <table:table-cell office:value-type="float" office:value="63.1555761711207">
                <text:p>63.155576171120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63.4649813668746">
                <text:p>63.4649813668746</text:p>
              </table:table-cell>
              <table:table-cell office:value-type="float" office:value="63.6353150017909">
                <text:p>63.63531500179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63.9458992261435">
                <text:p>63.9458992261435</text:p>
              </table:table-cell>
              <table:table-cell office:value-type="float" office:value="64.1164772547438">
                <text:p>64.11647725474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64.4282392282636">
                <text:p>64.4282392282636</text:p>
              </table:table-cell>
              <table:table-cell office:value-type="float" office:value="64.5990590355298">
                <text:p>64.59905903552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64.9119974769533">
                <text:p>64.9119974769533</text:p>
              </table:table-cell>
              <table:table-cell office:value-type="float" office:value="65.083056460354">
                <text:p>65.0830564603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65.3971700866055">
                <text:p>65.3971700866055</text:p>
              </table:table-cell>
              <table:table-cell office:value-type="float" office:value="65.5684656560479">
                <text:p>65.568465656047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65.8837531822587">
                <text:p>65.8837531822587</text:p>
              </table:table-cell>
              <table:table-cell office:value-type="float" office:value="66.0552827600396">
                <text:p>66.05528276003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66.3717428995675">
                <text:p>66.3717428995675</text:p>
              </table:table-cell>
              <table:table-cell office:value-type="float" office:value="66.5435039203254">
                <text:p>66.54350392032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66.8611353847742">
                <text:p>66.8611353847742</text:p>
              </table:table-cell>
              <table:table-cell office:value-type="float" office:value="67.0331252954402">
                <text:p>67.03312529544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67.3519267946789">
                <text:p>67.3519267946789</text:p>
              </table:table-cell>
              <table:table-cell office:value-type="float" office:value="67.5241430544293">
                <text:p>67.52414305442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67.8441132966113">
                <text:p>67.8441132966113</text:p>
              </table:table-cell>
              <table:table-cell office:value-type="float" office:value="68.0165533768195">
                <text:p>68.01655337681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68.3376910684014">
                <text:p>68.3376910684014</text:p>
              </table:table-cell>
              <table:table-cell office:value-type="float" office:value="68.5103524525901">
                <text:p>68.51035245259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68.832656298351">
                <text:p>68.832656298351</text:p>
              </table:table-cell>
              <table:table-cell office:value-type="float" office:value="69.0055364821447">
                <text:p>69.00553648214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69.3290051852048">
                <text:p>69.3290051852048</text:p>
              </table:table-cell>
              <table:table-cell office:value-type="float" office:value="69.5021016762823">
                <text:p>69.50210167628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69.8267339381221">
                <text:p>69.8267339381221</text:p>
              </table:table-cell>
              <table:table-cell office:value-type="float" office:value="70.0000442561692">
                <text:p>70.000044256169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70.3258387766477">
                <text:p>70.3258387766477</text:p>
              </table:table-cell>
              <table:table-cell office:value-type="float" office:value="70.4993604533106">
                <text:p>70.499360453310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70.8263159306843">
                <text:p>70.8263159306843</text:p>
              </table:table-cell>
              <table:table-cell office:value-type="float" office:value="71.0000465095221">
                <text:p>71.000046509522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71.3281616404633">
                <text:p>71.3281616404633</text:p>
              </table:table-cell>
              <table:table-cell office:value-type="float" office:value="71.5020986769015">
                <text:p>71.50209867690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71.8313721565168">
                <text:p>71.8313721565168</text:p>
              </table:table-cell>
              <table:table-cell office:value-type="float" office:value="72.005513217801">
                <text:p>72.00551321780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72.3359437396496">
                <text:p>72.3359437396496</text:p>
              </table:table-cell>
              <table:table-cell office:value-type="float" office:value="72.5102864047987">
                <text:p>72.51028640479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72.8418726609109">
                <text:p>72.8418726609109</text:p>
              </table:table-cell>
              <table:table-cell office:value-type="float" office:value="73.016414520671">
                <text:p>73.0164145206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73.3491552015659">
                <text:p>73.3491552015659</text:p>
              </table:table-cell>
              <table:table-cell office:value-type="float" office:value="73.5238938583645">
                <text:p>73.52389385836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73.8577876530685">
                <text:p>73.8577876530685</text:p>
              </table:table-cell>
              <table:table-cell office:value-type="float" office:value="74.032720720968">
                <text:p>74.03272072096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74.3677663170327">
                <text:p>74.3677663170327</text:p>
              </table:table-cell>
              <table:table-cell office:value-type="float" office:value="74.5428914216855">
                <text:p>74.54289142168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74.8790875052052">
                <text:p>74.8790875052052</text:p>
              </table:table-cell>
              <table:table-cell office:value-type="float" office:value="75.0544022838071">
                <text:p>75.05440228380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75.3917475394375">
                <text:p>75.3917475394375</text:p>
              </table:table-cell>
              <table:table-cell office:value-type="float" office:value="75.5672496406833">
                <text:p>75.56724964068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75.9057427516582">
                <text:p>75.9057427516582</text:p>
              </table:table-cell>
              <table:table-cell office:value-type="float" office:value="76.0814298356958">
                <text:p>76.08142983569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76.4210694838454">
                <text:p>76.4210694838454</text:p>
              </table:table-cell>
              <table:table-cell office:value-type="float" office:value="76.596939222231">
                <text:p>76.5969392222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76.9377240879993">
                <text:p>76.9377240879993</text:p>
              </table:table-cell>
              <table:table-cell office:value-type="float" office:value="77.113774163652">
                <text:p>77.1137741636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77.4557029261144">
                <text:p>77.4557029261144</text:p>
              </table:table-cell>
              <table:table-cell office:value-type="float" office:value="77.6319310332723">
                <text:p>77.63193103327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77.9750023701524">
                <text:p>77.9750023701524</text:p>
              </table:table-cell>
              <table:table-cell office:value-type="float" office:value="78.1514062143272">
                <text:p>78.15140621432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78.495618802015">
                <text:p>78.495618802015</text:p>
              </table:table-cell>
              <table:table-cell office:value-type="float" office:value="78.6721960999478">
                <text:p>78.67219609994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79.0175486135163">
                <text:p>79.0175486135163</text:p>
              </table:table-cell>
              <table:table-cell office:value-type="float" office:value="79.1942970931337">
                <text:p>79.19429709313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79.540788206356">
                <text:p>79.540788206356</text:p>
              </table:table-cell>
              <table:table-cell office:value-type="float" office:value="79.7177056067251">
                <text:p>79.71770560672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80.065333992092">
                <text:p>80.065333992092</text:p>
              </table:table-cell>
              <table:table-cell office:value-type="float" office:value="80.2424180633774">
                <text:p>80.242418063377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80.5911823921137">
                <text:p>80.5911823921137</text:p>
              </table:table-cell>
              <table:table-cell office:value-type="float" office:value="80.768430895533">
                <text:p>80.7684308955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81.1183298376147">
                <text:p>81.1183298376147</text:p>
              </table:table-cell>
              <table:table-cell office:value-type="float" office:value="81.2957405453951">
                <text:p>81.295740545395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81.6467727695665">
                <text:p>81.6467727695665</text:p>
              </table:table-cell>
              <table:table-cell office:value-type="float" office:value="81.8243434649013">
                <text:p>81.82434346490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82.176507638691">
                <text:p>82.176507638691</text:p>
              </table:table-cell>
              <table:table-cell office:value-type="float" office:value="82.3542361156962">
                <text:p>82.354236115696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82.7075309054343">
                <text:p>82.7075309054343</text:p>
              </table:table-cell>
              <table:table-cell office:value-type="float" office:value="82.8854149691054">
                <text:p>82.885414969105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83.2398390399399">
                <text:p>83.2398390399399</text:p>
              </table:table-cell>
              <table:table-cell office:value-type="float" office:value="83.4178765061091">
                <text:p>83.41787650610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83.7734285220223">
                <text:p>83.7734285220223</text:p>
              </table:table-cell>
              <table:table-cell office:value-type="float" office:value="83.951617217315">
                <text:p>83.9516172173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84.30829584114">
                <text:p>84.30829584114</text:p>
              </table:table-cell>
              <table:table-cell office:value-type="float" office:value="84.4866336029328">
                <text:p>84.486633602932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84.8444374963698">
                <text:p>84.8444374963698</text:p>
              </table:table-cell>
              <table:table-cell office:value-type="float" office:value="85.0229221727474">
                <text:p>85.02292217274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85.3818499963797">
                <text:p>85.3818499963797</text:p>
              </table:table-cell>
              <table:table-cell office:value-type="float" office:value="85.5604794460929">
                <text:p>85.560479446092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85.9205298594034">
                <text:p>85.9205298594034</text:p>
              </table:table-cell>
              <table:table-cell office:value-type="float" office:value="86.0993019518263">
                <text:p>86.09930195182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86.4604736132132">
                <text:p>86.4604736132132</text:p>
              </table:table-cell>
              <table:table-cell office:value-type="float" office:value="86.6393862283017">
                <text:p>86.63938622830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87.0016777950949">
                <text:p>87.0016777950949</text:p>
              </table:table-cell>
              <table:table-cell office:value-type="float" office:value="87.180728823344">
                <text:p>87.1807288233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87.5441389518206">
                <text:p>87.5441389518206</text:p>
              </table:table-cell>
              <table:table-cell office:value-type="float" office:value="87.7233262942235">
                <text:p>87.72332629422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88.0878536396238">
                <text:p>88.0878536396238</text:p>
              </table:table-cell>
              <table:table-cell office:value-type="float" office:value="88.2671752076294">
                <text:p>88.267175207629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88.6328184241729">
                <text:p>88.6328184241729</text:p>
              </table:table-cell>
              <table:table-cell office:value-type="float" office:value="88.8122721396444">
                <text:p>88.812272139644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89.179029880545">
                <text:p>89.179029880545</text:p>
              </table:table-cell>
              <table:table-cell office:value-type="float" office:value="89.3586136757192">
                <text:p>89.35861367571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89.726484593201">
                <text:p>89.726484593201</text:p>
              </table:table-cell>
              <table:table-cell office:value-type="float" office:value="89.9061964106464">
                <text:p>89.906196410646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90.2751791559594">
                <text:p>90.2751791559594</text:p>
              </table:table-cell>
              <table:table-cell office:value-type="float" office:value="90.4550169485352">
                <text:p>90.45501694853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90.8251101719704">
                <text:p>90.8251101719704</text:p>
              </table:table-cell>
              <table:table-cell office:value-type="float" office:value="91.0050719027859">
                <text:p>91.00507190278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91.3762742536911">
                <text:p>91.3762742536911</text:p>
              </table:table-cell>
              <table:table-cell office:value-type="float" office:value="91.5563578960645">
                <text:p>91.556357896064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91.928668022859">
                <text:p>91.928668022859</text:p>
              </table:table-cell>
              <table:table-cell office:value-type="float" office:value="92.1088715602772">
                <text:p>92.10887156027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92.4822881104676">
                <text:p>92.4822881104676</text:p>
              </table:table-cell>
              <table:table-cell office:value-type="float" office:value="92.6626095365454">
                <text:p>92.66260953654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93.0371311567403">
                <text:p>93.0371311567403</text:p>
              </table:table-cell>
              <table:table-cell office:value-type="float" office:value="93.2175684751801">
                <text:p>93.217568475180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93.5931938111054">
                <text:p>93.5931938111054</text:p>
              </table:table-cell>
              <table:table-cell office:value-type="float" office:value="93.7737450356572">
                <text:p>93.77374503565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94.1504727321709">
                <text:p>94.1504727321709</text:p>
              </table:table-cell>
              <table:table-cell office:value-type="float" office:value="94.3311358865919">
                <text:p>94.33113588659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94.7089645876992">
                <text:p>94.7089645876992</text:p>
              </table:table-cell>
              <table:table-cell office:value-type="float" office:value="94.8897377057143">
                <text:p>94.889737705714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95.2686660545822">
                <text:p>95.2686660545822</text:p>
              </table:table-cell>
              <table:table-cell office:value-type="float" office:value="95.449547179844">
                <text:p>95.4495471798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95.8295738188162">
                <text:p>95.8295738188162</text:p>
              </table:table-cell>
              <table:table-cell office:value-type="float" office:value="96.0105610048653">
                <text:p>96.01056100486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96.391684575477">
                <text:p>96.391684575477</text:p>
              </table:table-cell>
              <table:table-cell office:value-type="float" office:value="96.5727758857027">
                <text:p>96.572775885702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96.9549950286949">
                <text:p>96.9549950286949</text:p>
              </table:table-cell>
              <table:table-cell office:value-type="float" office:value="97.1361885362957">
                <text:p>97.13618853629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97.51950189163">
                <text:p>97.51950189163</text:p>
              </table:table-cell>
              <table:table-cell office:value-type="float" office:value="97.7007956795746">
                <text:p>97.70079567957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98.0852018864475">
                <text:p>98.0852018864475</text:p>
              </table:table-cell>
              <table:table-cell office:value-type="float" office:value="98.2665940474356">
                <text:p>98.26659404743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98.6520917442928">
                <text:p>98.6520917442928</text:p>
              </table:table-cell>
              <table:table-cell office:value-type="float" office:value="98.8335803807164">
                <text:p>98.83358038071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99.2201682052674">
                <text:p>99.2201682052674</text:p>
              </table:table-cell>
              <table:table-cell office:value-type="float" office:value="99.4017514291716">
                <text:p>99.40175142917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99.7894280184036">
                <text:p>99.7894280184036</text:p>
              </table:table-cell>
              <table:table-cell office:value-type="float" office:value="99.9711039514483">
                <text:p>99.97110395144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00.359867941641">
                <text:p>100.359867941641</text:p>
              </table:table-cell>
              <table:table-cell office:value-type="float" office:value="100.541634715062">
                <text:p>100.54163471506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00.931484741801">
                <text:p>100.931484741801</text:p>
              </table:table-cell>
              <table:table-cell office:value-type="float" office:value="101.113340496373">
                <text:p>101.1133404963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01.504275194563">
                <text:p>101.504275194563</text:p>
              </table:table-cell>
              <table:table-cell office:value-type="float" office:value="101.686218080559">
                <text:p>101.6862180805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02.078236084441">
                <text:p>102.078236084441</text:p>
              </table:table-cell>
              <table:table-cell office:value-type="float" office:value="102.260264261597">
                <text:p>102.2602642615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02.653364204757">
                <text:p>102.653364204757</text:p>
              </table:table-cell>
              <table:table-cell office:value-type="float" office:value="102.835475842231">
                <text:p>102.8354758422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03.229656357621">
                <text:p>103.229656357621</text:p>
              </table:table-cell>
              <table:table-cell office:value-type="float" office:value="103.411849633958">
                <text:p>103.41184963395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03.807109353902">
                <text:p>103.807109353902</text:p>
              </table:table-cell>
              <table:table-cell office:value-type="float" office:value="103.989382456994">
                <text:p>103.98938245699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04.385720013206">
                <text:p>104.385720013206</text:p>
              </table:table-cell>
              <table:table-cell office:value-type="float" office:value="104.568071140258">
                <text:p>104.56807114025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04.965485163855">
                <text:p>104.965485163855</text:p>
              </table:table-cell>
              <table:table-cell office:value-type="float" office:value="105.147912521342">
                <text:p>105.14791252134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05.546401642858">
                <text:p>105.546401642858</text:p>
              </table:table-cell>
              <table:table-cell office:value-type="float" office:value="105.728903446493">
                <text:p>105.7289034464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06.128466295891">
                <text:p>106.128466295891</text:p>
              </table:table-cell>
              <table:table-cell office:value-type="float" office:value="106.311040770586">
                <text:p>106.31104077058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06.711675977272">
                <text:p>106.711675977272</text:p>
              </table:table-cell>
              <table:table-cell office:value-type="float" office:value="106.8943213571">
                <text:p>106.894321357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07.296027549937">
                <text:p>107.296027549937</text:p>
              </table:table-cell>
              <table:table-cell office:value-type="float" office:value="107.478742078096">
                <text:p>107.4787420780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07.881517885417">
                <text:p>107.881517885417</text:p>
              </table:table-cell>
              <table:table-cell office:value-type="float" office:value="108.064299814193">
                <text:p>108.0642998141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08.468143863813">
                <text:p>108.468143863813</text:p>
              </table:table-cell>
              <table:table-cell office:value-type="float" office:value="108.650991454544">
                <text:p>108.6509914545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09.055902373775">
                <text:p>109.055902373775</text:p>
              </table:table-cell>
              <table:table-cell office:value-type="float" office:value="109.238813896815">
                <text:p>109.2388138968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09.644790312477">
                <text:p>109.644790312477</text:p>
              </table:table-cell>
              <table:table-cell office:value-type="float" office:value="109.827764047157">
                <text:p>109.8277640471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10.234804585594">
                <text:p>110.234804585594</text:p>
              </table:table-cell>
              <table:table-cell office:value-type="float" office:value="110.417838820189">
                <text:p>110.4178388201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10.825942107277">
                <text:p>110.825942107277</text:p>
              </table:table-cell>
              <table:table-cell office:value-type="float" office:value="111.009035138969">
                <text:p>111.0090351389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11.418199800134">
                <text:p>111.418199800134</text:p>
              </table:table-cell>
              <table:table-cell office:value-type="float" office:value="111.601349934974">
                <text:p>111.6013499349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12.011574595202">
                <text:p>112.011574595202</text:p>
              </table:table-cell>
              <table:table-cell office:value-type="float" office:value="112.194780148077">
                <text:p>112.19478014807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12.606063431927">
                <text:p>112.606063431927</text:p>
              </table:table-cell>
              <table:table-cell office:value-type="float" office:value="112.789322726523">
                <text:p>112.7893227265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13.201663258141">
                <text:p>113.201663258141</text:p>
              </table:table-cell>
              <table:table-cell office:value-type="float" office:value="113.384974626907">
                <text:p>113.38497462690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13.798371030037">
                <text:p>113.798371030037</text:p>
              </table:table-cell>
              <table:table-cell office:value-type="float" office:value="113.98173281415">
                <text:p>113.981732814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14.396183712146">
                <text:p>114.396183712146</text:p>
              </table:table-cell>
              <table:table-cell office:value-type="float" office:value="114.579594261478">
                <text:p>114.5795942614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14.995098277318">
                <text:p>114.995098277318</text:p>
              </table:table-cell>
              <table:table-cell office:value-type="float" office:value="115.178555950397">
                <text:p>115.1785559503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15.595111706696">
                <text:p>115.595111706696</text:p>
              </table:table-cell>
              <table:table-cell office:value-type="float" office:value="115.778614870671">
                <text:p>115.7786148706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16.196220989691">
                <text:p>116.196220989691</text:p>
              </table:table-cell>
              <table:table-cell office:value-type="float" office:value="116.379768020303">
                <text:p>116.3797680203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16.798423123966">
                <text:p>116.798423123966</text:p>
              </table:table-cell>
              <table:table-cell office:value-type="float" office:value="116.982012405505">
                <text:p>116.98201240550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17.401715115407">
                <text:p>117.401715115407</text:p>
              </table:table-cell>
              <table:table-cell office:value-type="float" office:value="117.585345040684">
                <text:p>117.5853450406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18.006093978105">
                <text:p>118.006093978105</text:p>
              </table:table-cell>
              <table:table-cell office:value-type="float" office:value="118.189762948412">
                <text:p>118.1897629484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18.611556734329">
                <text:p>118.611556734329</text:p>
              </table:table-cell>
              <table:table-cell office:value-type="float" office:value="118.795263159411">
                <text:p>118.7952631594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19.218100414509">
                <text:p>119.218100414509</text:p>
              </table:table-cell>
              <table:table-cell office:value-type="float" office:value="119.401842712524">
                <text:p>119.4018427125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19.825722057209">
                <text:p>119.825722057209</text:p>
              </table:table-cell>
              <table:table-cell office:value-type="float" office:value="120.009498654695">
                <text:p>120.0094986546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20.434418709107">
                <text:p>120.434418709107</text:p>
              </table:table-cell>
              <table:table-cell office:value-type="float" office:value="120.618228040951">
                <text:p>120.61822804095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21.044187424972">
                <text:p>121.044187424972</text:p>
              </table:table-cell>
              <table:table-cell office:value-type="float" office:value="121.228027934373">
                <text:p>121.2280279343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21.655025267644">
                <text:p>121.655025267644</text:p>
              </table:table-cell>
              <table:table-cell office:value-type="float" office:value="121.83889540608">
                <text:p>121.838895406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22.266929308006">
                <text:p>122.266929308006</text:p>
              </table:table-cell>
              <table:table-cell office:value-type="float" office:value="122.450827535201">
                <text:p>122.45082753520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22.879896624971">
                <text:p>122.879896624971</text:p>
              </table:table-cell>
              <table:table-cell office:value-type="float" office:value="123.06382140886">
                <text:p>123.0638214088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23.49392430545">
                <text:p>123.49392430545</text:p>
              </table:table-cell>
              <table:table-cell office:value-type="float" office:value="123.677874122148">
                <text:p>123.6778741221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24.109009444339">
                <text:p>124.109009444339</text:p>
              </table:table-cell>
              <table:table-cell office:value-type="float" office:value="124.292982778106">
                <text:p>124.2929827781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24.725149144492">
                <text:p>124.725149144492</text:p>
              </table:table-cell>
              <table:table-cell office:value-type="float" office:value="124.909144487699">
                <text:p>124.9091444876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25.342340516699">
                <text:p>125.342340516699</text:p>
              </table:table-cell>
              <table:table-cell office:value-type="float" office:value="125.526356369797">
                <text:p>125.5263563697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25.960580679667">
                <text:p>125.960580679667</text:p>
              </table:table-cell>
              <table:table-cell office:value-type="float" office:value="126.144615551153">
                <text:p>126.14461555115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26.579866759996">
                <text:p>126.579866759996</text:p>
              </table:table-cell>
              <table:table-cell office:value-type="float" office:value="126.763919166381">
                <text:p>126.7639191663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27.200195892161">
                <text:p>127.200195892161</text:p>
              </table:table-cell>
              <table:table-cell office:value-type="float" office:value="127.384264357935">
                <text:p>127.3842643579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27.821565218484">
                <text:p>127.821565218484</text:p>
              </table:table-cell>
              <table:table-cell office:value-type="float" office:value="128.005648276085">
                <text:p>128.0056482760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28.443971889118">
                <text:p>128.443971889118</text:p>
              </table:table-cell>
              <table:table-cell office:value-type="float" office:value="128.628068078902">
                <text:p>128.62806807890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29.067413062024">
                <text:p>129.067413062024</text:p>
              </table:table-cell>
              <table:table-cell office:value-type="float" office:value="129.251520932228">
                <text:p>129.25152093222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29.69188590295">
                <text:p>129.69188590295</text:p>
              </table:table-cell>
              <table:table-cell office:value-type="float" office:value="129.876004009662">
                <text:p>129.8760040096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30.317387585408">
                <text:p>130.317387585408</text:p>
              </table:table-cell>
              <table:table-cell office:value-type="float" office:value="130.501514492536">
                <text:p>130.5015144925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30.943915290654">
                <text:p>130.943915290654</text:p>
              </table:table-cell>
              <table:table-cell office:value-type="float" office:value="131.128049569891">
                <text:p>131.1280495698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31.571466207665">
                <text:p>131.571466207665</text:p>
              </table:table-cell>
              <table:table-cell office:value-type="float" office:value="131.755606438462">
                <text:p>131.75560643846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32.200037533124">
                <text:p>132.200037533124</text:p>
              </table:table-cell>
              <table:table-cell office:value-type="float" office:value="132.384182302653">
                <text:p>132.3841823026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32.829626471389">
                <text:p>132.829626471389</text:p>
              </table:table-cell>
              <table:table-cell office:value-type="float" office:value="133.013774374514">
                <text:p>133.0137743745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33.460230234481">
                <text:p>133.460230234481</text:p>
              </table:table-cell>
              <table:table-cell office:value-type="float" office:value="133.644379873726">
                <text:p>133.64437987372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34.091846042058">
                <text:p>134.091846042058</text:p>
              </table:table-cell>
              <table:table-cell office:value-type="float" office:value="134.275996027576">
                <text:p>134.275996027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6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6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89cm" svg:y="0.246cm" chart:style-name="ch2">
          <text:p>Expected Occupancy &amp; Collisions</text:p>
        </chart:title>
        <chart:legend chart:legend-position="end" svg:x="10.952cm" svg:y="3.664cm" style:legend-expansion="high" chart:style-name="ch3"/>
        <chart:plot-area chart:style-name="ch4" table:cell-range-address="Sheet1.F11:Sheet1.H376 Sheet1.D11:Sheet1.D376 Sheet1.F10:Sheet1.F10 Sheet1.G9:Sheet1.H10" chart:data-source-has-labels="both" svg:x="1.358cm" svg:y="1.635cm" svg:width="8.954cm" svg:height="6.177cm">
          <chartooo:coordinate-region svg:x="2.826cm" svg:y="1.847cm" svg:width="7.206cm" svg:height="5.292cm"/>
          <chart:axis chart:dimension="x" chart:name="primary-x" chart:style-name="ch5" chartooo:axis-type="auto">
            <chart:title svg:x="5.037cm" svg:y="7.993cm" chart:style-name="ch6">
              <text:p>M Hashes</text:p>
            </chart:title>
            <chart:categories table:cell-range-address="Sheet1.G11:Sheet1.G376"/>
            <chart:grid chart:style-name="ch7" chart:class="major"/>
          </chart:axis>
          <chart:axis chart:dimension="y" chart:name="primary-y" chart:style-name="ch8">
            <chart:title svg:x="0.451cm" svg:y="6.169cm" chart:style-name="ch9">
              <text:p>Expected Numbers</text:p>
            </chart:title>
            <chart:grid chart:style-name="ch7" chart:class="major"/>
          </chart:axis>
          <chart:series chart:style-name="ch10" chart:values-cell-range-address="Sheet1.F11:Sheet1.F376" chart:label-cell-address="Sheet1.F10:Sheet1.F10" chart:class="chart:scatter">
            <chart:domain table:cell-range-address="Sheet1.D11:Sheet1.D376"/>
            <chart:data-point chart:repeated="366"/>
          </chart:series>
          <chart:series chart:style-name="ch11" chart:values-cell-range-address="Sheet1.G11:Sheet1.G376" chart:label-cell-address="Sheet1.G9:Sheet1.G10" chart:class="chart:scatter">
            <chart:data-point chart:repeated="366"/>
          </chart:series>
          <chart:series chart:style-name="ch12" chart:values-cell-range-address="Sheet1.H11:Sheet1.H376" chart:label-cell-address="Sheet1.H9:Sheet1.H10" chart:class="chart:scatter">
            <chart:data-point chart:repeated="3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m</text:p>
                <draw:g>
                  <svg:desc>Sheet1.F10:Sheet1.F10</svg:desc>
                </draw:g>
              </table:table-cell>
              <table:table-cell office:value-type="string">
                <text:p>Expected # Collisions</text:p>
                <text:list>
                  <text:list-item>
                    <text:p>Expected</text:p>
                  </text:list-item>
                  <text:list-item>
                    <text:p># Collisions</text:p>
                  </text:list-item>
                </text:list>
                <draw:g>
                  <svg:desc>Sheet1.G9:Sheet1.G10</svg:desc>
                </draw:g>
              </table:table-cell>
              <table:table-cell office:value-type="string">
                <text:p>Approximate #Collisions</text:p>
                <text:list>
                  <text:list-item>
                    <text:p>Approximate</text:p>
                  </text:list-item>
                  <text:list-item>
                    <text:p>#Collisions</text:p>
                  </text:list-item>
                </text:list>
                <draw:g>
                  <svg:desc>Sheet1.H9:Sheet1.H1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G11:Sheet1.G376</svg:desc>
                </draw:g>
              </table:table-cell>
              <table:table-cell office:value-type="float" office:value="0">
                <text:p>0</text:p>
                <draw:g>
                  <svg:desc>Sheet1.D11:Sheet1.D376</svg:desc>
                </draw:g>
              </table:table-cell>
              <table:table-cell office:value-type="float" office:value="0">
                <text:p>0</text:p>
                <draw:g>
                  <svg:desc>Sheet1.F11:Sheet1.F376</svg:desc>
                </draw:g>
              </table:table-cell>
              <table:table-cell office:value-type="float" office:value="0">
                <text:p>0</text:p>
                <draw:g>
                  <svg:desc>Sheet1.G11:Sheet1.G376</svg:desc>
                </draw:g>
              </table:table-cell>
              <table:table-cell office:value-type="float" office:value="0">
                <text:p>0</text:p>
                <draw:g>
                  <svg:desc>Sheet1.H11:Sheet1.H376</svg:desc>
                </draw:g>
              </table:table-cell>
            </table:table-row>
            <table:table-row>
              <table:table-cell office:value-type="float" office:value="4.10782519111308E-015">
                <text:p>1E-015</text:p>
              </table:table-cell>
              <table:table-cell office:value-type="float" office:value="1">
                <text:p>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4.10782519111308E-015">
                <text:p>4.10782519111308E-015</text:p>
              </table:table-cell>
              <table:table-cell office:value-type="float" office:value="0.00136861285363854">
                <text:p>0.00136861285363854</text:p>
              </table:table-cell>
            </table:table-row>
            <table:table-row>
              <table:table-cell office:value-type="float" office:value="0.00273972602738626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.99726027397261">
                <text:p>1.99726027397261</text:p>
              </table:table-cell>
              <table:table-cell office:value-type="float" office:value="0.00273972602738626">
                <text:p>0.00273972602738626</text:p>
              </table:table-cell>
              <table:table-cell office:value-type="float" office:value="0.00546945761795636">
                <text:p>0.00546945761795636</text:p>
              </table:table-cell>
            </table:table-row>
            <table:table-row>
              <table:table-cell office:value-type="float" office:value="0.0082116719834846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.99178832801652">
                <text:p>2.99178832801652</text:p>
              </table:table-cell>
              <table:table-cell office:value-type="float" office:value="0.0082116719834846">
                <text:p>0.0082116719834846</text:p>
              </table:table-cell>
              <table:table-cell office:value-type="float" office:value="0.0122950589708872">
                <text:p>0.0122950589708872</text:p>
              </table:table-cell>
            </table:table-row>
            <table:table-row>
              <table:table-cell office:value-type="float" office:value="0.0164083523341989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.9835916476658">
                <text:p>3.9835916476658</text:p>
              </table:table-cell>
              <table:table-cell office:value-type="float" office:value="0.0164083523341989">
                <text:p>0.0164083523341989</text:p>
              </table:table-cell>
              <table:table-cell office:value-type="float" office:value="0.0218379620427176">
                <text:p>0.0218379620427176</text:p>
              </table:table-cell>
            </table:table-row>
            <table:table-row>
              <table:table-cell office:value-type="float" office:value="0.027322302053825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.97267769794617">
                <text:p>4.97267769794617</text:p>
              </table:table-cell>
              <table:table-cell office:value-type="float" office:value="0.0273223020538254">
                <text:p>0.0273223020538254</text:p>
              </table:table-cell>
              <table:table-cell office:value-type="float" office:value="0.0340907323600845">
                <text:p>0.0340907323600845</text:p>
              </table:table-cell>
            </table:table-row>
            <table:table-row>
              <table:table-cell office:value-type="float" office:value="0.040946076568769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.95905392343123">
                <text:p>5.95905392343123</text:p>
              </table:table-cell>
              <table:table-cell office:value-type="float" office:value="0.040946076568769">
                <text:p>0.040946076568769</text:p>
              </table:table-cell>
              <table:table-cell office:value-type="float" office:value="0.0490459557901346">
                <text:p>0.0490459557901346</text:p>
              </table:table-cell>
            </table:table-row>
            <table:table-row>
              <table:table-cell office:value-type="float" office:value="0.0572722517014643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.94272774829854">
                <text:p>6.94272774829854</text:p>
              </table:table-cell>
              <table:table-cell office:value-type="float" office:value="0.0572722517014643">
                <text:p>0.0572722517014643</text:p>
              </table:table-cell>
              <table:table-cell office:value-type="float" office:value="0.0666962384848855">
                <text:p>0.0666962384848855</text:p>
              </table:table-cell>
            </table:table-row>
            <table:table-row>
              <table:table-cell office:value-type="float" office:value="0.0762934236146089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92370657638539">
                <text:p>7.92370657638539</text:p>
              </table:table-cell>
              <table:table-cell office:value-type="float" office:value="0.0762934236146089">
                <text:p>0.0762934236146089</text:p>
              </table:table-cell>
              <table:table-cell office:value-type="float" office:value="0.0870342068258694">
                <text:p>0.0870342068258694</text:p>
              </table:table-cell>
            </table:table-row>
            <table:table-row>
              <table:table-cell office:value-type="float" office:value="0.0980022087554069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.90199779124459">
                <text:p>8.90199779124459</text:p>
              </table:table-cell>
              <table:table-cell office:value-type="float" office:value="0.0980022087554069">
                <text:p>0.0980022087554069</text:p>
              </table:table-cell>
              <table:table-cell office:value-type="float" office:value="0.110052507368458">
                <text:p>0.110052507368458</text:p>
              </table:table-cell>
            </table:table-row>
            <table:table-row>
              <table:table-cell office:value-type="float" office:value="0.122391243799932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.87760875620007">
                <text:p>9.87760875620007</text:p>
              </table:table-cell>
              <table:table-cell office:value-type="float" office:value="0.122391243799932">
                <text:p>0.122391243799932</text:p>
              </table:table-cell>
              <table:table-cell office:value-type="float" office:value="0.135743806787115">
                <text:p>0.135743806787115</text:p>
              </table:table-cell>
            </table:table-row>
            <table:table-row>
              <table:table-cell office:value-type="float" office:value="0.149453185597727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0.8505468144023">
                <text:p>10.8505468144023</text:p>
              </table:table-cell>
              <table:table-cell office:value-type="float" office:value="0.149453185597727">
                <text:p>0.149453185597727</text:p>
              </table:table-cell>
              <table:table-cell office:value-type="float" office:value="0.164100791819914">
                <text:p>0.164100791819914</text:p>
              </table:table-cell>
            </table:table-row>
            <table:table-row>
              <table:table-cell office:value-type="float" office:value="0.179180711116622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1.8208192888834">
                <text:p>11.8208192888834</text:p>
              </table:table-cell>
              <table:table-cell office:value-type="float" office:value="0.179180711116622">
                <text:p>0.179180711116622</text:p>
              </table:table-cell>
              <table:table-cell office:value-type="float" office:value="0.195116169213964">
                <text:p>0.195116169213964</text:p>
              </table:table-cell>
            </table:table-row>
            <table:table-row>
              <table:table-cell office:value-type="float" office:value="0.211566517387528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2.7884334826125">
                <text:p>12.7884334826125</text:p>
              </table:table-cell>
              <table:table-cell office:value-type="float" office:value="0.211566517387528">
                <text:p>0.211566517387528</text:p>
              </table:table-cell>
              <table:table-cell office:value-type="float" office:value="0.228782665670453">
                <text:p>0.228782665670453</text:p>
              </table:table-cell>
            </table:table-row>
            <table:table-row>
              <table:table-cell office:value-type="float" office:value="0.2466033214495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3.7533966785505">
                <text:p>13.7533966785505</text:p>
              </table:table-cell>
              <table:table-cell office:value-type="float" office:value="0.2466033214495">
                <text:p>0.2466033214495</text:p>
              </table:table-cell>
              <table:table-cell office:value-type="float" office:value="0.265093027790185">
                <text:p>0.265093027790185</text:p>
              </table:table-cell>
            </table:table-row>
            <table:table-row>
              <table:table-cell office:value-type="float" office:value="0.284283860294858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4.7157161397051">
                <text:p>14.7157161397051</text:p>
              </table:table-cell>
              <table:table-cell office:value-type="float" office:value="0.284283860294858">
                <text:p>0.284283860294858</text:p>
              </table:table-cell>
              <table:table-cell office:value-type="float" office:value="0.304040022019118">
                <text:p>0.304040022019118</text:p>
              </table:table-cell>
            </table:table-row>
            <table:table-row>
              <table:table-cell office:value-type="float" office:value="0.32460089081461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5.6753991091854">
                <text:p>15.6753991091854</text:p>
              </table:table-cell>
              <table:table-cell office:value-type="float" office:value="0.32460089081461">
                <text:p>0.32460089081461</text:p>
              </table:table-cell>
              <table:table-cell office:value-type="float" office:value="0.345616434594024">
                <text:p>0.345616434594024</text:p>
              </table:table-cell>
            </table:table-row>
            <table:table-row>
              <table:table-cell office:value-type="float" office:value="0.367547189743906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6.6324528102561">
                <text:p>16.6324528102561</text:p>
              </table:table-cell>
              <table:table-cell office:value-type="float" office:value="0.367547189743906">
                <text:p>0.367547189743906</text:p>
              </table:table-cell>
              <table:table-cell office:value-type="float" office:value="0.389815071488311">
                <text:p>0.389815071488311</text:p>
              </table:table-cell>
            </table:table-row>
            <table:table-row>
              <table:table-cell office:value-type="float" office:value="0.413115553607618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17.5868844463924">
                <text:p>17.5868844463924</text:p>
              </table:table-cell>
              <table:table-cell office:value-type="float" office:value="0.413115553607618">
                <text:p>0.413115553607618</text:p>
              </table:table-cell>
              <table:table-cell office:value-type="float" office:value="0.436628758358161">
                <text:p>0.436628758358161</text:p>
              </table:table-cell>
            </table:table-row>
            <table:table-row>
              <table:table-cell office:value-type="float" office:value="0.461298798666228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18.5387012013338">
                <text:p>18.5387012013338</text:p>
              </table:table-cell>
              <table:table-cell office:value-type="float" office:value="0.461298798666228">
                <text:p>0.461298798666228</text:p>
              </table:table-cell>
              <table:table-cell office:value-type="float" office:value="0.486050340488561">
                <text:p>0.486050340488561</text:p>
              </table:table-cell>
            </table:table-row>
            <table:table-row>
              <table:table-cell office:value-type="float" office:value="0.512089760861667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9.4879102391383">
                <text:p>19.4879102391383</text:p>
              </table:table-cell>
              <table:table-cell office:value-type="float" office:value="0.512089760861667">
                <text:p>0.512089760861667</text:p>
              </table:table-cell>
              <table:table-cell office:value-type="float" office:value="0.538072682739518">
                <text:p>0.538072682739518</text:p>
              </table:table-cell>
            </table:table-row>
            <table:table-row>
              <table:table-cell office:value-type="float" office:value="0.565481295763409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20.4345187042366">
                <text:p>20.4345187042366</text:p>
              </table:table-cell>
              <table:table-cell office:value-type="float" office:value="0.565481295763409">
                <text:p>0.565481295763409</text:p>
              </table:table-cell>
              <table:table-cell office:value-type="float" office:value="0.59268866949283">
                <text:p>0.59268866949283</text:p>
              </table:table-cell>
            </table:table-row>
            <table:table-row>
              <table:table-cell office:value-type="float" office:value="0.621466278514745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1.3785337214853">
                <text:p>21.3785337214853</text:p>
              </table:table-cell>
              <table:table-cell office:value-type="float" office:value="0.621466278514745">
                <text:p>0.621466278514745</text:p>
              </table:table-cell>
              <table:table-cell office:value-type="float" office:value="0.649891204598294">
                <text:p>0.649891204598294</text:p>
              </table:table-cell>
            </table:table-row>
            <table:table-row>
              <table:table-cell office:value-type="float" office:value="0.680037603779073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22.3199623962209">
                <text:p>22.3199623962209</text:p>
              </table:table-cell>
              <table:table-cell office:value-type="float" office:value="0.680037603779073">
                <text:p>0.680037603779073</text:p>
              </table:table-cell>
              <table:table-cell office:value-type="float" office:value="0.709673211320624">
                <text:p>0.709673211320624</text:p>
              </table:table-cell>
            </table:table-row>
            <table:table-row>
              <table:table-cell office:value-type="float" office:value="0.74118818568655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23.2588118143134">
                <text:p>23.2588118143134</text:p>
              </table:table-cell>
              <table:table-cell office:value-type="float" office:value="0.74118818568655">
                <text:p>0.74118818568655</text:p>
              </table:table-cell>
              <table:table-cell office:value-type="float" office:value="0.772027632286417">
                <text:p>0.772027632286417</text:p>
              </table:table-cell>
            </table:table-row>
            <table:table-row>
              <table:table-cell office:value-type="float" office:value="0.80491095778055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24.1950890422194">
                <text:p>24.1950890422194</text:p>
              </table:table-cell>
              <table:table-cell office:value-type="float" office:value="0.80491095778055">
                <text:p>0.80491095778055</text:p>
              </table:table-cell>
              <table:table-cell office:value-type="float" office:value="0.836947429430889">
                <text:p>0.836947429430889</text:p>
              </table:table-cell>
            </table:table-row>
            <table:table-row>
              <table:table-cell office:value-type="float" office:value="0.871198872964733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25.1288011270353">
                <text:p>25.1288011270353</text:p>
              </table:table-cell>
              <table:table-cell office:value-type="float" office:value="0.871198872964733">
                <text:p>0.871198872964733</text:p>
              </table:table-cell>
              <table:table-cell office:value-type="float" office:value="0.904425583945461">
                <text:p>0.904425583945461</text:p>
              </table:table-cell>
            </table:table-row>
            <table:table-row>
              <table:table-cell office:value-type="float" office:value="0.940044903449778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26.0599550965502">
                <text:p>26.0599550965502</text:p>
              </table:table-cell>
              <table:table-cell office:value-type="float" office:value="0.940044903449778">
                <text:p>0.940044903449778</text:p>
              </table:table-cell>
              <table:table-cell office:value-type="float" office:value="0.974455096224684">
                <text:p>0.974455096224684</text:p>
              </table:table-cell>
            </table:table-row>
            <table:table-row>
              <table:table-cell office:value-type="float" office:value="1.0114420407006">
                <text:p/>
              </table:table-cell>
              <table:table-cell office:value-type="float" office:value="28">
                <text:p>28</text:p>
              </table:table-cell>
              <table:table-cell office:value-type="float" office:value="26.9885579592994">
                <text:p>26.9885579592994</text:p>
              </table:table-cell>
              <table:table-cell office:value-type="float" office:value="1.0114420407006">
                <text:p>1.0114420407006</text:p>
              </table:table-cell>
              <table:table-cell office:value-type="float" office:value="1.04702898581395">
                <text:p>1.04702898581395</text:p>
              </table:table-cell>
            </table:table-row>
            <table:table-row>
              <table:table-cell office:value-type="float" office:value="1.08538329538361">
                <text:p/>
              </table:table-cell>
              <table:table-cell office:value-type="float" office:value="29">
                <text:p>29</text:p>
              </table:table-cell>
              <table:table-cell office:value-type="float" office:value="27.9146167046164">
                <text:p>27.9146167046164</text:p>
              </table:table-cell>
              <table:table-cell office:value-type="float" office:value="1.08538329538361">
                <text:p>1.08538329538361</text:p>
              </table:table-cell>
              <table:table-cell office:value-type="float" office:value="1.12214029135692">
                <text:p>1.12214029135692</text:p>
              </table:table-cell>
            </table:table-row>
            <table:table-row>
              <table:table-cell office:value-type="float" office:value="1.16186169731406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28.8381383026859">
                <text:p>28.8381383026859</text:p>
              </table:table-cell>
              <table:table-cell office:value-type="float" office:value="1.16186169731406">
                <text:p>1.16186169731406</text:p>
              </table:table-cell>
              <table:table-cell office:value-type="float" office:value="1.1997820705435">
                <text:p>1.1997820705435</text:p>
              </table:table-cell>
            </table:table-row>
            <table:table-row>
              <table:table-cell office:value-type="float" office:value="1.2408702954036">
                <text:p/>
              </table:table-cell>
              <table:table-cell office:value-type="float" office:value="31">
                <text:p>31</text:p>
              </table:table-cell>
              <table:table-cell office:value-type="float" office:value="29.7591297045964">
                <text:p>29.7591297045964</text:p>
              </table:table-cell>
              <table:table-cell office:value-type="float" office:value="1.2408702954036">
                <text:p>1.2408702954036</text:p>
              </table:table-cell>
              <table:table-cell office:value-type="float" office:value="1.27994740005743">
                <text:p>1.27994740005743</text:p>
              </table:table-cell>
            </table:table-row>
            <table:table-row>
              <table:table-cell office:value-type="float" office:value="1.32240215760799">
                <text:p/>
              </table:table-cell>
              <table:table-cell office:value-type="float" office:value="32">
                <text:p>32</text:p>
              </table:table-cell>
              <table:table-cell office:value-type="float" office:value="30.677597842392">
                <text:p>30.677597842392</text:p>
              </table:table-cell>
              <table:table-cell office:value-type="float" office:value="1.32240215760799">
                <text:p>1.32240215760799</text:p>
              </table:table-cell>
              <table:table-cell office:value-type="float" office:value="1.36262937552461">
                <text:p>1.36262937552461</text:p>
              </table:table-cell>
            </table:table-row>
            <table:table-row>
              <table:table-cell office:value-type="float" office:value="1.40645037087483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31.5935496291252">
                <text:p>31.5935496291252</text:p>
              </table:table-cell>
              <table:table-cell office:value-type="float" office:value="1.40645037087483">
                <text:p>1.40645037087483</text:p>
              </table:table-cell>
              <table:table-cell office:value-type="float" office:value="1.44782111146109">
                <text:p>1.44782111146109</text:p>
              </table:table-cell>
            </table:table-row>
            <table:table-row>
              <table:table-cell office:value-type="float" office:value="1.49300804109161">
                <text:p/>
              </table:table-cell>
              <table:table-cell office:value-type="float" office:value="34">
                <text:p>34</text:p>
              </table:table-cell>
              <table:table-cell office:value-type="float" office:value="32.5069919589084">
                <text:p>32.5069919589084</text:p>
              </table:table-cell>
              <table:table-cell office:value-type="float" office:value="1.49300804109161">
                <text:p>1.49300804109161</text:p>
              </table:table-cell>
              <table:table-cell office:value-type="float" office:value="1.53551574122146">
                <text:p>1.53551574122146</text:p>
              </table:table-cell>
            </table:table-row>
            <table:table-row>
              <table:table-cell office:value-type="float" office:value="1.58206829303383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33.4179317069662">
                <text:p>33.4179317069662</text:p>
              </table:table-cell>
              <table:table-cell office:value-type="float" office:value="1.58206829303383">
                <text:p>1.58206829303383</text:p>
              </table:table-cell>
              <table:table-cell office:value-type="float" office:value="1.62570641694725">
                <text:p>1.62570641694725</text:p>
              </table:table-cell>
            </table:table-row>
            <table:table-row>
              <table:table-cell office:value-type="float" office:value="1.67362427031318">
                <text:p/>
              </table:table-cell>
              <table:table-cell office:value-type="float" office:value="36">
                <text:p>36</text:p>
              </table:table-cell>
              <table:table-cell office:value-type="float" office:value="34.3263757296868">
                <text:p>34.3263757296868</text:p>
              </table:table-cell>
              <table:table-cell office:value-type="float" office:value="1.67362427031318">
                <text:p>1.67362427031318</text:p>
              </table:table-cell>
              <table:table-cell office:value-type="float" office:value="1.71838630951558">
                <text:p>1.71838630951558</text:p>
              </table:table-cell>
            </table:table-row>
            <table:table-row>
              <table:table-cell office:value-type="float" office:value="1.76766913532602">
                <text:p/>
              </table:table-cell>
              <table:table-cell office:value-type="float" office:value="37">
                <text:p>37</text:p>
              </table:table-cell>
              <table:table-cell office:value-type="float" office:value="35.232330864674">
                <text:p>35.232330864674</text:p>
              </table:table-cell>
              <table:table-cell office:value-type="float" office:value="1.76766913532602">
                <text:p>1.76766913532602</text:p>
              </table:table-cell>
              <table:table-cell office:value-type="float" office:value="1.81354860848801">
                <text:p>1.81354860848801</text:p>
              </table:table-cell>
            </table:table-row>
            <table:table-row>
              <table:table-cell office:value-type="float" office:value="1.86419606920185">
                <text:p/>
              </table:table-cell>
              <table:table-cell office:value-type="float" office:value="38">
                <text:p>38</text:p>
              </table:table-cell>
              <table:table-cell office:value-type="float" office:value="36.1358039307982">
                <text:p>36.1358039307982</text:p>
              </table:table-cell>
              <table:table-cell office:value-type="float" office:value="1.86419606920185">
                <text:p>1.86419606920185</text:p>
              </table:table-cell>
              <table:table-cell office:value-type="float" office:value="1.91118652205906">
                <text:p>1.91118652205906</text:p>
              </table:table-cell>
            </table:table-row>
            <table:table-row>
              <table:table-cell office:value-type="float" office:value="1.96319827175198">
                <text:p/>
              </table:table-cell>
              <table:table-cell office:value-type="float" office:value="39">
                <text:p>39</text:p>
              </table:table-cell>
              <table:table-cell office:value-type="float" office:value="37.036801728248">
                <text:p>37.036801728248</text:p>
              </table:table-cell>
              <table:table-cell office:value-type="float" office:value="1.96319827175198">
                <text:p>1.96319827175198</text:p>
              </table:table-cell>
              <table:table-cell office:value-type="float" office:value="2.01129327700568">
                <text:p>2.01129327700568</text:p>
              </table:table-cell>
            </table:table-row>
            <table:table-row>
              <table:table-cell office:value-type="float" office:value="2.06466896141844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37.9353310385816">
                <text:p>37.9353310385816</text:p>
              </table:table-cell>
              <table:table-cell office:value-type="float" office:value="2.06466896141844">
                <text:p>2.06466896141844</text:p>
              </table:table-cell>
              <table:table-cell office:value-type="float" office:value="2.11386211863615">
                <text:p>2.11386211863615</text:p>
              </table:table-cell>
            </table:table-row>
            <table:table-row>
              <table:table-cell office:value-type="float" office:value="2.16860137522278">
                <text:p/>
              </table:table-cell>
              <table:table-cell office:value-type="float" office:value="41">
                <text:p>41</text:p>
              </table:table-cell>
              <table:table-cell office:value-type="float" office:value="38.8313986247772">
                <text:p>38.8313986247772</text:p>
              </table:table-cell>
              <table:table-cell office:value-type="float" office:value="2.16860137522278">
                <text:p>2.16860137522278</text:p>
              </table:table-cell>
              <table:table-cell office:value-type="float" office:value="2.21888631073934">
                <text:p>2.21888631073934</text:p>
              </table:table-cell>
            </table:table-row>
            <table:table-row>
              <table:table-cell office:value-type="float" office:value="2.27498876871534">
                <text:p/>
              </table:table-cell>
              <table:table-cell office:value-type="float" office:value="42">
                <text:p>42</text:p>
              </table:table-cell>
              <table:table-cell office:value-type="float" office:value="39.7250112312847">
                <text:p>39.7250112312847</text:p>
              </table:table-cell>
              <table:table-cell office:value-type="float" office:value="2.27498876871534">
                <text:p>2.27498876871534</text:p>
              </table:table-cell>
              <table:table-cell office:value-type="float" office:value="2.32635913553431">
                <text:p>2.32635913553431</text:p>
              </table:table-cell>
            </table:table-row>
            <table:table-row>
              <table:table-cell office:value-type="float" office:value="2.38382441592432">
                <text:p/>
              </table:table-cell>
              <table:table-cell office:value-type="float" office:value="43">
                <text:p>43</text:p>
              </table:table-cell>
              <table:table-cell office:value-type="float" office:value="40.6161755840757">
                <text:p>40.6161755840757</text:p>
              </table:table-cell>
              <table:table-cell office:value-type="float" office:value="2.38382441592432">
                <text:p>2.38382441592432</text:p>
              </table:table-cell>
              <table:table-cell office:value-type="float" office:value="2.43627389361981">
                <text:p>2.43627389361981</text:p>
              </table:table-cell>
            </table:table-row>
            <table:table-row>
              <table:table-cell office:value-type="float" office:value="2.49510160930534">
                <text:p/>
              </table:table-cell>
              <table:table-cell office:value-type="float" office:value="44">
                <text:p>44</text:p>
              </table:table-cell>
              <table:table-cell office:value-type="float" office:value="41.5048983906947">
                <text:p>41.5048983906947</text:p>
              </table:table-cell>
              <table:table-cell office:value-type="float" office:value="2.49510160930534">
                <text:p>2.49510160930534</text:p>
              </table:table-cell>
              <table:table-cell office:value-type="float" office:value="2.54862390392396">
                <text:p>2.54862390392396</text:p>
              </table:table-cell>
            </table:table-row>
            <table:table-row>
              <table:table-cell office:value-type="float" office:value="2.60881365969079">
                <text:p/>
              </table:table-cell>
              <table:table-cell office:value-type="float" office:value="45">
                <text:p>45</text:p>
              </table:table-cell>
              <table:table-cell office:value-type="float" office:value="42.3911863403092">
                <text:p>42.3911863403092</text:p>
              </table:table-cell>
              <table:table-cell office:value-type="float" office:value="2.60881365969079">
                <text:p>2.60881365969079</text:p>
              </table:table-cell>
              <table:table-cell office:value-type="float" office:value="2.66340250365418">
                <text:p>2.66340250365418</text:p>
              </table:table-cell>
            </table:table-row>
            <table:table-row>
              <table:table-cell office:value-type="float" office:value="2.7249538962396">
                <text:p/>
              </table:table-cell>
              <table:table-cell office:value-type="float" office:value="46">
                <text:p>46</text:p>
              </table:table-cell>
              <table:table-cell office:value-type="float" office:value="43.2750461037604">
                <text:p>43.2750461037604</text:p>
              </table:table-cell>
              <table:table-cell office:value-type="float" office:value="2.7249538962396">
                <text:p>2.7249538962396</text:p>
              </table:table-cell>
              <table:table-cell office:value-type="float" office:value="2.78060304824706">
                <text:p>2.78060304824706</text:p>
              </table:table-cell>
            </table:table-row>
            <table:table-row>
              <table:table-cell office:value-type="float" office:value="2.84351566638688">
                <text:p/>
              </table:table-cell>
              <table:table-cell office:value-type="float" office:value="47">
                <text:p>47</text:p>
              </table:table-cell>
              <table:table-cell office:value-type="float" office:value="44.1564843336131">
                <text:p>44.1564843336131</text:p>
              </table:table-cell>
              <table:table-cell office:value-type="float" office:value="2.84351566638688">
                <text:p>2.84351566638688</text:p>
              </table:table-cell>
              <table:table-cell office:value-type="float" office:value="2.90021891131869">
                <text:p>2.90021891131869</text:p>
              </table:table-cell>
            </table:table-row>
            <table:table-row>
              <table:table-cell office:value-type="float" office:value="2.96449233579404">
                <text:p/>
              </table:table-cell>
              <table:table-cell office:value-type="float" office:value="48">
                <text:p>48</text:p>
              </table:table-cell>
              <table:table-cell office:value-type="float" office:value="45.035507664206">
                <text:p>45.035507664206</text:p>
              </table:table-cell>
              <table:table-cell office:value-type="float" office:value="2.96449233579404">
                <text:p>2.96449233579404</text:p>
              </table:table-cell>
              <table:table-cell office:value-type="float" office:value="3.02224348461463">
                <text:p>3.02224348461463</text:p>
              </table:table-cell>
            </table:table-row>
            <table:table-row>
              <table:table-cell office:value-type="float" office:value="3.0878772882987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45.9121227117013">
                <text:p>45.9121227117013</text:p>
              </table:table-cell>
              <table:table-cell office:value-type="float" office:value="3.0878772882987">
                <text:p>3.0878772882987</text:p>
              </table:table-cell>
              <table:table-cell office:value-type="float" office:value="3.14667017796056">
                <text:p>3.14667017796056</text:p>
              </table:table-cell>
            </table:table-row>
            <table:table-row>
              <table:table-cell office:value-type="float" office:value="3.21366392586502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46.786336074135">
                <text:p>46.786336074135</text:p>
              </table:table-cell>
              <table:table-cell office:value-type="float" office:value="3.21366392586502">
                <text:p>3.21366392586502</text:p>
              </table:table-cell>
              <table:table-cell office:value-type="float" office:value="3.27349241921274">
                <text:p>3.27349241921274</text:p>
              </table:table-cell>
            </table:table-row>
            <table:table-row>
              <table:table-cell office:value-type="float" office:value="3.3418456685339">
                <text:p/>
              </table:table-cell>
              <table:table-cell office:value-type="float" office:value="51">
                <text:p>51</text:p>
              </table:table-cell>
              <table:table-cell office:value-type="float" office:value="47.6581543314661">
                <text:p>47.6581543314661</text:p>
              </table:table-cell>
              <table:table-cell office:value-type="float" office:value="3.3418456685339">
                <text:p>3.3418456685339</text:p>
              </table:table-cell>
              <table:table-cell office:value-type="float" office:value="3.40270365420859">
                <text:p>3.40270365420859</text:p>
              </table:table-cell>
            </table:table-row>
            <table:table-row>
              <table:table-cell office:value-type="float" office:value="3.47241595437352">
                <text:p/>
              </table:table-cell>
              <table:table-cell office:value-type="float" office:value="52">
                <text:p>52</text:p>
              </table:table-cell>
              <table:table-cell office:value-type="float" office:value="48.5275840456265">
                <text:p>48.5275840456265</text:p>
              </table:table-cell>
              <table:table-cell office:value-type="float" office:value="3.47241595437352">
                <text:p>3.47241595437352</text:p>
              </table:table-cell>
              <table:table-cell office:value-type="float" office:value="3.5342973467176">
                <text:p>3.5342973467176</text:p>
              </table:table-cell>
            </table:table-row>
            <table:table-row>
              <table:table-cell office:value-type="float" office:value="3.60536823943002">
                <text:p/>
              </table:table-cell>
              <table:table-cell office:value-type="float" office:value="53">
                <text:p>53</text:p>
              </table:table-cell>
              <table:table-cell office:value-type="float" office:value="49.39463176057">
                <text:p>49.39463176057</text:p>
              </table:table-cell>
              <table:table-cell office:value-type="float" office:value="3.60536823943002">
                <text:p>3.60536823943002</text:p>
              </table:table-cell>
              <table:table-cell office:value-type="float" office:value="3.66826697839227">
                <text:p>3.66826697839227</text:p>
              </table:table-cell>
            </table:table-row>
            <table:table-row>
              <table:table-cell office:value-type="float" office:value="3.74069599767818">
                <text:p/>
              </table:table-cell>
              <table:table-cell office:value-type="float" office:value="54">
                <text:p>54</text:p>
              </table:table-cell>
              <table:table-cell office:value-type="float" office:value="50.2593040023218">
                <text:p>50.2593040023218</text:p>
              </table:table-cell>
              <table:table-cell office:value-type="float" office:value="3.74069599767818">
                <text:p>3.74069599767818</text:p>
              </table:table-cell>
              <table:table-cell office:value-type="float" office:value="3.80460604871907">
                <text:p>3.80460604871907</text:p>
              </table:table-cell>
            </table:table-row>
            <table:table-row>
              <table:table-cell office:value-type="float" office:value="3.87839272097222">
                <text:p/>
              </table:table-cell>
              <table:table-cell office:value-type="float" office:value="55">
                <text:p>55</text:p>
              </table:table-cell>
              <table:table-cell office:value-type="float" office:value="51.1216072790278">
                <text:p>51.1216072790278</text:p>
              </table:table-cell>
              <table:table-cell office:value-type="float" office:value="3.87839272097222">
                <text:p>3.87839272097222</text:p>
              </table:table-cell>
              <table:table-cell office:value-type="float" office:value="3.94330807496976">
                <text:p>3.94330807496976</text:p>
              </table:table-cell>
            </table:table-row>
            <table:table-row>
              <table:table-cell office:value-type="float" office:value="4.01845191899697">
                <text:p/>
              </table:table-cell>
              <table:table-cell office:value-type="float" office:value="56">
                <text:p>56</text:p>
              </table:table-cell>
              <table:table-cell office:value-type="float" office:value="51.981548081003">
                <text:p>51.981548081003</text:p>
              </table:table-cell>
              <table:table-cell office:value-type="float" office:value="4.01845191899697">
                <text:p>4.01845191899697</text:p>
              </table:table-cell>
              <table:table-cell office:value-type="float" office:value="4.08436659215271">
                <text:p>4.08436659215271</text:p>
              </table:table-cell>
            </table:table-row>
            <table:table-row>
              <table:table-cell office:value-type="float" office:value="4.16086711921889">
                <text:p/>
              </table:table-cell>
              <table:table-cell office:value-type="float" office:value="57">
                <text:p>57</text:p>
              </table:table-cell>
              <table:table-cell office:value-type="float" office:value="52.8391328807811">
                <text:p>52.8391328807811</text:p>
              </table:table-cell>
              <table:table-cell office:value-type="float" office:value="4.16086711921889">
                <text:p>4.16086711921889</text:p>
              </table:table-cell>
              <table:table-cell office:value-type="float" office:value="4.2277751529643">
                <text:p>4.2277751529643</text:p>
              </table:table-cell>
            </table:table-row>
            <table:table-row>
              <table:table-cell office:value-type="float" office:value="4.30563186683747">
                <text:p/>
              </table:table-cell>
              <table:table-cell office:value-type="float" office:value="58">
                <text:p>58</text:p>
              </table:table-cell>
              <table:table-cell office:value-type="float" office:value="53.6943681331625">
                <text:p>53.6943681331625</text:p>
              </table:table-cell>
              <table:table-cell office:value-type="float" office:value="4.30563186683747">
                <text:p>4.30563186683747</text:p>
              </table:table-cell>
              <table:table-cell office:value-type="float" office:value="4.37352732774065">
                <text:p>4.37352732774065</text:p>
              </table:table-cell>
            </table:table-row>
            <table:table-row>
              <table:table-cell office:value-type="float" office:value="4.45273972473653">
                <text:p/>
              </table:table-cell>
              <table:table-cell office:value-type="float" office:value="59">
                <text:p>59</text:p>
              </table:table-cell>
              <table:table-cell office:value-type="float" office:value="54.5472602752635">
                <text:p>54.5472602752635</text:p>
              </table:table-cell>
              <table:table-cell office:value-type="float" office:value="4.45273972473653">
                <text:p>4.45273972473653</text:p>
              </table:table-cell>
              <table:table-cell office:value-type="float" office:value="4.52161670440927">
                <text:p>4.52161670440927</text:p>
              </table:table-cell>
            </table:table-row>
            <table:table-row>
              <table:table-cell office:value-type="float" office:value="4.6021842734359">
                <text:p/>
              </table:table-cell>
              <table:table-cell office:value-type="float" office:value="60">
                <text:p>60</text:p>
              </table:table-cell>
              <table:table-cell office:value-type="float" office:value="55.3978157265641">
                <text:p>55.3978157265641</text:p>
              </table:table-cell>
              <table:table-cell office:value-type="float" office:value="4.6021842734359">
                <text:p>4.6021842734359</text:p>
              </table:table-cell>
              <table:table-cell office:value-type="float" office:value="4.67203688844092">
                <text:p>4.67203688844092</text:p>
              </table:table-cell>
            </table:table-row>
            <table:table-row>
              <table:table-cell office:value-type="float" office:value="4.75395911104294">
                <text:p/>
              </table:table-cell>
              <table:table-cell office:value-type="float" office:value="61">
                <text:p>61</text:p>
              </table:table-cell>
              <table:table-cell office:value-type="float" office:value="56.2460408889571">
                <text:p>56.2460408889571</text:p>
              </table:table-cell>
              <table:table-cell office:value-type="float" office:value="4.75395911104294">
                <text:p>4.75395911104294</text:p>
              </table:table-cell>
              <table:table-cell office:value-type="float" office:value="4.82478150280164">
                <text:p>4.82478150280164</text:p>
              </table:table-cell>
            </table:table-row>
            <table:table-row>
              <table:table-cell office:value-type="float" office:value="4.90805785320447">
                <text:p/>
              </table:table-cell>
              <table:table-cell office:value-type="float" office:value="62">
                <text:p>62</text:p>
              </table:table-cell>
              <table:table-cell office:value-type="float" office:value="57.0919421467955">
                <text:p>57.0919421467955</text:p>
              </table:table-cell>
              <table:table-cell office:value-type="float" office:value="4.90805785320447">
                <text:p>4.90805785320447</text:p>
              </table:table-cell>
              <table:table-cell office:value-type="float" office:value="4.97984418790488">
                <text:p>4.97984418790488</text:p>
              </table:table-cell>
            </table:table-row>
            <table:table-row>
              <table:table-cell office:value-type="float" office:value="5.06447413305871">
                <text:p>10</text:p>
              </table:table-cell>
              <table:table-cell office:value-type="float" office:value="63">
                <text:p>63</text:p>
              </table:table-cell>
              <table:table-cell office:value-type="float" office:value="57.9355258669413">
                <text:p>57.9355258669413</text:p>
              </table:table-cell>
              <table:table-cell office:value-type="float" office:value="5.06447413305871">
                <text:p>5.06447413305871</text:p>
              </table:table-cell>
              <table:table-cell office:value-type="float" office:value="5.1372186015638">
                <text:p>5.1372186015638</text:p>
              </table:table-cell>
            </table:table-row>
            <table:table-row>
              <table:table-cell office:value-type="float" office:value="5.2232016011873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58.7767983988127">
                <text:p>58.7767983988127</text:p>
              </table:table-cell>
              <table:table-cell office:value-type="float" office:value="5.22320160118733">
                <text:p>5.22320160118733</text:p>
              </table:table-cell>
              <table:table-cell office:value-type="float" office:value="5.29689841894367">
                <text:p>5.29689841894367</text:p>
              </table:table-cell>
            </table:table-row>
            <table:table-row>
              <table:table-cell office:value-type="float" office:value="5.38423392556765">
                <text:p>10</text:p>
              </table:table-cell>
              <table:table-cell office:value-type="float" office:value="65">
                <text:p>65</text:p>
              </table:table-cell>
              <table:table-cell office:value-type="float" office:value="59.6157660744324">
                <text:p>59.6157660744324</text:p>
              </table:table-cell>
              <table:table-cell office:value-type="float" office:value="5.38423392556765">
                <text:p>5.38423392556765</text:p>
              </table:table-cell>
              <table:table-cell office:value-type="float" office:value="5.45887733251425">
                <text:p>5.45887733251425</text:p>
              </table:table-cell>
            </table:table-row>
            <table:table-row>
              <table:table-cell office:value-type="float" office:value="5.547564791525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60.452435208475">
                <text:p>60.452435208475</text:p>
              </table:table-cell>
              <table:table-cell office:value-type="float" office:value="5.547564791525">
                <text:p>5.547564791525</text:p>
              </table:table-cell>
              <table:table-cell office:value-type="float" office:value="5.62314905200264">
                <text:p>5.62314905200264</text:p>
              </table:table-cell>
            </table:table-row>
            <table:table-row>
              <table:table-cell office:value-type="float" office:value="5.71318790168521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61.2868120983148">
                <text:p>61.2868120983148</text:p>
              </table:table-cell>
              <table:table-cell office:value-type="float" office:value="5.71318790168521">
                <text:p>5.71318790168521</text:p>
              </table:table-cell>
              <table:table-cell office:value-type="float" office:value="5.78970730434594">
                <text:p>5.78970730434594</text:p>
              </table:table-cell>
            </table:table-row>
            <table:table-row>
              <table:table-cell office:value-type="float" office:value="5.88109697592717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62.1189030240728">
                <text:p>62.1189030240728</text:p>
              </table:table-cell>
              <table:table-cell office:value-type="float" office:value="5.88109697592717">
                <text:p>5.88109697592717</text:p>
              </table:table-cell>
              <table:table-cell office:value-type="float" office:value="5.95854583364422">
                <text:p>5.95854583364422</text:p>
              </table:table-cell>
            </table:table-row>
            <table:table-row>
              <table:table-cell office:value-type="float" office:value="6.05128575133561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62.9487142486644">
                <text:p>62.9487142486644</text:p>
              </table:table-cell>
              <table:table-cell office:value-type="float" office:value="6.05128575133561">
                <text:p>6.05128575133561</text:p>
              </table:table-cell>
              <table:table-cell office:value-type="float" office:value="6.12965840111352">
                <text:p>6.12965840111352</text:p>
              </table:table-cell>
            </table:table-row>
            <table:table-row>
              <table:table-cell office:value-type="float" office:value="6.22374798215387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63.7762520178461">
                <text:p>63.7762520178461</text:p>
              </table:table-cell>
              <table:table-cell office:value-type="float" office:value="6.22374798215387">
                <text:p>6.22374798215387</text:p>
              </table:table-cell>
              <table:table-cell office:value-type="float" office:value="6.30303878503912">
                <text:p>6.30303878503912</text:p>
              </table:table-cell>
            </table:table-row>
            <table:table-row>
              <table:table-cell office:value-type="float" office:value="6.39847743973704">
                <text:p>10</text:p>
              </table:table-cell>
              <table:table-cell office:value-type="float" office:value="71">
                <text:p>71</text:p>
              </table:table-cell>
              <table:table-cell office:value-type="float" office:value="64.601522560263">
                <text:p>64.601522560263</text:p>
              </table:table-cell>
              <table:table-cell office:value-type="float" office:value="6.39847743973704">
                <text:p>6.39847743973704</text:p>
              </table:table-cell>
              <table:table-cell office:value-type="float" office:value="6.47868078072867">
                <text:p>6.47868078072867</text:p>
              </table:table-cell>
            </table:table-row>
            <table:table-row>
              <table:table-cell office:value-type="float" office:value="6.57546791250486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65.4245320874951">
                <text:p>65.4245320874951</text:p>
              </table:table-cell>
              <table:table-cell office:value-type="float" office:value="6.57546791250486">
                <text:p>6.57546791250486</text:p>
              </table:table-cell>
              <table:table-cell office:value-type="float" office:value="6.65657820046575">
                <text:p>6.65657820046575</text:p>
              </table:table-cell>
            </table:table-row>
            <table:table-row>
              <table:table-cell office:value-type="float" office:value="6.75471320589526">
                <text:p>10</text:p>
              </table:table-cell>
              <table:table-cell office:value-type="float" office:value="73">
                <text:p>73</text:p>
              </table:table-cell>
              <table:table-cell office:value-type="float" office:value="66.2452867941047">
                <text:p>66.2452867941047</text:p>
              </table:table-cell>
              <table:table-cell office:value-type="float" office:value="6.75471320589526">
                <text:p>6.75471320589526</text:p>
              </table:table-cell>
              <table:table-cell office:value-type="float" office:value="6.83672487346337">
                <text:p>6.83672487346337</text:p>
              </table:table-cell>
            </table:table-row>
            <table:table-row>
              <table:table-cell office:value-type="float" office:value="6.93620714231744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67.0637928576826">
                <text:p>67.0637928576826</text:p>
              </table:table-cell>
              <table:table-cell office:value-type="float" office:value="6.93620714231744">
                <text:p>6.93620714231744</text:p>
              </table:table-cell>
              <table:table-cell office:value-type="float" office:value="7.01911464581774">
                <text:p>7.01911464581774</text:p>
              </table:table-cell>
            </table:table-row>
            <table:table-row>
              <table:table-cell office:value-type="float" office:value="7.11994356110561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67.8800564388944">
                <text:p>67.8800564388944</text:p>
              </table:table-cell>
              <table:table-cell office:value-type="float" office:value="7.11994356110561">
                <text:p>7.11994356110561</text:p>
              </table:table-cell>
              <table:table-cell office:value-type="float" office:value="7.20374138046188">
                <text:p>7.20374138046188</text:p>
              </table:table-cell>
            </table:table-row>
            <table:table-row>
              <table:table-cell office:value-type="float" office:value="7.30591631847243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68.6940836815276">
                <text:p>68.6940836815276</text:p>
              </table:table-cell>
              <table:table-cell office:value-type="float" office:value="7.30591631847243">
                <text:p>7.30591631847243</text:p>
              </table:table-cell>
              <table:table-cell office:value-type="float" office:value="7.39059895711982">
                <text:p>7.39059895711982</text:p>
              </table:table-cell>
            </table:table-row>
            <table:table-row>
              <table:table-cell office:value-type="float" office:value="7.49411928746292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69.5058807125371">
                <text:p>69.5058807125371</text:p>
              </table:table-cell>
              <table:table-cell office:value-type="float" office:value="7.49411928746292">
                <text:p>7.49411928746292</text:p>
              </table:table-cell>
              <table:table-cell office:value-type="float" office:value="7.5796812722604">
                <text:p>7.5796812722604</text:p>
              </table:table-cell>
            </table:table-row>
            <table:table-row>
              <table:table-cell office:value-type="float" office:value="7.68454635790825">
                <text:p>10</text:p>
              </table:table-cell>
              <table:table-cell office:value-type="float" office:value="78">
                <text:p>78</text:p>
              </table:table-cell>
              <table:table-cell office:value-type="float" office:value="70.3154536420918">
                <text:p>70.3154536420918</text:p>
              </table:table-cell>
              <table:table-cell office:value-type="float" office:value="7.68454635790825">
                <text:p>7.68454635790825</text:p>
              </table:table-cell>
              <table:table-cell office:value-type="float" office:value="7.77098223905162">
                <text:p>7.77098223905162</text:p>
              </table:table-cell>
            </table:table-row>
            <table:table-row>
              <table:table-cell office:value-type="float" office:value="7.87719143637973">
                <text:p>10</text:p>
              </table:table-cell>
              <table:table-cell office:value-type="float" office:value="79">
                <text:p>79</text:p>
              </table:table-cell>
              <table:table-cell office:value-type="float" office:value="71.1228085636203">
                <text:p>71.1228085636203</text:p>
              </table:table-cell>
              <table:table-cell office:value-type="float" office:value="7.87719143637973">
                <text:p>7.87719143637973</text:p>
              </table:table-cell>
              <table:table-cell office:value-type="float" office:value="7.96449578731495">
                <text:p>7.96449578731495</text:p>
              </table:table-cell>
            </table:table-row>
            <table:table-row>
              <table:table-cell office:value-type="float" office:value="8.07204844614309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71.9279515538569">
                <text:p>71.9279515538569</text:p>
              </table:table-cell>
              <table:table-cell office:value-type="float" office:value="8.07204844614309">
                <text:p>8.07204844614309</text:p>
              </table:table-cell>
              <table:table-cell office:value-type="float" office:value="8.16021586347971">
                <text:p>8.16021586347971</text:p>
              </table:table-cell>
            </table:table-row>
            <table:table-row>
              <table:table-cell office:value-type="float" office:value="8.26911132711254">
                <text:p>10</text:p>
              </table:table-cell>
              <table:table-cell office:value-type="float" office:value="81">
                <text:p>81</text:p>
              </table:table-cell>
              <table:table-cell office:value-type="float" office:value="72.7308886728875">
                <text:p>72.7308886728875</text:p>
              </table:table-cell>
              <table:table-cell office:value-type="float" office:value="8.26911132711254">
                <text:p>8.26911132711254</text:p>
              </table:table-cell>
              <table:table-cell office:value-type="float" office:value="8.35813643053758">
                <text:p>8.35813643053758</text:p>
              </table:table-cell>
            </table:table-row>
            <table:table-row>
              <table:table-cell office:value-type="float" office:value="8.46837403580537">
                <text:p>10</text:p>
              </table:table-cell>
              <table:table-cell office:value-type="float" office:value="82">
                <text:p>82</text:p>
              </table:table-cell>
              <table:table-cell office:value-type="float" office:value="73.5316259641946">
                <text:p>73.5316259641946</text:p>
              </table:table-cell>
              <table:table-cell office:value-type="float" office:value="8.46837403580537">
                <text:p>8.46837403580537</text:p>
              </table:table-cell>
              <table:table-cell office:value-type="float" office:value="8.55825146799745">
                <text:p>8.55825146799745</text:p>
              </table:table-cell>
            </table:table-row>
            <table:table-row>
              <table:table-cell office:value-type="float" office:value="8.66983054529632">
                <text:p>10</text:p>
              </table:table-cell>
              <table:table-cell office:value-type="float" office:value="83">
                <text:p>83</text:p>
              </table:table-cell>
              <table:table-cell office:value-type="float" office:value="74.3301694547037">
                <text:p>74.3301694547037</text:p>
              </table:table-cell>
              <table:table-cell office:value-type="float" office:value="8.66983054529632">
                <text:p>8.66983054529632</text:p>
              </table:table-cell>
              <table:table-cell office:value-type="float" office:value="8.76055497184005">
                <text:p>8.76055497184005</text:p>
              </table:table-cell>
            </table:table-row>
            <table:table-row>
              <table:table-cell office:value-type="float" office:value="8.87347484517221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75.1265251548278">
                <text:p>75.1265251548278</text:p>
              </table:table-cell>
              <table:table-cell office:value-type="float" office:value="8.87347484517221">
                <text:p>8.87347484517221</text:p>
              </table:table-cell>
              <table:table-cell office:value-type="float" office:value="8.96504095447298">
                <text:p>8.96504095447298</text:p>
              </table:table-cell>
            </table:table-row>
            <table:table-row>
              <table:table-cell office:value-type="float" office:value="9.07930094148679">
                <text:p>10</text:p>
              </table:table-cell>
              <table:table-cell office:value-type="float" office:value="85">
                <text:p>85</text:p>
              </table:table-cell>
              <table:table-cell office:value-type="float" office:value="75.9206990585132">
                <text:p>75.9206990585132</text:p>
              </table:table-cell>
              <table:table-cell office:value-type="float" office:value="9.07930094148679">
                <text:p>9.07930094148679</text:p>
              </table:table-cell>
              <table:table-cell office:value-type="float" office:value="9.17170344468582">
                <text:p>9.17170344468582</text:p>
              </table:table-cell>
            </table:table-row>
            <table:table-row>
              <table:table-cell office:value-type="float" office:value="9.28730285671558">
                <text:p>10</text:p>
              </table:table-cell>
              <table:table-cell office:value-type="float" office:value="86">
                <text:p>86</text:p>
              </table:table-cell>
              <table:table-cell office:value-type="float" office:value="76.7126971432844">
                <text:p>76.7126971432844</text:p>
              </table:table-cell>
              <table:table-cell office:value-type="float" office:value="9.28730285671558">
                <text:p>9.28730285671558</text:p>
              </table:table-cell>
              <table:table-cell office:value-type="float" office:value="9.38053648760514">
                <text:p>9.38053648760514</text:p>
              </table:table-cell>
            </table:table-row>
            <table:table-row>
              <table:table-cell office:value-type="float" office:value="9.49747462971088">
                <text:p>10</text:p>
              </table:table-cell>
              <table:table-cell office:value-type="float" office:value="87">
                <text:p>87</text:p>
              </table:table-cell>
              <table:table-cell office:value-type="float" office:value="77.5025253702891">
                <text:p>77.5025253702891</text:p>
              </table:table-cell>
              <table:table-cell office:value-type="float" office:value="9.49747462971088">
                <text:p>9.49747462971088</text:p>
              </table:table-cell>
              <table:table-cell office:value-type="float" office:value="9.59153414465003">
                <text:p>9.59153414465003</text:p>
              </table:table-cell>
            </table:table-row>
            <table:table-row>
              <table:table-cell office:value-type="float" office:value="9.70981031565688">
                <text:p>10</text:p>
              </table:table-cell>
              <table:table-cell office:value-type="float" office:value="88">
                <text:p>88</text:p>
              </table:table-cell>
              <table:table-cell office:value-type="float" office:value="78.2901896843431">
                <text:p>78.2901896843431</text:p>
              </table:table-cell>
              <table:table-cell office:value-type="float" office:value="9.70981031565688">
                <text:p>9.70981031565688</text:p>
              </table:table-cell>
              <table:table-cell office:value-type="float" office:value="9.80469049348721">
                <text:p>9.80469049348721</text:p>
              </table:table-cell>
            </table:table-row>
            <table:table-row>
              <table:table-cell office:value-type="float" office:value="9.92430398602495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79.0756960139751">
                <text:p>79.0756960139751</text:p>
              </table:table-cell>
              <table:table-cell office:value-type="float" office:value="9.92430398602495">
                <text:p>9.92430398602495</text:p>
              </table:table-cell>
              <table:table-cell office:value-type="float" office:value="10.0199996279869">
                <text:p>10.0199996279869</text:p>
              </table:table-cell>
            </table:table-row>
            <table:table-row>
              <table:table-cell office:value-type="float" office:value="10.140949728529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79.859050271471">
                <text:p>79.859050271471</text:p>
              </table:table-cell>
              <table:table-cell office:value-type="float" office:value="10.140949728529">
                <text:p>10.140949728529</text:p>
              </table:table-cell>
              <table:table-cell office:value-type="float" office:value="10.2374556581785">
                <text:p>10.2374556581785</text:p>
              </table:table-cell>
            </table:table-row>
            <table:table-row>
              <table:table-cell office:value-type="float" office:value="10.359741647081">
                <text:p>10</text:p>
              </table:table-cell>
              <table:table-cell office:value-type="float" office:value="91">
                <text:p>91</text:p>
              </table:table-cell>
              <table:table-cell office:value-type="float" office:value="80.640258352919">
                <text:p>80.640258352919</text:p>
              </table:table-cell>
              <table:table-cell office:value-type="float" office:value="10.359741647081">
                <text:p>10.359741647081</text:p>
              </table:table-cell>
              <table:table-cell office:value-type="float" office:value="10.4570527102058">
                <text:p>10.4570527102058</text:p>
              </table:table-cell>
            </table:table-row>
            <table:table-row>
              <table:table-cell office:value-type="float" office:value="10.5806738617465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81.4193261382535">
                <text:p>81.4193261382535</text:p>
              </table:table-cell>
              <table:table-cell office:value-type="float" office:value="10.5806738617465">
                <text:p>10.5806738617465</text:p>
              </table:table-cell>
              <table:table-cell office:value-type="float" office:value="10.6787849262837">
                <text:p>10.6787849262837</text:p>
              </table:table-cell>
            </table:table-row>
            <table:table-row>
              <table:table-cell office:value-type="float" office:value="10.8037405087006">
                <text:p>10</text:p>
              </table:table-cell>
              <table:table-cell office:value-type="float" office:value="93">
                <text:p>93</text:p>
              </table:table-cell>
              <table:table-cell office:value-type="float" office:value="82.1962594912994">
                <text:p>82.1962594912994</text:p>
              </table:table-cell>
              <table:table-cell office:value-type="float" office:value="10.8037405087006">
                <text:p>10.8037405087006</text:p>
              </table:table-cell>
              <table:table-cell office:value-type="float" office:value="10.9026464646538">
                <text:p>10.9026464646538</text:p>
              </table:table-cell>
            </table:table-row>
            <table:table-row>
              <table:table-cell office:value-type="float" office:value="11.0289357401836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82.9710642598164">
                <text:p>82.9710642598164</text:p>
              </table:table-cell>
              <table:table-cell office:value-type="float" office:value="11.0289357401836">
                <text:p>11.0289357401836</text:p>
              </table:table-cell>
              <table:table-cell office:value-type="float" office:value="11.1286314995404">
                <text:p>11.1286314995404</text:p>
              </table:table-cell>
            </table:table-row>
            <table:table-row>
              <table:table-cell office:value-type="float" office:value="11.2562537244571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83.7437462755429">
                <text:p>83.7437462755429</text:p>
              </table:table-cell>
              <table:table-cell office:value-type="float" office:value="11.2562537244571">
                <text:p>11.2562537244571</text:p>
              </table:table-cell>
              <table:table-cell office:value-type="float" office:value="11.3567342211073">
                <text:p>11.3567342211073</text:p>
              </table:table-cell>
            </table:table-row>
            <table:table-row>
              <table:table-cell office:value-type="float" office:value="11.48568864576">
                <text:p>10</text:p>
              </table:table-cell>
              <table:table-cell office:value-type="float" office:value="96">
                <text:p>96</text:p>
              </table:table-cell>
              <table:table-cell office:value-type="float" office:value="84.51431135424">
                <text:p>84.51431135424</text:p>
              </table:table-cell>
              <table:table-cell office:value-type="float" office:value="11.48568864576">
                <text:p>11.48568864576</text:p>
              </table:table-cell>
              <table:table-cell office:value-type="float" office:value="11.5869488354136">
                <text:p>11.5869488354136</text:p>
              </table:table-cell>
            </table:table-row>
            <table:table-row>
              <table:table-cell office:value-type="float" office:value="11.7172347042648">
                <text:p>10</text:p>
              </table:table-cell>
              <table:table-cell office:value-type="float" office:value="97">
                <text:p>97</text:p>
              </table:table-cell>
              <table:table-cell office:value-type="float" office:value="85.2827652957352">
                <text:p>85.2827652957352</text:p>
              </table:table-cell>
              <table:table-cell office:value-type="float" office:value="11.7172347042648">
                <text:p>11.7172347042648</text:p>
              </table:table-cell>
              <table:table-cell office:value-type="float" office:value="11.8192695643707">
                <text:p>11.8192695643707</text:p>
              </table:table-cell>
            </table:table-row>
            <table:table-row>
              <table:table-cell office:value-type="float" office:value="11.9508861160339">
                <text:p>10</text:p>
              </table:table-cell>
              <table:table-cell office:value-type="float" office:value="98">
                <text:p>98</text:p>
              </table:table-cell>
              <table:table-cell office:value-type="float" office:value="86.0491138839661">
                <text:p>86.0491138839661</text:p>
              </table:table-cell>
              <table:table-cell office:value-type="float" office:value="11.9508861160339">
                <text:p>11.9508861160339</text:p>
              </table:table-cell>
              <table:table-cell office:value-type="float" office:value="12.0536906456985">
                <text:p>12.0536906456985</text:p>
              </table:table-cell>
            </table:table-row>
            <table:table-row>
              <table:table-cell office:value-type="float" office:value="12.1866371129763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86.8133628870237">
                <text:p>86.8133628870237</text:p>
              </table:table-cell>
              <table:table-cell office:value-type="float" office:value="12.1866371129763">
                <text:p>12.1866371129763</text:p>
              </table:table-cell>
              <table:table-cell office:value-type="float" office:value="12.2902063328825">
                <text:p>12.2902063328825</text:p>
              </table:table-cell>
            </table:table-row>
            <table:table-row>
              <table:table-cell office:value-type="float" office:value="12.4244819428037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87.5755180571963">
                <text:p>87.5755180571963</text:p>
              </table:table-cell>
              <table:table-cell office:value-type="float" office:value="12.4244819428037">
                <text:p>12.4244819428037</text:p>
              </table:table-cell>
              <table:table-cell office:value-type="float" office:value="12.5288108951306">
                <text:p>12.5288108951306</text:p>
              </table:table-cell>
            </table:table-row>
            <table:table-row>
              <table:table-cell office:value-type="float" office:value="12.6644148689878">
                <text:p>10</text:p>
              </table:table-cell>
              <table:table-cell office:value-type="float" office:value="101">
                <text:p>101</text:p>
              </table:table-cell>
              <table:table-cell office:value-type="float" office:value="88.3355851310122">
                <text:p>88.3355851310122</text:p>
              </table:table-cell>
              <table:table-cell office:value-type="float" office:value="12.6644148689878">
                <text:p>12.6644148689878</text:p>
              </table:table-cell>
              <table:table-cell office:value-type="float" office:value="12.7694986173298">
                <text:p>12.7694986173298</text:p>
              </table:table-cell>
            </table:table-row>
            <table:table-row>
              <table:table-cell office:value-type="float" office:value="12.9064301707166">
                <text:p>10</text:p>
              </table:table-cell>
              <table:table-cell office:value-type="float" office:value="102">
                <text:p>102</text:p>
              </table:table-cell>
              <table:table-cell office:value-type="float" office:value="89.0935698292834">
                <text:p>89.0935698292834</text:p>
              </table:table-cell>
              <table:table-cell office:value-type="float" office:value="12.9064301707166">
                <text:p>12.9064301707166</text:p>
              </table:table-cell>
              <table:table-cell office:value-type="float" office:value="13.0122638000037">
                <text:p>13.0122638000037</text:p>
              </table:table-cell>
            </table:table-row>
            <table:table-row>
              <table:table-cell office:value-type="float" office:value="13.1505221428516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89.8494778571484">
                <text:p>89.8494778571484</text:p>
              </table:table-cell>
              <table:table-cell office:value-type="float" office:value="13.1505221428516">
                <text:p>13.1505221428516</text:p>
              </table:table-cell>
              <table:table-cell office:value-type="float" office:value="13.2571007592694">
                <text:p>13.2571007592694</text:p>
              </table:table-cell>
            </table:table-row>
            <table:table-row>
              <table:table-cell office:value-type="float" office:value="13.3966850958849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90.6033149041151">
                <text:p>90.6033149041151</text:p>
              </table:table-cell>
              <table:table-cell office:value-type="float" office:value="13.3966850958849">
                <text:p>13.3966850958849</text:p>
              </table:table-cell>
              <table:table-cell office:value-type="float" office:value="13.5040038267952">
                <text:p>13.5040038267952</text:p>
              </table:table-cell>
            </table:table-row>
            <table:table-row>
              <table:table-cell office:value-type="float" office:value="13.6449133558962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91.3550866441038">
                <text:p>91.3550866441038</text:p>
              </table:table-cell>
              <table:table-cell office:value-type="float" office:value="13.6449133558962">
                <text:p>13.6449133558962</text:p>
              </table:table-cell>
              <table:table-cell office:value-type="float" office:value="13.7529673497574">
                <text:p>13.7529673497574</text:p>
              </table:table-cell>
            </table:table-row>
            <table:table-row>
              <table:table-cell office:value-type="float" office:value="13.8952012645102">
                <text:p>10</text:p>
              </table:table-cell>
              <table:table-cell office:value-type="float" office:value="106">
                <text:p>106</text:p>
              </table:table-cell>
              <table:table-cell office:value-type="float" office:value="92.1047987354898">
                <text:p>92.1047987354898</text:p>
              </table:table-cell>
              <table:table-cell office:value-type="float" office:value="13.8952012645102">
                <text:p>13.8952012645102</text:p>
              </table:table-cell>
              <table:table-cell office:value-type="float" office:value="14.0039856907987">
                <text:p>14.0039856907987</text:p>
              </table:table-cell>
            </table:table-row>
            <table:table-row>
              <table:table-cell office:value-type="float" office:value="14.147543178854">
                <text:p>10</text:p>
              </table:table-cell>
              <table:table-cell office:value-type="float" office:value="107">
                <text:p>107</text:p>
              </table:table-cell>
              <table:table-cell office:value-type="float" office:value="92.852456821146">
                <text:p>92.852456821146</text:p>
              </table:table-cell>
              <table:table-cell office:value-type="float" office:value="14.147543178854">
                <text:p>14.147543178854</text:p>
              </table:table-cell>
              <table:table-cell office:value-type="float" office:value="14.2570532279853">
                <text:p>14.2570532279853</text:p>
              </table:table-cell>
            </table:table-row>
            <table:table-row>
              <table:table-cell office:value-type="float" office:value="14.4019334715147">
                <text:p>10</text:p>
              </table:table-cell>
              <table:table-cell office:value-type="float" office:value="108">
                <text:p>108</text:p>
              </table:table-cell>
              <table:table-cell office:value-type="float" office:value="93.5980665284853">
                <text:p>93.5980665284853</text:p>
              </table:table-cell>
              <table:table-cell office:value-type="float" office:value="14.4019334715147">
                <text:p>14.4019334715147</text:p>
              </table:table-cell>
              <table:table-cell office:value-type="float" office:value="14.5121643547649">
                <text:p>14.5121643547649</text:p>
              </table:table-cell>
            </table:table-row>
            <table:table-row>
              <table:table-cell office:value-type="float" office:value="14.6583665304969">
                <text:p>10</text:p>
              </table:table-cell>
              <table:table-cell office:value-type="float" office:value="109">
                <text:p>109</text:p>
              </table:table-cell>
              <table:table-cell office:value-type="float" office:value="94.3416334695032">
                <text:p>94.3416334695032</text:p>
              </table:table-cell>
              <table:table-cell office:value-type="float" office:value="14.6583665304969">
                <text:p>14.6583665304969</text:p>
              </table:table-cell>
              <table:table-cell office:value-type="float" office:value="14.7693134799246">
                <text:p>14.7693134799246</text:p>
              </table:table-cell>
            </table:table-row>
            <table:table-row>
              <table:table-cell office:value-type="float" office:value="14.9168367591804">
                <text:p>10</text:p>
              </table:table-cell>
              <table:table-cell office:value-type="float" office:value="110">
                <text:p>110</text:p>
              </table:table-cell>
              <table:table-cell office:value-type="float" office:value="95.0831632408196">
                <text:p>95.0831632408196</text:p>
              </table:table-cell>
              <table:table-cell office:value-type="float" office:value="14.9168367591804">
                <text:p>14.9168367591804</text:p>
              </table:table-cell>
              <table:table-cell office:value-type="float" office:value="15.028495027549">
                <text:p>15.028495027549</text:p>
              </table:table-cell>
            </table:table-row>
            <table:table-row>
              <table:table-cell office:value-type="float" office:value="15.1773385762786">
                <text:p>20</text:p>
              </table:table-cell>
              <table:table-cell office:value-type="float" office:value="111">
                <text:p>111</text:p>
              </table:table-cell>
              <table:table-cell office:value-type="float" office:value="95.8226614237215">
                <text:p>95.8226614237215</text:p>
              </table:table-cell>
              <table:table-cell office:value-type="float" office:value="15.1773385762786">
                <text:p>15.1773385762786</text:p>
              </table:table-cell>
              <table:table-cell office:value-type="float" office:value="15.289703436978">
                <text:p>15.289703436978</text:p>
              </table:table-cell>
            </table:table-row>
            <table:table-row>
              <table:table-cell office:value-type="float" office:value="15.4398664157956">
                <text:p>20</text:p>
              </table:table-cell>
              <table:table-cell office:value-type="float" office:value="112">
                <text:p>112</text:p>
              </table:table-cell>
              <table:table-cell office:value-type="float" office:value="96.5601335842044">
                <text:p>96.5601335842044</text:p>
              </table:table-cell>
              <table:table-cell office:value-type="float" office:value="15.4398664157956">
                <text:p>15.4398664157956</text:p>
              </table:table-cell>
              <table:table-cell office:value-type="float" office:value="15.5529331627657">
                <text:p>15.5529331627657</text:p>
              </table:table-cell>
            </table:table-row>
            <table:table-row>
              <table:table-cell office:value-type="float" office:value="15.7044147269852">
                <text:p>20</text:p>
              </table:table-cell>
              <table:table-cell office:value-type="float" office:value="113">
                <text:p>113</text:p>
              </table:table-cell>
              <table:table-cell office:value-type="float" office:value="97.2955852730148">
                <text:p>97.2955852730148</text:p>
              </table:table-cell>
              <table:table-cell office:value-type="float" office:value="15.7044147269852">
                <text:p>15.7044147269852</text:p>
              </table:table-cell>
              <table:table-cell office:value-type="float" office:value="15.8181786746381">
                <text:p>15.8181786746381</text:p>
              </table:table-cell>
            </table:table-row>
            <table:table-row>
              <table:table-cell office:value-type="float" office:value="15.9709779743085">
                <text:p>20</text:p>
              </table:table-cell>
              <table:table-cell office:value-type="float" office:value="114">
                <text:p>114</text:p>
              </table:table-cell>
              <table:table-cell office:value-type="float" office:value="98.0290220256915">
                <text:p>98.0290220256915</text:p>
              </table:table-cell>
              <table:table-cell office:value-type="float" office:value="15.9709779743085">
                <text:p>15.9709779743085</text:p>
              </table:table-cell>
              <table:table-cell office:value-type="float" office:value="16.0854344574522">
                <text:p>16.0854344574522</text:p>
              </table:table-cell>
            </table:table-row>
            <table:table-row>
              <table:table-cell office:value-type="float" office:value="16.2395506373926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98.7604493626074">
                <text:p>98.7604493626074</text:p>
              </table:table-cell>
              <table:table-cell office:value-type="float" office:value="16.2395506373926">
                <text:p>16.2395506373926</text:p>
              </table:table-cell>
              <table:table-cell office:value-type="float" office:value="16.354695011154">
                <text:p>16.354695011154</text:p>
              </table:table-cell>
            </table:table-row>
            <table:table-row>
              <table:table-cell office:value-type="float" office:value="16.5101272109888">
                <text:p>20</text:p>
              </table:table-cell>
              <table:table-cell office:value-type="float" office:value="116">
                <text:p>116</text:p>
              </table:table-cell>
              <table:table-cell office:value-type="float" office:value="99.4898727890112">
                <text:p>99.4898727890112</text:p>
              </table:table-cell>
              <table:table-cell office:value-type="float" office:value="16.5101272109888">
                <text:p>16.5101272109888</text:p>
              </table:table-cell>
              <table:table-cell office:value-type="float" office:value="16.6259548507377">
                <text:p>16.6259548507377</text:p>
              </table:table-cell>
            </table:table-row>
            <table:table-row>
              <table:table-cell office:value-type="float" office:value="16.7827022049313">
                <text:p>20</text:p>
              </table:table-cell>
              <table:table-cell office:value-type="float" office:value="117">
                <text:p>117</text:p>
              </table:table-cell>
              <table:table-cell office:value-type="float" office:value="100.217297795069">
                <text:p>100.217297795069</text:p>
              </table:table-cell>
              <table:table-cell office:value-type="float" office:value="16.7827022049313">
                <text:p>16.7827022049313</text:p>
              </table:table-cell>
              <table:table-cell office:value-type="float" office:value="16.8992085062044">
                <text:p>16.8992085062044</text:p>
              </table:table-cell>
            </table:table-row>
            <table:table-row>
              <table:table-cell office:value-type="float" office:value="17.0572701440959">
                <text:p>20</text:p>
              </table:table-cell>
              <table:table-cell office:value-type="float" office:value="118">
                <text:p>118</text:p>
              </table:table-cell>
              <table:table-cell office:value-type="float" office:value="100.942729855904">
                <text:p>100.942729855904</text:p>
              </table:table-cell>
              <table:table-cell office:value-type="float" office:value="17.0572701440959">
                <text:p>17.0572701440959</text:p>
              </table:table-cell>
              <table:table-cell office:value-type="float" office:value="17.1744505225208">
                <text:p>17.1744505225208</text:p>
              </table:table-cell>
            </table:table-row>
            <table:table-row>
              <table:table-cell office:value-type="float" office:value="17.3338255683586">
                <text:p>20</text:p>
              </table:table-cell>
              <table:table-cell office:value-type="float" office:value="119">
                <text:p>119</text:p>
              </table:table-cell>
              <table:table-cell office:value-type="float" office:value="101.666174431641">
                <text:p>101.666174431641</text:p>
              </table:table-cell>
              <table:table-cell office:value-type="float" office:value="17.3338255683586">
                <text:p>17.3338255683586</text:p>
              </table:table-cell>
              <table:table-cell office:value-type="float" office:value="17.4516754595785">
                <text:p>17.4516754595785</text:p>
              </table:table-cell>
            </table:table-row>
            <table:table-row>
              <table:table-cell office:value-type="float" office:value="17.6123630325549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102.387636967445">
                <text:p>102.387636967445</text:p>
              </table:table-cell>
              <table:table-cell office:value-type="float" office:value="17.6123630325549">
                <text:p>17.6123630325549</text:p>
              </table:table-cell>
              <table:table-cell office:value-type="float" office:value="17.7308778921532">
                <text:p>17.7308778921532</text:p>
              </table:table-cell>
            </table:table-row>
            <table:table-row>
              <table:table-cell office:value-type="float" office:value="17.8928771064383">
                <text:p>20</text:p>
              </table:table-cell>
              <table:table-cell office:value-type="float" office:value="121">
                <text:p>121</text:p>
              </table:table-cell>
              <table:table-cell office:value-type="float" office:value="103.107122893562">
                <text:p>103.107122893562</text:p>
              </table:table-cell>
              <table:table-cell office:value-type="float" office:value="17.8928771064383">
                <text:p>17.8928771064383</text:p>
              </table:table-cell>
              <table:table-cell office:value-type="float" office:value="18.0120524098638">
                <text:p>18.0120524098638</text:p>
              </table:table-cell>
            </table:table-row>
            <table:table-row>
              <table:table-cell office:value-type="float" office:value="18.1753623746398">
                <text:p>20</text:p>
              </table:table-cell>
              <table:table-cell office:value-type="float" office:value="122">
                <text:p>122</text:p>
              </table:table-cell>
              <table:table-cell office:value-type="float" office:value="103.82463762536">
                <text:p>103.82463762536</text:p>
              </table:table-cell>
              <table:table-cell office:value-type="float" office:value="18.1753623746398">
                <text:p>18.1753623746398</text:p>
              </table:table-cell>
              <table:table-cell office:value-type="float" office:value="18.2951936171319">
                <text:p>18.2951936171319</text:p>
              </table:table-cell>
            </table:table-row>
            <table:table-row>
              <table:table-cell office:value-type="float" office:value="18.4598134366271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104.540186563373">
                <text:p>104.540186563373</text:p>
              </table:table-cell>
              <table:table-cell office:value-type="float" office:value="18.4598134366271">
                <text:p>18.4598134366271</text:p>
              </table:table-cell>
              <table:table-cell office:value-type="float" office:value="18.5802961331414">
                <text:p>18.5802961331414</text:p>
              </table:table-cell>
            </table:table-row>
            <table:table-row>
              <table:table-cell office:value-type="float" office:value="18.7462249066638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105.253775093336">
                <text:p>105.253775093336</text:p>
              </table:table-cell>
              <table:table-cell office:value-type="float" office:value="18.7462249066638">
                <text:p>18.7462249066638</text:p>
              </table:table-cell>
              <table:table-cell office:value-type="float" office:value="18.8673545917977">
                <text:p>18.8673545917977</text:p>
              </table:table-cell>
            </table:table-row>
            <table:table-row>
              <table:table-cell office:value-type="float" office:value="19.0345914137688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105.965408586231">
                <text:p>105.965408586231</text:p>
              </table:table-cell>
              <table:table-cell office:value-type="float" office:value="19.0345914137688">
                <text:p>19.0345914137688</text:p>
              </table:table-cell>
              <table:table-cell office:value-type="float" office:value="19.156363641688">
                <text:p>19.156363641688</text:p>
              </table:table-cell>
            </table:table-row>
            <table:table-row>
              <table:table-cell office:value-type="float" office:value="19.3249076016763">
                <text:p>20</text:p>
              </table:table-cell>
              <table:table-cell office:value-type="float" office:value="126">
                <text:p>126</text:p>
              </table:table-cell>
              <table:table-cell office:value-type="float" office:value="106.675092398324">
                <text:p>106.675092398324</text:p>
              </table:table-cell>
              <table:table-cell office:value-type="float" office:value="19.3249076016763">
                <text:p>19.3249076016763</text:p>
              </table:table-cell>
              <table:table-cell office:value-type="float" office:value="19.4473179460405">
                <text:p>19.4473179460405</text:p>
              </table:table-cell>
            </table:table-row>
            <table:table-row>
              <table:table-cell office:value-type="float" office:value="19.617168128795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107.382831871205">
                <text:p>107.382831871205</text:p>
              </table:table-cell>
              <table:table-cell office:value-type="float" office:value="19.617168128795">
                <text:p>19.617168128795</text:p>
              </table:table-cell>
              <table:table-cell office:value-type="float" office:value="19.7402121826852">
                <text:p>19.7402121826852</text:p>
              </table:table-cell>
            </table:table-row>
            <table:table-row>
              <table:table-cell office:value-type="float" office:value="19.9113676681681">
                <text:p>20</text:p>
              </table:table-cell>
              <table:table-cell office:value-type="float" office:value="128">
                <text:p>128</text:p>
              </table:table-cell>
              <table:table-cell office:value-type="float" office:value="108.088632331832">
                <text:p>108.088632331832</text:p>
              </table:table-cell>
              <table:table-cell office:value-type="float" office:value="19.9113676681681">
                <text:p>19.9113676681681</text:p>
              </table:table-cell>
              <table:table-cell office:value-type="float" office:value="20.0350410440129">
                <text:p>20.0350410440129</text:p>
              </table:table-cell>
            </table:table-row>
            <table:table-row>
              <table:table-cell office:value-type="float" office:value="20.2075009074334">
                <text:p>20</text:p>
              </table:table-cell>
              <table:table-cell office:value-type="float" office:value="129">
                <text:p>129</text:p>
              </table:table-cell>
              <table:table-cell office:value-type="float" office:value="108.792499092567">
                <text:p>108.792499092567</text:p>
              </table:table-cell>
              <table:table-cell office:value-type="float" office:value="20.2075009074334">
                <text:p>20.2075009074334</text:p>
              </table:table-cell>
              <table:table-cell office:value-type="float" office:value="20.3317992369361">
                <text:p>20.3317992369361</text:p>
              </table:table-cell>
            </table:table-row>
            <table:table-row>
              <table:table-cell office:value-type="float" office:value="20.5055625487829">
                <text:p>20</text:p>
              </table:table-cell>
              <table:table-cell office:value-type="float" office:value="130">
                <text:p>130</text:p>
              </table:table-cell>
              <table:table-cell office:value-type="float" office:value="109.494437451217">
                <text:p>109.494437451217</text:p>
              </table:table-cell>
              <table:table-cell office:value-type="float" office:value="20.5055625487829">
                <text:p>20.5055625487829</text:p>
              </table:table-cell>
              <table:table-cell office:value-type="float" office:value="20.6304814828493">
                <text:p>20.6304814828493</text:p>
              </table:table-cell>
            </table:table-row>
            <table:table-row>
              <table:table-cell office:value-type="float" office:value="20.8055473089233">
                <text:p>20</text:p>
              </table:table-cell>
              <table:table-cell office:value-type="float" office:value="131">
                <text:p>131</text:p>
              </table:table-cell>
              <table:table-cell office:value-type="float" office:value="110.194452691077">
                <text:p>110.194452691077</text:p>
              </table:table-cell>
              <table:table-cell office:value-type="float" office:value="20.8055473089233">
                <text:p>20.8055473089233</text:p>
              </table:table-cell>
              <table:table-cell office:value-type="float" office:value="20.9310825175887">
                <text:p>20.9310825175887</text:p>
              </table:table-cell>
            </table:table-row>
            <table:table-row>
              <table:table-cell office:value-type="float" office:value="21.1074499190358">
                <text:p>20</text:p>
              </table:table-cell>
              <table:table-cell office:value-type="float" office:value="132">
                <text:p>132</text:p>
              </table:table-cell>
              <table:table-cell office:value-type="float" office:value="110.892550080964">
                <text:p>110.892550080964</text:p>
              </table:table-cell>
              <table:table-cell office:value-type="float" office:value="21.1074499190358">
                <text:p>21.1074499190358</text:p>
              </table:table-cell>
              <table:table-cell office:value-type="float" office:value="21.2335970913934">
                <text:p>21.2335970913934</text:p>
              </table:table-cell>
            </table:table-row>
            <table:table-row>
              <table:table-cell office:value-type="float" office:value="21.411265124737">
                <text:p>20</text:p>
              </table:table-cell>
              <table:table-cell office:value-type="float" office:value="133">
                <text:p>133</text:p>
              </table:table-cell>
              <table:table-cell office:value-type="float" office:value="111.588734875263">
                <text:p>111.588734875263</text:p>
              </table:table-cell>
              <table:table-cell office:value-type="float" office:value="21.411265124737">
                <text:p>21.411265124737</text:p>
              </table:table-cell>
              <table:table-cell office:value-type="float" office:value="21.5380199688658">
                <text:p>21.5380199688658</text:p>
              </table:table-cell>
            </table:table-row>
            <table:table-row>
              <table:table-cell office:value-type="float" office:value="21.7169876860391">
                <text:p>20</text:p>
              </table:table-cell>
              <table:table-cell office:value-type="float" office:value="134">
                <text:p>134</text:p>
              </table:table-cell>
              <table:table-cell office:value-type="float" office:value="112.283012313961">
                <text:p>112.283012313961</text:p>
              </table:table-cell>
              <table:table-cell office:value-type="float" office:value="21.7169876860391">
                <text:p>21.7169876860391</text:p>
              </table:table-cell>
              <table:table-cell office:value-type="float" office:value="21.844345928932">
                <text:p>21.844345928932</text:p>
              </table:table-cell>
            </table:table-row>
            <table:table-row>
              <table:table-cell office:value-type="float" office:value="22.0246123773102">
                <text:p>20</text:p>
              </table:table-cell>
              <table:table-cell office:value-type="float" office:value="135">
                <text:p>135</text:p>
              </table:table-cell>
              <table:table-cell office:value-type="float" office:value="112.97538762269">
                <text:p>112.97538762269</text:p>
              </table:table-cell>
              <table:table-cell office:value-type="float" office:value="22.0246123773102">
                <text:p>22.0246123773102</text:p>
              </table:table-cell>
              <table:table-cell office:value-type="float" office:value="22.1525697648029">
                <text:p>22.1525697648029</text:p>
              </table:table-cell>
            </table:table-row>
            <table:table-row>
              <table:table-cell office:value-type="float" office:value="22.3341339872354">
                <text:p>20</text:p>
              </table:table-cell>
              <table:table-cell office:value-type="float" office:value="136">
                <text:p>136</text:p>
              </table:table-cell>
              <table:table-cell office:value-type="float" office:value="113.665866012765">
                <text:p>113.665866012765</text:p>
              </table:table-cell>
              <table:table-cell office:value-type="float" office:value="22.3341339872354">
                <text:p>22.3341339872354</text:p>
              </table:table-cell>
              <table:table-cell office:value-type="float" office:value="22.4626862839351">
                <text:p>22.4626862839351</text:p>
              </table:table-cell>
            </table:table-row>
            <table:table-row>
              <table:table-cell office:value-type="float" office:value="22.6455473187773">
                <text:p>20</text:p>
              </table:table-cell>
              <table:table-cell office:value-type="float" office:value="137">
                <text:p>137</text:p>
              </table:table-cell>
              <table:table-cell office:value-type="float" office:value="114.354452681223">
                <text:p>114.354452681223</text:p>
              </table:table-cell>
              <table:table-cell office:value-type="float" office:value="22.6455473187773">
                <text:p>22.6455473187773</text:p>
              </table:table-cell>
              <table:table-cell office:value-type="float" office:value="22.7746903079918">
                <text:p>22.7746903079918</text:p>
              </table:table-cell>
            </table:table-row>
            <table:table-row>
              <table:table-cell office:value-type="float" office:value="22.9588471891368">
                <text:p>20</text:p>
              </table:table-cell>
              <table:table-cell office:value-type="float" office:value="138">
                <text:p>138</text:p>
              </table:table-cell>
              <table:table-cell office:value-type="float" office:value="115.041152810863">
                <text:p>115.041152810863</text:p>
              </table:table-cell>
              <table:table-cell office:value-type="float" office:value="22.9588471891368">
                <text:p>22.9588471891368</text:p>
              </table:table-cell>
              <table:table-cell office:value-type="float" office:value="23.0885766728043">
                <text:p>23.0885766728043</text:p>
              </table:table-cell>
            </table:table-row>
            <table:table-row>
              <table:table-cell office:value-type="float" office:value="23.2740284297145">
                <text:p>20</text:p>
              </table:table-cell>
              <table:table-cell office:value-type="float" office:value="139">
                <text:p>139</text:p>
              </table:table-cell>
              <table:table-cell office:value-type="float" office:value="115.725971570286">
                <text:p>115.725971570286</text:p>
              </table:table-cell>
              <table:table-cell office:value-type="float" office:value="23.2740284297145">
                <text:p>23.2740284297145</text:p>
              </table:table-cell>
              <table:table-cell office:value-type="float" office:value="23.4043402283324">
                <text:p>23.4043402283324</text:p>
              </table:table-cell>
            </table:table-row>
            <table:table-row>
              <table:table-cell office:value-type="float" office:value="23.5910858860714">
                <text:p>20</text:p>
              </table:table-cell>
              <table:table-cell office:value-type="float" office:value="140">
                <text:p>140</text:p>
              </table:table-cell>
              <table:table-cell office:value-type="float" office:value="116.408914113929">
                <text:p>116.408914113929</text:p>
              </table:table-cell>
              <table:table-cell office:value-type="float" office:value="23.5910858860714">
                <text:p>23.5910858860714</text:p>
              </table:table-cell>
              <table:table-cell office:value-type="float" office:value="23.7219758386268">
                <text:p>23.7219758386268</text:p>
              </table:table-cell>
            </table:table-row>
            <table:table-row>
              <table:table-cell office:value-type="float" office:value="23.9100144178904">
                <text:p>20</text:p>
              </table:table-cell>
              <table:table-cell office:value-type="float" office:value="141">
                <text:p>141</text:p>
              </table:table-cell>
              <table:table-cell office:value-type="float" office:value="117.08998558211">
                <text:p>117.08998558211</text:p>
              </table:table-cell>
              <table:table-cell office:value-type="float" office:value="23.9100144178904">
                <text:p>23.9100144178904</text:p>
              </table:table-cell>
              <table:table-cell office:value-type="float" office:value="24.0414783817898">
                <text:p>24.0414783817898</text:p>
              </table:table-cell>
            </table:table-row>
            <table:table-row>
              <table:table-cell office:value-type="float" office:value="24.2308088989373">
                <text:p>20</text:p>
              </table:table-cell>
              <table:table-cell office:value-type="float" office:value="142">
                <text:p>142</text:p>
              </table:table-cell>
              <table:table-cell office:value-type="float" office:value="117.769191101063">
                <text:p>117.769191101063</text:p>
              </table:table-cell>
              <table:table-cell office:value-type="float" office:value="24.2308088989373">
                <text:p>24.2308088989373</text:p>
              </table:table-cell>
              <table:table-cell office:value-type="float" office:value="24.3628427499371">
                <text:p>24.3628427499371</text:p>
              </table:table-cell>
            </table:table-row>
            <table:table-row>
              <table:table-cell office:value-type="float" office:value="24.5534642170224">
                <text:p>20</text:p>
              </table:table-cell>
              <table:table-cell office:value-type="float" office:value="143">
                <text:p>143</text:p>
              </table:table-cell>
              <table:table-cell office:value-type="float" office:value="118.446535782978">
                <text:p>118.446535782978</text:p>
              </table:table-cell>
              <table:table-cell office:value-type="float" office:value="24.5534642170224">
                <text:p>24.5534642170224</text:p>
              </table:table-cell>
              <table:table-cell office:value-type="float" office:value="24.6860638491594">
                <text:p>24.6860638491594</text:p>
              </table:table-cell>
            </table:table-row>
            <table:table-row>
              <table:table-cell office:value-type="float" office:value="24.8779752739621">
                <text:p>20</text:p>
              </table:table-cell>
              <table:table-cell office:value-type="float" office:value="144">
                <text:p>144</text:p>
              </table:table-cell>
              <table:table-cell office:value-type="float" office:value="119.122024726038">
                <text:p>119.122024726038</text:p>
              </table:table-cell>
              <table:table-cell office:value-type="float" office:value="24.8779752739621">
                <text:p>24.8779752739621</text:p>
              </table:table-cell>
              <table:table-cell office:value-type="float" office:value="25.0111365994845">
                <text:p>25.0111365994845</text:p>
              </table:table-cell>
            </table:table-row>
            <table:table-row>
              <table:table-cell office:value-type="float" office:value="25.2043369855403">
                <text:p>30</text:p>
              </table:table-cell>
              <table:table-cell office:value-type="float" office:value="145">
                <text:p>145</text:p>
              </table:table-cell>
              <table:table-cell office:value-type="float" office:value="119.79566301446">
                <text:p>119.79566301446</text:p>
              </table:table-cell>
              <table:table-cell office:value-type="float" office:value="25.2043369855403">
                <text:p>25.2043369855403</text:p>
              </table:table-cell>
              <table:table-cell office:value-type="float" office:value="25.3380559348385">
                <text:p>25.3380559348385</text:p>
              </table:table-cell>
            </table:table-row>
            <table:table-row>
              <table:table-cell office:value-type="float" office:value="25.5325442814703">
                <text:p>30</text:p>
              </table:table-cell>
              <table:table-cell office:value-type="float" office:value="146">
                <text:p>146</text:p>
              </table:table-cell>
              <table:table-cell office:value-type="float" office:value="120.46745571853">
                <text:p>120.46745571853</text:p>
              </table:table-cell>
              <table:table-cell office:value-type="float" office:value="25.5325442814703">
                <text:p>25.5325442814703</text:p>
              </table:table-cell>
              <table:table-cell office:value-type="float" office:value="25.6668168030084">
                <text:p>25.6668168030084</text:p>
              </table:table-cell>
            </table:table-row>
            <table:table-row>
              <table:table-cell office:value-type="float" office:value="25.8625921053567">
                <text:p>30</text:p>
              </table:table-cell>
              <table:table-cell office:value-type="float" office:value="147">
                <text:p>147</text:p>
              </table:table-cell>
              <table:table-cell office:value-type="float" office:value="121.137407894643">
                <text:p>121.137407894643</text:p>
              </table:table-cell>
              <table:table-cell office:value-type="float" office:value="25.8625921053567">
                <text:p>25.8625921053567</text:p>
              </table:table-cell>
              <table:table-cell office:value-type="float" office:value="25.9974141656038">
                <text:p>25.9974141656038</text:p>
              </table:table-cell>
            </table:table-row>
            <table:table-row>
              <table:table-cell office:value-type="float" office:value="26.1944754146571">
                <text:p>30</text:p>
              </table:table-cell>
              <table:table-cell office:value-type="float" office:value="148">
                <text:p>148</text:p>
              </table:table-cell>
              <table:table-cell office:value-type="float" office:value="121.805524585343">
                <text:p>121.805524585343</text:p>
              </table:table-cell>
              <table:table-cell office:value-type="float" office:value="26.1944754146571">
                <text:p>26.1944754146571</text:p>
              </table:table-cell>
              <table:table-cell office:value-type="float" office:value="26.3298429980193">
                <text:p>26.3298429980193</text:p>
              </table:table-cell>
            </table:table-row>
            <table:table-row>
              <table:table-cell office:value-type="float" office:value="26.5281891806443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122.471810819356">
                <text:p>122.471810819356</text:p>
              </table:table-cell>
              <table:table-cell office:value-type="float" office:value="26.5281891806443">
                <text:p>26.5281891806443</text:p>
              </table:table-cell>
              <table:table-cell office:value-type="float" office:value="26.6640982893968">
                <text:p>26.6640982893968</text:p>
              </table:table-cell>
            </table:table-row>
            <table:table-row>
              <table:table-cell office:value-type="float" office:value="26.8637283883686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123.136271611631">
                <text:p>123.136271611631</text:p>
              </table:table-cell>
              <table:table-cell office:value-type="float" office:value="26.8637283883686">
                <text:p>26.8637283883686</text:p>
              </table:table-cell>
              <table:table-cell office:value-type="float" office:value="27.0001750425876">
                <text:p>27.0001750425876</text:p>
              </table:table-cell>
            </table:table-row>
            <table:table-row>
              <table:table-cell office:value-type="float" office:value="27.2010880366197">
                <text:p>30</text:p>
              </table:table-cell>
              <table:table-cell office:value-type="float" office:value="151">
                <text:p>151</text:p>
              </table:table-cell>
              <table:table-cell office:value-type="float" office:value="123.79891196338">
                <text:p>123.79891196338</text:p>
              </table:table-cell>
              <table:table-cell office:value-type="float" office:value="27.2010880366197">
                <text:p>27.2010880366197</text:p>
              </table:table-cell>
              <table:table-cell office:value-type="float" office:value="27.3380682741151">
                <text:p>27.3380682741151</text:p>
              </table:table-cell>
            </table:table-row>
            <table:table-row>
              <table:table-cell office:value-type="float" office:value="27.5402631378892">
                <text:p>30</text:p>
              </table:table-cell>
              <table:table-cell office:value-type="float" office:value="152">
                <text:p>152</text:p>
              </table:table-cell>
              <table:table-cell office:value-type="float" office:value="124.459736862111">
                <text:p>124.459736862111</text:p>
              </table:table-cell>
              <table:table-cell office:value-type="float" office:value="27.5402631378892">
                <text:p>27.5402631378892</text:p>
              </table:table-cell>
              <table:table-cell office:value-type="float" office:value="27.6777730141376">
                <text:p>27.6777730141376</text:p>
              </table:table-cell>
            </table:table-row>
            <table:table-row>
              <table:table-cell office:value-type="float" office:value="27.8812487183333">
                <text:p>30</text:p>
              </table:table-cell>
              <table:table-cell office:value-type="float" office:value="153">
                <text:p>153</text:p>
              </table:table-cell>
              <table:table-cell office:value-type="float" office:value="125.118751281667">
                <text:p>125.118751281667</text:p>
              </table:table-cell>
              <table:table-cell office:value-type="float" office:value="27.8812487183333">
                <text:p>27.8812487183333</text:p>
              </table:table-cell>
              <table:table-cell office:value-type="float" office:value="28.0192843064105">
                <text:p>28.0192843064105</text:p>
              </table:table-cell>
            </table:table-row>
            <table:table-row>
              <table:table-cell office:value-type="float" office:value="28.2240398177351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25.775960182265">
                <text:p>125.775960182265</text:p>
              </table:table-cell>
              <table:table-cell office:value-type="float" office:value="28.2240398177351">
                <text:p>28.2240398177351</text:p>
              </table:table-cell>
              <table:table-cell office:value-type="float" office:value="28.3625972082494">
                <text:p>28.3625972082494</text:p>
              </table:table-cell>
            </table:table-row>
            <table:table-row>
              <table:table-cell office:value-type="float" office:value="28.5686314894674">
                <text:p>30</text:p>
              </table:table-cell>
              <table:table-cell office:value-type="float" office:value="155">
                <text:p>155</text:p>
              </table:table-cell>
              <table:table-cell office:value-type="float" office:value="126.431368510533">
                <text:p>126.431368510533</text:p>
              </table:table-cell>
              <table:table-cell office:value-type="float" office:value="28.5686314894674">
                <text:p>28.5686314894674</text:p>
              </table:table-cell>
              <table:table-cell office:value-type="float" office:value="28.7077067904932">
                <text:p>28.7077067904932</text:p>
              </table:table-cell>
            </table:table-row>
            <table:table-row>
              <table:table-cell office:value-type="float" office:value="28.9150188004551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127.084981199545">
                <text:p>127.084981199545</text:p>
              </table:table-cell>
              <table:table-cell office:value-type="float" office:value="28.9150188004551">
                <text:p>28.9150188004551</text:p>
              </table:table-cell>
              <table:table-cell office:value-type="float" office:value="29.0546081374666">
                <text:p>29.0546081374666</text:p>
              </table:table-cell>
            </table:table-row>
            <table:table-row>
              <table:table-cell office:value-type="float" office:value="29.2631968311388">
                <text:p>30</text:p>
              </table:table-cell>
              <table:table-cell office:value-type="float" office:value="157">
                <text:p>157</text:p>
              </table:table-cell>
              <table:table-cell office:value-type="float" office:value="127.736803168861">
                <text:p>127.736803168861</text:p>
              </table:table-cell>
              <table:table-cell office:value-type="float" office:value="29.2631968311388">
                <text:p>29.2631968311388</text:p>
              </table:table-cell>
              <table:table-cell office:value-type="float" office:value="29.4032963469435">
                <text:p>29.4032963469435</text:p>
              </table:table-cell>
            </table:table-row>
            <table:table-row>
              <table:table-cell office:value-type="float" office:value="29.6131606754371">
                <text:p>30</text:p>
              </table:table-cell>
              <table:table-cell office:value-type="float" office:value="158">
                <text:p>158</text:p>
              </table:table-cell>
              <table:table-cell office:value-type="float" office:value="128.386839324563">
                <text:p>128.386839324563</text:p>
              </table:table-cell>
              <table:table-cell office:value-type="float" office:value="29.6131606754371">
                <text:p>29.6131606754371</text:p>
              </table:table-cell>
              <table:table-cell office:value-type="float" office:value="29.7537665301105">
                <text:p>29.7537665301105</text:p>
              </table:table-cell>
            </table:table-row>
            <table:table-row>
              <table:table-cell office:value-type="float" office:value="29.9649054407099">
                <text:p>30</text:p>
              </table:table-cell>
              <table:table-cell office:value-type="float" office:value="159">
                <text:p>159</text:p>
              </table:table-cell>
              <table:table-cell office:value-type="float" office:value="129.03509455929">
                <text:p>129.03509455929</text:p>
              </table:table-cell>
              <table:table-cell office:value-type="float" office:value="29.9649054407099">
                <text:p>29.9649054407099</text:p>
              </table:table-cell>
              <table:table-cell office:value-type="float" office:value="30.1060138115294">
                <text:p>30.1060138115294</text:p>
              </table:table-cell>
            </table:table-row>
            <table:table-row>
              <table:table-cell office:value-type="float" office:value="30.3184262477216">
                <text:p>30</text:p>
              </table:table-cell>
              <table:table-cell office:value-type="float" office:value="160">
                <text:p>160</text:p>
              </table:table-cell>
              <table:table-cell office:value-type="float" office:value="129.681573752278">
                <text:p>129.681573752278</text:p>
              </table:table-cell>
              <table:table-cell office:value-type="float" office:value="30.3184262477216">
                <text:p>30.3184262477216</text:p>
              </table:table-cell>
              <table:table-cell office:value-type="float" office:value="30.4600333291015">
                <text:p>30.4600333291015</text:p>
              </table:table-cell>
            </table:table-row>
            <table:table-row>
              <table:table-cell office:value-type="float" office:value="30.6737182306045">
                <text:p>30</text:p>
              </table:table-cell>
              <table:table-cell office:value-type="float" office:value="161">
                <text:p>161</text:p>
              </table:table-cell>
              <table:table-cell office:value-type="float" office:value="130.326281769395">
                <text:p>130.326281769395</text:p>
              </table:table-cell>
              <table:table-cell office:value-type="float" office:value="30.6737182306045">
                <text:p>30.6737182306045</text:p>
              </table:table-cell>
              <table:table-cell office:value-type="float" office:value="30.8158202340303">
                <text:p>30.8158202340303</text:p>
              </table:table-cell>
            </table:table-row>
            <table:table-row>
              <table:table-cell office:value-type="float" office:value="31.0307765368221">
                <text:p>30</text:p>
              </table:table-cell>
              <table:table-cell office:value-type="float" office:value="162">
                <text:p>162</text:p>
              </table:table-cell>
              <table:table-cell office:value-type="float" office:value="130.969223463178">
                <text:p>130.969223463178</text:p>
              </table:table-cell>
              <table:table-cell office:value-type="float" office:value="31.0307765368221">
                <text:p>31.0307765368221</text:p>
              </table:table-cell>
              <table:table-cell office:value-type="float" office:value="31.1733696907858">
                <text:p>31.1733696907858</text:p>
              </table:table-cell>
            </table:table-row>
            <table:table-row>
              <table:table-cell office:value-type="float" office:value="31.3895963271322">
                <text:p>30</text:p>
              </table:table-cell>
              <table:table-cell office:value-type="float" office:value="163">
                <text:p>163</text:p>
              </table:table-cell>
              <table:table-cell office:value-type="float" office:value="131.610403672868">
                <text:p>131.610403672868</text:p>
              </table:table-cell>
              <table:table-cell office:value-type="float" office:value="31.3895963271322">
                <text:p>31.3895963271322</text:p>
              </table:table-cell>
              <table:table-cell office:value-type="float" office:value="31.5326768770679">
                <text:p>31.5326768770679</text:p>
              </table:table-cell>
            </table:table-row>
            <table:table-row>
              <table:table-cell office:value-type="float" office:value="31.750172775551">
                <text:p>30</text:p>
              </table:table-cell>
              <table:table-cell office:value-type="float" office:value="164">
                <text:p>164</text:p>
              </table:table-cell>
              <table:table-cell office:value-type="float" office:value="132.249827224449">
                <text:p>132.249827224449</text:p>
              </table:table-cell>
              <table:table-cell office:value-type="float" office:value="31.750172775551">
                <text:p>31.750172775551</text:p>
              </table:table-cell>
              <table:table-cell office:value-type="float" office:value="31.89373698377">
                <text:p>31.89373698377</text:p>
              </table:table-cell>
            </table:table-row>
            <table:table-row>
              <table:table-cell office:value-type="float" office:value="32.1125010693166">
                <text:p>30</text:p>
              </table:table-cell>
              <table:table-cell office:value-type="float" office:value="165">
                <text:p>165</text:p>
              </table:table-cell>
              <table:table-cell office:value-type="float" office:value="132.887498930683">
                <text:p>132.887498930683</text:p>
              </table:table-cell>
              <table:table-cell office:value-type="float" office:value="32.1125010693166">
                <text:p>32.1125010693166</text:p>
              </table:table-cell>
              <table:table-cell office:value-type="float" office:value="32.2565452149431">
                <text:p>32.2565452149431</text:p>
              </table:table-cell>
            </table:table-row>
            <table:table-row>
              <table:table-cell office:value-type="float" office:value="32.4765764088528">
                <text:p>30</text:p>
              </table:table-cell>
              <table:table-cell office:value-type="float" office:value="166">
                <text:p>166</text:p>
              </table:table-cell>
              <table:table-cell office:value-type="float" office:value="133.523423591147">
                <text:p>133.523423591147</text:p>
              </table:table-cell>
              <table:table-cell office:value-type="float" office:value="32.4765764088528">
                <text:p>32.4765764088528</text:p>
              </table:table-cell>
              <table:table-cell office:value-type="float" office:value="32.62109678776">
                <text:p>32.62109678776</text:p>
              </table:table-cell>
            </table:table-row>
            <table:table-row>
              <table:table-cell office:value-type="float" office:value="32.8423940077326">
                <text:p>30</text:p>
              </table:table-cell>
              <table:table-cell office:value-type="float" office:value="167">
                <text:p>167</text:p>
              </table:table-cell>
              <table:table-cell office:value-type="float" office:value="134.157605992267">
                <text:p>134.157605992267</text:p>
              </table:table-cell>
              <table:table-cell office:value-type="float" office:value="32.8423940077326">
                <text:p>32.8423940077326</text:p>
              </table:table-cell>
              <table:table-cell office:value-type="float" office:value="32.9873869324792">
                <text:p>32.9873869324792</text:p>
              </table:table-cell>
            </table:table-row>
            <table:table-row>
              <table:table-cell office:value-type="float" office:value="33.2099490926429">
                <text:p>30</text:p>
              </table:table-cell>
              <table:table-cell office:value-type="float" office:value="168">
                <text:p>168</text:p>
              </table:table-cell>
              <table:table-cell office:value-type="float" office:value="134.790050907357">
                <text:p>134.790050907357</text:p>
              </table:table-cell>
              <table:table-cell office:value-type="float" office:value="33.2099490926429">
                <text:p>33.2099490926429</text:p>
              </table:table-cell>
              <table:table-cell office:value-type="float" office:value="33.3554108924087">
                <text:p>33.3554108924087</text:p>
              </table:table-cell>
            </table:table-row>
            <table:table-row>
              <table:table-cell office:value-type="float" office:value="33.579236903348">
                <text:p>30</text:p>
              </table:table-cell>
              <table:table-cell office:value-type="float" office:value="169">
                <text:p>169</text:p>
              </table:table-cell>
              <table:table-cell office:value-type="float" office:value="135.420763096652">
                <text:p>135.420763096652</text:p>
              </table:table-cell>
              <table:table-cell office:value-type="float" office:value="33.579236903348">
                <text:p>33.579236903348</text:p>
              </table:table-cell>
              <table:table-cell office:value-type="float" office:value="33.7251639238713">
                <text:p>33.7251639238713</text:p>
              </table:table-cell>
            </table:table-row>
            <table:table-row>
              <table:table-cell office:value-type="float" office:value="33.9502526926539">
                <text:p>30</text:p>
              </table:table-cell>
              <table:table-cell office:value-type="float" office:value="170">
                <text:p>170</text:p>
              </table:table-cell>
              <table:table-cell office:value-type="float" office:value="136.049747307346">
                <text:p>136.049747307346</text:p>
              </table:table-cell>
              <table:table-cell office:value-type="float" office:value="33.9502526926539">
                <text:p>33.9502526926539</text:p>
              </table:table-cell>
              <table:table-cell office:value-type="float" office:value="34.096641296168">
                <text:p>34.096641296168</text:p>
              </table:table-cell>
            </table:table-row>
            <table:table-row>
              <table:table-cell office:value-type="float" office:value="34.3229917263727">
                <text:p>30</text:p>
              </table:table-cell>
              <table:table-cell office:value-type="float" office:value="171">
                <text:p>171</text:p>
              </table:table-cell>
              <table:table-cell office:value-type="float" office:value="136.677008273627">
                <text:p>136.677008273627</text:p>
              </table:table-cell>
              <table:table-cell office:value-type="float" office:value="34.3229917263727">
                <text:p>34.3229917263727</text:p>
              </table:table-cell>
              <table:table-cell office:value-type="float" office:value="34.4698382915429">
                <text:p>34.4698382915429</text:p>
              </table:table-cell>
            </table:table-row>
            <table:table-row>
              <table:table-cell office:value-type="float" office:value="34.6974492832867">
                <text:p>30</text:p>
              </table:table-cell>
              <table:table-cell office:value-type="float" office:value="172">
                <text:p>172</text:p>
              </table:table-cell>
              <table:table-cell office:value-type="float" office:value="137.302550716713">
                <text:p>137.302550716713</text:p>
              </table:table-cell>
              <table:table-cell office:value-type="float" office:value="34.6974492832867">
                <text:p>34.6974492832867</text:p>
              </table:table-cell>
              <table:table-cell office:value-type="float" office:value="34.8447502051479">
                <text:p>34.8447502051479</text:p>
              </table:table-cell>
            </table:table-row>
            <table:table-row>
              <table:table-cell office:value-type="float" office:value="35.0736206551133">
                <text:p>40</text:p>
              </table:table-cell>
              <table:table-cell office:value-type="float" office:value="173">
                <text:p>173</text:p>
              </table:table-cell>
              <table:table-cell office:value-type="float" office:value="137.926379344887">
                <text:p>137.926379344887</text:p>
              </table:table-cell>
              <table:table-cell office:value-type="float" office:value="35.0736206551133">
                <text:p>35.0736206551133</text:p>
              </table:table-cell>
              <table:table-cell office:value-type="float" office:value="35.2213723450071">
                <text:p>35.2213723450071</text:p>
              </table:table-cell>
            </table:table-row>
            <table:table-row>
              <table:table-cell office:value-type="float" office:value="35.4515011464692">
                <text:p>40</text:p>
              </table:table-cell>
              <table:table-cell office:value-type="float" office:value="174">
                <text:p>174</text:p>
              </table:table-cell>
              <table:table-cell office:value-type="float" office:value="138.548498853531">
                <text:p>138.548498853531</text:p>
              </table:table-cell>
              <table:table-cell office:value-type="float" office:value="35.4515011464692">
                <text:p>35.4515011464692</text:p>
              </table:table-cell>
              <table:table-cell office:value-type="float" office:value="35.5997000319819">
                <text:p>35.5997000319819</text:p>
              </table:table-cell>
            </table:table-row>
            <table:table-row>
              <table:table-cell office:value-type="float" office:value="35.831086074835">
                <text:p>40</text:p>
              </table:table-cell>
              <table:table-cell office:value-type="float" office:value="175">
                <text:p>175</text:p>
              </table:table-cell>
              <table:table-cell office:value-type="float" office:value="139.168913925165">
                <text:p>139.168913925165</text:p>
              </table:table-cell>
              <table:table-cell office:value-type="float" office:value="35.831086074835">
                <text:p>35.831086074835</text:p>
              </table:table-cell>
              <table:table-cell office:value-type="float" office:value="35.9797285997357">
                <text:p>35.9797285997357</text:p>
              </table:table-cell>
            </table:table-row>
            <table:table-row>
              <table:table-cell office:value-type="float" office:value="36.2123707705204">
                <text:p>40</text:p>
              </table:table-cell>
              <table:table-cell office:value-type="float" office:value="176">
                <text:p>176</text:p>
              </table:table-cell>
              <table:table-cell office:value-type="float" office:value="139.78762922948">
                <text:p>139.78762922948</text:p>
              </table:table-cell>
              <table:table-cell office:value-type="float" office:value="36.2123707705204">
                <text:p>36.2123707705204</text:p>
              </table:table-cell>
              <table:table-cell office:value-type="float" office:value="36.3614533946986">
                <text:p>36.3614533946986</text:p>
              </table:table-cell>
            </table:table-row>
            <table:table-row>
              <table:table-cell office:value-type="float" office:value="36.5953505766286">
                <text:p>40</text:p>
              </table:table-cell>
              <table:table-cell office:value-type="float" office:value="177">
                <text:p>177</text:p>
              </table:table-cell>
              <table:table-cell office:value-type="float" office:value="140.404649423371">
                <text:p>140.404649423371</text:p>
              </table:table-cell>
              <table:table-cell office:value-type="float" office:value="36.5953505766286">
                <text:p>36.5953505766286</text:p>
              </table:table-cell>
              <table:table-cell office:value-type="float" office:value="36.7448697760332">
                <text:p>36.7448697760332</text:p>
              </table:table-cell>
            </table:table-row>
            <table:table-row>
              <table:table-cell office:value-type="float" office:value="36.9800208490213">
                <text:p>40</text:p>
              </table:table-cell>
              <table:table-cell office:value-type="float" office:value="178">
                <text:p>178</text:p>
              </table:table-cell>
              <table:table-cell office:value-type="float" office:value="141.019979150979">
                <text:p>141.019979150979</text:p>
              </table:table-cell>
              <table:table-cell office:value-type="float" office:value="36.9800208490213">
                <text:p>36.9800208490213</text:p>
              </table:table-cell>
              <table:table-cell office:value-type="float" office:value="37.1299731155991">
                <text:p>37.1299731155991</text:p>
              </table:table-cell>
            </table:table-row>
            <table:table-row>
              <table:table-cell office:value-type="float" office:value="37.3663769562843">
                <text:p>40</text:p>
              </table:table-cell>
              <table:table-cell office:value-type="float" office:value="179">
                <text:p>179</text:p>
              </table:table-cell>
              <table:table-cell office:value-type="float" office:value="141.633623043716">
                <text:p>141.633623043716</text:p>
              </table:table-cell>
              <table:table-cell office:value-type="float" office:value="37.3663769562843">
                <text:p>37.3663769562843</text:p>
              </table:table-cell>
              <table:table-cell office:value-type="float" office:value="37.5167587979182">
                <text:p>37.5167587979182</text:p>
              </table:table-cell>
            </table:table-row>
            <table:table-row>
              <table:table-cell office:value-type="float" office:value="37.7544142796917">
                <text:p>40</text:p>
              </table:table-cell>
              <table:table-cell office:value-type="float" office:value="180">
                <text:p>180</text:p>
              </table:table-cell>
              <table:table-cell office:value-type="float" office:value="142.245585720308">
                <text:p>142.245585720308</text:p>
              </table:table-cell>
              <table:table-cell office:value-type="float" office:value="37.7544142796917">
                <text:p>37.7544142796917</text:p>
              </table:table-cell>
              <table:table-cell office:value-type="float" office:value="37.9052222201406">
                <text:p>37.9052222201406</text:p>
              </table:table-cell>
            </table:table-row>
            <table:table-row>
              <table:table-cell office:value-type="float" office:value="38.1441282131721">
                <text:p>40</text:p>
              </table:table-cell>
              <table:table-cell office:value-type="float" office:value="181">
                <text:p>181</text:p>
              </table:table-cell>
              <table:table-cell office:value-type="float" office:value="142.855871786828">
                <text:p>142.855871786828</text:p>
              </table:table-cell>
              <table:table-cell office:value-type="float" office:value="38.1441282131721">
                <text:p>38.1441282131721</text:p>
              </table:table-cell>
              <table:table-cell office:value-type="float" office:value="38.2953587920095">
                <text:p>38.2953587920095</text:p>
              </table:table-cell>
            </table:table-row>
            <table:table-row>
              <table:table-cell office:value-type="float" office:value="38.5355141632729">
                <text:p>40</text:p>
              </table:table-cell>
              <table:table-cell office:value-type="float" office:value="182">
                <text:p>182</text:p>
              </table:table-cell>
              <table:table-cell office:value-type="float" office:value="143.464485836727">
                <text:p>143.464485836727</text:p>
              </table:table-cell>
              <table:table-cell office:value-type="float" office:value="38.5355141632729">
                <text:p>38.5355141632729</text:p>
              </table:table-cell>
              <table:table-cell office:value-type="float" office:value="38.6871639358268">
                <text:p>38.6871639358268</text:p>
              </table:table-cell>
            </table:table-row>
            <table:table-row>
              <table:table-cell office:value-type="float" office:value="38.928567549127">
                <text:p>40</text:p>
              </table:table-cell>
              <table:table-cell office:value-type="float" office:value="183">
                <text:p>183</text:p>
              </table:table-cell>
              <table:table-cell office:value-type="float" office:value="144.071432450873">
                <text:p>144.071432450873</text:p>
              </table:table-cell>
              <table:table-cell office:value-type="float" office:value="38.928567549127">
                <text:p>38.928567549127</text:p>
              </table:table-cell>
              <table:table-cell office:value-type="float" office:value="39.0806330864192">
                <text:p>39.0806330864192</text:p>
              </table:table-cell>
            </table:table-row>
            <table:table-row>
              <table:table-cell office:value-type="float" office:value="39.3232838024171">
                <text:p>40</text:p>
              </table:table-cell>
              <table:table-cell office:value-type="float" office:value="184">
                <text:p>184</text:p>
              </table:table-cell>
              <table:table-cell office:value-type="float" office:value="144.676716197583">
                <text:p>144.676716197583</text:p>
              </table:table-cell>
              <table:table-cell office:value-type="float" office:value="39.3232838024171">
                <text:p>39.3232838024171</text:p>
              </table:table-cell>
              <table:table-cell office:value-type="float" office:value="39.4757616911034">
                <text:p>39.4757616911034</text:p>
              </table:table-cell>
            </table:table-row>
            <table:table-row>
              <table:table-cell office:value-type="float" office:value="39.7196583673419">
                <text:p>40</text:p>
              </table:table-cell>
              <table:table-cell office:value-type="float" office:value="185">
                <text:p>185</text:p>
              </table:table-cell>
              <table:table-cell office:value-type="float" office:value="145.280341632658">
                <text:p>145.280341632658</text:p>
              </table:table-cell>
              <table:table-cell office:value-type="float" office:value="39.7196583673419">
                <text:p>39.7196583673419</text:p>
              </table:table-cell>
              <table:table-cell office:value-type="float" office:value="39.872545209652">
                <text:p>39.872545209652</text:p>
              </table:table-cell>
            </table:table-row>
            <table:table-row>
              <table:table-cell office:value-type="float" office:value="40.1176867005821">
                <text:p>40</text:p>
              </table:table-cell>
              <table:table-cell office:value-type="float" office:value="186">
                <text:p>186</text:p>
              </table:table-cell>
              <table:table-cell office:value-type="float" office:value="145.882313299418">
                <text:p>145.882313299418</text:p>
              </table:table-cell>
              <table:table-cell office:value-type="float" office:value="40.1176867005821">
                <text:p>40.1176867005821</text:p>
              </table:table-cell>
              <table:table-cell office:value-type="float" office:value="40.2709791142599">
                <text:p>40.2709791142599</text:p>
              </table:table-cell>
            </table:table-row>
            <table:table-row>
              <table:table-cell office:value-type="float" office:value="40.5173642712654">
                <text:p>40</text:p>
              </table:table-cell>
              <table:table-cell office:value-type="float" office:value="187">
                <text:p>187</text:p>
              </table:table-cell>
              <table:table-cell office:value-type="float" office:value="146.482635728735">
                <text:p>146.482635728735</text:p>
              </table:table-cell>
              <table:table-cell office:value-type="float" office:value="40.5173642712654">
                <text:p>40.5173642712654</text:p>
              </table:table-cell>
              <table:table-cell office:value-type="float" office:value="40.6710588895098">
                <text:p>40.6710588895098</text:p>
              </table:table-cell>
            </table:table-row>
            <table:table-row>
              <table:table-cell office:value-type="float" office:value="40.9186865609332">
                <text:p>40</text:p>
              </table:table-cell>
              <table:table-cell office:value-type="float" office:value="188">
                <text:p>188</text:p>
              </table:table-cell>
              <table:table-cell office:value-type="float" office:value="147.081313439067">
                <text:p>147.081313439067</text:p>
              </table:table-cell>
              <table:table-cell office:value-type="float" office:value="40.9186865609332">
                <text:p>40.9186865609332</text:p>
              </table:table-cell>
              <table:table-cell office:value-type="float" office:value="41.0727800323383">
                <text:p>41.0727800323383</text:p>
              </table:table-cell>
            </table:table-row>
            <table:table-row>
              <table:table-cell office:value-type="float" office:value="41.321649063506">
                <text:p>40</text:p>
              </table:table-cell>
              <table:table-cell office:value-type="float" office:value="189">
                <text:p>189</text:p>
              </table:table-cell>
              <table:table-cell office:value-type="float" office:value="147.678350936494">
                <text:p>147.678350936494</text:p>
              </table:table-cell>
              <table:table-cell office:value-type="float" office:value="41.321649063506">
                <text:p>41.321649063506</text:p>
              </table:table-cell>
              <table:table-cell office:value-type="float" office:value="41.4761380520025">
                <text:p>41.4761380520025</text:p>
              </table:table-cell>
            </table:table-row>
            <table:table-row>
              <table:table-cell office:value-type="float" office:value="41.7262472852498">
                <text:p>40</text:p>
              </table:table-cell>
              <table:table-cell office:value-type="float" office:value="190">
                <text:p>190</text:p>
              </table:table-cell>
              <table:table-cell office:value-type="float" office:value="148.27375271475">
                <text:p>148.27375271475</text:p>
              </table:table-cell>
              <table:table-cell office:value-type="float" office:value="41.7262472852498">
                <text:p>41.7262472852498</text:p>
              </table:table-cell>
              <table:table-cell office:value-type="float" office:value="41.8811284700461">
                <text:p>41.8811284700461</text:p>
              </table:table-cell>
            </table:table-row>
            <table:table-row>
              <table:table-cell office:value-type="float" office:value="42.1324767447423">
                <text:p>40</text:p>
              </table:table-cell>
              <table:table-cell office:value-type="float" office:value="191">
                <text:p>191</text:p>
              </table:table-cell>
              <table:table-cell office:value-type="float" office:value="148.867523255258">
                <text:p>148.867523255258</text:p>
              </table:table-cell>
              <table:table-cell office:value-type="float" office:value="42.1324767447423">
                <text:p>42.1324767447423</text:p>
              </table:table-cell>
              <table:table-cell office:value-type="float" office:value="42.2877468202655">
                <text:p>42.2877468202655</text:p>
              </table:table-cell>
            </table:table-row>
            <table:table-row>
              <table:table-cell office:value-type="float" office:value="42.5403329728389">
                <text:p>40</text:p>
              </table:table-cell>
              <table:table-cell office:value-type="float" office:value="192">
                <text:p>192</text:p>
              </table:table-cell>
              <table:table-cell office:value-type="float" office:value="149.459667027161">
                <text:p>149.459667027161</text:p>
              </table:table-cell>
              <table:table-cell office:value-type="float" office:value="42.5403329728389">
                <text:p>42.5403329728389</text:p>
              </table:table-cell>
              <table:table-cell office:value-type="float" office:value="42.6959886486767">
                <text:p>42.6959886486767</text:p>
              </table:table-cell>
            </table:table-row>
            <table:table-row>
              <table:table-cell office:value-type="float" office:value="42.9498115126393">
                <text:p>40</text:p>
              </table:table-cell>
              <table:table-cell office:value-type="float" office:value="193">
                <text:p>193</text:p>
              </table:table-cell>
              <table:table-cell office:value-type="float" office:value="150.050188487361">
                <text:p>150.050188487361</text:p>
              </table:table-cell>
              <table:table-cell office:value-type="float" office:value="42.9498115126393">
                <text:p>42.9498115126393</text:p>
              </table:table-cell>
              <table:table-cell office:value-type="float" office:value="43.1058495134819">
                <text:p>43.1058495134819</text:p>
              </table:table-cell>
            </table:table-row>
            <table:table-row>
              <table:table-cell office:value-type="float" office:value="43.360907919454">
                <text:p>40</text:p>
              </table:table-cell>
              <table:table-cell office:value-type="float" office:value="194">
                <text:p>194</text:p>
              </table:table-cell>
              <table:table-cell office:value-type="float" office:value="150.639092080546">
                <text:p>150.639092080546</text:p>
              </table:table-cell>
              <table:table-cell office:value-type="float" office:value="43.360907919454">
                <text:p>43.360907919454</text:p>
              </table:table-cell>
              <table:table-cell office:value-type="float" office:value="43.5173249850354">
                <text:p>43.5173249850354</text:p>
              </table:table-cell>
            </table:table-row>
            <table:table-row>
              <table:table-cell office:value-type="float" office:value="43.7736177607706">
                <text:p>40</text:p>
              </table:table-cell>
              <table:table-cell office:value-type="float" office:value="195">
                <text:p>195</text:p>
              </table:table-cell>
              <table:table-cell office:value-type="float" office:value="151.226382239229">
                <text:p>151.226382239229</text:p>
              </table:table-cell>
              <table:table-cell office:value-type="float" office:value="43.7736177607706">
                <text:p>43.7736177607706</text:p>
              </table:table-cell>
              <table:table-cell office:value-type="float" office:value="43.9304106458115">
                <text:p>43.9304106458115</text:p>
              </table:table-cell>
            </table:table-row>
            <table:table-row>
              <table:table-cell office:value-type="float" office:value="44.1879366162205">
                <text:p>40</text:p>
              </table:table-cell>
              <table:table-cell office:value-type="float" office:value="196">
                <text:p>196</text:p>
              </table:table-cell>
              <table:table-cell office:value-type="float" office:value="151.812063383779">
                <text:p>151.812063383779</text:p>
              </table:table-cell>
              <table:table-cell office:value-type="float" office:value="44.1879366162205">
                <text:p>44.1879366162205</text:p>
              </table:table-cell>
              <table:table-cell office:value-type="float" office:value="44.3451020903704">
                <text:p>44.3451020903704</text:p>
              </table:table-cell>
            </table:table-row>
            <table:table-row>
              <table:table-cell office:value-type="float" office:value="44.6038600775459">
                <text:p>40</text:p>
              </table:table-cell>
              <table:table-cell office:value-type="float" office:value="197">
                <text:p>197</text:p>
              </table:table-cell>
              <table:table-cell office:value-type="float" office:value="152.396139922454">
                <text:p>152.396139922454</text:p>
              </table:table-cell>
              <table:table-cell office:value-type="float" office:value="44.6038600775459">
                <text:p>44.6038600775459</text:p>
              </table:table-cell>
              <table:table-cell office:value-type="float" office:value="44.7613949253255">
                <text:p>44.7613949253255</text:p>
              </table:table-cell>
            </table:table-row>
            <table:table-row>
              <table:table-cell office:value-type="float" office:value="45.0213837485663">
                <text:p>50</text:p>
              </table:table-cell>
              <table:table-cell office:value-type="float" office:value="198">
                <text:p>198</text:p>
              </table:table-cell>
              <table:table-cell office:value-type="float" office:value="152.978616251434">
                <text:p>152.978616251434</text:p>
              </table:table-cell>
              <table:table-cell office:value-type="float" office:value="45.0213837485663">
                <text:p>45.0213837485663</text:p>
              </table:table-cell>
              <table:table-cell office:value-type="float" office:value="45.1792847693105">
                <text:p>45.1792847693105</text:p>
              </table:table-cell>
            </table:table-row>
            <table:table-row>
              <table:table-cell office:value-type="float" office:value="45.4405032451456">
                <text:p>50</text:p>
              </table:table-cell>
              <table:table-cell office:value-type="float" office:value="199">
                <text:p>199</text:p>
              </table:table-cell>
              <table:table-cell office:value-type="float" office:value="153.559496754854">
                <text:p>153.559496754854</text:p>
              </table:table-cell>
              <table:table-cell office:value-type="float" office:value="45.4405032451456">
                <text:p>45.4405032451456</text:p>
              </table:table-cell>
              <table:table-cell office:value-type="float" office:value="45.5987672529464">
                <text:p>45.5987672529464</text:p>
              </table:table-cell>
            </table:table-row>
            <table:table-row>
              <table:table-cell office:value-type="float" office:value="45.8612141951589">
                <text:p>50</text:p>
              </table:table-cell>
              <table:table-cell office:value-type="float" office:value="200">
                <text:p>200</text:p>
              </table:table-cell>
              <table:table-cell office:value-type="float" office:value="154.138785804841">
                <text:p>154.138785804841</text:p>
              </table:table-cell>
              <table:table-cell office:value-type="float" office:value="45.8612141951589">
                <text:p>45.8612141951589</text:p>
              </table:table-cell>
              <table:table-cell office:value-type="float" office:value="46.0198380188087">
                <text:p>46.0198380188087</text:p>
              </table:table-cell>
            </table:table-row>
            <table:table-row>
              <table:table-cell office:value-type="float" office:value="46.2835122384598">
                <text:p>50</text:p>
              </table:table-cell>
              <table:table-cell office:value-type="float" office:value="201">
                <text:p>201</text:p>
              </table:table-cell>
              <table:table-cell office:value-type="float" office:value="154.71648776154">
                <text:p>154.71648776154</text:p>
              </table:table-cell>
              <table:table-cell office:value-type="float" office:value="46.2835122384598">
                <text:p>46.2835122384598</text:p>
              </table:table-cell>
              <table:table-cell office:value-type="float" office:value="46.4424927213946">
                <text:p>46.4424927213946</text:p>
              </table:table-cell>
            </table:table-row>
            <table:table-row>
              <table:table-cell office:value-type="float" office:value="46.7073930268476">
                <text:p>50</text:p>
              </table:table-cell>
              <table:table-cell office:value-type="float" office:value="202">
                <text:p>202</text:p>
              </table:table-cell>
              <table:table-cell office:value-type="float" office:value="155.292606973152">
                <text:p>155.292606973152</text:p>
              </table:table-cell>
              <table:table-cell office:value-type="float" office:value="46.7073930268476">
                <text:p>46.7073930268476</text:p>
              </table:table-cell>
              <table:table-cell office:value-type="float" office:value="46.8667270270908">
                <text:p>46.8667270270908</text:p>
              </table:table-cell>
            </table:table-row>
            <table:table-row>
              <table:table-cell office:value-type="float" office:value="47.1328522240343">
                <text:p>50</text:p>
              </table:table-cell>
              <table:table-cell office:value-type="float" office:value="203">
                <text:p>203</text:p>
              </table:table-cell>
              <table:table-cell office:value-type="float" office:value="155.867147775966">
                <text:p>155.867147775966</text:p>
              </table:table-cell>
              <table:table-cell office:value-type="float" office:value="47.1328522240343">
                <text:p>47.1328522240343</text:p>
              </table:table-cell>
              <table:table-cell office:value-type="float" office:value="47.2925366141403">
                <text:p>47.2925366141403</text:p>
              </table:table-cell>
            </table:table-row>
            <table:table-row>
              <table:table-cell office:value-type="float" office:value="47.5598855056123">
                <text:p>50</text:p>
              </table:table-cell>
              <table:table-cell office:value-type="float" office:value="204">
                <text:p>204</text:p>
              </table:table-cell>
              <table:table-cell office:value-type="float" office:value="156.440114494388">
                <text:p>156.440114494388</text:p>
              </table:table-cell>
              <table:table-cell office:value-type="float" office:value="47.5598855056123">
                <text:p>47.5598855056123</text:p>
              </table:table-cell>
              <table:table-cell office:value-type="float" office:value="47.7199171726105">
                <text:p>47.7199171726105</text:p>
              </table:table-cell>
            </table:table-row>
            <table:table-row>
              <table:table-cell office:value-type="float" office:value="47.9884885590216">
                <text:p>50</text:p>
              </table:table-cell>
              <table:table-cell office:value-type="float" office:value="205">
                <text:p>205</text:p>
              </table:table-cell>
              <table:table-cell office:value-type="float" office:value="157.011511440978">
                <text:p>157.011511440978</text:p>
              </table:table-cell>
              <table:table-cell office:value-type="float" office:value="47.9884885590216">
                <text:p>47.9884885590216</text:p>
              </table:table-cell>
              <table:table-cell office:value-type="float" office:value="48.1488644043608">
                <text:p>48.1488644043608</text:p>
              </table:table-cell>
            </table:table-row>
            <table:table-row>
              <table:table-cell office:value-type="float" office:value="48.4186570835175">
                <text:p>50</text:p>
              </table:table-cell>
              <table:table-cell office:value-type="float" office:value="206">
                <text:p>206</text:p>
              </table:table-cell>
              <table:table-cell office:value-type="float" office:value="157.581342916483">
                <text:p>157.581342916483</text:p>
              </table:table-cell>
              <table:table-cell office:value-type="float" office:value="48.4186570835175">
                <text:p>48.4186570835175</text:p>
              </table:table-cell>
              <table:table-cell office:value-type="float" office:value="48.5793740230099">
                <text:p>48.5793740230099</text:p>
              </table:table-cell>
            </table:table-row>
            <table:table-row>
              <table:table-cell office:value-type="float" office:value="48.8503867901379">
                <text:p>50</text:p>
              </table:table-cell>
              <table:table-cell office:value-type="float" office:value="207">
                <text:p>207</text:p>
              </table:table-cell>
              <table:table-cell office:value-type="float" office:value="158.149613209862">
                <text:p>158.149613209862</text:p>
              </table:table-cell>
              <table:table-cell office:value-type="float" office:value="48.8503867901379">
                <text:p>48.8503867901379</text:p>
              </table:table-cell>
              <table:table-cell office:value-type="float" office:value="49.0114417539043">
                <text:p>49.0114417539043</text:p>
              </table:table-cell>
            </table:table-row>
            <table:table-row>
              <table:table-cell office:value-type="float" office:value="49.2836734016719">
                <text:p>50</text:p>
              </table:table-cell>
              <table:table-cell office:value-type="float" office:value="208">
                <text:p>208</text:p>
              </table:table-cell>
              <table:table-cell office:value-type="float" office:value="158.716326598328">
                <text:p>158.716326598328</text:p>
              </table:table-cell>
              <table:table-cell office:value-type="float" office:value="49.2836734016719">
                <text:p>49.2836734016719</text:p>
              </table:table-cell>
              <table:table-cell office:value-type="float" office:value="49.4450633340854">
                <text:p>49.4450633340854</text:p>
              </table:table-cell>
            </table:table-row>
            <table:table-row>
              <table:table-cell office:value-type="float" office:value="49.7185126526262">
                <text:p>50</text:p>
              </table:table-cell>
              <table:table-cell office:value-type="float" office:value="209">
                <text:p>209</text:p>
              </table:table-cell>
              <table:table-cell office:value-type="float" office:value="159.281487347374">
                <text:p>159.281487347374</text:p>
              </table:table-cell>
              <table:table-cell office:value-type="float" office:value="49.7185126526262">
                <text:p>49.7185126526262</text:p>
              </table:table-cell>
              <table:table-cell office:value-type="float" office:value="49.8802345122585">
                <text:p>49.8802345122585</text:p>
              </table:table-cell>
            </table:table-row>
            <table:table-row>
              <table:table-cell office:value-type="float" office:value="50.1549002891943">
                <text:p>50</text:p>
              </table:table-cell>
              <table:table-cell office:value-type="float" office:value="210">
                <text:p>210</text:p>
              </table:table-cell>
              <table:table-cell office:value-type="float" office:value="159.845099710806">
                <text:p>159.845099710806</text:p>
              </table:table-cell>
              <table:table-cell office:value-type="float" office:value="50.1549002891943">
                <text:p>50.1549002891943</text:p>
              </table:table-cell>
              <table:table-cell office:value-type="float" office:value="50.3169510487598">
                <text:p>50.3169510487598</text:p>
              </table:table-cell>
            </table:table-row>
            <table:table-row>
              <table:table-cell office:value-type="float" office:value="50.5928320692239">
                <text:p>50</text:p>
              </table:table-cell>
              <table:table-cell office:value-type="float" office:value="211">
                <text:p>211</text:p>
              </table:table-cell>
              <table:table-cell office:value-type="float" office:value="160.407167930776">
                <text:p>160.407167930776</text:p>
              </table:table-cell>
              <table:table-cell office:value-type="float" office:value="50.5928320692239">
                <text:p>50.5928320692239</text:p>
              </table:table-cell>
              <table:table-cell office:value-type="float" office:value="50.7552087155256">
                <text:p>50.7552087155256</text:p>
              </table:table-cell>
            </table:table-row>
            <table:table-row>
              <table:table-cell office:value-type="float" office:value="51.0323037621849">
                <text:p>50</text:p>
              </table:table-cell>
              <table:table-cell office:value-type="float" office:value="212">
                <text:p>212</text:p>
              </table:table-cell>
              <table:table-cell office:value-type="float" office:value="160.967696237815">
                <text:p>160.967696237815</text:p>
              </table:table-cell>
              <table:table-cell office:value-type="float" office:value="51.0323037621849">
                <text:p>51.0323037621849</text:p>
              </table:table-cell>
              <table:table-cell office:value-type="float" office:value="51.1950032960598">
                <text:p>51.1950032960598</text:p>
              </table:table-cell>
            </table:table-row>
            <table:table-row>
              <table:table-cell office:value-type="float" office:value="51.4733111491379">
                <text:p>50</text:p>
              </table:table-cell>
              <table:table-cell office:value-type="float" office:value="213">
                <text:p>213</text:p>
              </table:table-cell>
              <table:table-cell office:value-type="float" office:value="161.526688850862">
                <text:p>161.526688850862</text:p>
              </table:table-cell>
              <table:table-cell office:value-type="float" office:value="51.4733111491379">
                <text:p>51.4733111491379</text:p>
              </table:table-cell>
              <table:table-cell office:value-type="float" office:value="51.6363305854025">
                <text:p>51.6363305854025</text:p>
              </table:table-cell>
            </table:table-row>
            <table:table-row>
              <table:table-cell office:value-type="float" office:value="51.9158500227019">
                <text:p>50</text:p>
              </table:table-cell>
              <table:table-cell office:value-type="float" office:value="214">
                <text:p>214</text:p>
              </table:table-cell>
              <table:table-cell office:value-type="float" office:value="162.084149977298">
                <text:p>162.084149977298</text:p>
              </table:table-cell>
              <table:table-cell office:value-type="float" office:value="51.9158500227019">
                <text:p>51.9158500227019</text:p>
              </table:table-cell>
              <table:table-cell office:value-type="float" office:value="52.0791863900987">
                <text:p>52.0791863900987</text:p>
              </table:table-cell>
            </table:table-row>
            <table:table-row>
              <table:table-cell office:value-type="float" office:value="52.3599161870232">
                <text:p>50</text:p>
              </table:table-cell>
              <table:table-cell office:value-type="float" office:value="215">
                <text:p>215</text:p>
              </table:table-cell>
              <table:table-cell office:value-type="float" office:value="162.640083812977">
                <text:p>162.640083812977</text:p>
              </table:table-cell>
              <table:table-cell office:value-type="float" office:value="52.3599161870232">
                <text:p>52.3599161870232</text:p>
              </table:table-cell>
              <table:table-cell office:value-type="float" office:value="52.5235665281664">
                <text:p>52.5235665281664</text:p>
              </table:table-cell>
            </table:table-row>
            <table:table-row>
              <table:table-cell office:value-type="float" office:value="52.8055054577437">
                <text:p>50</text:p>
              </table:table-cell>
              <table:table-cell office:value-type="float" office:value="216">
                <text:p>216</text:p>
              </table:table-cell>
              <table:table-cell office:value-type="float" office:value="163.194494542256">
                <text:p>163.194494542256</text:p>
              </table:table-cell>
              <table:table-cell office:value-type="float" office:value="52.8055054577437">
                <text:p>52.8055054577437</text:p>
              </table:table-cell>
              <table:table-cell office:value-type="float" office:value="52.9694668290654">
                <text:p>52.9694668290654</text:p>
              </table:table-cell>
            </table:table-row>
            <table:table-row>
              <table:table-cell office:value-type="float" office:value="53.252613661969">
                <text:p>50</text:p>
              </table:table-cell>
              <table:table-cell office:value-type="float" office:value="217">
                <text:p>217</text:p>
              </table:table-cell>
              <table:table-cell office:value-type="float" office:value="163.747386338031">
                <text:p>163.747386338031</text:p>
              </table:table-cell>
              <table:table-cell office:value-type="float" office:value="53.252613661969">
                <text:p>53.252613661969</text:p>
              </table:table-cell>
              <table:table-cell office:value-type="float" office:value="53.4168831336662">
                <text:p>53.4168831336662</text:p>
              </table:table-cell>
            </table:table-row>
            <table:table-row>
              <table:table-cell office:value-type="float" office:value="53.7012366382376">
                <text:p>50</text:p>
              </table:table-cell>
              <table:table-cell office:value-type="float" office:value="218">
                <text:p>218</text:p>
              </table:table-cell>
              <table:table-cell office:value-type="float" office:value="164.298763361762">
                <text:p>164.298763361762</text:p>
              </table:table-cell>
              <table:table-cell office:value-type="float" office:value="53.7012366382376">
                <text:p>53.7012366382376</text:p>
              </table:table-cell>
              <table:table-cell office:value-type="float" office:value="53.8658112942183">
                <text:p>53.8658112942183</text:p>
              </table:table-cell>
            </table:table-row>
            <table:table-row>
              <table:table-cell office:value-type="float" office:value="54.151370236489">
                <text:p>50</text:p>
              </table:table-cell>
              <table:table-cell office:value-type="float" office:value="219">
                <text:p>219</text:p>
              </table:table-cell>
              <table:table-cell office:value-type="float" office:value="164.848629763511">
                <text:p>164.848629763511</text:p>
              </table:table-cell>
              <table:table-cell office:value-type="float" office:value="54.151370236489">
                <text:p>54.151370236489</text:p>
              </table:table-cell>
              <table:table-cell office:value-type="float" office:value="54.3162471743197">
                <text:p>54.3162471743197</text:p>
              </table:table-cell>
            </table:table-row>
            <table:table-row>
              <table:table-cell office:value-type="float" office:value="54.6030103180329">
                <text:p>50</text:p>
              </table:table-cell>
              <table:table-cell office:value-type="float" office:value="220">
                <text:p>220</text:p>
              </table:table-cell>
              <table:table-cell office:value-type="float" office:value="165.396989681967">
                <text:p>165.396989681967</text:p>
              </table:table-cell>
              <table:table-cell office:value-type="float" office:value="54.6030103180329">
                <text:p>54.6030103180329</text:p>
              </table:table-cell>
              <table:table-cell office:value-type="float" office:value="54.768186648885">
                <text:p>54.768186648885</text:p>
              </table:table-cell>
            </table:table-row>
            <table:table-row>
              <table:table-cell office:value-type="float" office:value="55.0561527555177">
                <text:p>60</text:p>
              </table:table-cell>
              <table:table-cell office:value-type="float" office:value="221">
                <text:p>221</text:p>
              </table:table-cell>
              <table:table-cell office:value-type="float" office:value="165.943847244482">
                <text:p>165.943847244482</text:p>
              </table:table-cell>
              <table:table-cell office:value-type="float" office:value="55.0561527555177">
                <text:p>55.0561527555177</text:p>
              </table:table-cell>
              <table:table-cell office:value-type="float" office:value="55.2216256041154">
                <text:p>55.2216256041154</text:p>
              </table:table-cell>
            </table:table-row>
            <table:table-row>
              <table:table-cell office:value-type="float" office:value="55.5107934328998">
                <text:p>60</text:p>
              </table:table-cell>
              <table:table-cell office:value-type="float" office:value="222">
                <text:p>222</text:p>
              </table:table-cell>
              <table:table-cell office:value-type="float" office:value="166.4892065671">
                <text:p>166.4892065671</text:p>
              </table:table-cell>
              <table:table-cell office:value-type="float" office:value="55.5107934328998">
                <text:p>55.5107934328998</text:p>
              </table:table-cell>
              <table:table-cell office:value-type="float" office:value="55.6765599374672">
                <text:p>55.6765599374672</text:p>
              </table:table-cell>
            </table:table-row>
            <table:table-row>
              <table:table-cell office:value-type="float" office:value="55.9669282454125">
                <text:p>60</text:p>
              </table:table-cell>
              <table:table-cell office:value-type="float" office:value="223">
                <text:p>223</text:p>
              </table:table-cell>
              <table:table-cell office:value-type="float" office:value="167.033071754588">
                <text:p>167.033071754588</text:p>
              </table:table-cell>
              <table:table-cell office:value-type="float" office:value="55.9669282454125">
                <text:p>55.9669282454125</text:p>
              </table:table-cell>
              <table:table-cell office:value-type="float" office:value="56.1329855576211">
                <text:p>56.1329855576211</text:p>
              </table:table-cell>
            </table:table-row>
            <table:table-row>
              <table:table-cell office:value-type="float" office:value="56.4245530995346">
                <text:p>60</text:p>
              </table:table-cell>
              <table:table-cell office:value-type="float" office:value="224">
                <text:p>224</text:p>
              </table:table-cell>
              <table:table-cell office:value-type="float" office:value="167.575446900465">
                <text:p>167.575446900465</text:p>
              </table:table-cell>
              <table:table-cell office:value-type="float" office:value="56.4245530995346">
                <text:p>56.4245530995346</text:p>
              </table:table-cell>
              <table:table-cell office:value-type="float" office:value="56.5908983844517">
                <text:p>56.5908983844517</text:p>
              </table:table-cell>
            </table:table-row>
            <table:table-row>
              <table:table-cell office:value-type="float" office:value="56.8836639129606">
                <text:p>60</text:p>
              </table:table-cell>
              <table:table-cell office:value-type="float" office:value="225">
                <text:p>225</text:p>
              </table:table-cell>
              <table:table-cell office:value-type="float" office:value="168.116336087039">
                <text:p>168.116336087039</text:p>
              </table:table-cell>
              <table:table-cell office:value-type="float" office:value="56.8836639129606">
                <text:p>56.8836639129606</text:p>
              </table:table-cell>
              <table:table-cell office:value-type="float" office:value="57.0502943489965">
                <text:p>57.0502943489965</text:p>
              </table:table-cell>
            </table:table-row>
            <table:table-row>
              <table:table-cell office:value-type="float" office:value="57.3442566145689">
                <text:p>60</text:p>
              </table:table-cell>
              <table:table-cell office:value-type="float" office:value="226">
                <text:p>226</text:p>
              </table:table-cell>
              <table:table-cell office:value-type="float" office:value="168.655743385431">
                <text:p>168.655743385431</text:p>
              </table:table-cell>
              <table:table-cell office:value-type="float" office:value="57.3442566145689">
                <text:p>57.3442566145689</text:p>
              </table:table-cell>
              <table:table-cell office:value-type="float" office:value="57.5111693934257">
                <text:p>57.5111693934257</text:p>
              </table:table-cell>
            </table:table-row>
            <table:table-row>
              <table:table-cell office:value-type="float" office:value="57.806327144392">
                <text:p>60</text:p>
              </table:table-cell>
              <table:table-cell office:value-type="float" office:value="227">
                <text:p>227</text:p>
              </table:table-cell>
              <table:table-cell office:value-type="float" office:value="169.193672855608">
                <text:p>169.193672855608</text:p>
              </table:table-cell>
              <table:table-cell office:value-type="float" office:value="57.806327144392">
                <text:p>57.806327144392</text:p>
              </table:table-cell>
              <table:table-cell office:value-type="float" office:value="57.9735194710117">
                <text:p>57.9735194710117</text:p>
              </table:table-cell>
            </table:table-row>
            <table:table-row>
              <table:table-cell office:value-type="float" office:value="58.2698714535854">
                <text:p>60</text:p>
              </table:table-cell>
              <table:table-cell office:value-type="float" office:value="228">
                <text:p>228</text:p>
              </table:table-cell>
              <table:table-cell office:value-type="float" office:value="169.730128546415">
                <text:p>169.730128546415</text:p>
              </table:table-cell>
              <table:table-cell office:value-type="float" office:value="58.2698714535854">
                <text:p>58.2698714535854</text:p>
              </table:table-cell>
              <table:table-cell office:value-type="float" office:value="58.4373405460986">
                <text:p>58.4373405460986</text:p>
              </table:table-cell>
            </table:table-row>
            <table:table-row>
              <table:table-cell office:value-type="float" office:value="58.7348855043975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170.265114495602">
                <text:p>170.265114495602</text:p>
              </table:table-cell>
              <table:table-cell office:value-type="float" office:value="58.7348855043975">
                <text:p>58.7348855043975</text:p>
              </table:table-cell>
              <table:table-cell office:value-type="float" office:value="58.9026285940719">
                <text:p>58.9026285940719</text:p>
              </table:table-cell>
            </table:table-row>
            <table:table-row>
              <table:table-cell office:value-type="float" office:value="59.2013652701389">
                <text:p>60</text:p>
              </table:table-cell>
              <table:table-cell office:value-type="float" office:value="230">
                <text:p>230</text:p>
              </table:table-cell>
              <table:table-cell office:value-type="float" office:value="170.798634729861">
                <text:p>170.798634729861</text:p>
              </table:table-cell>
              <table:table-cell office:value-type="float" office:value="59.2013652701389">
                <text:p>59.2013652701389</text:p>
              </table:table-cell>
              <table:table-cell office:value-type="float" office:value="59.3693796013284">
                <text:p>59.3693796013284</text:p>
              </table:table-cell>
            </table:table-row>
            <table:table-row>
              <table:table-cell office:value-type="float" office:value="59.6693067351522">
                <text:p>60</text:p>
              </table:table-cell>
              <table:table-cell office:value-type="float" office:value="231">
                <text:p>231</text:p>
              </table:table-cell>
              <table:table-cell office:value-type="float" office:value="171.330693264848">
                <text:p>171.330693264848</text:p>
              </table:table-cell>
              <table:table-cell office:value-type="float" office:value="59.6693067351522">
                <text:p>59.6693067351522</text:p>
              </table:table-cell>
              <table:table-cell office:value-type="float" office:value="59.8375895652461">
                <text:p>59.8375895652461</text:p>
              </table:table-cell>
            </table:table-row>
            <table:table-row>
              <table:table-cell office:value-type="float" office:value="60.138705894782">
                <text:p>60</text:p>
              </table:table-cell>
              <table:table-cell office:value-type="float" office:value="232">
                <text:p>232</text:p>
              </table:table-cell>
              <table:table-cell office:value-type="float" office:value="171.861294105218">
                <text:p>171.861294105218</text:p>
              </table:table-cell>
              <table:table-cell office:value-type="float" office:value="60.138705894782">
                <text:p>60.138705894782</text:p>
              </table:table-cell>
              <table:table-cell office:value-type="float" office:value="60.3072544941539">
                <text:p>60.3072544941539</text:p>
              </table:table-cell>
            </table:table-row>
            <table:table-row>
              <table:table-cell office:value-type="float" office:value="60.6095587553442">
                <text:p>60</text:p>
              </table:table-cell>
              <table:table-cell office:value-type="float" office:value="233">
                <text:p>233</text:p>
              </table:table-cell>
              <table:table-cell office:value-type="float" office:value="172.390441244656">
                <text:p>172.390441244656</text:p>
              </table:table-cell>
              <table:table-cell office:value-type="float" office:value="60.6095587553442">
                <text:p>60.6095587553442</text:p>
              </table:table-cell>
              <table:table-cell office:value-type="float" office:value="60.7783704073019">
                <text:p>60.7783704073019</text:p>
              </table:table-cell>
            </table:table-row>
            <table:table-row>
              <table:table-cell office:value-type="float" office:value="61.0818613340967">
                <text:p>60</text:p>
              </table:table-cell>
              <table:table-cell office:value-type="float" office:value="234">
                <text:p>234</text:p>
              </table:table-cell>
              <table:table-cell office:value-type="float" office:value="172.918138665903">
                <text:p>172.918138665903</text:p>
              </table:table-cell>
              <table:table-cell office:value-type="float" office:value="61.0818613340967">
                <text:p>61.0818613340967</text:p>
              </table:table-cell>
              <table:table-cell office:value-type="float" office:value="61.2509333348316">
                <text:p>61.2509333348316</text:p>
              </table:table-cell>
            </table:table-row>
            <table:table-row>
              <table:table-cell office:value-type="float" office:value="61.5556096592088">
                <text:p>60</text:p>
              </table:table-cell>
              <table:table-cell office:value-type="float" office:value="235">
                <text:p>235</text:p>
              </table:table-cell>
              <table:table-cell office:value-type="float" office:value="173.444390340791">
                <text:p>173.444390340791</text:p>
              </table:table-cell>
              <table:table-cell office:value-type="float" office:value="61.5556096592088">
                <text:p>61.5556096592088</text:p>
              </table:table-cell>
              <table:table-cell office:value-type="float" office:value="61.7249393177457">
                <text:p>61.7249393177457</text:p>
              </table:table-cell>
            </table:table-row>
            <table:table-row>
              <table:table-cell office:value-type="float" office:value="62.0307997697315">
                <text:p>60</text:p>
              </table:table-cell>
              <table:table-cell office:value-type="float" office:value="236">
                <text:p>236</text:p>
              </table:table-cell>
              <table:table-cell office:value-type="float" office:value="173.969200230269">
                <text:p>173.969200230269</text:p>
              </table:table-cell>
              <table:table-cell office:value-type="float" office:value="62.0307997697315">
                <text:p>62.0307997697315</text:p>
              </table:table-cell>
              <table:table-cell office:value-type="float" office:value="62.2003844078788">
                <text:p>62.2003844078788</text:p>
              </table:table-cell>
            </table:table-row>
            <table:table-row>
              <table:table-cell office:value-type="float" office:value="62.5074277155678">
                <text:p>60</text:p>
              </table:table-cell>
              <table:table-cell office:value-type="float" office:value="237">
                <text:p>237</text:p>
              </table:table-cell>
              <table:table-cell office:value-type="float" office:value="174.492572284432">
                <text:p>174.492572284432</text:p>
              </table:table-cell>
              <table:table-cell office:value-type="float" office:value="62.5074277155678">
                <text:p>62.5074277155678</text:p>
              </table:table-cell>
              <table:table-cell office:value-type="float" office:value="62.6772646678674">
                <text:p>62.6772646678674</text:p>
              </table:table-cell>
            </table:table-row>
            <table:table-row>
              <table:table-cell office:value-type="float" office:value="62.985489557443">
                <text:p>60</text:p>
              </table:table-cell>
              <table:table-cell office:value-type="float" office:value="238">
                <text:p>238</text:p>
              </table:table-cell>
              <table:table-cell office:value-type="float" office:value="175.014510442557">
                <text:p>175.014510442557</text:p>
              </table:table-cell>
              <table:table-cell office:value-type="float" office:value="62.985489557443">
                <text:p>62.985489557443</text:p>
              </table:table-cell>
              <table:table-cell office:value-type="float" office:value="63.1555761711207">
                <text:p>63.1555761711207</text:p>
              </table:table-cell>
            </table:table-row>
            <table:table-row>
              <table:table-cell office:value-type="float" office:value="63.4649813668746">
                <text:p>60</text:p>
              </table:table-cell>
              <table:table-cell office:value-type="float" office:value="239">
                <text:p>239</text:p>
              </table:table-cell>
              <table:table-cell office:value-type="float" office:value="175.535018633125">
                <text:p>175.535018633125</text:p>
              </table:table-cell>
              <table:table-cell office:value-type="float" office:value="63.4649813668746">
                <text:p>63.4649813668746</text:p>
              </table:table-cell>
              <table:table-cell office:value-type="float" office:value="63.6353150017909">
                <text:p>63.6353150017909</text:p>
              </table:table-cell>
            </table:table-row>
            <table:table-row>
              <table:table-cell office:value-type="float" office:value="63.9458992261435">
                <text:p>60</text:p>
              </table:table-cell>
              <table:table-cell office:value-type="float" office:value="240">
                <text:p>240</text:p>
              </table:table-cell>
              <table:table-cell office:value-type="float" office:value="176.054100773857">
                <text:p>176.054100773857</text:p>
              </table:table-cell>
              <table:table-cell office:value-type="float" office:value="63.9458992261435">
                <text:p>63.9458992261435</text:p>
              </table:table-cell>
              <table:table-cell office:value-type="float" office:value="64.1164772547438">
                <text:p>64.1164772547438</text:p>
              </table:table-cell>
            </table:table-row>
            <table:table-row>
              <table:table-cell office:value-type="float" office:value="64.4282392282636">
                <text:p>60</text:p>
              </table:table-cell>
              <table:table-cell office:value-type="float" office:value="241">
                <text:p>241</text:p>
              </table:table-cell>
              <table:table-cell office:value-type="float" office:value="176.571760771736">
                <text:p>176.571760771736</text:p>
              </table:table-cell>
              <table:table-cell office:value-type="float" office:value="64.4282392282636">
                <text:p>64.4282392282636</text:p>
              </table:table-cell>
              <table:table-cell office:value-type="float" office:value="64.5990590355298">
                <text:p>64.5990590355298</text:p>
              </table:table-cell>
            </table:table-row>
            <table:table-row>
              <table:table-cell office:value-type="float" office:value="64.9119974769533">
                <text:p>60</text:p>
              </table:table-cell>
              <table:table-cell office:value-type="float" office:value="242">
                <text:p>242</text:p>
              </table:table-cell>
              <table:table-cell office:value-type="float" office:value="177.088002523047">
                <text:p>177.088002523047</text:p>
              </table:table-cell>
              <table:table-cell office:value-type="float" office:value="64.9119974769533">
                <text:p>64.9119974769533</text:p>
              </table:table-cell>
              <table:table-cell office:value-type="float" office:value="65.083056460354">
                <text:p>65.083056460354</text:p>
              </table:table-cell>
            </table:table-row>
            <table:table-row>
              <table:table-cell office:value-type="float" office:value="65.3971700866055">
                <text:p>70</text:p>
              </table:table-cell>
              <table:table-cell office:value-type="float" office:value="243">
                <text:p>243</text:p>
              </table:table-cell>
              <table:table-cell office:value-type="float" office:value="177.602829913395">
                <text:p>177.602829913395</text:p>
              </table:table-cell>
              <table:table-cell office:value-type="float" office:value="65.3971700866055">
                <text:p>65.3971700866055</text:p>
              </table:table-cell>
              <table:table-cell office:value-type="float" office:value="65.5684656560479">
                <text:p>65.5684656560479</text:p>
              </table:table-cell>
            </table:table-row>
            <table:table-row>
              <table:table-cell office:value-type="float" office:value="65.8837531822587">
                <text:p>70</text:p>
              </table:table-cell>
              <table:table-cell office:value-type="float" office:value="244">
                <text:p>244</text:p>
              </table:table-cell>
              <table:table-cell office:value-type="float" office:value="178.116246817741">
                <text:p>178.116246817741</text:p>
              </table:table-cell>
              <table:table-cell office:value-type="float" office:value="65.8837531822587">
                <text:p>65.8837531822587</text:p>
              </table:table-cell>
              <table:table-cell office:value-type="float" office:value="66.0552827600396">
                <text:p>66.0552827600396</text:p>
              </table:table-cell>
            </table:table-row>
            <table:table-row>
              <table:table-cell office:value-type="float" office:value="66.3717428995675">
                <text:p>70</text:p>
              </table:table-cell>
              <table:table-cell office:value-type="float" office:value="245">
                <text:p>245</text:p>
              </table:table-cell>
              <table:table-cell office:value-type="float" office:value="178.628257100432">
                <text:p>178.628257100432</text:p>
              </table:table-cell>
              <table:table-cell office:value-type="float" office:value="66.3717428995675">
                <text:p>66.3717428995675</text:p>
              </table:table-cell>
              <table:table-cell office:value-type="float" office:value="66.5435039203254">
                <text:p>66.5435039203254</text:p>
              </table:table-cell>
            </table:table-row>
            <table:table-row>
              <table:table-cell office:value-type="float" office:value="66.8611353847742">
                <text:p>70</text:p>
              </table:table-cell>
              <table:table-cell office:value-type="float" office:value="246">
                <text:p>246</text:p>
              </table:table-cell>
              <table:table-cell office:value-type="float" office:value="179.138864615226">
                <text:p>179.138864615226</text:p>
              </table:table-cell>
              <table:table-cell office:value-type="float" office:value="66.8611353847742">
                <text:p>66.8611353847742</text:p>
              </table:table-cell>
              <table:table-cell office:value-type="float" office:value="67.0331252954402">
                <text:p>67.0331252954402</text:p>
              </table:table-cell>
            </table:table-row>
            <table:table-row>
              <table:table-cell office:value-type="float" office:value="67.3519267946789">
                <text:p>70</text:p>
              </table:table-cell>
              <table:table-cell office:value-type="float" office:value="247">
                <text:p>247</text:p>
              </table:table-cell>
              <table:table-cell office:value-type="float" office:value="179.648073205321">
                <text:p>179.648073205321</text:p>
              </table:table-cell>
              <table:table-cell office:value-type="float" office:value="67.3519267946789">
                <text:p>67.3519267946789</text:p>
              </table:table-cell>
              <table:table-cell office:value-type="float" office:value="67.5241430544293">
                <text:p>67.5241430544293</text:p>
              </table:table-cell>
            </table:table-row>
            <table:table-row>
              <table:table-cell office:value-type="float" office:value="67.8441132966113">
                <text:p>70</text:p>
              </table:table-cell>
              <table:table-cell office:value-type="float" office:value="248">
                <text:p>248</text:p>
              </table:table-cell>
              <table:table-cell office:value-type="float" office:value="180.155886703389">
                <text:p>180.155886703389</text:p>
              </table:table-cell>
              <table:table-cell office:value-type="float" office:value="67.8441132966113">
                <text:p>67.8441132966113</text:p>
              </table:table-cell>
              <table:table-cell office:value-type="float" office:value="68.0165533768195">
                <text:p>68.0165533768195</text:p>
              </table:table-cell>
            </table:table-row>
            <table:table-row>
              <table:table-cell office:value-type="float" office:value="68.3376910684014">
                <text:p>70</text:p>
              </table:table-cell>
              <table:table-cell office:value-type="float" office:value="249">
                <text:p>249</text:p>
              </table:table-cell>
              <table:table-cell office:value-type="float" office:value="180.662308931599">
                <text:p>180.662308931599</text:p>
              </table:table-cell>
              <table:table-cell office:value-type="float" office:value="68.3376910684014">
                <text:p>68.3376910684014</text:p>
              </table:table-cell>
              <table:table-cell office:value-type="float" office:value="68.5103524525901">
                <text:p>68.5103524525901</text:p>
              </table:table-cell>
            </table:table-row>
            <table:table-row>
              <table:table-cell office:value-type="float" office:value="68.832656298351">
                <text:p>70</text:p>
              </table:table-cell>
              <table:table-cell office:value-type="float" office:value="250">
                <text:p>250</text:p>
              </table:table-cell>
              <table:table-cell office:value-type="float" office:value="181.167343701649">
                <text:p>181.167343701649</text:p>
              </table:table-cell>
              <table:table-cell office:value-type="float" office:value="68.832656298351">
                <text:p>68.832656298351</text:p>
              </table:table-cell>
              <table:table-cell office:value-type="float" office:value="69.0055364821447">
                <text:p>69.0055364821447</text:p>
              </table:table-cell>
            </table:table-row>
            <table:table-row>
              <table:table-cell office:value-type="float" office:value="69.3290051852048">
                <text:p>70</text:p>
              </table:table-cell>
              <table:table-cell office:value-type="float" office:value="251">
                <text:p>251</text:p>
              </table:table-cell>
              <table:table-cell office:value-type="float" office:value="181.670994814795">
                <text:p>181.670994814795</text:p>
              </table:table-cell>
              <table:table-cell office:value-type="float" office:value="69.3290051852048">
                <text:p>69.3290051852048</text:p>
              </table:table-cell>
              <table:table-cell office:value-type="float" office:value="69.5021016762823">
                <text:p>69.5021016762823</text:p>
              </table:table-cell>
            </table:table-row>
            <table:table-row>
              <table:table-cell office:value-type="float" office:value="69.8267339381221">
                <text:p>70</text:p>
              </table:table-cell>
              <table:table-cell office:value-type="float" office:value="252">
                <text:p>252</text:p>
              </table:table-cell>
              <table:table-cell office:value-type="float" office:value="182.173266061878">
                <text:p>182.173266061878</text:p>
              </table:table-cell>
              <table:table-cell office:value-type="float" office:value="69.8267339381221">
                <text:p>69.8267339381221</text:p>
              </table:table-cell>
              <table:table-cell office:value-type="float" office:value="70.0000442561692">
                <text:p>70.0000442561692</text:p>
              </table:table-cell>
            </table:table-row>
            <table:table-row>
              <table:table-cell office:value-type="float" office:value="70.3258387766477">
                <text:p>70</text:p>
              </table:table-cell>
              <table:table-cell office:value-type="float" office:value="253">
                <text:p>253</text:p>
              </table:table-cell>
              <table:table-cell office:value-type="float" office:value="182.674161223352">
                <text:p>182.674161223352</text:p>
              </table:table-cell>
              <table:table-cell office:value-type="float" office:value="70.3258387766477">
                <text:p>70.3258387766477</text:p>
              </table:table-cell>
              <table:table-cell office:value-type="float" office:value="70.4993604533106">
                <text:p>70.4993604533106</text:p>
              </table:table-cell>
            </table:table-row>
            <table:table-row>
              <table:table-cell office:value-type="float" office:value="70.8263159306843">
                <text:p>70</text:p>
              </table:table-cell>
              <table:table-cell office:value-type="float" office:value="254">
                <text:p>254</text:p>
              </table:table-cell>
              <table:table-cell office:value-type="float" office:value="183.173684069316">
                <text:p>183.173684069316</text:p>
              </table:table-cell>
              <table:table-cell office:value-type="float" office:value="70.8263159306843">
                <text:p>70.8263159306843</text:p>
              </table:table-cell>
              <table:table-cell office:value-type="float" office:value="71.0000465095221">
                <text:p>71.0000465095221</text:p>
              </table:table-cell>
            </table:table-row>
            <table:table-row>
              <table:table-cell office:value-type="float" office:value="71.3281616404633">
                <text:p>70</text:p>
              </table:table-cell>
              <table:table-cell office:value-type="float" office:value="255">
                <text:p>255</text:p>
              </table:table-cell>
              <table:table-cell office:value-type="float" office:value="183.671838359537">
                <text:p>183.671838359537</text:p>
              </table:table-cell>
              <table:table-cell office:value-type="float" office:value="71.3281616404633">
                <text:p>71.3281616404633</text:p>
              </table:table-cell>
              <table:table-cell office:value-type="float" office:value="71.5020986769015">
                <text:p>71.5020986769015</text:p>
              </table:table-cell>
            </table:table-row>
            <table:table-row>
              <table:table-cell office:value-type="float" office:value="71.8313721565168">
                <text:p>70</text:p>
              </table:table-cell>
              <table:table-cell office:value-type="float" office:value="256">
                <text:p>256</text:p>
              </table:table-cell>
              <table:table-cell office:value-type="float" office:value="184.168627843483">
                <text:p>184.168627843483</text:p>
              </table:table-cell>
              <table:table-cell office:value-type="float" office:value="71.8313721565168">
                <text:p>71.8313721565168</text:p>
              </table:table-cell>
              <table:table-cell office:value-type="float" office:value="72.005513217801">
                <text:p>72.005513217801</text:p>
              </table:table-cell>
            </table:table-row>
            <table:table-row>
              <table:table-cell office:value-type="float" office:value="72.3359437396496">
                <text:p>70</text:p>
              </table:table-cell>
              <table:table-cell office:value-type="float" office:value="257">
                <text:p>257</text:p>
              </table:table-cell>
              <table:table-cell office:value-type="float" office:value="184.66405626035">
                <text:p>184.66405626035</text:p>
              </table:table-cell>
              <table:table-cell office:value-type="float" office:value="72.3359437396496">
                <text:p>72.3359437396496</text:p>
              </table:table-cell>
              <table:table-cell office:value-type="float" office:value="72.5102864047987">
                <text:p>72.5102864047987</text:p>
              </table:table-cell>
            </table:table-row>
            <table:table-row>
              <table:table-cell office:value-type="float" office:value="72.8418726609109">
                <text:p>70</text:p>
              </table:table-cell>
              <table:table-cell office:value-type="float" office:value="258">
                <text:p>258</text:p>
              </table:table-cell>
              <table:table-cell office:value-type="float" office:value="185.158127339089">
                <text:p>185.158127339089</text:p>
              </table:table-cell>
              <table:table-cell office:value-type="float" office:value="72.8418726609109">
                <text:p>72.8418726609109</text:p>
              </table:table-cell>
              <table:table-cell office:value-type="float" office:value="73.016414520671">
                <text:p>73.016414520671</text:p>
              </table:table-cell>
            </table:table-row>
            <table:table-row>
              <table:table-cell office:value-type="float" office:value="73.3491552015659">
                <text:p>70</text:p>
              </table:table-cell>
              <table:table-cell office:value-type="float" office:value="259">
                <text:p>259</text:p>
              </table:table-cell>
              <table:table-cell office:value-type="float" office:value="185.650844798434">
                <text:p>185.650844798434</text:p>
              </table:table-cell>
              <table:table-cell office:value-type="float" office:value="73.3491552015659">
                <text:p>73.3491552015659</text:p>
              </table:table-cell>
              <table:table-cell office:value-type="float" office:value="73.5238938583645">
                <text:p>73.5238938583645</text:p>
              </table:table-cell>
            </table:table-row>
            <table:table-row>
              <table:table-cell office:value-type="float" office:value="73.8577876530685">
                <text:p>70</text:p>
              </table:table-cell>
              <table:table-cell office:value-type="float" office:value="260">
                <text:p>260</text:p>
              </table:table-cell>
              <table:table-cell office:value-type="float" office:value="186.142212346932">
                <text:p>186.142212346932</text:p>
              </table:table-cell>
              <table:table-cell office:value-type="float" office:value="73.8577876530685">
                <text:p>73.8577876530685</text:p>
              </table:table-cell>
              <table:table-cell office:value-type="float" office:value="74.032720720968">
                <text:p>74.032720720968</text:p>
              </table:table-cell>
            </table:table-row>
            <table:table-row>
              <table:table-cell office:value-type="float" office:value="74.3677663170327">
                <text:p>70</text:p>
              </table:table-cell>
              <table:table-cell office:value-type="float" office:value="261">
                <text:p>261</text:p>
              </table:table-cell>
              <table:table-cell office:value-type="float" office:value="186.632233682967">
                <text:p>186.632233682967</text:p>
              </table:table-cell>
              <table:table-cell office:value-type="float" office:value="74.3677663170327">
                <text:p>74.3677663170327</text:p>
              </table:table-cell>
              <table:table-cell office:value-type="float" office:value="74.5428914216855">
                <text:p>74.5428914216855</text:p>
              </table:table-cell>
            </table:table-row>
            <table:table-row>
              <table:table-cell office:value-type="float" office:value="74.8790875052052">
                <text:p>70</text:p>
              </table:table-cell>
              <table:table-cell office:value-type="float" office:value="262">
                <text:p>262</text:p>
              </table:table-cell>
              <table:table-cell office:value-type="float" office:value="187.120912494795">
                <text:p>187.120912494795</text:p>
              </table:table-cell>
              <table:table-cell office:value-type="float" office:value="74.8790875052052">
                <text:p>74.8790875052052</text:p>
              </table:table-cell>
              <table:table-cell office:value-type="float" office:value="75.0544022838071">
                <text:p>75.0544022838071</text:p>
              </table:table-cell>
            </table:table-row>
            <table:table-row>
              <table:table-cell office:value-type="float" office:value="75.3917475394375">
                <text:p>80</text:p>
              </table:table-cell>
              <table:table-cell office:value-type="float" office:value="263">
                <text:p>263</text:p>
              </table:table-cell>
              <table:table-cell office:value-type="float" office:value="187.608252460563">
                <text:p>187.608252460563</text:p>
              </table:table-cell>
              <table:table-cell office:value-type="float" office:value="75.3917475394375">
                <text:p>75.3917475394375</text:p>
              </table:table-cell>
              <table:table-cell office:value-type="float" office:value="75.5672496406833">
                <text:p>75.5672496406833</text:p>
              </table:table-cell>
            </table:table-row>
            <table:table-row>
              <table:table-cell office:value-type="float" office:value="75.9057427516582">
                <text:p>80</text:p>
              </table:table-cell>
              <table:table-cell office:value-type="float" office:value="264">
                <text:p>264</text:p>
              </table:table-cell>
              <table:table-cell office:value-type="float" office:value="188.094257248342">
                <text:p>188.094257248342</text:p>
              </table:table-cell>
              <table:table-cell office:value-type="float" office:value="75.9057427516582">
                <text:p>75.9057427516582</text:p>
              </table:table-cell>
              <table:table-cell office:value-type="float" office:value="76.0814298356958">
                <text:p>76.0814298356958</text:p>
              </table:table-cell>
            </table:table-row>
            <table:table-row>
              <table:table-cell office:value-type="float" office:value="76.4210694838454">
                <text:p>80</text:p>
              </table:table-cell>
              <table:table-cell office:value-type="float" office:value="265">
                <text:p>265</text:p>
              </table:table-cell>
              <table:table-cell office:value-type="float" office:value="188.578930516155">
                <text:p>188.578930516155</text:p>
              </table:table-cell>
              <table:table-cell office:value-type="float" office:value="76.4210694838454">
                <text:p>76.4210694838454</text:p>
              </table:table-cell>
              <table:table-cell office:value-type="float" office:value="76.596939222231">
                <text:p>76.596939222231</text:p>
              </table:table-cell>
            </table:table-row>
            <table:table-row>
              <table:table-cell office:value-type="float" office:value="76.9377240879993">
                <text:p>80</text:p>
              </table:table-cell>
              <table:table-cell office:value-type="float" office:value="266">
                <text:p>266</text:p>
              </table:table-cell>
              <table:table-cell office:value-type="float" office:value="189.062275912001">
                <text:p>189.062275912001</text:p>
              </table:table-cell>
              <table:table-cell office:value-type="float" office:value="76.9377240879993">
                <text:p>76.9377240879993</text:p>
              </table:table-cell>
              <table:table-cell office:value-type="float" office:value="77.113774163652">
                <text:p>77.113774163652</text:p>
              </table:table-cell>
            </table:table-row>
            <table:table-row>
              <table:table-cell office:value-type="float" office:value="77.4557029261144">
                <text:p>80</text:p>
              </table:table-cell>
              <table:table-cell office:value-type="float" office:value="267">
                <text:p>267</text:p>
              </table:table-cell>
              <table:table-cell office:value-type="float" office:value="189.544297073886">
                <text:p>189.544297073886</text:p>
              </table:table-cell>
              <table:table-cell office:value-type="float" office:value="77.4557029261144">
                <text:p>77.4557029261144</text:p>
              </table:table-cell>
              <table:table-cell office:value-type="float" office:value="77.6319310332723">
                <text:p>77.6319310332723</text:p>
              </table:table-cell>
            </table:table-row>
            <table:table-row>
              <table:table-cell office:value-type="float" office:value="77.9750023701524">
                <text:p>80</text:p>
              </table:table-cell>
              <table:table-cell office:value-type="float" office:value="268">
                <text:p>268</text:p>
              </table:table-cell>
              <table:table-cell office:value-type="float" office:value="190.024997629848">
                <text:p>190.024997629848</text:p>
              </table:table-cell>
              <table:table-cell office:value-type="float" office:value="77.9750023701524">
                <text:p>77.9750023701524</text:p>
              </table:table-cell>
              <table:table-cell office:value-type="float" office:value="78.1514062143272">
                <text:p>78.1514062143272</text:p>
              </table:table-cell>
            </table:table-row>
            <table:table-row>
              <table:table-cell office:value-type="float" office:value="78.495618802015">
                <text:p>80</text:p>
              </table:table-cell>
              <table:table-cell office:value-type="float" office:value="269">
                <text:p>269</text:p>
              </table:table-cell>
              <table:table-cell office:value-type="float" office:value="190.504381197985">
                <text:p>190.504381197985</text:p>
              </table:table-cell>
              <table:table-cell office:value-type="float" office:value="78.495618802015">
                <text:p>78.495618802015</text:p>
              </table:table-cell>
              <table:table-cell office:value-type="float" office:value="78.6721960999478">
                <text:p>78.6721960999478</text:p>
              </table:table-cell>
            </table:table-row>
            <table:table-row>
              <table:table-cell office:value-type="float" office:value="79.0175486135163">
                <text:p>80</text:p>
              </table:table-cell>
              <table:table-cell office:value-type="float" office:value="270">
                <text:p>270</text:p>
              </table:table-cell>
              <table:table-cell office:value-type="float" office:value="190.982451386484">
                <text:p>190.982451386484</text:p>
              </table:table-cell>
              <table:table-cell office:value-type="float" office:value="79.0175486135163">
                <text:p>79.0175486135163</text:p>
              </table:table-cell>
              <table:table-cell office:value-type="float" office:value="79.1942970931337">
                <text:p>79.1942970931337</text:p>
              </table:table-cell>
            </table:table-row>
            <table:table-row>
              <table:table-cell office:value-type="float" office:value="79.540788206356">
                <text:p>80</text:p>
              </table:table-cell>
              <table:table-cell office:value-type="float" office:value="271">
                <text:p>271</text:p>
              </table:table-cell>
              <table:table-cell office:value-type="float" office:value="191.459211793644">
                <text:p>191.459211793644</text:p>
              </table:table-cell>
              <table:table-cell office:value-type="float" office:value="79.540788206356">
                <text:p>79.540788206356</text:p>
              </table:table-cell>
              <table:table-cell office:value-type="float" office:value="79.7177056067251">
                <text:p>79.7177056067251</text:p>
              </table:table-cell>
            </table:table-row>
            <table:table-row>
              <table:table-cell office:value-type="float" office:value="80.065333992092">
                <text:p>80</text:p>
              </table:table-cell>
              <table:table-cell office:value-type="float" office:value="272">
                <text:p>272</text:p>
              </table:table-cell>
              <table:table-cell office:value-type="float" office:value="191.934666007908">
                <text:p>191.934666007908</text:p>
              </table:table-cell>
              <table:table-cell office:value-type="float" office:value="80.065333992092">
                <text:p>80.065333992092</text:p>
              </table:table-cell>
              <table:table-cell office:value-type="float" office:value="80.2424180633774">
                <text:p>80.2424180633774</text:p>
              </table:table-cell>
            </table:table-row>
            <table:table-row>
              <table:table-cell office:value-type="float" office:value="80.5911823921137">
                <text:p>80</text:p>
              </table:table-cell>
              <table:table-cell office:value-type="float" office:value="273">
                <text:p>273</text:p>
              </table:table-cell>
              <table:table-cell office:value-type="float" office:value="192.408817607886">
                <text:p>192.408817607886</text:p>
              </table:table-cell>
              <table:table-cell office:value-type="float" office:value="80.5911823921137">
                <text:p>80.5911823921137</text:p>
              </table:table-cell>
              <table:table-cell office:value-type="float" office:value="80.768430895533">
                <text:p>80.768430895533</text:p>
              </table:table-cell>
            </table:table-row>
            <table:table-row>
              <table:table-cell office:value-type="float" office:value="81.1183298376147">
                <text:p>80</text:p>
              </table:table-cell>
              <table:table-cell office:value-type="float" office:value="274">
                <text:p>274</text:p>
              </table:table-cell>
              <table:table-cell office:value-type="float" office:value="192.881670162385">
                <text:p>192.881670162385</text:p>
              </table:table-cell>
              <table:table-cell office:value-type="float" office:value="81.1183298376147">
                <text:p>81.1183298376147</text:p>
              </table:table-cell>
              <table:table-cell office:value-type="float" office:value="81.2957405453951">
                <text:p>81.2957405453951</text:p>
              </table:table-cell>
            </table:table-row>
            <table:table-row>
              <table:table-cell office:value-type="float" office:value="81.6467727695665">
                <text:p>80</text:p>
              </table:table-cell>
              <table:table-cell office:value-type="float" office:value="275">
                <text:p>275</text:p>
              </table:table-cell>
              <table:table-cell office:value-type="float" office:value="193.353227230434">
                <text:p>193.353227230434</text:p>
              </table:table-cell>
              <table:table-cell office:value-type="float" office:value="81.6467727695665">
                <text:p>81.6467727695665</text:p>
              </table:table-cell>
              <table:table-cell office:value-type="float" office:value="81.8243434649013">
                <text:p>81.8243434649013</text:p>
              </table:table-cell>
            </table:table-row>
            <table:table-row>
              <table:table-cell office:value-type="float" office:value="82.176507638691">
                <text:p>80</text:p>
              </table:table-cell>
              <table:table-cell office:value-type="float" office:value="276">
                <text:p>276</text:p>
              </table:table-cell>
              <table:table-cell office:value-type="float" office:value="193.823492361309">
                <text:p>193.823492361309</text:p>
              </table:table-cell>
              <table:table-cell office:value-type="float" office:value="82.176507638691">
                <text:p>82.176507638691</text:p>
              </table:table-cell>
              <table:table-cell office:value-type="float" office:value="82.3542361156962">
                <text:p>82.3542361156962</text:p>
              </table:table-cell>
            </table:table-row>
            <table:table-row>
              <table:table-cell office:value-type="float" office:value="82.7075309054343">
                <text:p>80</text:p>
              </table:table-cell>
              <table:table-cell office:value-type="float" office:value="277">
                <text:p>277</text:p>
              </table:table-cell>
              <table:table-cell office:value-type="float" office:value="194.292469094566">
                <text:p>194.292469094566</text:p>
              </table:table-cell>
              <table:table-cell office:value-type="float" office:value="82.7075309054343">
                <text:p>82.7075309054343</text:p>
              </table:table-cell>
              <table:table-cell office:value-type="float" office:value="82.8854149691054">
                <text:p>82.8854149691054</text:p>
              </table:table-cell>
            </table:table-row>
            <table:table-row>
              <table:table-cell office:value-type="float" office:value="83.2398390399399">
                <text:p>80</text:p>
              </table:table-cell>
              <table:table-cell office:value-type="float" office:value="278">
                <text:p>278</text:p>
              </table:table-cell>
              <table:table-cell office:value-type="float" office:value="194.76016096006">
                <text:p>194.76016096006</text:p>
              </table:table-cell>
              <table:table-cell office:value-type="float" office:value="83.2398390399399">
                <text:p>83.2398390399399</text:p>
              </table:table-cell>
              <table:table-cell office:value-type="float" office:value="83.4178765061091">
                <text:p>83.4178765061091</text:p>
              </table:table-cell>
            </table:table-row>
            <table:table-row>
              <table:table-cell office:value-type="float" office:value="83.7734285220223">
                <text:p>80</text:p>
              </table:table-cell>
              <table:table-cell office:value-type="float" office:value="279">
                <text:p>279</text:p>
              </table:table-cell>
              <table:table-cell office:value-type="float" office:value="195.226571477978">
                <text:p>195.226571477978</text:p>
              </table:table-cell>
              <table:table-cell office:value-type="float" office:value="83.7734285220223">
                <text:p>83.7734285220223</text:p>
              </table:table-cell>
              <table:table-cell office:value-type="float" office:value="83.951617217315">
                <text:p>83.951617217315</text:p>
              </table:table-cell>
            </table:table-row>
            <table:table-row>
              <table:table-cell office:value-type="float" office:value="84.30829584114">
                <text:p>80</text:p>
              </table:table-cell>
              <table:table-cell office:value-type="float" office:value="280">
                <text:p>280</text:p>
              </table:table-cell>
              <table:table-cell office:value-type="float" office:value="195.69170415886">
                <text:p>195.69170415886</text:p>
              </table:table-cell>
              <table:table-cell office:value-type="float" office:value="84.30829584114">
                <text:p>84.30829584114</text:p>
              </table:table-cell>
              <table:table-cell office:value-type="float" office:value="84.4866336029328">
                <text:p>84.4866336029328</text:p>
              </table:table-cell>
            </table:table-row>
            <table:table-row>
              <table:table-cell office:value-type="float" office:value="84.8444374963698">
                <text:p>80</text:p>
              </table:table-cell>
              <table:table-cell office:value-type="float" office:value="281">
                <text:p>281</text:p>
              </table:table-cell>
              <table:table-cell office:value-type="float" office:value="196.15556250363">
                <text:p>196.15556250363</text:p>
              </table:table-cell>
              <table:table-cell office:value-type="float" office:value="84.8444374963698">
                <text:p>84.8444374963698</text:p>
              </table:table-cell>
              <table:table-cell office:value-type="float" office:value="85.0229221727474">
                <text:p>85.0229221727474</text:p>
              </table:table-cell>
            </table:table-row>
            <table:table-row>
              <table:table-cell office:value-type="float" office:value="85.3818499963797">
                <text:p>90</text:p>
              </table:table-cell>
              <table:table-cell office:value-type="float" office:value="282">
                <text:p>282</text:p>
              </table:table-cell>
              <table:table-cell office:value-type="float" office:value="196.61815000362">
                <text:p>196.61815000362</text:p>
              </table:table-cell>
              <table:table-cell office:value-type="float" office:value="85.3818499963797">
                <text:p>85.3818499963797</text:p>
              </table:table-cell>
              <table:table-cell office:value-type="float" office:value="85.5604794460929">
                <text:p>85.5604794460929</text:p>
              </table:table-cell>
            </table:table-row>
            <table:table-row>
              <table:table-cell office:value-type="float" office:value="85.9205298594034">
                <text:p>90</text:p>
              </table:table-cell>
              <table:table-cell office:value-type="float" office:value="283">
                <text:p>283</text:p>
              </table:table-cell>
              <table:table-cell office:value-type="float" office:value="197.079470140597">
                <text:p>197.079470140597</text:p>
              </table:table-cell>
              <table:table-cell office:value-type="float" office:value="85.9205298594034">
                <text:p>85.9205298594034</text:p>
              </table:table-cell>
              <table:table-cell office:value-type="float" office:value="86.0993019518263">
                <text:p>86.0993019518263</text:p>
              </table:table-cell>
            </table:table-row>
            <table:table-row>
              <table:table-cell office:value-type="float" office:value="86.4604736132132">
                <text:p>90</text:p>
              </table:table-cell>
              <table:table-cell office:value-type="float" office:value="284">
                <text:p>284</text:p>
              </table:table-cell>
              <table:table-cell office:value-type="float" office:value="197.539526386787">
                <text:p>197.539526386787</text:p>
              </table:table-cell>
              <table:table-cell office:value-type="float" office:value="86.4604736132132">
                <text:p>86.4604736132132</text:p>
              </table:table-cell>
              <table:table-cell office:value-type="float" office:value="86.6393862283017">
                <text:p>86.6393862283017</text:p>
              </table:table-cell>
            </table:table-row>
            <table:table-row>
              <table:table-cell office:value-type="float" office:value="87.0016777950949">
                <text:p>90</text:p>
              </table:table-cell>
              <table:table-cell office:value-type="float" office:value="285">
                <text:p>285</text:p>
              </table:table-cell>
              <table:table-cell office:value-type="float" office:value="197.998322204905">
                <text:p>197.998322204905</text:p>
              </table:table-cell>
              <table:table-cell office:value-type="float" office:value="87.0016777950949">
                <text:p>87.0016777950949</text:p>
              </table:table-cell>
              <table:table-cell office:value-type="float" office:value="87.180728823344">
                <text:p>87.180728823344</text:p>
              </table:table-cell>
            </table:table-row>
            <table:table-row>
              <table:table-cell office:value-type="float" office:value="87.5441389518206">
                <text:p>90</text:p>
              </table:table-cell>
              <table:table-cell office:value-type="float" office:value="286">
                <text:p>286</text:p>
              </table:table-cell>
              <table:table-cell office:value-type="float" office:value="198.455861048179">
                <text:p>198.455861048179</text:p>
              </table:table-cell>
              <table:table-cell office:value-type="float" office:value="87.5441389518206">
                <text:p>87.5441389518206</text:p>
              </table:table-cell>
              <table:table-cell office:value-type="float" office:value="87.7233262942235">
                <text:p>87.7233262942235</text:p>
              </table:table-cell>
            </table:table-row>
            <table:table-row>
              <table:table-cell office:value-type="float" office:value="88.0878536396238">
                <text:p>90</text:p>
              </table:table-cell>
              <table:table-cell office:value-type="float" office:value="287">
                <text:p>287</text:p>
              </table:table-cell>
              <table:table-cell office:value-type="float" office:value="198.912146360376">
                <text:p>198.912146360376</text:p>
              </table:table-cell>
              <table:table-cell office:value-type="float" office:value="88.0878536396238">
                <text:p>88.0878536396238</text:p>
              </table:table-cell>
              <table:table-cell office:value-type="float" office:value="88.2671752076294">
                <text:p>88.2671752076294</text:p>
              </table:table-cell>
            </table:table-row>
            <table:table-row>
              <table:table-cell office:value-type="float" office:value="88.6328184241729">
                <text:p>90</text:p>
              </table:table-cell>
              <table:table-cell office:value-type="float" office:value="288">
                <text:p>288</text:p>
              </table:table-cell>
              <table:table-cell office:value-type="float" office:value="199.367181575827">
                <text:p>199.367181575827</text:p>
              </table:table-cell>
              <table:table-cell office:value-type="float" office:value="88.6328184241729">
                <text:p>88.6328184241729</text:p>
              </table:table-cell>
              <table:table-cell office:value-type="float" office:value="88.8122721396444">
                <text:p>88.8122721396444</text:p>
              </table:table-cell>
            </table:table-row>
            <table:table-row>
              <table:table-cell office:value-type="float" office:value="89.179029880545">
                <text:p>90</text:p>
              </table:table-cell>
              <table:table-cell office:value-type="float" office:value="289">
                <text:p>289</text:p>
              </table:table-cell>
              <table:table-cell office:value-type="float" office:value="199.820970119455">
                <text:p>199.820970119455</text:p>
              </table:table-cell>
              <table:table-cell office:value-type="float" office:value="89.179029880545">
                <text:p>89.179029880545</text:p>
              </table:table-cell>
              <table:table-cell office:value-type="float" office:value="89.3586136757192">
                <text:p>89.3586136757192</text:p>
              </table:table-cell>
            </table:table-row>
            <table:table-row>
              <table:table-cell office:value-type="float" office:value="89.726484593201">
                <text:p>90</text:p>
              </table:table-cell>
              <table:table-cell office:value-type="float" office:value="290">
                <text:p>290</text:p>
              </table:table-cell>
              <table:table-cell office:value-type="float" office:value="200.273515406799">
                <text:p>200.273515406799</text:p>
              </table:table-cell>
              <table:table-cell office:value-type="float" office:value="89.726484593201">
                <text:p>89.726484593201</text:p>
              </table:table-cell>
              <table:table-cell office:value-type="float" office:value="89.9061964106464">
                <text:p>89.9061964106464</text:p>
              </table:table-cell>
            </table:table-row>
            <table:table-row>
              <table:table-cell office:value-type="float" office:value="90.2751791559594">
                <text:p>90</text:p>
              </table:table-cell>
              <table:table-cell office:value-type="float" office:value="291">
                <text:p>291</text:p>
              </table:table-cell>
              <table:table-cell office:value-type="float" office:value="200.724820844041">
                <text:p>200.724820844041</text:p>
              </table:table-cell>
              <table:table-cell office:value-type="float" office:value="90.2751791559594">
                <text:p>90.2751791559594</text:p>
              </table:table-cell>
              <table:table-cell office:value-type="float" office:value="90.4550169485352">
                <text:p>90.4550169485352</text:p>
              </table:table-cell>
            </table:table-row>
            <table:table-row>
              <table:table-cell office:value-type="float" office:value="90.8251101719704">
                <text:p>90</text:p>
              </table:table-cell>
              <table:table-cell office:value-type="float" office:value="292">
                <text:p>292</text:p>
              </table:table-cell>
              <table:table-cell office:value-type="float" office:value="201.17488982803">
                <text:p>201.17488982803</text:p>
              </table:table-cell>
              <table:table-cell office:value-type="float" office:value="90.8251101719704">
                <text:p>90.8251101719704</text:p>
              </table:table-cell>
              <table:table-cell office:value-type="float" office:value="91.0050719027859">
                <text:p>91.0050719027859</text:p>
              </table:table-cell>
            </table:table-row>
            <table:table-row>
              <table:table-cell office:value-type="float" office:value="91.3762742536911">
                <text:p>90</text:p>
              </table:table-cell>
              <table:table-cell office:value-type="float" office:value="293">
                <text:p>293</text:p>
              </table:table-cell>
              <table:table-cell office:value-type="float" office:value="201.623725746309">
                <text:p>201.623725746309</text:p>
              </table:table-cell>
              <table:table-cell office:value-type="float" office:value="91.3762742536911">
                <text:p>91.3762742536911</text:p>
              </table:table-cell>
              <table:table-cell office:value-type="float" office:value="91.5563578960645">
                <text:p>91.5563578960645</text:p>
              </table:table-cell>
            </table:table-row>
            <table:table-row>
              <table:table-cell office:value-type="float" office:value="91.928668022859">
                <text:p>90</text:p>
              </table:table-cell>
              <table:table-cell office:value-type="float" office:value="294">
                <text:p>294</text:p>
              </table:table-cell>
              <table:table-cell office:value-type="float" office:value="202.071331977141">
                <text:p>202.071331977141</text:p>
              </table:table-cell>
              <table:table-cell office:value-type="float" office:value="91.928668022859">
                <text:p>91.928668022859</text:p>
              </table:table-cell>
              <table:table-cell office:value-type="float" office:value="92.1088715602772">
                <text:p>92.1088715602772</text:p>
              </table:table-cell>
            </table:table-row>
            <table:table-row>
              <table:table-cell office:value-type="float" office:value="92.4822881104676">
                <text:p>90</text:p>
              </table:table-cell>
              <table:table-cell office:value-type="float" office:value="295">
                <text:p>295</text:p>
              </table:table-cell>
              <table:table-cell office:value-type="float" office:value="202.517711889532">
                <text:p>202.517711889532</text:p>
              </table:table-cell>
              <table:table-cell office:value-type="float" office:value="92.4822881104676">
                <text:p>92.4822881104676</text:p>
              </table:table-cell>
              <table:table-cell office:value-type="float" office:value="92.6626095365454">
                <text:p>92.6626095365454</text:p>
              </table:table-cell>
            </table:table-row>
            <table:table-row>
              <table:table-cell office:value-type="float" office:value="93.0371311567403">
                <text:p>90</text:p>
              </table:table-cell>
              <table:table-cell office:value-type="float" office:value="296">
                <text:p>296</text:p>
              </table:table-cell>
              <table:table-cell office:value-type="float" office:value="202.96286884326">
                <text:p>202.96286884326</text:p>
              </table:table-cell>
              <table:table-cell office:value-type="float" office:value="93.0371311567403">
                <text:p>93.0371311567403</text:p>
              </table:table-cell>
              <table:table-cell office:value-type="float" office:value="93.2175684751801">
                <text:p>93.2175684751801</text:p>
              </table:table-cell>
            </table:table-row>
            <table:table-row>
              <table:table-cell office:value-type="float" office:value="93.5931938111054">
                <text:p>90</text:p>
              </table:table-cell>
              <table:table-cell office:value-type="float" office:value="297">
                <text:p>297</text:p>
              </table:table-cell>
              <table:table-cell office:value-type="float" office:value="203.406806188895">
                <text:p>203.406806188895</text:p>
              </table:table-cell>
              <table:table-cell office:value-type="float" office:value="93.5931938111054">
                <text:p>93.5931938111054</text:p>
              </table:table-cell>
              <table:table-cell office:value-type="float" office:value="93.7737450356572">
                <text:p>93.7737450356572</text:p>
              </table:table-cell>
            </table:table-row>
            <table:table-row>
              <table:table-cell office:value-type="float" office:value="94.1504727321709">
                <text:p>90</text:p>
              </table:table-cell>
              <table:table-cell office:value-type="float" office:value="298">
                <text:p>298</text:p>
              </table:table-cell>
              <table:table-cell office:value-type="float" office:value="203.849527267829">
                <text:p>203.849527267829</text:p>
              </table:table-cell>
              <table:table-cell office:value-type="float" office:value="94.1504727321709">
                <text:p>94.1504727321709</text:p>
              </table:table-cell>
              <table:table-cell office:value-type="float" office:value="94.3311358865919">
                <text:p>94.3311358865919</text:p>
              </table:table-cell>
            </table:table-row>
            <table:table-row>
              <table:table-cell office:value-type="float" office:value="94.7089645876992">
                <text:p>90</text:p>
              </table:table-cell>
              <table:table-cell office:value-type="float" office:value="299">
                <text:p>299</text:p>
              </table:table-cell>
              <table:table-cell office:value-type="float" office:value="204.291035412301">
                <text:p>204.291035412301</text:p>
              </table:table-cell>
              <table:table-cell office:value-type="float" office:value="94.7089645876992">
                <text:p>94.7089645876992</text:p>
              </table:table-cell>
              <table:table-cell office:value-type="float" office:value="94.8897377057143">
                <text:p>94.8897377057143</text:p>
              </table:table-cell>
            </table:table-row>
            <table:table-row>
              <table:table-cell office:value-type="float" office:value="95.2686660545822">
                <text:p>100</text:p>
              </table:table-cell>
              <table:table-cell office:value-type="float" office:value="300">
                <text:p>300</text:p>
              </table:table-cell>
              <table:table-cell office:value-type="float" office:value="204.731333945418">
                <text:p>204.731333945418</text:p>
              </table:table-cell>
              <table:table-cell office:value-type="float" office:value="95.2686660545822">
                <text:p>95.2686660545822</text:p>
              </table:table-cell>
              <table:table-cell office:value-type="float" office:value="95.449547179844">
                <text:p>95.449547179844</text:p>
              </table:table-cell>
            </table:table-row>
            <table:table-row>
              <table:table-cell office:value-type="float" office:value="95.8295738188162">
                <text:p>100</text:p>
              </table:table-cell>
              <table:table-cell office:value-type="float" office:value="301">
                <text:p>301</text:p>
              </table:table-cell>
              <table:table-cell office:value-type="float" office:value="205.170426181184">
                <text:p>205.170426181184</text:p>
              </table:table-cell>
              <table:table-cell office:value-type="float" office:value="95.8295738188162">
                <text:p>95.8295738188162</text:p>
              </table:table-cell>
              <table:table-cell office:value-type="float" office:value="96.0105610048653">
                <text:p>96.0105610048653</text:p>
              </table:table-cell>
            </table:table-row>
            <table:table-row>
              <table:table-cell office:value-type="float" office:value="96.391684575477">
                <text:p>100</text:p>
              </table:table-cell>
              <table:table-cell office:value-type="float" office:value="302">
                <text:p>302</text:p>
              </table:table-cell>
              <table:table-cell office:value-type="float" office:value="205.608315424523">
                <text:p>205.608315424523</text:p>
              </table:table-cell>
              <table:table-cell office:value-type="float" office:value="96.391684575477">
                <text:p>96.391684575477</text:p>
              </table:table-cell>
              <table:table-cell office:value-type="float" office:value="96.5727758857027">
                <text:p>96.5727758857027</text:p>
              </table:table-cell>
            </table:table-row>
            <table:table-row>
              <table:table-cell office:value-type="float" office:value="96.9549950286949">
                <text:p>100</text:p>
              </table:table-cell>
              <table:table-cell office:value-type="float" office:value="303">
                <text:p>303</text:p>
              </table:table-cell>
              <table:table-cell office:value-type="float" office:value="206.045004971305">
                <text:p>206.045004971305</text:p>
              </table:table-cell>
              <table:table-cell office:value-type="float" office:value="96.9549950286949">
                <text:p>96.9549950286949</text:p>
              </table:table-cell>
              <table:table-cell office:value-type="float" office:value="97.1361885362957">
                <text:p>97.1361885362957</text:p>
              </table:table-cell>
            </table:table-row>
            <table:table-row>
              <table:table-cell office:value-type="float" office:value="97.51950189163">
                <text:p>100</text:p>
              </table:table-cell>
              <table:table-cell office:value-type="float" office:value="304">
                <text:p>304</text:p>
              </table:table-cell>
              <table:table-cell office:value-type="float" office:value="206.48049810837">
                <text:p>206.48049810837</text:p>
              </table:table-cell>
              <table:table-cell office:value-type="float" office:value="97.51950189163">
                <text:p>97.51950189163</text:p>
              </table:table-cell>
              <table:table-cell office:value-type="float" office:value="97.7007956795746">
                <text:p>97.7007956795746</text:p>
              </table:table-cell>
            </table:table-row>
            <table:table-row>
              <table:table-cell office:value-type="float" office:value="98.0852018864475">
                <text:p>100</text:p>
              </table:table-cell>
              <table:table-cell office:value-type="float" office:value="305">
                <text:p>305</text:p>
              </table:table-cell>
              <table:table-cell office:value-type="float" office:value="206.914798113553">
                <text:p>206.914798113553</text:p>
              </table:table-cell>
              <table:table-cell office:value-type="float" office:value="98.0852018864475">
                <text:p>98.0852018864475</text:p>
              </table:table-cell>
              <table:table-cell office:value-type="float" office:value="98.2665940474356">
                <text:p>98.2665940474356</text:p>
              </table:table-cell>
            </table:table-row>
            <table:table-row>
              <table:table-cell office:value-type="float" office:value="98.6520917442928">
                <text:p>100</text:p>
              </table:table-cell>
              <table:table-cell office:value-type="float" office:value="306">
                <text:p>306</text:p>
              </table:table-cell>
              <table:table-cell office:value-type="float" office:value="207.347908255707">
                <text:p>207.347908255707</text:p>
              </table:table-cell>
              <table:table-cell office:value-type="float" office:value="98.6520917442928">
                <text:p>98.6520917442928</text:p>
              </table:table-cell>
              <table:table-cell office:value-type="float" office:value="98.8335803807164">
                <text:p>98.8335803807164</text:p>
              </table:table-cell>
            </table:table-row>
            <table:table-row>
              <table:table-cell office:value-type="float" office:value="99.2201682052674">
                <text:p>100</text:p>
              </table:table-cell>
              <table:table-cell office:value-type="float" office:value="307">
                <text:p>307</text:p>
              </table:table-cell>
              <table:table-cell office:value-type="float" office:value="207.779831794733">
                <text:p>207.779831794733</text:p>
              </table:table-cell>
              <table:table-cell office:value-type="float" office:value="99.2201682052674">
                <text:p>99.2201682052674</text:p>
              </table:table-cell>
              <table:table-cell office:value-type="float" office:value="99.4017514291716">
                <text:p>99.4017514291716</text:p>
              </table:table-cell>
            </table:table-row>
            <table:table-row>
              <table:table-cell office:value-type="float" office:value="99.7894280184036">
                <text:p>100</text:p>
              </table:table-cell>
              <table:table-cell office:value-type="float" office:value="308">
                <text:p>308</text:p>
              </table:table-cell>
              <table:table-cell office:value-type="float" office:value="208.210571981596">
                <text:p>208.210571981596</text:p>
              </table:table-cell>
              <table:table-cell office:value-type="float" office:value="99.7894280184036">
                <text:p>99.7894280184036</text:p>
              </table:table-cell>
              <table:table-cell office:value-type="float" office:value="99.9711039514483">
                <text:p>99.9711039514483</text:p>
              </table:table-cell>
            </table:table-row>
            <table:table-row>
              <table:table-cell office:value-type="float" office:value="100.359867941641">
                <text:p>100</text:p>
              </table:table-cell>
              <table:table-cell office:value-type="float" office:value="309">
                <text:p>309</text:p>
              </table:table-cell>
              <table:table-cell office:value-type="float" office:value="208.640132058359">
                <text:p>208.640132058359</text:p>
              </table:table-cell>
              <table:table-cell office:value-type="float" office:value="100.359867941641">
                <text:p>100.359867941641</text:p>
              </table:table-cell>
              <table:table-cell office:value-type="float" office:value="100.541634715062">
                <text:p>100.541634715062</text:p>
              </table:table-cell>
            </table:table-row>
            <table:table-row>
              <table:table-cell office:value-type="float" office:value="100.931484741801">
                <text:p>100</text:p>
              </table:table-cell>
              <table:table-cell office:value-type="float" office:value="310">
                <text:p>310</text:p>
              </table:table-cell>
              <table:table-cell office:value-type="float" office:value="209.068515258199">
                <text:p>209.068515258199</text:p>
              </table:table-cell>
              <table:table-cell office:value-type="float" office:value="100.931484741801">
                <text:p>100.931484741801</text:p>
              </table:table-cell>
              <table:table-cell office:value-type="float" office:value="101.113340496373">
                <text:p>101.113340496373</text:p>
              </table:table-cell>
            </table:table-row>
            <table:table-row>
              <table:table-cell office:value-type="float" office:value="101.504275194563">
                <text:p>100</text:p>
              </table:table-cell>
              <table:table-cell office:value-type="float" office:value="311">
                <text:p>311</text:p>
              </table:table-cell>
              <table:table-cell office:value-type="float" office:value="209.495724805437">
                <text:p>209.495724805437</text:p>
              </table:table-cell>
              <table:table-cell office:value-type="float" office:value="101.504275194563">
                <text:p>101.504275194563</text:p>
              </table:table-cell>
              <table:table-cell office:value-type="float" office:value="101.686218080559">
                <text:p>101.686218080559</text:p>
              </table:table-cell>
            </table:table-row>
            <table:table-row>
              <table:table-cell office:value-type="float" office:value="102.078236084441">
                <text:p>100</text:p>
              </table:table-cell>
              <table:table-cell office:value-type="float" office:value="312">
                <text:p>312</text:p>
              </table:table-cell>
              <table:table-cell office:value-type="float" office:value="209.921763915559">
                <text:p>209.921763915559</text:p>
              </table:table-cell>
              <table:table-cell office:value-type="float" office:value="102.078236084441">
                <text:p>102.078236084441</text:p>
              </table:table-cell>
              <table:table-cell office:value-type="float" office:value="102.260264261597">
                <text:p>102.260264261597</text:p>
              </table:table-cell>
            </table:table-row>
            <table:table-row>
              <table:table-cell office:value-type="float" office:value="102.653364204757">
                <text:p>100</text:p>
              </table:table-cell>
              <table:table-cell office:value-type="float" office:value="313">
                <text:p>313</text:p>
              </table:table-cell>
              <table:table-cell office:value-type="float" office:value="210.346635795243">
                <text:p>210.346635795243</text:p>
              </table:table-cell>
              <table:table-cell office:value-type="float" office:value="102.653364204757">
                <text:p>102.653364204757</text:p>
              </table:table-cell>
              <table:table-cell office:value-type="float" office:value="102.835475842231">
                <text:p>102.835475842231</text:p>
              </table:table-cell>
            </table:table-row>
            <table:table-row>
              <table:table-cell office:value-type="float" office:value="103.229656357621">
                <text:p>100</text:p>
              </table:table-cell>
              <table:table-cell office:value-type="float" office:value="314">
                <text:p>314</text:p>
              </table:table-cell>
              <table:table-cell office:value-type="float" office:value="210.770343642379">
                <text:p>210.770343642379</text:p>
              </table:table-cell>
              <table:table-cell office:value-type="float" office:value="103.229656357621">
                <text:p>103.229656357621</text:p>
              </table:table-cell>
              <table:table-cell office:value-type="float" office:value="103.411849633958">
                <text:p>103.411849633958</text:p>
              </table:table-cell>
            </table:table-row>
            <table:table-row>
              <table:table-cell office:value-type="float" office:value="103.807109353902">
                <text:p>100</text:p>
              </table:table-cell>
              <table:table-cell office:value-type="float" office:value="315">
                <text:p>315</text:p>
              </table:table-cell>
              <table:table-cell office:value-type="float" office:value="211.192890646098">
                <text:p>211.192890646098</text:p>
              </table:table-cell>
              <table:table-cell office:value-type="float" office:value="103.807109353902">
                <text:p>103.807109353902</text:p>
              </table:table-cell>
              <table:table-cell office:value-type="float" office:value="103.989382456994">
                <text:p>103.989382456994</text:p>
              </table:table-cell>
            </table:table-row>
            <table:table-row>
              <table:table-cell office:value-type="float" office:value="104.385720013206">
                <text:p>100</text:p>
              </table:table-cell>
              <table:table-cell office:value-type="float" office:value="316">
                <text:p>316</text:p>
              </table:table-cell>
              <table:table-cell office:value-type="float" office:value="211.614279986794">
                <text:p>211.614279986794</text:p>
              </table:table-cell>
              <table:table-cell office:value-type="float" office:value="104.385720013206">
                <text:p>104.385720013206</text:p>
              </table:table-cell>
              <table:table-cell office:value-type="float" office:value="104.568071140258">
                <text:p>104.568071140258</text:p>
              </table:table-cell>
            </table:table-row>
            <table:table-row>
              <table:table-cell office:value-type="float" office:value="104.965485163855">
                <text:p>100</text:p>
              </table:table-cell>
              <table:table-cell office:value-type="float" office:value="317">
                <text:p>317</text:p>
              </table:table-cell>
              <table:table-cell office:value-type="float" office:value="212.034514836145">
                <text:p>212.034514836145</text:p>
              </table:table-cell>
              <table:table-cell office:value-type="float" office:value="104.965485163855">
                <text:p>104.965485163855</text:p>
              </table:table-cell>
              <table:table-cell office:value-type="float" office:value="105.147912521342">
                <text:p>105.147912521342</text:p>
              </table:table-cell>
            </table:table-row>
            <table:table-row>
              <table:table-cell office:value-type="float" office:value="105.546401642858">
                <text:p>110</text:p>
              </table:table-cell>
              <table:table-cell office:value-type="float" office:value="318">
                <text:p>318</text:p>
              </table:table-cell>
              <table:table-cell office:value-type="float" office:value="212.453598357142">
                <text:p>212.453598357142</text:p>
              </table:table-cell>
              <table:table-cell office:value-type="float" office:value="105.546401642858">
                <text:p>105.546401642858</text:p>
              </table:table-cell>
              <table:table-cell office:value-type="float" office:value="105.728903446493">
                <text:p>105.728903446493</text:p>
              </table:table-cell>
            </table:table-row>
            <table:table-row>
              <table:table-cell office:value-type="float" office:value="106.128466295891">
                <text:p>110</text:p>
              </table:table-cell>
              <table:table-cell office:value-type="float" office:value="319">
                <text:p>319</text:p>
              </table:table-cell>
              <table:table-cell office:value-type="float" office:value="212.871533704109">
                <text:p>212.871533704109</text:p>
              </table:table-cell>
              <table:table-cell office:value-type="float" office:value="106.128466295891">
                <text:p>106.128466295891</text:p>
              </table:table-cell>
              <table:table-cell office:value-type="float" office:value="106.311040770586">
                <text:p>106.311040770586</text:p>
              </table:table-cell>
            </table:table-row>
            <table:table-row>
              <table:table-cell office:value-type="float" office:value="106.711675977272">
                <text:p>110</text:p>
              </table:table-cell>
              <table:table-cell office:value-type="float" office:value="320">
                <text:p>320</text:p>
              </table:table-cell>
              <table:table-cell office:value-type="float" office:value="213.288324022728">
                <text:p>213.288324022728</text:p>
              </table:table-cell>
              <table:table-cell office:value-type="float" office:value="106.711675977272">
                <text:p>106.711675977272</text:p>
              </table:table-cell>
              <table:table-cell office:value-type="float" office:value="106.8943213571">
                <text:p>106.8943213571</text:p>
              </table:table-cell>
            </table:table-row>
            <table:table-row>
              <table:table-cell office:value-type="float" office:value="107.296027549937">
                <text:p>110</text:p>
              </table:table-cell>
              <table:table-cell office:value-type="float" office:value="321">
                <text:p>321</text:p>
              </table:table-cell>
              <table:table-cell office:value-type="float" office:value="213.703972450063">
                <text:p>213.703972450063</text:p>
              </table:table-cell>
              <table:table-cell office:value-type="float" office:value="107.296027549937">
                <text:p>107.296027549937</text:p>
              </table:table-cell>
              <table:table-cell office:value-type="float" office:value="107.478742078096">
                <text:p>107.478742078096</text:p>
              </table:table-cell>
            </table:table-row>
            <table:table-row>
              <table:table-cell office:value-type="float" office:value="107.881517885417">
                <text:p>110</text:p>
              </table:table-cell>
              <table:table-cell office:value-type="float" office:value="322">
                <text:p>322</text:p>
              </table:table-cell>
              <table:table-cell office:value-type="float" office:value="214.118482114583">
                <text:p>214.118482114583</text:p>
              </table:table-cell>
              <table:table-cell office:value-type="float" office:value="107.881517885417">
                <text:p>107.881517885417</text:p>
              </table:table-cell>
              <table:table-cell office:value-type="float" office:value="108.064299814193">
                <text:p>108.064299814193</text:p>
              </table:table-cell>
            </table:table-row>
            <table:table-row>
              <table:table-cell office:value-type="float" office:value="108.468143863813">
                <text:p>110</text:p>
              </table:table-cell>
              <table:table-cell office:value-type="float" office:value="323">
                <text:p>323</text:p>
              </table:table-cell>
              <table:table-cell office:value-type="float" office:value="214.531856136187">
                <text:p>214.531856136187</text:p>
              </table:table-cell>
              <table:table-cell office:value-type="float" office:value="108.468143863813">
                <text:p>108.468143863813</text:p>
              </table:table-cell>
              <table:table-cell office:value-type="float" office:value="108.650991454544">
                <text:p>108.650991454544</text:p>
              </table:table-cell>
            </table:table-row>
            <table:table-row>
              <table:table-cell office:value-type="float" office:value="109.055902373775">
                <text:p>110</text:p>
              </table:table-cell>
              <table:table-cell office:value-type="float" office:value="324">
                <text:p>324</text:p>
              </table:table-cell>
              <table:table-cell office:value-type="float" office:value="214.944097626225">
                <text:p>214.944097626225</text:p>
              </table:table-cell>
              <table:table-cell office:value-type="float" office:value="109.055902373775">
                <text:p>109.055902373775</text:p>
              </table:table-cell>
              <table:table-cell office:value-type="float" office:value="109.238813896815">
                <text:p>109.238813896815</text:p>
              </table:table-cell>
            </table:table-row>
            <table:table-row>
              <table:table-cell office:value-type="float" office:value="109.644790312477">
                <text:p>110</text:p>
              </table:table-cell>
              <table:table-cell office:value-type="float" office:value="325">
                <text:p>325</text:p>
              </table:table-cell>
              <table:table-cell office:value-type="float" office:value="215.355209687523">
                <text:p>215.355209687523</text:p>
              </table:table-cell>
              <table:table-cell office:value-type="float" office:value="109.644790312477">
                <text:p>109.644790312477</text:p>
              </table:table-cell>
              <table:table-cell office:value-type="float" office:value="109.827764047157">
                <text:p>109.827764047157</text:p>
              </table:table-cell>
            </table:table-row>
            <table:table-row>
              <table:table-cell office:value-type="float" office:value="110.234804585594">
                <text:p>110</text:p>
              </table:table-cell>
              <table:table-cell office:value-type="float" office:value="326">
                <text:p>326</text:p>
              </table:table-cell>
              <table:table-cell office:value-type="float" office:value="215.765195414406">
                <text:p>215.765195414406</text:p>
              </table:table-cell>
              <table:table-cell office:value-type="float" office:value="110.234804585594">
                <text:p>110.234804585594</text:p>
              </table:table-cell>
              <table:table-cell office:value-type="float" office:value="110.417838820189">
                <text:p>110.417838820189</text:p>
              </table:table-cell>
            </table:table-row>
            <table:table-row>
              <table:table-cell office:value-type="float" office:value="110.825942107277">
                <text:p>110</text:p>
              </table:table-cell>
              <table:table-cell office:value-type="float" office:value="327">
                <text:p>327</text:p>
              </table:table-cell>
              <table:table-cell office:value-type="float" office:value="216.174057892723">
                <text:p>216.174057892723</text:p>
              </table:table-cell>
              <table:table-cell office:value-type="float" office:value="110.825942107277">
                <text:p>110.825942107277</text:p>
              </table:table-cell>
              <table:table-cell office:value-type="float" office:value="111.009035138969">
                <text:p>111.009035138969</text:p>
              </table:table-cell>
            </table:table-row>
            <table:table-row>
              <table:table-cell office:value-type="float" office:value="111.418199800134">
                <text:p>110</text:p>
              </table:table-cell>
              <table:table-cell office:value-type="float" office:value="328">
                <text:p>328</text:p>
              </table:table-cell>
              <table:table-cell office:value-type="float" office:value="216.581800199866">
                <text:p>216.581800199866</text:p>
              </table:table-cell>
              <table:table-cell office:value-type="float" office:value="111.418199800134">
                <text:p>111.418199800134</text:p>
              </table:table-cell>
              <table:table-cell office:value-type="float" office:value="111.601349934974">
                <text:p>111.601349934974</text:p>
              </table:table-cell>
            </table:table-row>
            <table:table-row>
              <table:table-cell office:value-type="float" office:value="112.011574595202">
                <text:p>110</text:p>
              </table:table-cell>
              <table:table-cell office:value-type="float" office:value="329">
                <text:p>329</text:p>
              </table:table-cell>
              <table:table-cell office:value-type="float" office:value="216.988425404798">
                <text:p>216.988425404798</text:p>
              </table:table-cell>
              <table:table-cell office:value-type="float" office:value="112.011574595202">
                <text:p>112.011574595202</text:p>
              </table:table-cell>
              <table:table-cell office:value-type="float" office:value="112.194780148077">
                <text:p>112.194780148077</text:p>
              </table:table-cell>
            </table:table-row>
            <table:table-row>
              <table:table-cell office:value-type="float" office:value="112.606063431927">
                <text:p>110</text:p>
              </table:table-cell>
              <table:table-cell office:value-type="float" office:value="330">
                <text:p>330</text:p>
              </table:table-cell>
              <table:table-cell office:value-type="float" office:value="217.393936568073">
                <text:p>217.393936568073</text:p>
              </table:table-cell>
              <table:table-cell office:value-type="float" office:value="112.606063431927">
                <text:p>112.606063431927</text:p>
              </table:table-cell>
              <table:table-cell office:value-type="float" office:value="112.789322726523">
                <text:p>112.789322726523</text:p>
              </table:table-cell>
            </table:table-row>
            <table:table-row>
              <table:table-cell office:value-type="float" office:value="113.201663258141">
                <text:p>110</text:p>
              </table:table-cell>
              <table:table-cell office:value-type="float" office:value="331">
                <text:p>331</text:p>
              </table:table-cell>
              <table:table-cell office:value-type="float" office:value="217.798336741859">
                <text:p>217.798336741859</text:p>
              </table:table-cell>
              <table:table-cell office:value-type="float" office:value="113.201663258141">
                <text:p>113.201663258141</text:p>
              </table:table-cell>
              <table:table-cell office:value-type="float" office:value="113.384974626907">
                <text:p>113.384974626907</text:p>
              </table:table-cell>
            </table:table-row>
            <table:table-row>
              <table:table-cell office:value-type="float" office:value="113.798371030037">
                <text:p>110</text:p>
              </table:table-cell>
              <table:table-cell office:value-type="float" office:value="332">
                <text:p>332</text:p>
              </table:table-cell>
              <table:table-cell office:value-type="float" office:value="218.201628969963">
                <text:p>218.201628969963</text:p>
              </table:table-cell>
              <table:table-cell office:value-type="float" office:value="113.798371030037">
                <text:p>113.798371030037</text:p>
              </table:table-cell>
              <table:table-cell office:value-type="float" office:value="113.98173281415">
                <text:p>113.98173281415</text:p>
              </table:table-cell>
            </table:table-row>
            <table:table-row>
              <table:table-cell office:value-type="float" office:value="114.396183712146">
                <text:p>110</text:p>
              </table:table-cell>
              <table:table-cell office:value-type="float" office:value="333">
                <text:p>333</text:p>
              </table:table-cell>
              <table:table-cell office:value-type="float" office:value="218.603816287854">
                <text:p>218.603816287854</text:p>
              </table:table-cell>
              <table:table-cell office:value-type="float" office:value="114.396183712146">
                <text:p>114.396183712146</text:p>
              </table:table-cell>
              <table:table-cell office:value-type="float" office:value="114.579594261478">
                <text:p>114.579594261478</text:p>
              </table:table-cell>
            </table:table-row>
            <table:table-row>
              <table:table-cell office:value-type="float" office:value="114.995098277318">
                <text:p>110</text:p>
              </table:table-cell>
              <table:table-cell office:value-type="float" office:value="334">
                <text:p>334</text:p>
              </table:table-cell>
              <table:table-cell office:value-type="float" office:value="219.004901722682">
                <text:p>219.004901722682</text:p>
              </table:table-cell>
              <table:table-cell office:value-type="float" office:value="114.995098277318">
                <text:p>114.995098277318</text:p>
              </table:table-cell>
              <table:table-cell office:value-type="float" office:value="115.178555950397">
                <text:p>115.178555950397</text:p>
              </table:table-cell>
            </table:table-row>
            <table:table-row>
              <table:table-cell office:value-type="float" office:value="115.595111706696">
                <text:p>120</text:p>
              </table:table-cell>
              <table:table-cell office:value-type="float" office:value="335">
                <text:p>335</text:p>
              </table:table-cell>
              <table:table-cell office:value-type="float" office:value="219.404888293304">
                <text:p>219.404888293304</text:p>
              </table:table-cell>
              <table:table-cell office:value-type="float" office:value="115.595111706696">
                <text:p>115.595111706696</text:p>
              </table:table-cell>
              <table:table-cell office:value-type="float" office:value="115.778614870671">
                <text:p>115.778614870671</text:p>
              </table:table-cell>
            </table:table-row>
            <table:table-row>
              <table:table-cell office:value-type="float" office:value="116.196220989691">
                <text:p>120</text:p>
              </table:table-cell>
              <table:table-cell office:value-type="float" office:value="336">
                <text:p>336</text:p>
              </table:table-cell>
              <table:table-cell office:value-type="float" office:value="219.803779010309">
                <text:p>219.803779010309</text:p>
              </table:table-cell>
              <table:table-cell office:value-type="float" office:value="116.196220989691">
                <text:p>116.196220989691</text:p>
              </table:table-cell>
              <table:table-cell office:value-type="float" office:value="116.379768020303">
                <text:p>116.379768020303</text:p>
              </table:table-cell>
            </table:table-row>
            <table:table-row>
              <table:table-cell office:value-type="float" office:value="116.798423123966">
                <text:p>120</text:p>
              </table:table-cell>
              <table:table-cell office:value-type="float" office:value="337">
                <text:p>337</text:p>
              </table:table-cell>
              <table:table-cell office:value-type="float" office:value="220.201576876034">
                <text:p>220.201576876034</text:p>
              </table:table-cell>
              <table:table-cell office:value-type="float" office:value="116.798423123966">
                <text:p>116.798423123966</text:p>
              </table:table-cell>
              <table:table-cell office:value-type="float" office:value="116.982012405505">
                <text:p>116.982012405505</text:p>
              </table:table-cell>
            </table:table-row>
            <table:table-row>
              <table:table-cell office:value-type="float" office:value="117.401715115407">
                <text:p>120</text:p>
              </table:table-cell>
              <table:table-cell office:value-type="float" office:value="338">
                <text:p>338</text:p>
              </table:table-cell>
              <table:table-cell office:value-type="float" office:value="220.598284884593">
                <text:p>220.598284884593</text:p>
              </table:table-cell>
              <table:table-cell office:value-type="float" office:value="117.401715115407">
                <text:p>117.401715115407</text:p>
              </table:table-cell>
              <table:table-cell office:value-type="float" office:value="117.585345040684">
                <text:p>117.585345040684</text:p>
              </table:table-cell>
            </table:table-row>
            <table:table-row>
              <table:table-cell office:value-type="float" office:value="118.006093978105">
                <text:p>120</text:p>
              </table:table-cell>
              <table:table-cell office:value-type="float" office:value="339">
                <text:p>339</text:p>
              </table:table-cell>
              <table:table-cell office:value-type="float" office:value="220.993906021895">
                <text:p>220.993906021895</text:p>
              </table:table-cell>
              <table:table-cell office:value-type="float" office:value="118.006093978105">
                <text:p>118.006093978105</text:p>
              </table:table-cell>
              <table:table-cell office:value-type="float" office:value="118.189762948412">
                <text:p>118.189762948412</text:p>
              </table:table-cell>
            </table:table-row>
            <table:table-row>
              <table:table-cell office:value-type="float" office:value="118.611556734329">
                <text:p>120</text:p>
              </table:table-cell>
              <table:table-cell office:value-type="float" office:value="340">
                <text:p>340</text:p>
              </table:table-cell>
              <table:table-cell office:value-type="float" office:value="221.388443265671">
                <text:p>221.388443265671</text:p>
              </table:table-cell>
              <table:table-cell office:value-type="float" office:value="118.611556734329">
                <text:p>118.611556734329</text:p>
              </table:table-cell>
              <table:table-cell office:value-type="float" office:value="118.795263159411">
                <text:p>118.795263159411</text:p>
              </table:table-cell>
            </table:table-row>
            <table:table-row>
              <table:table-cell office:value-type="float" office:value="119.218100414509">
                <text:p>120</text:p>
              </table:table-cell>
              <table:table-cell office:value-type="float" office:value="341">
                <text:p>341</text:p>
              </table:table-cell>
              <table:table-cell office:value-type="float" office:value="221.781899585491">
                <text:p>221.781899585491</text:p>
              </table:table-cell>
              <table:table-cell office:value-type="float" office:value="119.218100414509">
                <text:p>119.218100414509</text:p>
              </table:table-cell>
              <table:table-cell office:value-type="float" office:value="119.401842712524">
                <text:p>119.401842712524</text:p>
              </table:table-cell>
            </table:table-row>
            <table:table-row>
              <table:table-cell office:value-type="float" office:value="119.825722057209">
                <text:p>120</text:p>
              </table:table-cell>
              <table:table-cell office:value-type="float" office:value="342">
                <text:p>342</text:p>
              </table:table-cell>
              <table:table-cell office:value-type="float" office:value="222.174277942791">
                <text:p>222.174277942791</text:p>
              </table:table-cell>
              <table:table-cell office:value-type="float" office:value="119.825722057209">
                <text:p>119.825722057209</text:p>
              </table:table-cell>
              <table:table-cell office:value-type="float" office:value="120.009498654695">
                <text:p>120.009498654695</text:p>
              </table:table-cell>
            </table:table-row>
            <table:table-row>
              <table:table-cell office:value-type="float" office:value="120.434418709107">
                <text:p>120</text:p>
              </table:table-cell>
              <table:table-cell office:value-type="float" office:value="343">
                <text:p>343</text:p>
              </table:table-cell>
              <table:table-cell office:value-type="float" office:value="222.565581290893">
                <text:p>222.565581290893</text:p>
              </table:table-cell>
              <table:table-cell office:value-type="float" office:value="120.434418709107">
                <text:p>120.434418709107</text:p>
              </table:table-cell>
              <table:table-cell office:value-type="float" office:value="120.618228040951">
                <text:p>120.618228040951</text:p>
              </table:table-cell>
            </table:table-row>
            <table:table-row>
              <table:table-cell office:value-type="float" office:value="121.044187424972">
                <text:p>120</text:p>
              </table:table-cell>
              <table:table-cell office:value-type="float" office:value="344">
                <text:p>344</text:p>
              </table:table-cell>
              <table:table-cell office:value-type="float" office:value="222.955812575028">
                <text:p>222.955812575028</text:p>
              </table:table-cell>
              <table:table-cell office:value-type="float" office:value="121.044187424972">
                <text:p>121.044187424972</text:p>
              </table:table-cell>
              <table:table-cell office:value-type="float" office:value="121.228027934373">
                <text:p>121.228027934373</text:p>
              </table:table-cell>
            </table:table-row>
            <table:table-row>
              <table:table-cell office:value-type="float" office:value="121.655025267644">
                <text:p>120</text:p>
              </table:table-cell>
              <table:table-cell office:value-type="float" office:value="345">
                <text:p>345</text:p>
              </table:table-cell>
              <table:table-cell office:value-type="float" office:value="223.344974732356">
                <text:p>223.344974732356</text:p>
              </table:table-cell>
              <table:table-cell office:value-type="float" office:value="121.655025267644">
                <text:p>121.655025267644</text:p>
              </table:table-cell>
              <table:table-cell office:value-type="float" office:value="121.83889540608">
                <text:p>121.83889540608</text:p>
              </table:table-cell>
            </table:table-row>
            <table:table-row>
              <table:table-cell office:value-type="float" office:value="122.266929308006">
                <text:p>120</text:p>
              </table:table-cell>
              <table:table-cell office:value-type="float" office:value="346">
                <text:p>346</text:p>
              </table:table-cell>
              <table:table-cell office:value-type="float" office:value="223.733070691994">
                <text:p>223.733070691994</text:p>
              </table:table-cell>
              <table:table-cell office:value-type="float" office:value="122.266929308006">
                <text:p>122.266929308006</text:p>
              </table:table-cell>
              <table:table-cell office:value-type="float" office:value="122.450827535201">
                <text:p>122.450827535201</text:p>
              </table:table-cell>
            </table:table-row>
            <table:table-row>
              <table:table-cell office:value-type="float" office:value="122.879896624971">
                <text:p>120</text:p>
              </table:table-cell>
              <table:table-cell office:value-type="float" office:value="347">
                <text:p>347</text:p>
              </table:table-cell>
              <table:table-cell office:value-type="float" office:value="224.120103375029">
                <text:p>224.120103375029</text:p>
              </table:table-cell>
              <table:table-cell office:value-type="float" office:value="122.879896624971">
                <text:p>122.879896624971</text:p>
              </table:table-cell>
              <table:table-cell office:value-type="float" office:value="123.06382140886">
                <text:p>123.06382140886</text:p>
              </table:table-cell>
            </table:table-row>
            <table:table-row>
              <table:table-cell office:value-type="float" office:value="123.49392430545">
                <text:p>120</text:p>
              </table:table-cell>
              <table:table-cell office:value-type="float" office:value="348">
                <text:p>348</text:p>
              </table:table-cell>
              <table:table-cell office:value-type="float" office:value="224.50607569455">
                <text:p>224.50607569455</text:p>
              </table:table-cell>
              <table:table-cell office:value-type="float" office:value="123.49392430545">
                <text:p>123.49392430545</text:p>
              </table:table-cell>
              <table:table-cell office:value-type="float" office:value="123.677874122148">
                <text:p>123.677874122148</text:p>
              </table:table-cell>
            </table:table-row>
            <table:table-row>
              <table:table-cell office:value-type="float" office:value="124.109009444339">
                <text:p>120</text:p>
              </table:table-cell>
              <table:table-cell office:value-type="float" office:value="349">
                <text:p>349</text:p>
              </table:table-cell>
              <table:table-cell office:value-type="float" office:value="224.890990555661">
                <text:p>224.890990555661</text:p>
              </table:table-cell>
              <table:table-cell office:value-type="float" office:value="124.109009444339">
                <text:p>124.109009444339</text:p>
              </table:table-cell>
              <table:table-cell office:value-type="float" office:value="124.292982778106">
                <text:p>124.292982778106</text:p>
              </table:table-cell>
            </table:table-row>
            <table:table-row>
              <table:table-cell office:value-type="float" office:value="124.725149144492">
                <text:p>120</text:p>
              </table:table-cell>
              <table:table-cell office:value-type="float" office:value="350">
                <text:p>350</text:p>
              </table:table-cell>
              <table:table-cell office:value-type="float" office:value="225.274850855508">
                <text:p>225.274850855508</text:p>
              </table:table-cell>
              <table:table-cell office:value-type="float" office:value="124.725149144492">
                <text:p>124.725149144492</text:p>
              </table:table-cell>
              <table:table-cell office:value-type="float" office:value="124.909144487699">
                <text:p>124.909144487699</text:p>
              </table:table-cell>
            </table:table-row>
            <table:table-row>
              <table:table-cell office:value-type="float" office:value="125.342340516699">
                <text:p>130</text:p>
              </table:table-cell>
              <table:table-cell office:value-type="float" office:value="351">
                <text:p>351</text:p>
              </table:table-cell>
              <table:table-cell office:value-type="float" office:value="225.657659483301">
                <text:p>225.657659483301</text:p>
              </table:table-cell>
              <table:table-cell office:value-type="float" office:value="125.342340516699">
                <text:p>125.342340516699</text:p>
              </table:table-cell>
              <table:table-cell office:value-type="float" office:value="125.526356369797">
                <text:p>125.526356369797</text:p>
              </table:table-cell>
            </table:table-row>
            <table:table-row>
              <table:table-cell office:value-type="float" office:value="125.960580679667">
                <text:p>130</text:p>
              </table:table-cell>
              <table:table-cell office:value-type="float" office:value="352">
                <text:p>352</text:p>
              </table:table-cell>
              <table:table-cell office:value-type="float" office:value="226.039419320333">
                <text:p>226.039419320333</text:p>
              </table:table-cell>
              <table:table-cell office:value-type="float" office:value="125.960580679667">
                <text:p>125.960580679667</text:p>
              </table:table-cell>
              <table:table-cell office:value-type="float" office:value="126.144615551153">
                <text:p>126.144615551153</text:p>
              </table:table-cell>
            </table:table-row>
            <table:table-row>
              <table:table-cell office:value-type="float" office:value="126.579866759996">
                <text:p>130</text:p>
              </table:table-cell>
              <table:table-cell office:value-type="float" office:value="353">
                <text:p>353</text:p>
              </table:table-cell>
              <table:table-cell office:value-type="float" office:value="226.420133240004">
                <text:p>226.420133240004</text:p>
              </table:table-cell>
              <table:table-cell office:value-type="float" office:value="126.579866759996">
                <text:p>126.579866759996</text:p>
              </table:table-cell>
              <table:table-cell office:value-type="float" office:value="126.763919166381">
                <text:p>126.763919166381</text:p>
              </table:table-cell>
            </table:table-row>
            <table:table-row>
              <table:table-cell office:value-type="float" office:value="127.200195892161">
                <text:p>130</text:p>
              </table:table-cell>
              <table:table-cell office:value-type="float" office:value="354">
                <text:p>354</text:p>
              </table:table-cell>
              <table:table-cell office:value-type="float" office:value="226.799804107839">
                <text:p>226.799804107839</text:p>
              </table:table-cell>
              <table:table-cell office:value-type="float" office:value="127.200195892161">
                <text:p>127.200195892161</text:p>
              </table:table-cell>
              <table:table-cell office:value-type="float" office:value="127.384264357935">
                <text:p>127.384264357935</text:p>
              </table:table-cell>
            </table:table-row>
            <table:table-row>
              <table:table-cell office:value-type="float" office:value="127.821565218484">
                <text:p>130</text:p>
              </table:table-cell>
              <table:table-cell office:value-type="float" office:value="355">
                <text:p>355</text:p>
              </table:table-cell>
              <table:table-cell office:value-type="float" office:value="227.178434781516">
                <text:p>227.178434781516</text:p>
              </table:table-cell>
              <table:table-cell office:value-type="float" office:value="127.821565218484">
                <text:p>127.821565218484</text:p>
              </table:table-cell>
              <table:table-cell office:value-type="float" office:value="128.005648276085">
                <text:p>128.005648276085</text:p>
              </table:table-cell>
            </table:table-row>
            <table:table-row>
              <table:table-cell office:value-type="float" office:value="128.443971889118">
                <text:p>130</text:p>
              </table:table-cell>
              <table:table-cell office:value-type="float" office:value="356">
                <text:p>356</text:p>
              </table:table-cell>
              <table:table-cell office:value-type="float" office:value="227.556028110882">
                <text:p>227.556028110882</text:p>
              </table:table-cell>
              <table:table-cell office:value-type="float" office:value="128.443971889118">
                <text:p>128.443971889118</text:p>
              </table:table-cell>
              <table:table-cell office:value-type="float" office:value="128.628068078902">
                <text:p>128.628068078902</text:p>
              </table:table-cell>
            </table:table-row>
            <table:table-row>
              <table:table-cell office:value-type="float" office:value="129.067413062024">
                <text:p>130</text:p>
              </table:table-cell>
              <table:table-cell office:value-type="float" office:value="357">
                <text:p>357</text:p>
              </table:table-cell>
              <table:table-cell office:value-type="float" office:value="227.932586937976">
                <text:p>227.932586937976</text:p>
              </table:table-cell>
              <table:table-cell office:value-type="float" office:value="129.067413062024">
                <text:p>129.067413062024</text:p>
              </table:table-cell>
              <table:table-cell office:value-type="float" office:value="129.251520932228">
                <text:p>129.251520932228</text:p>
              </table:table-cell>
            </table:table-row>
            <table:table-row>
              <table:table-cell office:value-type="float" office:value="129.69188590295">
                <text:p>130</text:p>
              </table:table-cell>
              <table:table-cell office:value-type="float" office:value="358">
                <text:p>358</text:p>
              </table:table-cell>
              <table:table-cell office:value-type="float" office:value="228.30811409705">
                <text:p>228.30811409705</text:p>
              </table:table-cell>
              <table:table-cell office:value-type="float" office:value="129.69188590295">
                <text:p>129.69188590295</text:p>
              </table:table-cell>
              <table:table-cell office:value-type="float" office:value="129.876004009662">
                <text:p>129.876004009662</text:p>
              </table:table-cell>
            </table:table-row>
            <table:table-row>
              <table:table-cell office:value-type="float" office:value="130.317387585408">
                <text:p>130</text:p>
              </table:table-cell>
              <table:table-cell office:value-type="float" office:value="359">
                <text:p>359</text:p>
              </table:table-cell>
              <table:table-cell office:value-type="float" office:value="228.682612414592">
                <text:p>228.682612414592</text:p>
              </table:table-cell>
              <table:table-cell office:value-type="float" office:value="130.317387585408">
                <text:p>130.317387585408</text:p>
              </table:table-cell>
              <table:table-cell office:value-type="float" office:value="130.501514492536">
                <text:p>130.501514492536</text:p>
              </table:table-cell>
            </table:table-row>
            <table:table-row>
              <table:table-cell office:value-type="float" office:value="130.943915290654">
                <text:p>130</text:p>
              </table:table-cell>
              <table:table-cell office:value-type="float" office:value="360">
                <text:p>360</text:p>
              </table:table-cell>
              <table:table-cell office:value-type="float" office:value="229.056084709346">
                <text:p>229.056084709346</text:p>
              </table:table-cell>
              <table:table-cell office:value-type="float" office:value="130.943915290654">
                <text:p>130.943915290654</text:p>
              </table:table-cell>
              <table:table-cell office:value-type="float" office:value="131.128049569891">
                <text:p>131.128049569891</text:p>
              </table:table-cell>
            </table:table-row>
            <table:table-row>
              <table:table-cell office:value-type="float" office:value="131.571466207665">
                <text:p>130</text:p>
              </table:table-cell>
              <table:table-cell office:value-type="float" office:value="361">
                <text:p>361</text:p>
              </table:table-cell>
              <table:table-cell office:value-type="float" office:value="229.428533792335">
                <text:p>229.428533792335</text:p>
              </table:table-cell>
              <table:table-cell office:value-type="float" office:value="131.571466207665">
                <text:p>131.571466207665</text:p>
              </table:table-cell>
              <table:table-cell office:value-type="float" office:value="131.755606438462">
                <text:p>131.755606438462</text:p>
              </table:table-cell>
            </table:table-row>
            <table:table-row>
              <table:table-cell office:value-type="float" office:value="132.200037533124">
                <text:p>130</text:p>
              </table:table-cell>
              <table:table-cell office:value-type="float" office:value="362">
                <text:p>362</text:p>
              </table:table-cell>
              <table:table-cell office:value-type="float" office:value="229.799962466876">
                <text:p>229.799962466876</text:p>
              </table:table-cell>
              <table:table-cell office:value-type="float" office:value="132.200037533124">
                <text:p>132.200037533124</text:p>
              </table:table-cell>
              <table:table-cell office:value-type="float" office:value="132.384182302653">
                <text:p>132.384182302653</text:p>
              </table:table-cell>
            </table:table-row>
            <table:table-row>
              <table:table-cell office:value-type="float" office:value="132.829626471389">
                <text:p>130</text:p>
              </table:table-cell>
              <table:table-cell office:value-type="float" office:value="363">
                <text:p>363</text:p>
              </table:table-cell>
              <table:table-cell office:value-type="float" office:value="230.170373528611">
                <text:p>230.170373528611</text:p>
              </table:table-cell>
              <table:table-cell office:value-type="float" office:value="132.829626471389">
                <text:p>132.829626471389</text:p>
              </table:table-cell>
              <table:table-cell office:value-type="float" office:value="133.013774374514">
                <text:p>133.013774374514</text:p>
              </table:table-cell>
            </table:table-row>
            <table:table-row>
              <table:table-cell office:value-type="float" office:value="133.460230234481">
                <text:p>130</text:p>
              </table:table-cell>
              <table:table-cell office:value-type="float" office:value="364">
                <text:p>364</text:p>
              </table:table-cell>
              <table:table-cell office:value-type="float" office:value="230.539769765519">
                <text:p>230.539769765519</text:p>
              </table:table-cell>
              <table:table-cell office:value-type="float" office:value="133.460230234481">
                <text:p>133.460230234481</text:p>
              </table:table-cell>
              <table:table-cell office:value-type="float" office:value="133.644379873726">
                <text:p>133.644379873726</text:p>
              </table:table-cell>
            </table:table-row>
            <table:table-row>
              <table:table-cell office:value-type="float" office:value="134.091846042058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230.908153957942">
                <text:p>230.908153957942</text:p>
              </table:table-cell>
              <table:table-cell office:value-type="float" office:value="134.091846042058">
                <text:p>134.091846042058</text:p>
              </table:table-cell>
              <table:table-cell office:value-type="float" office:value="134.275996027576">
                <text:p>134.2759960275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